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4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5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Title" table:style-name="ta1">
        <table:table-column table:style-name="co1" table:default-cell-style-name="Default"/>
        <table:table-row table:style-name="ro1">
          <table:table-cell office:value-type="string" calcext:value-type="string">
            <text:p>Atari 260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latform Colours</text:p>
          </table:table-cell>
        </table:table-row>
      </table:table>
      <table:table table:name="CSS4" table:style-name="ta1"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CSS 4 Colour Names and RGB Value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string" calcext:value-type="string">
            <text:p>Standard</text:p>
          </table:table-cell>
          <table:table-cell table:style-name="ce2" office:value-type="string" calcext:value-type="string">
            <text:p>Group</text:p>
          </table:table-cell>
          <table:table-cell table:style-name="ce2" office:value-type="string" calcext:value-type="string">
            <text:p>Standard</text:p>
          </table:table-cell>
          <table:table-cell table:style-name="ce2" office:value-type="string" calcext:value-type="string">
            <text:p>A2K6 Std X</text:p>
          </table:table-cell>
          <table:table-cell table:style-name="ce2" office:value-type="string" calcext:value-type="string">
            <text:p>Hex</text:p>
          </table:table-cell>
          <table:table-cell table:style-name="ce2" table:number-columns-repeated="2"/>
          <table:table-cell table:style-name="ce2" office:value-type="string" calcext:value-type="string">
            <text:p>Decimal</text:p>
          </table:table-cell>
          <table:table-cell table:style-name="ce2" table:number-columns-repeated="2"/>
        </table:table-row>
        <table:table-row table:style-name="ro1">
          <table:table-cell table:style-name="ce3" office:value-type="string" calcext:value-type="string">
            <text:p>Identifier</text:p>
          </table:table-cell>
          <table:table-cell table:number-columns-repeated="2" table:style-name="ce3" office:value-type="string" calcext:value-type="string">
            <text:p>Name</text:p>
          </table:table-cell>
          <table:table-cell table:style-name="ce3" office:value-type="string" calcext:value-type="string">
            <text:p>Src Name</text:p>
          </table:table-cell>
          <table:table-cell table:style-name="ce3" office:value-type="string" calcext:value-type="string">
            <text:p>Red</text:p>
          </table:table-cell>
          <table:table-cell table:style-name="ce3" office:value-type="string" calcext:value-type="string">
            <text:p>Green</text:p>
          </table:table-cell>
          <table:table-cell table:style-name="ce3" office:value-type="string" calcext:value-type="string">
            <text:p>Blue</text:p>
          </table:table-cell>
          <table:table-cell table:style-name="ce3" office:value-type="string" calcext:value-type="string">
            <text:p>Red</text:p>
          </table:table-cell>
          <table:table-cell table:style-name="ce3" office:value-type="string" calcext:value-type="string">
            <text:p>Green</text:p>
          </table:table-cell>
          <table:table-cell table:style-name="ce3"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table:style-name="ce4" office:value-type="string" calcext:value-type="string">
            <text:p>Reds</text:p>
          </table:table-cell>
          <table:table-cell table:style-name="ce4" table:number-columns-repeated="8"/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Reds</text:p>
          </table:table-cell>
          <table:table-cell office:value-type="string" calcext:value-type="string">
            <text:p>IndianRed</text:p>
          </table:table-cell>
          <table:table-cell office:value-type="string" calcext:value-type="string">
            <text:p>INDIAN_RED</text:p>
          </table:table-cell>
          <table:table-cell table:formula="of:=COM.MICROSOFT.CONCAT(&quot;$&quot;; RIGHT(COM.MICROSOFT.CONCAT(&quot;0&quot;;DEC2HEX([.H6]));2))" office:value-type="string" office:string-value="$CD" calcext:value-type="string">
            <text:p>$CD</text:p>
          </table:table-cell>
          <table:table-cell table:formula="of:=COM.MICROSOFT.CONCAT(&quot;$&quot;; RIGHT(COM.MICROSOFT.CONCAT(&quot;0&quot;;DEC2HEX([.I6]));2))" office:value-type="string" office:string-value="$5C" calcext:value-type="string">
            <text:p>$5C</text:p>
          </table:table-cell>
          <table:table-cell table:formula="of:=COM.MICROSOFT.CONCAT(&quot;$&quot;; RIGHT(COM.MICROSOFT.CONCAT(&quot;0&quot;;DEC2HEX([.J6]));2))" office:value-type="string" office:string-value="$5C" calcext:value-type="string">
            <text:p>$5C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Reds</text:p>
          </table:table-cell>
          <table:table-cell office:value-type="string" calcext:value-type="string">
            <text:p>LightCoral</text:p>
          </table:table-cell>
          <table:table-cell office:value-type="string" calcext:value-type="string">
            <text:p>LIGHT_CORAL</text:p>
          </table:table-cell>
          <table:table-cell table:formula="of:=COM.MICROSOFT.CONCAT(&quot;$&quot;; RIGHT(COM.MICROSOFT.CONCAT(&quot;0&quot;;DEC2HEX([.H7]));2))" office:value-type="string" office:string-value="$F0" calcext:value-type="string">
            <text:p>$F0</text:p>
          </table:table-cell>
          <table:table-cell table:formula="of:=COM.MICROSOFT.CONCAT(&quot;$&quot;; RIGHT(COM.MICROSOFT.CONCAT(&quot;0&quot;;DEC2HEX([.I7]));2))" office:value-type="string" office:string-value="$80" calcext:value-type="string">
            <text:p>$80</text:p>
          </table:table-cell>
          <table:table-cell table:formula="of:=COM.MICROSOFT.CONCAT(&quot;$&quot;; RIGHT(COM.MICROSOFT.CONCAT(&quot;0&quot;;DEC2HEX([.J7]));2))" office:value-type="string" office:string-value="$80" calcext:value-type="string">
            <text:p>$80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Reds</text:p>
          </table:table-cell>
          <table:table-cell office:value-type="string" calcext:value-type="string">
            <text:p>Salmon</text:p>
          </table:table-cell>
          <table:table-cell table:formula="of:=UPPER([.C8])" office:value-type="string" office:string-value="SALMON" calcext:value-type="string">
            <text:p>SALMON</text:p>
          </table:table-cell>
          <table:table-cell table:formula="of:=COM.MICROSOFT.CONCAT(&quot;$&quot;; RIGHT(COM.MICROSOFT.CONCAT(&quot;0&quot;;DEC2HEX([.H8]));2))" office:value-type="string" office:string-value="$FA" calcext:value-type="string">
            <text:p>$FA</text:p>
          </table:table-cell>
          <table:table-cell table:formula="of:=COM.MICROSOFT.CONCAT(&quot;$&quot;; RIGHT(COM.MICROSOFT.CONCAT(&quot;0&quot;;DEC2HEX([.I8]));2))" office:value-type="string" office:string-value="$80" calcext:value-type="string">
            <text:p>$80</text:p>
          </table:table-cell>
          <table:table-cell table:formula="of:=COM.MICROSOFT.CONCAT(&quot;$&quot;; RIGHT(COM.MICROSOFT.CONCAT(&quot;0&quot;;DEC2HEX([.J8]));2))" office:value-type="string" office:string-value="$72" calcext:value-type="string">
            <text:p>$72</text:p>
          </table:table-cell>
          <table:table-cell office:value-type="float" office:value="250" calcext:value-type="float">
            <text:p>250</text:p>
          </table:table-cell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Reds</text:p>
          </table:table-cell>
          <table:table-cell office:value-type="string" calcext:value-type="string">
            <text:p>DarkSalmon</text:p>
          </table:table-cell>
          <table:table-cell office:value-type="string" calcext:value-type="string">
            <text:p>DARK_SALMON</text:p>
          </table:table-cell>
          <table:table-cell table:formula="of:=COM.MICROSOFT.CONCAT(&quot;$&quot;; RIGHT(COM.MICROSOFT.CONCAT(&quot;0&quot;;DEC2HEX([.H9]));2))" office:value-type="string" office:string-value="$E9" calcext:value-type="string">
            <text:p>$E9</text:p>
          </table:table-cell>
          <table:table-cell table:formula="of:=COM.MICROSOFT.CONCAT(&quot;$&quot;; RIGHT(COM.MICROSOFT.CONCAT(&quot;0&quot;;DEC2HEX([.I9]));2))" office:value-type="string" office:string-value="$96" calcext:value-type="string">
            <text:p>$96</text:p>
          </table:table-cell>
          <table:table-cell table:formula="of:=COM.MICROSOFT.CONCAT(&quot;$&quot;; RIGHT(COM.MICROSOFT.CONCAT(&quot;0&quot;;DEC2HEX([.J9]));2))" office:value-type="string" office:string-value="$7A" calcext:value-type="string">
            <text:p>$7A</text:p>
          </table:table-cell>
          <table:table-cell office:value-type="float" office:value="233" calcext:value-type="float">
            <text:p>233</text:p>
          </table:table-cell>
          <table:table-cell office:value-type="float" office:value="150" calcext:value-type="float">
            <text:p>15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Reds</text:p>
          </table:table-cell>
          <table:table-cell office:value-type="string" calcext:value-type="string">
            <text:p>LightSalmon</text:p>
          </table:table-cell>
          <table:table-cell office:value-type="string" calcext:value-type="string">
            <text:p>LIGHT_SALMON</text:p>
          </table:table-cell>
          <table:table-cell table:formula="of:=COM.MICROSOFT.CONCAT(&quot;$&quot;; RIGHT(COM.MICROSOFT.CONCAT(&quot;0&quot;;DEC2HEX([.H10]));2))" office:value-type="string" office:string-value="$FF" calcext:value-type="string">
            <text:p>$FF</text:p>
          </table:table-cell>
          <table:table-cell table:formula="of:=COM.MICROSOFT.CONCAT(&quot;$&quot;; RIGHT(COM.MICROSOFT.CONCAT(&quot;0&quot;;DEC2HEX([.I10]));2))" office:value-type="string" office:string-value="$A0" calcext:value-type="string">
            <text:p>$A0</text:p>
          </table:table-cell>
          <table:table-cell table:formula="of:=COM.MICROSOFT.CONCAT(&quot;$&quot;; RIGHT(COM.MICROSOFT.CONCAT(&quot;0&quot;;DEC2HEX([.J10]));2))" office:value-type="string" office:string-value="$7A" calcext:value-type="string">
            <text:p>$7A</text:p>
          </table:table-cell>
          <table:table-cell office:value-type="float" office:value="255" calcext:value-type="float">
            <text:p>255</text:p>
          </table:table-cell>
          <table:table-cell office:value-type="float" office:value="160" calcext:value-type="float">
            <text:p>16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Reds</text:p>
          </table:table-cell>
          <table:table-cell office:value-type="string" calcext:value-type="string">
            <text:p>Crimson</text:p>
          </table:table-cell>
          <table:table-cell table:formula="of:=UPPER([.C11])" office:value-type="string" office:string-value="CRIMSON" calcext:value-type="string">
            <text:p>CRIMSON</text:p>
          </table:table-cell>
          <table:table-cell table:formula="of:=COM.MICROSOFT.CONCAT(&quot;$&quot;; RIGHT(COM.MICROSOFT.CONCAT(&quot;0&quot;;DEC2HEX([.H11]));2))" office:value-type="string" office:string-value="$DC" calcext:value-type="string">
            <text:p>$DC</text:p>
          </table:table-cell>
          <table:table-cell table:formula="of:=COM.MICROSOFT.CONCAT(&quot;$&quot;; RIGHT(COM.MICROSOFT.CONCAT(&quot;0&quot;;DEC2HEX([.I11]));2))" office:value-type="string" office:string-value="$14" calcext:value-type="string">
            <text:p>$14</text:p>
          </table:table-cell>
          <table:table-cell table:formula="of:=COM.MICROSOFT.CONCAT(&quot;$&quot;; RIGHT(COM.MICROSOFT.CONCAT(&quot;0&quot;;DEC2HEX([.J11]));2))" office:value-type="string" office:string-value="$3C" calcext:value-type="string">
            <text:p>$3C</text:p>
          </table:table-cell>
          <table:table-cell office:value-type="float" office:value="220" calcext:value-type="float">
            <text:p>22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Reds</text:p>
          </table:table-cell>
          <table:table-cell office:value-type="string" calcext:value-type="string">
            <text:p>Red</text:p>
          </table:table-cell>
          <table:table-cell table:formula="of:=UPPER([.C12])" office:value-type="string" office:string-value="RED" calcext:value-type="string">
            <text:p>RED</text:p>
          </table:table-cell>
          <table:table-cell table:formula="of:=COM.MICROSOFT.CONCAT(&quot;$&quot;; RIGHT(COM.MICROSOFT.CONCAT(&quot;0&quot;;DEC2HEX([.H12]));2))" office:value-type="string" office:string-value="$FF" calcext:value-type="string">
            <text:p>$FF</text:p>
          </table:table-cell>
          <table:table-cell table:formula="of:=COM.MICROSOFT.CONCAT(&quot;$&quot;; RIGHT(COM.MICROSOFT.CONCAT(&quot;0&quot;;DEC2HEX([.I12]));2))" office:value-type="string" office:string-value="$00" calcext:value-type="string">
            <text:p>$00</text:p>
          </table:table-cell>
          <table:table-cell table:formula="of:=COM.MICROSOFT.CONCAT(&quot;$&quot;; RIGHT(COM.MICROSOFT.CONCAT(&quot;0&quot;;DEC2HEX([.J12]));2))" office:value-type="string" office:string-value="$00" calcext:value-type="string">
            <text:p>$0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Reds</text:p>
          </table:table-cell>
          <table:table-cell office:value-type="string" calcext:value-type="string">
            <text:p>FireBrick</text:p>
          </table:table-cell>
          <table:table-cell office:value-type="string" calcext:value-type="string">
            <text:p>FIRE_BRICK</text:p>
          </table:table-cell>
          <table:table-cell table:formula="of:=COM.MICROSOFT.CONCAT(&quot;$&quot;; RIGHT(COM.MICROSOFT.CONCAT(&quot;0&quot;;DEC2HEX([.H13]));2))" office:value-type="string" office:string-value="$B2" calcext:value-type="string">
            <text:p>$B2</text:p>
          </table:table-cell>
          <table:table-cell table:formula="of:=COM.MICROSOFT.CONCAT(&quot;$&quot;; RIGHT(COM.MICROSOFT.CONCAT(&quot;0&quot;;DEC2HEX([.I13]));2))" office:value-type="string" office:string-value="$22" calcext:value-type="string">
            <text:p>$22</text:p>
          </table:table-cell>
          <table:table-cell table:formula="of:=COM.MICROSOFT.CONCAT(&quot;$&quot;; RIGHT(COM.MICROSOFT.CONCAT(&quot;0&quot;;DEC2HEX([.J13]));2))" office:value-type="string" office:string-value="$22" calcext:value-type="string">
            <text:p>$22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Reds</text:p>
          </table:table-cell>
          <table:table-cell office:value-type="string" calcext:value-type="string">
            <text:p>DarkRed</text:p>
          </table:table-cell>
          <table:table-cell office:value-type="string" calcext:value-type="string">
            <text:p>DARK_RED</text:p>
          </table:table-cell>
          <table:table-cell table:formula="of:=COM.MICROSOFT.CONCAT(&quot;$&quot;; RIGHT(COM.MICROSOFT.CONCAT(&quot;0&quot;;DEC2HEX([.H14]));2))" office:value-type="string" office:string-value="$8B" calcext:value-type="string">
            <text:p>$8B</text:p>
          </table:table-cell>
          <table:table-cell table:formula="of:=COM.MICROSOFT.CONCAT(&quot;$&quot;; RIGHT(COM.MICROSOFT.CONCAT(&quot;0&quot;;DEC2HEX([.I14]));2))" office:value-type="string" office:string-value="$00" calcext:value-type="string">
            <text:p>$00</text:p>
          </table:table-cell>
          <table:table-cell table:formula="of:=COM.MICROSOFT.CONCAT(&quot;$&quot;; RIGHT(COM.MICROSOFT.CONCAT(&quot;0&quot;;DEC2HEX([.J14]));2))" office:value-type="string" office:string-value="$00" calcext:value-type="string">
            <text:p>$00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Pinks</text:p>
          </table:table-cell>
          <table:table-cell table:number-columns-repeated="2"/>
          <table:table-cell table:formula="of:=COM.MICROSOFT.CONCAT(&quot;$&quot;; RIGHT(COM.MICROSOFT.CONCAT(&quot;0&quot;;DEC2HEX([.H15]));2))" office:value-type="string" office:string-value="$00" calcext:value-type="string">
            <text:p>$00</text:p>
          </table:table-cell>
          <table:table-cell table:formula="of:=COM.MICROSOFT.CONCAT(&quot;$&quot;; RIGHT(COM.MICROSOFT.CONCAT(&quot;0&quot;;DEC2HEX([.I15]));2))" office:value-type="string" office:string-value="$00" calcext:value-type="string">
            <text:p>$00</text:p>
          </table:table-cell>
          <table:table-cell table:formula="of:=COM.MICROSOFT.CONCAT(&quot;$&quot;; RIGHT(COM.MICROSOFT.CONCAT(&quot;0&quot;;DEC2HEX([.J15]));2))" office:value-type="string" office:string-value="$00" calcext:value-type="string">
            <text:p>$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Pinks</text:p>
          </table:table-cell>
          <table:table-cell office:value-type="string" calcext:value-type="string">
            <text:p>Pink</text:p>
          </table:table-cell>
          <table:table-cell table:formula="of:=UPPER([.C16])" office:value-type="string" office:string-value="PINK" calcext:value-type="string">
            <text:p>PINK</text:p>
          </table:table-cell>
          <table:table-cell table:formula="of:=COM.MICROSOFT.CONCAT(&quot;$&quot;; RIGHT(COM.MICROSOFT.CONCAT(&quot;0&quot;;DEC2HEX([.H16]));2))" office:value-type="string" office:string-value="$FF" calcext:value-type="string">
            <text:p>$FF</text:p>
          </table:table-cell>
          <table:table-cell table:formula="of:=COM.MICROSOFT.CONCAT(&quot;$&quot;; RIGHT(COM.MICROSOFT.CONCAT(&quot;0&quot;;DEC2HEX([.I16]));2))" office:value-type="string" office:string-value="$C0" calcext:value-type="string">
            <text:p>$C0</text:p>
          </table:table-cell>
          <table:table-cell table:formula="of:=COM.MICROSOFT.CONCAT(&quot;$&quot;; RIGHT(COM.MICROSOFT.CONCAT(&quot;0&quot;;DEC2HEX([.J16]));2))" office:value-type="string" office:string-value="$CB" calcext:value-type="string">
            <text:p>$CB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Pinks</text:p>
          </table:table-cell>
          <table:table-cell office:value-type="string" calcext:value-type="string">
            <text:p>LightPink</text:p>
          </table:table-cell>
          <table:table-cell office:value-type="string" calcext:value-type="string">
            <text:p>LIGHT_PING</text:p>
          </table:table-cell>
          <table:table-cell table:formula="of:=COM.MICROSOFT.CONCAT(&quot;$&quot;; RIGHT(COM.MICROSOFT.CONCAT(&quot;0&quot;;DEC2HEX([.H17]));2))" office:value-type="string" office:string-value="$FF" calcext:value-type="string">
            <text:p>$FF</text:p>
          </table:table-cell>
          <table:table-cell table:formula="of:=COM.MICROSOFT.CONCAT(&quot;$&quot;; RIGHT(COM.MICROSOFT.CONCAT(&quot;0&quot;;DEC2HEX([.I17]));2))" office:value-type="string" office:string-value="$B6" calcext:value-type="string">
            <text:p>$B6</text:p>
          </table:table-cell>
          <table:table-cell table:formula="of:=COM.MICROSOFT.CONCAT(&quot;$&quot;; RIGHT(COM.MICROSOFT.CONCAT(&quot;0&quot;;DEC2HEX([.J17]));2))" office:value-type="string" office:string-value="$C1" calcext:value-type="string">
            <text:p>$C1</text:p>
          </table:table-cell>
          <table:table-cell office:value-type="float" office:value="255" calcext:value-type="float">
            <text:p>255</text:p>
          </table:table-cell>
          <table:table-cell office:value-type="float" office:value="182" calcext:value-type="float">
            <text:p>182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Pinks</text:p>
          </table:table-cell>
          <table:table-cell office:value-type="string" calcext:value-type="string">
            <text:p>HotPink</text:p>
          </table:table-cell>
          <table:table-cell office:value-type="string" calcext:value-type="string">
            <text:p>HOT_PINK</text:p>
          </table:table-cell>
          <table:table-cell table:formula="of:=COM.MICROSOFT.CONCAT(&quot;$&quot;; RIGHT(COM.MICROSOFT.CONCAT(&quot;0&quot;;DEC2HEX([.H18]));2))" office:value-type="string" office:string-value="$FF" calcext:value-type="string">
            <text:p>$FF</text:p>
          </table:table-cell>
          <table:table-cell table:formula="of:=COM.MICROSOFT.CONCAT(&quot;$&quot;; RIGHT(COM.MICROSOFT.CONCAT(&quot;0&quot;;DEC2HEX([.I18]));2))" office:value-type="string" office:string-value="$69" calcext:value-type="string">
            <text:p>$69</text:p>
          </table:table-cell>
          <table:table-cell table:formula="of:=COM.MICROSOFT.CONCAT(&quot;$&quot;; RIGHT(COM.MICROSOFT.CONCAT(&quot;0&quot;;DEC2HEX([.J18]));2))" office:value-type="string" office:string-value="$B4" calcext:value-type="string">
            <text:p>$B4</text:p>
          </table:table-cell>
          <table:table-cell office:value-type="float" office:value="255" calcext:value-type="float">
            <text:p>255</text:p>
          </table:table-cell>
          <table:table-cell office:value-type="float" office:value="105" calcext:value-type="float">
            <text:p>105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Pinks</text:p>
          </table:table-cell>
          <table:table-cell office:value-type="string" calcext:value-type="string">
            <text:p>DeepPink</text:p>
          </table:table-cell>
          <table:table-cell office:value-type="string" calcext:value-type="string">
            <text:p>DEEP_PINK</text:p>
          </table:table-cell>
          <table:table-cell table:formula="of:=COM.MICROSOFT.CONCAT(&quot;$&quot;; RIGHT(COM.MICROSOFT.CONCAT(&quot;0&quot;;DEC2HEX([.H19]));2))" office:value-type="string" office:string-value="$FF" calcext:value-type="string">
            <text:p>$FF</text:p>
          </table:table-cell>
          <table:table-cell table:formula="of:=COM.MICROSOFT.CONCAT(&quot;$&quot;; RIGHT(COM.MICROSOFT.CONCAT(&quot;0&quot;;DEC2HEX([.I19]));2))" office:value-type="string" office:string-value="$14" calcext:value-type="string">
            <text:p>$14</text:p>
          </table:table-cell>
          <table:table-cell table:formula="of:=COM.MICROSOFT.CONCAT(&quot;$&quot;; RIGHT(COM.MICROSOFT.CONCAT(&quot;0&quot;;DEC2HEX([.J19]));2))" office:value-type="string" office:string-value="$93" calcext:value-type="string">
            <text:p>$93</text:p>
          </table:table-cell>
          <table:table-cell office:value-type="float" office:value="255" calcext:value-type="float">
            <text:p>255</text:p>
          </table:table-cell>
          <table:table-cell office:value-type="float" office:value="20" calcext:value-type="float">
            <text:p>2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Pinks</text:p>
          </table:table-cell>
          <table:table-cell office:value-type="string" calcext:value-type="string">
            <text:p>MediumVioletRed</text:p>
          </table:table-cell>
          <table:table-cell office:value-type="string" calcext:value-type="string">
            <text:p>MEDIUM_VIOLET_RED</text:p>
          </table:table-cell>
          <table:table-cell table:formula="of:=COM.MICROSOFT.CONCAT(&quot;$&quot;; RIGHT(COM.MICROSOFT.CONCAT(&quot;0&quot;;DEC2HEX([.H20]));2))" office:value-type="string" office:string-value="$C7" calcext:value-type="string">
            <text:p>$C7</text:p>
          </table:table-cell>
          <table:table-cell table:formula="of:=COM.MICROSOFT.CONCAT(&quot;$&quot;; RIGHT(COM.MICROSOFT.CONCAT(&quot;0&quot;;DEC2HEX([.I20]));2))" office:value-type="string" office:string-value="$15" calcext:value-type="string">
            <text:p>$15</text:p>
          </table:table-cell>
          <table:table-cell table:formula="of:=COM.MICROSOFT.CONCAT(&quot;$&quot;; RIGHT(COM.MICROSOFT.CONCAT(&quot;0&quot;;DEC2HEX([.J20]));2))" office:value-type="string" office:string-value="$85" calcext:value-type="string">
            <text:p>$85</text:p>
          </table:table-cell>
          <table:table-cell office:value-type="float" office:value="199" calcext:value-type="float">
            <text:p>199</text:p>
          </table:table-cell>
          <table:table-cell office:value-type="float" office:value="21" calcext:value-type="float">
            <text:p>21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Pinks</text:p>
          </table:table-cell>
          <table:table-cell office:value-type="string" calcext:value-type="string">
            <text:p>PaleVioletRed</text:p>
          </table:table-cell>
          <table:table-cell office:value-type="string" calcext:value-type="string">
            <text:p>PALE_VIOLET RED</text:p>
          </table:table-cell>
          <table:table-cell table:formula="of:=COM.MICROSOFT.CONCAT(&quot;$&quot;; RIGHT(COM.MICROSOFT.CONCAT(&quot;0&quot;;DEC2HEX([.H21]));2))" office:value-type="string" office:string-value="$DB" calcext:value-type="string">
            <text:p>$DB</text:p>
          </table:table-cell>
          <table:table-cell table:formula="of:=COM.MICROSOFT.CONCAT(&quot;$&quot;; RIGHT(COM.MICROSOFT.CONCAT(&quot;0&quot;;DEC2HEX([.I21]));2))" office:value-type="string" office:string-value="$70" calcext:value-type="string">
            <text:p>$70</text:p>
          </table:table-cell>
          <table:table-cell table:formula="of:=COM.MICROSOFT.CONCAT(&quot;$&quot;; RIGHT(COM.MICROSOFT.CONCAT(&quot;0&quot;;DEC2HEX([.J21]));2))" office:value-type="string" office:string-value="$93" calcext:value-type="string">
            <text:p>$93</text:p>
          </table:table-cell>
          <table:table-cell office:value-type="float" office:value="219" calcext:value-type="float">
            <text:p>219</text:p>
          </table:table-cell>
          <table:table-cell office:value-type="float" office:value="112" calcext:value-type="float">
            <text:p>112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Oranges</text:p>
          </table:table-cell>
          <table:table-cell table:number-columns-repeated="2"/>
          <table:table-cell table:formula="of:=COM.MICROSOFT.CONCAT(&quot;$&quot;; RIGHT(COM.MICROSOFT.CONCAT(&quot;0&quot;;DEC2HEX([.H22]));2))" office:value-type="string" office:string-value="$00" calcext:value-type="string">
            <text:p>$00</text:p>
          </table:table-cell>
          <table:table-cell table:formula="of:=COM.MICROSOFT.CONCAT(&quot;$&quot;; RIGHT(COM.MICROSOFT.CONCAT(&quot;0&quot;;DEC2HEX([.I22]));2))" office:value-type="string" office:string-value="$00" calcext:value-type="string">
            <text:p>$00</text:p>
          </table:table-cell>
          <table:table-cell table:formula="of:=COM.MICROSOFT.CONCAT(&quot;$&quot;; RIGHT(COM.MICROSOFT.CONCAT(&quot;0&quot;;DEC2HEX([.J22]));2))" office:value-type="string" office:string-value="$00" calcext:value-type="string">
            <text:p>$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Oranges</text:p>
          </table:table-cell>
          <table:table-cell office:value-type="string" calcext:value-type="string">
            <text:p>Coral</text:p>
          </table:table-cell>
          <table:table-cell table:formula="of:=UPPER([.C23])" office:value-type="string" office:string-value="CORAL" calcext:value-type="string">
            <text:p>CORAL</text:p>
          </table:table-cell>
          <table:table-cell table:formula="of:=COM.MICROSOFT.CONCAT(&quot;$&quot;; RIGHT(COM.MICROSOFT.CONCAT(&quot;0&quot;;DEC2HEX([.H23]));2))" office:value-type="string" office:string-value="$FF" calcext:value-type="string">
            <text:p>$FF</text:p>
          </table:table-cell>
          <table:table-cell table:formula="of:=COM.MICROSOFT.CONCAT(&quot;$&quot;; RIGHT(COM.MICROSOFT.CONCAT(&quot;0&quot;;DEC2HEX([.I23]));2))" office:value-type="string" office:string-value="$7F" calcext:value-type="string">
            <text:p>$7F</text:p>
          </table:table-cell>
          <table:table-cell table:formula="of:=COM.MICROSOFT.CONCAT(&quot;$&quot;; RIGHT(COM.MICROSOFT.CONCAT(&quot;0&quot;;DEC2HEX([.J23]));2))" office:value-type="string" office:string-value="$50" calcext:value-type="string">
            <text:p>$50</text:p>
          </table:table-cell>
          <table:table-cell office:value-type="float" office:value="255" calcext:value-type="float">
            <text:p>255</text:p>
          </table:table-cell>
          <table:table-cell office:value-type="float" office:value="127" calcext:value-type="float">
            <text:p>12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Oranges</text:p>
          </table:table-cell>
          <table:table-cell office:value-type="string" calcext:value-type="string">
            <text:p>Tomato</text:p>
          </table:table-cell>
          <table:table-cell table:formula="of:=UPPER([.C24])" office:value-type="string" office:string-value="TOMATO" calcext:value-type="string">
            <text:p>TOMATO</text:p>
          </table:table-cell>
          <table:table-cell table:formula="of:=COM.MICROSOFT.CONCAT(&quot;$&quot;; RIGHT(COM.MICROSOFT.CONCAT(&quot;0&quot;;DEC2HEX([.H24]));2))" office:value-type="string" office:string-value="$FF" calcext:value-type="string">
            <text:p>$FF</text:p>
          </table:table-cell>
          <table:table-cell table:formula="of:=COM.MICROSOFT.CONCAT(&quot;$&quot;; RIGHT(COM.MICROSOFT.CONCAT(&quot;0&quot;;DEC2HEX([.I24]));2))" office:value-type="string" office:string-value="$63" calcext:value-type="string">
            <text:p>$63</text:p>
          </table:table-cell>
          <table:table-cell table:formula="of:=COM.MICROSOFT.CONCAT(&quot;$&quot;; RIGHT(COM.MICROSOFT.CONCAT(&quot;0&quot;;DEC2HEX([.J24]));2))" office:value-type="string" office:string-value="$47" calcext:value-type="string">
            <text:p>$47</text:p>
          </table:table-cell>
          <table:table-cell office:value-type="float" office:value="255" calcext:value-type="float">
            <text:p>255</text:p>
          </table:table-cell>
          <table:table-cell office:value-type="float" office:value="99" calcext:value-type="float">
            <text:p>9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Oranges</text:p>
          </table:table-cell>
          <table:table-cell office:value-type="string" calcext:value-type="string">
            <text:p>OrangeRed</text:p>
          </table:table-cell>
          <table:table-cell office:value-type="string" calcext:value-type="string">
            <text:p>ORANGE_RED</text:p>
          </table:table-cell>
          <table:table-cell table:formula="of:=COM.MICROSOFT.CONCAT(&quot;$&quot;; RIGHT(COM.MICROSOFT.CONCAT(&quot;0&quot;;DEC2HEX([.H25]));2))" office:value-type="string" office:string-value="$FF" calcext:value-type="string">
            <text:p>$FF</text:p>
          </table:table-cell>
          <table:table-cell table:formula="of:=COM.MICROSOFT.CONCAT(&quot;$&quot;; RIGHT(COM.MICROSOFT.CONCAT(&quot;0&quot;;DEC2HEX([.I25]));2))" office:value-type="string" office:string-value="$45" calcext:value-type="string">
            <text:p>$45</text:p>
          </table:table-cell>
          <table:table-cell table:formula="of:=COM.MICROSOFT.CONCAT(&quot;$&quot;; RIGHT(COM.MICROSOFT.CONCAT(&quot;0&quot;;DEC2HEX([.J25]));2))" office:value-type="string" office:string-value="$00" calcext:value-type="string">
            <text:p>$00</text:p>
          </table:table-cell>
          <table:table-cell office:value-type="float" office:value="255" calcext:value-type="float">
            <text:p>255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Oranges</text:p>
          </table:table-cell>
          <table:table-cell office:value-type="string" calcext:value-type="string">
            <text:p>DarkOrange</text:p>
          </table:table-cell>
          <table:table-cell office:value-type="string" calcext:value-type="string">
            <text:p>DARK_ORANGE</text:p>
          </table:table-cell>
          <table:table-cell table:formula="of:=COM.MICROSOFT.CONCAT(&quot;$&quot;; RIGHT(COM.MICROSOFT.CONCAT(&quot;0&quot;;DEC2HEX([.H26]));2))" office:value-type="string" office:string-value="$FF" calcext:value-type="string">
            <text:p>$FF</text:p>
          </table:table-cell>
          <table:table-cell table:formula="of:=COM.MICROSOFT.CONCAT(&quot;$&quot;; RIGHT(COM.MICROSOFT.CONCAT(&quot;0&quot;;DEC2HEX([.I26]));2))" office:value-type="string" office:string-value="$8C" calcext:value-type="string">
            <text:p>$8C</text:p>
          </table:table-cell>
          <table:table-cell table:formula="of:=COM.MICROSOFT.CONCAT(&quot;$&quot;; RIGHT(COM.MICROSOFT.CONCAT(&quot;0&quot;;DEC2HEX([.J26]));2))" office:value-type="string" office:string-value="$00" calcext:value-type="string">
            <text:p>$00</text:p>
          </table:table-cell>
          <table:table-cell office:value-type="float" office:value="255" calcext:value-type="float">
            <text:p>255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Oranges</text:p>
          </table:table-cell>
          <table:table-cell office:value-type="string" calcext:value-type="string">
            <text:p>Orange</text:p>
          </table:table-cell>
          <table:table-cell table:formula="of:=UPPER([.C27])" office:value-type="string" office:string-value="ORANGE" calcext:value-type="string">
            <text:p>ORANGE</text:p>
          </table:table-cell>
          <table:table-cell table:formula="of:=COM.MICROSOFT.CONCAT(&quot;$&quot;; RIGHT(COM.MICROSOFT.CONCAT(&quot;0&quot;;DEC2HEX([.H27]));2))" office:value-type="string" office:string-value="$FF" calcext:value-type="string">
            <text:p>$FF</text:p>
          </table:table-cell>
          <table:table-cell table:formula="of:=COM.MICROSOFT.CONCAT(&quot;$&quot;; RIGHT(COM.MICROSOFT.CONCAT(&quot;0&quot;;DEC2HEX([.I27]));2))" office:value-type="string" office:string-value="$A5" calcext:value-type="string">
            <text:p>$A5</text:p>
          </table:table-cell>
          <table:table-cell table:formula="of:=COM.MICROSOFT.CONCAT(&quot;$&quot;; RIGHT(COM.MICROSOFT.CONCAT(&quot;0&quot;;DEC2HEX([.J27]));2))" office:value-type="string" office:string-value="$00" calcext:value-type="string">
            <text:p>$00</text:p>
          </table:table-cell>
          <table:table-cell office:value-type="float" office:value="255" calcext:value-type="float">
            <text:p>255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Yellows</text:p>
          </table:table-cell>
          <table:table-cell table:number-columns-repeated="2"/>
          <table:table-cell table:formula="of:=COM.MICROSOFT.CONCAT(&quot;$&quot;; RIGHT(COM.MICROSOFT.CONCAT(&quot;0&quot;;DEC2HEX([.H28]));2))" office:value-type="string" office:string-value="$00" calcext:value-type="string">
            <text:p>$00</text:p>
          </table:table-cell>
          <table:table-cell table:formula="of:=COM.MICROSOFT.CONCAT(&quot;$&quot;; RIGHT(COM.MICROSOFT.CONCAT(&quot;0&quot;;DEC2HEX([.I28]));2))" office:value-type="string" office:string-value="$00" calcext:value-type="string">
            <text:p>$00</text:p>
          </table:table-cell>
          <table:table-cell table:formula="of:=COM.MICROSOFT.CONCAT(&quot;$&quot;; RIGHT(COM.MICROSOFT.CONCAT(&quot;0&quot;;DEC2HEX([.J28]));2))" office:value-type="string" office:string-value="$00" calcext:value-type="string">
            <text:p>$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Yellows</text:p>
          </table:table-cell>
          <table:table-cell office:value-type="string" calcext:value-type="string">
            <text:p>Gold</text:p>
          </table:table-cell>
          <table:table-cell table:formula="of:=UPPER([.C29])" office:value-type="string" office:string-value="GOLD" calcext:value-type="string">
            <text:p>GOLD</text:p>
          </table:table-cell>
          <table:table-cell table:formula="of:=COM.MICROSOFT.CONCAT(&quot;$&quot;; RIGHT(COM.MICROSOFT.CONCAT(&quot;0&quot;;DEC2HEX([.H29]));2))" office:value-type="string" office:string-value="$FF" calcext:value-type="string">
            <text:p>$FF</text:p>
          </table:table-cell>
          <table:table-cell table:formula="of:=COM.MICROSOFT.CONCAT(&quot;$&quot;; RIGHT(COM.MICROSOFT.CONCAT(&quot;0&quot;;DEC2HEX([.I29]));2))" office:value-type="string" office:string-value="$D7" calcext:value-type="string">
            <text:p>$D7</text:p>
          </table:table-cell>
          <table:table-cell table:formula="of:=COM.MICROSOFT.CONCAT(&quot;$&quot;; RIGHT(COM.MICROSOFT.CONCAT(&quot;0&quot;;DEC2HEX([.J29]));2))" office:value-type="string" office:string-value="$00" calcext:value-type="string">
            <text:p>$00</text:p>
          </table:table-cell>
          <table:table-cell office:value-type="float" office:value="255" calcext:value-type="float">
            <text:p>25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Yellows</text:p>
          </table:table-cell>
          <table:table-cell office:value-type="string" calcext:value-type="string">
            <text:p>Yellow</text:p>
          </table:table-cell>
          <table:table-cell table:formula="of:=UPPER([.C30])" office:value-type="string" office:string-value="YELLOW" calcext:value-type="string">
            <text:p>YELLOW</text:p>
          </table:table-cell>
          <table:table-cell table:formula="of:=COM.MICROSOFT.CONCAT(&quot;$&quot;; RIGHT(COM.MICROSOFT.CONCAT(&quot;0&quot;;DEC2HEX([.H30]));2))" office:value-type="string" office:string-value="$FF" calcext:value-type="string">
            <text:p>$FF</text:p>
          </table:table-cell>
          <table:table-cell table:formula="of:=COM.MICROSOFT.CONCAT(&quot;$&quot;; RIGHT(COM.MICROSOFT.CONCAT(&quot;0&quot;;DEC2HEX([.I30]));2))" office:value-type="string" office:string-value="$FF" calcext:value-type="string">
            <text:p>$FF</text:p>
          </table:table-cell>
          <table:table-cell table:formula="of:=COM.MICROSOFT.CONCAT(&quot;$&quot;; RIGHT(COM.MICROSOFT.CONCAT(&quot;0&quot;;DEC2HEX([.J30]));2))" office:value-type="string" office:string-value="$00" calcext:value-type="string">
            <text:p>$0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Yellows</text:p>
          </table:table-cell>
          <table:table-cell office:value-type="string" calcext:value-type="string">
            <text:p>LightYellow</text:p>
          </table:table-cell>
          <table:table-cell office:value-type="string" calcext:value-type="string">
            <text:p>LIGHT_YELLOW</text:p>
          </table:table-cell>
          <table:table-cell table:formula="of:=COM.MICROSOFT.CONCAT(&quot;$&quot;; RIGHT(COM.MICROSOFT.CONCAT(&quot;0&quot;;DEC2HEX([.H31]));2))" office:value-type="string" office:string-value="$FF" calcext:value-type="string">
            <text:p>$FF</text:p>
          </table:table-cell>
          <table:table-cell table:formula="of:=COM.MICROSOFT.CONCAT(&quot;$&quot;; RIGHT(COM.MICROSOFT.CONCAT(&quot;0&quot;;DEC2HEX([.I31]));2))" office:value-type="string" office:string-value="$FF" calcext:value-type="string">
            <text:p>$FF</text:p>
          </table:table-cell>
          <table:table-cell table:formula="of:=COM.MICROSOFT.CONCAT(&quot;$&quot;; RIGHT(COM.MICROSOFT.CONCAT(&quot;0&quot;;DEC2HEX([.J31]));2))" office:value-type="string" office:string-value="$E0" calcext:value-type="string">
            <text:p>$E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Yellows</text:p>
          </table:table-cell>
          <table:table-cell office:value-type="string" calcext:value-type="string">
            <text:p>LemonChiffon</text:p>
          </table:table-cell>
          <table:table-cell office:value-type="string" calcext:value-type="string">
            <text:p>LEMON_CHIFFON</text:p>
          </table:table-cell>
          <table:table-cell table:formula="of:=COM.MICROSOFT.CONCAT(&quot;$&quot;; RIGHT(COM.MICROSOFT.CONCAT(&quot;0&quot;;DEC2HEX([.H32]));2))" office:value-type="string" office:string-value="$FF" calcext:value-type="string">
            <text:p>$FF</text:p>
          </table:table-cell>
          <table:table-cell table:formula="of:=COM.MICROSOFT.CONCAT(&quot;$&quot;; RIGHT(COM.MICROSOFT.CONCAT(&quot;0&quot;;DEC2HEX([.I32]));2))" office:value-type="string" office:string-value="$FA" calcext:value-type="string">
            <text:p>$FA</text:p>
          </table:table-cell>
          <table:table-cell table:formula="of:=COM.MICROSOFT.CONCAT(&quot;$&quot;; RIGHT(COM.MICROSOFT.CONCAT(&quot;0&quot;;DEC2HEX([.J32]));2))" office:value-type="string" office:string-value="$CD" calcext:value-type="string">
            <text:p>$CD</text:p>
          </table:table-cell>
          <table:table-cell office:value-type="float" office:value="255" calcext:value-type="float">
            <text:p>255</text:p>
          </table:table-cell>
          <table:table-cell office:value-type="float" office:value="250" calcext:value-type="float">
            <text:p>250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Yellows</text:p>
          </table:table-cell>
          <table:table-cell office:value-type="string" calcext:value-type="string">
            <text:p>LightGoldenrodYellow</text:p>
          </table:table-cell>
          <table:table-cell/>
          <table:table-cell table:formula="of:=COM.MICROSOFT.CONCAT(&quot;$&quot;; RIGHT(COM.MICROSOFT.CONCAT(&quot;0&quot;;DEC2HEX([.H33]));2))" office:value-type="string" office:string-value="$FA" calcext:value-type="string">
            <text:p>$FA</text:p>
          </table:table-cell>
          <table:table-cell table:formula="of:=COM.MICROSOFT.CONCAT(&quot;$&quot;; RIGHT(COM.MICROSOFT.CONCAT(&quot;0&quot;;DEC2HEX([.I33]));2))" office:value-type="string" office:string-value="$FA" calcext:value-type="string">
            <text:p>$FA</text:p>
          </table:table-cell>
          <table:table-cell table:formula="of:=COM.MICROSOFT.CONCAT(&quot;$&quot;; RIGHT(COM.MICROSOFT.CONCAT(&quot;0&quot;;DEC2HEX([.J33]));2))" office:value-type="string" office:string-value="$D2" calcext:value-type="string">
            <text:p>$D2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Yellows</text:p>
          </table:table-cell>
          <table:table-cell office:value-type="string" calcext:value-type="string">
            <text:p>PapayaWhip</text:p>
          </table:table-cell>
          <table:table-cell office:value-type="string" calcext:value-type="string">
            <text:p>PAPAYA_WHIP</text:p>
          </table:table-cell>
          <table:table-cell table:formula="of:=COM.MICROSOFT.CONCAT(&quot;$&quot;; RIGHT(COM.MICROSOFT.CONCAT(&quot;0&quot;;DEC2HEX([.H34]));2))" office:value-type="string" office:string-value="$FF" calcext:value-type="string">
            <text:p>$FF</text:p>
          </table:table-cell>
          <table:table-cell table:formula="of:=COM.MICROSOFT.CONCAT(&quot;$&quot;; RIGHT(COM.MICROSOFT.CONCAT(&quot;0&quot;;DEC2HEX([.I34]));2))" office:value-type="string" office:string-value="$EF" calcext:value-type="string">
            <text:p>$EF</text:p>
          </table:table-cell>
          <table:table-cell table:formula="of:=COM.MICROSOFT.CONCAT(&quot;$&quot;; RIGHT(COM.MICROSOFT.CONCAT(&quot;0&quot;;DEC2HEX([.J34]));2))" office:value-type="string" office:string-value="$D5" calcext:value-type="string">
            <text:p>$D5</text:p>
          </table:table-cell>
          <table:table-cell office:value-type="float" office:value="255" calcext:value-type="float">
            <text:p>255</text:p>
          </table:table-cell>
          <table:table-cell office:value-type="float" office:value="239" calcext:value-type="float">
            <text:p>239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Yellows</text:p>
          </table:table-cell>
          <table:table-cell office:value-type="string" calcext:value-type="string">
            <text:p>Moccasin</text:p>
          </table:table-cell>
          <table:table-cell table:formula="of:=UPPER([.C35])" office:value-type="string" office:string-value="MOCCASIN" calcext:value-type="string">
            <text:p>MOCCASIN</text:p>
          </table:table-cell>
          <table:table-cell table:formula="of:=COM.MICROSOFT.CONCAT(&quot;$&quot;; RIGHT(COM.MICROSOFT.CONCAT(&quot;0&quot;;DEC2HEX([.H35]));2))" office:value-type="string" office:string-value="$FF" calcext:value-type="string">
            <text:p>$FF</text:p>
          </table:table-cell>
          <table:table-cell table:formula="of:=COM.MICROSOFT.CONCAT(&quot;$&quot;; RIGHT(COM.MICROSOFT.CONCAT(&quot;0&quot;;DEC2HEX([.I35]));2))" office:value-type="string" office:string-value="$E4" calcext:value-type="string">
            <text:p>$E4</text:p>
          </table:table-cell>
          <table:table-cell table:formula="of:=COM.MICROSOFT.CONCAT(&quot;$&quot;; RIGHT(COM.MICROSOFT.CONCAT(&quot;0&quot;;DEC2HEX([.J35]));2))" office:value-type="string" office:string-value="$B5" calcext:value-type="string">
            <text:p>$B5</text:p>
          </table:table-cell>
          <table:table-cell office:value-type="float" office:value="255" calcext:value-type="float">
            <text:p>255</text:p>
          </table:table-cell>
          <table:table-cell office:value-type="float" office:value="228" calcext:value-type="float">
            <text:p>228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Yellows</text:p>
          </table:table-cell>
          <table:table-cell office:value-type="string" calcext:value-type="string">
            <text:p>PeachPuff</text:p>
          </table:table-cell>
          <table:table-cell office:value-type="string" calcext:value-type="string">
            <text:p>PEACH_PUFF</text:p>
          </table:table-cell>
          <table:table-cell table:formula="of:=COM.MICROSOFT.CONCAT(&quot;$&quot;; RIGHT(COM.MICROSOFT.CONCAT(&quot;0&quot;;DEC2HEX([.H36]));2))" office:value-type="string" office:string-value="$FF" calcext:value-type="string">
            <text:p>$FF</text:p>
          </table:table-cell>
          <table:table-cell table:formula="of:=COM.MICROSOFT.CONCAT(&quot;$&quot;; RIGHT(COM.MICROSOFT.CONCAT(&quot;0&quot;;DEC2HEX([.I36]));2))" office:value-type="string" office:string-value="$DA" calcext:value-type="string">
            <text:p>$DA</text:p>
          </table:table-cell>
          <table:table-cell table:formula="of:=COM.MICROSOFT.CONCAT(&quot;$&quot;; RIGHT(COM.MICROSOFT.CONCAT(&quot;0&quot;;DEC2HEX([.J36]));2))" office:value-type="string" office:string-value="$B9" calcext:value-type="string">
            <text:p>$B9</text:p>
          </table:table-cell>
          <table:table-cell office:value-type="float" office:value="255" calcext:value-type="float">
            <text:p>255</text:p>
          </table:table-cell>
          <table:table-cell office:value-type="float" office:value="218" calcext:value-type="float">
            <text:p>218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Yellows</text:p>
          </table:table-cell>
          <table:table-cell office:value-type="string" calcext:value-type="string">
            <text:p>PaleGoldenrod</text:p>
          </table:table-cell>
          <table:table-cell office:value-type="string" calcext:value-type="string">
            <text:p>PALE_GOLDENROD</text:p>
          </table:table-cell>
          <table:table-cell table:formula="of:=COM.MICROSOFT.CONCAT(&quot;$&quot;; RIGHT(COM.MICROSOFT.CONCAT(&quot;0&quot;;DEC2HEX([.H37]));2))" office:value-type="string" office:string-value="$EE" calcext:value-type="string">
            <text:p>$EE</text:p>
          </table:table-cell>
          <table:table-cell table:formula="of:=COM.MICROSOFT.CONCAT(&quot;$&quot;; RIGHT(COM.MICROSOFT.CONCAT(&quot;0&quot;;DEC2HEX([.I37]));2))" office:value-type="string" office:string-value="$E8" calcext:value-type="string">
            <text:p>$E8</text:p>
          </table:table-cell>
          <table:table-cell table:formula="of:=COM.MICROSOFT.CONCAT(&quot;$&quot;; RIGHT(COM.MICROSOFT.CONCAT(&quot;0&quot;;DEC2HEX([.J37]));2))" office:value-type="string" office:string-value="$AA" calcext:value-type="string">
            <text:p>$AA</text:p>
          </table:table-cell>
          <table:table-cell office:value-type="float" office:value="238" calcext:value-type="float">
            <text:p>238</text:p>
          </table:table-cell>
          <table:table-cell office:value-type="float" office:value="232" calcext:value-type="float">
            <text:p>232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Yellows</text:p>
          </table:table-cell>
          <table:table-cell office:value-type="string" calcext:value-type="string">
            <text:p>Khaki</text:p>
          </table:table-cell>
          <table:table-cell table:formula="of:=UPPER([.C38])" office:value-type="string" office:string-value="KHAKI" calcext:value-type="string">
            <text:p>KHAKI</text:p>
          </table:table-cell>
          <table:table-cell table:formula="of:=COM.MICROSOFT.CONCAT(&quot;$&quot;; RIGHT(COM.MICROSOFT.CONCAT(&quot;0&quot;;DEC2HEX([.H38]));2))" office:value-type="string" office:string-value="$F0" calcext:value-type="string">
            <text:p>$F0</text:p>
          </table:table-cell>
          <table:table-cell table:formula="of:=COM.MICROSOFT.CONCAT(&quot;$&quot;; RIGHT(COM.MICROSOFT.CONCAT(&quot;0&quot;;DEC2HEX([.I38]));2))" office:value-type="string" office:string-value="$E6" calcext:value-type="string">
            <text:p>$E6</text:p>
          </table:table-cell>
          <table:table-cell table:formula="of:=COM.MICROSOFT.CONCAT(&quot;$&quot;; RIGHT(COM.MICROSOFT.CONCAT(&quot;0&quot;;DEC2HEX([.J38]));2))" office:value-type="string" office:string-value="$8C" calcext:value-type="string">
            <text:p>$8C</text:p>
          </table:table-cell>
          <table:table-cell office:value-type="float" office:value="240" calcext:value-type="float">
            <text:p>240</text:p>
          </table:table-cell>
          <table:table-cell office:value-type="float" office:value="230" calcext:value-type="float">
            <text:p>23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Yellows</text:p>
          </table:table-cell>
          <table:table-cell office:value-type="string" calcext:value-type="string">
            <text:p>DarkKhaki</text:p>
          </table:table-cell>
          <table:table-cell office:value-type="string" calcext:value-type="string">
            <text:p>DARK_KHAKI</text:p>
          </table:table-cell>
          <table:table-cell table:formula="of:=COM.MICROSOFT.CONCAT(&quot;$&quot;; RIGHT(COM.MICROSOFT.CONCAT(&quot;0&quot;;DEC2HEX([.H39]));2))" office:value-type="string" office:string-value="$BD" calcext:value-type="string">
            <text:p>$BD</text:p>
          </table:table-cell>
          <table:table-cell table:formula="of:=COM.MICROSOFT.CONCAT(&quot;$&quot;; RIGHT(COM.MICROSOFT.CONCAT(&quot;0&quot;;DEC2HEX([.I39]));2))" office:value-type="string" office:string-value="$B7" calcext:value-type="string">
            <text:p>$B7</text:p>
          </table:table-cell>
          <table:table-cell table:formula="of:=COM.MICROSOFT.CONCAT(&quot;$&quot;; RIGHT(COM.MICROSOFT.CONCAT(&quot;0&quot;;DEC2HEX([.J39]));2))" office:value-type="string" office:string-value="$6B" calcext:value-type="string">
            <text:p>$6B</text:p>
          </table:table-cell>
          <table:table-cell office:value-type="float" office:value="189" calcext:value-type="float">
            <text:p>189</text:p>
          </table:table-cell>
          <table:table-cell office:value-type="float" office:value="183" calcext:value-type="float">
            <text:p>18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Purples</text:p>
          </table:table-cell>
          <table:table-cell table:number-columns-repeated="2"/>
          <table:table-cell table:formula="of:=COM.MICROSOFT.CONCAT(&quot;$&quot;; RIGHT(COM.MICROSOFT.CONCAT(&quot;0&quot;;DEC2HEX([.H40]));2))" office:value-type="string" office:string-value="$00" calcext:value-type="string">
            <text:p>$00</text:p>
          </table:table-cell>
          <table:table-cell table:formula="of:=COM.MICROSOFT.CONCAT(&quot;$&quot;; RIGHT(COM.MICROSOFT.CONCAT(&quot;0&quot;;DEC2HEX([.I40]));2))" office:value-type="string" office:string-value="$00" calcext:value-type="string">
            <text:p>$00</text:p>
          </table:table-cell>
          <table:table-cell table:formula="of:=COM.MICROSOFT.CONCAT(&quot;$&quot;; RIGHT(COM.MICROSOFT.CONCAT(&quot;0&quot;;DEC2HEX([.J40]));2))" office:value-type="string" office:string-value="$00" calcext:value-type="string">
            <text:p>$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Purples</text:p>
          </table:table-cell>
          <table:table-cell office:value-type="string" calcext:value-type="string">
            <text:p>Lavender</text:p>
          </table:table-cell>
          <table:table-cell table:formula="of:=UPPER([.C41])" office:value-type="string" office:string-value="LAVENDER" calcext:value-type="string">
            <text:p>LAVENDER</text:p>
          </table:table-cell>
          <table:table-cell table:formula="of:=COM.MICROSOFT.CONCAT(&quot;$&quot;; RIGHT(COM.MICROSOFT.CONCAT(&quot;0&quot;;DEC2HEX([.H41]));2))" office:value-type="string" office:string-value="$E6" calcext:value-type="string">
            <text:p>$E6</text:p>
          </table:table-cell>
          <table:table-cell table:formula="of:=COM.MICROSOFT.CONCAT(&quot;$&quot;; RIGHT(COM.MICROSOFT.CONCAT(&quot;0&quot;;DEC2HEX([.I41]));2))" office:value-type="string" office:string-value="$E6" calcext:value-type="string">
            <text:p>$E6</text:p>
          </table:table-cell>
          <table:table-cell table:formula="of:=COM.MICROSOFT.CONCAT(&quot;$&quot;; RIGHT(COM.MICROSOFT.CONCAT(&quot;0&quot;;DEC2HEX([.J41]));2))" office:value-type="string" office:string-value="$FA" calcext:value-type="string">
            <text:p>$FA</text:p>
          </table:table-cell>
          <table:table-cell table:number-columns-repeated="2" office:value-type="float" office:value="230" calcext:value-type="float">
            <text:p>23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Purples</text:p>
          </table:table-cell>
          <table:table-cell office:value-type="string" calcext:value-type="string">
            <text:p>Thistle</text:p>
          </table:table-cell>
          <table:table-cell table:formula="of:=UPPER([.C42])" office:value-type="string" office:string-value="THISTLE" calcext:value-type="string">
            <text:p>THISTLE</text:p>
          </table:table-cell>
          <table:table-cell table:formula="of:=COM.MICROSOFT.CONCAT(&quot;$&quot;; RIGHT(COM.MICROSOFT.CONCAT(&quot;0&quot;;DEC2HEX([.H42]));2))" office:value-type="string" office:string-value="$D8" calcext:value-type="string">
            <text:p>$D8</text:p>
          </table:table-cell>
          <table:table-cell table:formula="of:=COM.MICROSOFT.CONCAT(&quot;$&quot;; RIGHT(COM.MICROSOFT.CONCAT(&quot;0&quot;;DEC2HEX([.I42]));2))" office:value-type="string" office:string-value="$BF" calcext:value-type="string">
            <text:p>$BF</text:p>
          </table:table-cell>
          <table:table-cell table:formula="of:=COM.MICROSOFT.CONCAT(&quot;$&quot;; RIGHT(COM.MICROSOFT.CONCAT(&quot;0&quot;;DEC2HEX([.J42]));2))" office:value-type="string" office:string-value="$D8" calcext:value-type="string">
            <text:p>$D8</text:p>
          </table:table-cell>
          <table:table-cell office:value-type="float" office:value="216" calcext:value-type="float">
            <text:p>216</text:p>
          </table:table-cell>
          <table:table-cell office:value-type="float" office:value="191" calcext:value-type="float">
            <text:p>191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Purples</text:p>
          </table:table-cell>
          <table:table-cell office:value-type="string" calcext:value-type="string">
            <text:p>Plum</text:p>
          </table:table-cell>
          <table:table-cell table:formula="of:=UPPER([.C43])" office:value-type="string" office:string-value="PLUM" calcext:value-type="string">
            <text:p>PLUM</text:p>
          </table:table-cell>
          <table:table-cell table:formula="of:=COM.MICROSOFT.CONCAT(&quot;$&quot;; RIGHT(COM.MICROSOFT.CONCAT(&quot;0&quot;;DEC2HEX([.H43]));2))" office:value-type="string" office:string-value="$DD" calcext:value-type="string">
            <text:p>$DD</text:p>
          </table:table-cell>
          <table:table-cell table:formula="of:=COM.MICROSOFT.CONCAT(&quot;$&quot;; RIGHT(COM.MICROSOFT.CONCAT(&quot;0&quot;;DEC2HEX([.I43]));2))" office:value-type="string" office:string-value="$A0" calcext:value-type="string">
            <text:p>$A0</text:p>
          </table:table-cell>
          <table:table-cell table:formula="of:=COM.MICROSOFT.CONCAT(&quot;$&quot;; RIGHT(COM.MICROSOFT.CONCAT(&quot;0&quot;;DEC2HEX([.J43]));2))" office:value-type="string" office:string-value="$DD" calcext:value-type="string">
            <text:p>$DD</text:p>
          </table:table-cell>
          <table:table-cell office:value-type="float" office:value="221" calcext:value-type="float">
            <text:p>221</text:p>
          </table:table-cell>
          <table:table-cell office:value-type="float" office:value="160" calcext:value-type="float">
            <text:p>160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Purples</text:p>
          </table:table-cell>
          <table:table-cell office:value-type="string" calcext:value-type="string">
            <text:p>Violet</text:p>
          </table:table-cell>
          <table:table-cell table:formula="of:=UPPER([.C44])" office:value-type="string" office:string-value="VIOLET" calcext:value-type="string">
            <text:p>VIOLET</text:p>
          </table:table-cell>
          <table:table-cell table:formula="of:=COM.MICROSOFT.CONCAT(&quot;$&quot;; RIGHT(COM.MICROSOFT.CONCAT(&quot;0&quot;;DEC2HEX([.H44]));2))" office:value-type="string" office:string-value="$EE" calcext:value-type="string">
            <text:p>$EE</text:p>
          </table:table-cell>
          <table:table-cell table:formula="of:=COM.MICROSOFT.CONCAT(&quot;$&quot;; RIGHT(COM.MICROSOFT.CONCAT(&quot;0&quot;;DEC2HEX([.I44]));2))" office:value-type="string" office:string-value="$82" calcext:value-type="string">
            <text:p>$82</text:p>
          </table:table-cell>
          <table:table-cell table:formula="of:=COM.MICROSOFT.CONCAT(&quot;$&quot;; RIGHT(COM.MICROSOFT.CONCAT(&quot;0&quot;;DEC2HEX([.J44]));2))" office:value-type="string" office:string-value="$EE" calcext:value-type="string">
            <text:p>$EE</text:p>
          </table:table-cell>
          <table:table-cell office:value-type="float" office:value="238" calcext:value-type="float">
            <text:p>238</text:p>
          </table:table-cell>
          <table:table-cell office:value-type="float" office:value="130" calcext:value-type="float">
            <text:p>130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Purples</text:p>
          </table:table-cell>
          <table:table-cell office:value-type="string" calcext:value-type="string">
            <text:p>Orchid</text:p>
          </table:table-cell>
          <table:table-cell table:formula="of:=UPPER([.C45])" office:value-type="string" office:string-value="ORCHID" calcext:value-type="string">
            <text:p>ORCHID</text:p>
          </table:table-cell>
          <table:table-cell table:formula="of:=COM.MICROSOFT.CONCAT(&quot;$&quot;; RIGHT(COM.MICROSOFT.CONCAT(&quot;0&quot;;DEC2HEX([.H45]));2))" office:value-type="string" office:string-value="$DA" calcext:value-type="string">
            <text:p>$DA</text:p>
          </table:table-cell>
          <table:table-cell table:formula="of:=COM.MICROSOFT.CONCAT(&quot;$&quot;; RIGHT(COM.MICROSOFT.CONCAT(&quot;0&quot;;DEC2HEX([.I45]));2))" office:value-type="string" office:string-value="$70" calcext:value-type="string">
            <text:p>$70</text:p>
          </table:table-cell>
          <table:table-cell table:formula="of:=COM.MICROSOFT.CONCAT(&quot;$&quot;; RIGHT(COM.MICROSOFT.CONCAT(&quot;0&quot;;DEC2HEX([.J45]));2))" office:value-type="string" office:string-value="$D6" calcext:value-type="string">
            <text:p>$D6</text:p>
          </table:table-cell>
          <table:table-cell office:value-type="float" office:value="218" calcext:value-type="float">
            <text:p>218</text:p>
          </table:table-cell>
          <table:table-cell office:value-type="float" office:value="112" calcext:value-type="float">
            <text:p>112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Purples</text:p>
          </table:table-cell>
          <table:table-cell office:value-type="string" calcext:value-type="string">
            <text:p>Fuchsia</text:p>
          </table:table-cell>
          <table:table-cell table:formula="of:=UPPER([.C46])" office:value-type="string" office:string-value="FUCHSIA" calcext:value-type="string">
            <text:p>FUCHSIA</text:p>
          </table:table-cell>
          <table:table-cell table:formula="of:=COM.MICROSOFT.CONCAT(&quot;$&quot;; RIGHT(COM.MICROSOFT.CONCAT(&quot;0&quot;;DEC2HEX([.H46]));2))" office:value-type="string" office:string-value="$FF" calcext:value-type="string">
            <text:p>$FF</text:p>
          </table:table-cell>
          <table:table-cell table:formula="of:=COM.MICROSOFT.CONCAT(&quot;$&quot;; RIGHT(COM.MICROSOFT.CONCAT(&quot;0&quot;;DEC2HEX([.I46]));2))" office:value-type="string" office:string-value="$00" calcext:value-type="string">
            <text:p>$00</text:p>
          </table:table-cell>
          <table:table-cell table:formula="of:=COM.MICROSOFT.CONCAT(&quot;$&quot;; RIGHT(COM.MICROSOFT.CONCAT(&quot;0&quot;;DEC2HEX([.J46]));2))" office:value-type="string" office:string-value="$FF" calcext:value-type="string">
            <text:p>$FF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Purples</text:p>
          </table:table-cell>
          <table:table-cell office:value-type="string" calcext:value-type="string">
            <text:p>Magenta</text:p>
          </table:table-cell>
          <table:table-cell table:formula="of:=UPPER([.C47])" office:value-type="string" office:string-value="MAGENTA" calcext:value-type="string">
            <text:p>MAGENTA</text:p>
          </table:table-cell>
          <table:table-cell table:formula="of:=COM.MICROSOFT.CONCAT(&quot;$&quot;; RIGHT(COM.MICROSOFT.CONCAT(&quot;0&quot;;DEC2HEX([.H47]));2))" office:value-type="string" office:string-value="$FF" calcext:value-type="string">
            <text:p>$FF</text:p>
          </table:table-cell>
          <table:table-cell table:formula="of:=COM.MICROSOFT.CONCAT(&quot;$&quot;; RIGHT(COM.MICROSOFT.CONCAT(&quot;0&quot;;DEC2HEX([.I47]));2))" office:value-type="string" office:string-value="$00" calcext:value-type="string">
            <text:p>$00</text:p>
          </table:table-cell>
          <table:table-cell table:formula="of:=COM.MICROSOFT.CONCAT(&quot;$&quot;; RIGHT(COM.MICROSOFT.CONCAT(&quot;0&quot;;DEC2HEX([.J47]));2))" office:value-type="string" office:string-value="$FF" calcext:value-type="string">
            <text:p>$FF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Purples</text:p>
          </table:table-cell>
          <table:table-cell office:value-type="string" calcext:value-type="string">
            <text:p>MediumOrchid</text:p>
          </table:table-cell>
          <table:table-cell office:value-type="string" calcext:value-type="string">
            <text:p>MEDIUM_ORCHID</text:p>
          </table:table-cell>
          <table:table-cell table:formula="of:=COM.MICROSOFT.CONCAT(&quot;$&quot;; RIGHT(COM.MICROSOFT.CONCAT(&quot;0&quot;;DEC2HEX([.H48]));2))" office:value-type="string" office:string-value="$BA" calcext:value-type="string">
            <text:p>$BA</text:p>
          </table:table-cell>
          <table:table-cell table:formula="of:=COM.MICROSOFT.CONCAT(&quot;$&quot;; RIGHT(COM.MICROSOFT.CONCAT(&quot;0&quot;;DEC2HEX([.I48]));2))" office:value-type="string" office:string-value="$55" calcext:value-type="string">
            <text:p>$55</text:p>
          </table:table-cell>
          <table:table-cell table:formula="of:=COM.MICROSOFT.CONCAT(&quot;$&quot;; RIGHT(COM.MICROSOFT.CONCAT(&quot;0&quot;;DEC2HEX([.J48]));2))" office:value-type="string" office:string-value="$D3" calcext:value-type="string">
            <text:p>$D3</text:p>
          </table:table-cell>
          <table:table-cell office:value-type="float" office:value="186" calcext:value-type="float">
            <text:p>186</text:p>
          </table:table-cell>
          <table:table-cell office:value-type="float" office:value="85" calcext:value-type="float">
            <text:p>85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Purples</text:p>
          </table:table-cell>
          <table:table-cell office:value-type="string" calcext:value-type="string">
            <text:p>MediumPurple</text:p>
          </table:table-cell>
          <table:table-cell office:value-type="string" calcext:value-type="string">
            <text:p>MEDIUM_PURPLE</text:p>
          </table:table-cell>
          <table:table-cell table:formula="of:=COM.MICROSOFT.CONCAT(&quot;$&quot;; RIGHT(COM.MICROSOFT.CONCAT(&quot;0&quot;;DEC2HEX([.H49]));2))" office:value-type="string" office:string-value="$93" calcext:value-type="string">
            <text:p>$93</text:p>
          </table:table-cell>
          <table:table-cell table:formula="of:=COM.MICROSOFT.CONCAT(&quot;$&quot;; RIGHT(COM.MICROSOFT.CONCAT(&quot;0&quot;;DEC2HEX([.I49]));2))" office:value-type="string" office:string-value="$70" calcext:value-type="string">
            <text:p>$70</text:p>
          </table:table-cell>
          <table:table-cell table:formula="of:=COM.MICROSOFT.CONCAT(&quot;$&quot;; RIGHT(COM.MICROSOFT.CONCAT(&quot;0&quot;;DEC2HEX([.J49]));2))" office:value-type="string" office:string-value="$DB" calcext:value-type="string">
            <text:p>$DB</text:p>
          </table:table-cell>
          <table:table-cell office:value-type="float" office:value="147" calcext:value-type="float">
            <text:p>147</text:p>
          </table:table-cell>
          <table:table-cell office:value-type="float" office:value="112" calcext:value-type="float">
            <text:p>112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Purples</text:p>
          </table:table-cell>
          <table:table-cell office:value-type="string" calcext:value-type="string">
            <text:p>BlueViolet</text:p>
          </table:table-cell>
          <table:table-cell office:value-type="string" calcext:value-type="string">
            <text:p>BLUE_VIOLET</text:p>
          </table:table-cell>
          <table:table-cell table:formula="of:=COM.MICROSOFT.CONCAT(&quot;$&quot;; RIGHT(COM.MICROSOFT.CONCAT(&quot;0&quot;;DEC2HEX([.H50]));2))" office:value-type="string" office:string-value="$8A" calcext:value-type="string">
            <text:p>$8A</text:p>
          </table:table-cell>
          <table:table-cell table:formula="of:=COM.MICROSOFT.CONCAT(&quot;$&quot;; RIGHT(COM.MICROSOFT.CONCAT(&quot;0&quot;;DEC2HEX([.I50]));2))" office:value-type="string" office:string-value="$2B" calcext:value-type="string">
            <text:p>$2B</text:p>
          </table:table-cell>
          <table:table-cell table:formula="of:=COM.MICROSOFT.CONCAT(&quot;$&quot;; RIGHT(COM.MICROSOFT.CONCAT(&quot;0&quot;;DEC2HEX([.J50]));2))" office:value-type="string" office:string-value="$E2" calcext:value-type="string">
            <text:p>$E2</text:p>
          </table:table-cell>
          <table:table-cell office:value-type="float" office:value="138" calcext:value-type="float">
            <text:p>138</text:p>
          </table:table-cell>
          <table:table-cell office:value-type="float" office:value="43" calcext:value-type="float">
            <text:p>43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Purples</text:p>
          </table:table-cell>
          <table:table-cell office:value-type="string" calcext:value-type="string">
            <text:p>DarkViolet</text:p>
          </table:table-cell>
          <table:table-cell office:value-type="string" calcext:value-type="string">
            <text:p>DARK_VIOLET</text:p>
          </table:table-cell>
          <table:table-cell table:formula="of:=COM.MICROSOFT.CONCAT(&quot;$&quot;; RIGHT(COM.MICROSOFT.CONCAT(&quot;0&quot;;DEC2HEX([.H51]));2))" office:value-type="string" office:string-value="$94" calcext:value-type="string">
            <text:p>$94</text:p>
          </table:table-cell>
          <table:table-cell table:formula="of:=COM.MICROSOFT.CONCAT(&quot;$&quot;; RIGHT(COM.MICROSOFT.CONCAT(&quot;0&quot;;DEC2HEX([.I51]));2))" office:value-type="string" office:string-value="$00" calcext:value-type="string">
            <text:p>$00</text:p>
          </table:table-cell>
          <table:table-cell table:formula="of:=COM.MICROSOFT.CONCAT(&quot;$&quot;; RIGHT(COM.MICROSOFT.CONCAT(&quot;0&quot;;DEC2HEX([.J51]));2))" office:value-type="string" office:string-value="$D3" calcext:value-type="string">
            <text:p>$D3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Purples</text:p>
          </table:table-cell>
          <table:table-cell office:value-type="string" calcext:value-type="string">
            <text:p>DarkOrchid</text:p>
          </table:table-cell>
          <table:table-cell office:value-type="string" calcext:value-type="string">
            <text:p>DARK_ORCHID</text:p>
          </table:table-cell>
          <table:table-cell table:formula="of:=COM.MICROSOFT.CONCAT(&quot;$&quot;; RIGHT(COM.MICROSOFT.CONCAT(&quot;0&quot;;DEC2HEX([.H52]));2))" office:value-type="string" office:string-value="$99" calcext:value-type="string">
            <text:p>$99</text:p>
          </table:table-cell>
          <table:table-cell table:formula="of:=COM.MICROSOFT.CONCAT(&quot;$&quot;; RIGHT(COM.MICROSOFT.CONCAT(&quot;0&quot;;DEC2HEX([.I52]));2))" office:value-type="string" office:string-value="$32" calcext:value-type="string">
            <text:p>$32</text:p>
          </table:table-cell>
          <table:table-cell table:formula="of:=COM.MICROSOFT.CONCAT(&quot;$&quot;; RIGHT(COM.MICROSOFT.CONCAT(&quot;0&quot;;DEC2HEX([.J52]));2))" office:value-type="string" office:string-value="$CC" calcext:value-type="string">
            <text:p>$CC</text:p>
          </table:table-cell>
          <table:table-cell office:value-type="float" office:value="153" calcext:value-type="float">
            <text:p>153</text:p>
          </table:table-cell>
          <table:table-cell office:value-type="float" office:value="50" calcext:value-type="float">
            <text:p>50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Purples</text:p>
          </table:table-cell>
          <table:table-cell office:value-type="string" calcext:value-type="string">
            <text:p>DarkMagenta</text:p>
          </table:table-cell>
          <table:table-cell office:value-type="string" calcext:value-type="string">
            <text:p>DARK_MAGENTA</text:p>
          </table:table-cell>
          <table:table-cell table:formula="of:=COM.MICROSOFT.CONCAT(&quot;$&quot;; RIGHT(COM.MICROSOFT.CONCAT(&quot;0&quot;;DEC2HEX([.H53]));2))" office:value-type="string" office:string-value="$8B" calcext:value-type="string">
            <text:p>$8B</text:p>
          </table:table-cell>
          <table:table-cell table:formula="of:=COM.MICROSOFT.CONCAT(&quot;$&quot;; RIGHT(COM.MICROSOFT.CONCAT(&quot;0&quot;;DEC2HEX([.I53]));2))" office:value-type="string" office:string-value="$00" calcext:value-type="string">
            <text:p>$00</text:p>
          </table:table-cell>
          <table:table-cell table:formula="of:=COM.MICROSOFT.CONCAT(&quot;$&quot;; RIGHT(COM.MICROSOFT.CONCAT(&quot;0&quot;;DEC2HEX([.J53]));2))" office:value-type="string" office:string-value="$8B" calcext:value-type="string">
            <text:p>$8B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Purples</text:p>
          </table:table-cell>
          <table:table-cell office:value-type="string" calcext:value-type="string">
            <text:p>Purple</text:p>
          </table:table-cell>
          <table:table-cell table:formula="of:=UPPER([.C54])" office:value-type="string" office:string-value="PURPLE" calcext:value-type="string">
            <text:p>PURPLE</text:p>
          </table:table-cell>
          <table:table-cell table:formula="of:=COM.MICROSOFT.CONCAT(&quot;$&quot;; RIGHT(COM.MICROSOFT.CONCAT(&quot;0&quot;;DEC2HEX([.H54]));2))" office:value-type="string" office:string-value="$80" calcext:value-type="string">
            <text:p>$80</text:p>
          </table:table-cell>
          <table:table-cell table:formula="of:=COM.MICROSOFT.CONCAT(&quot;$&quot;; RIGHT(COM.MICROSOFT.CONCAT(&quot;0&quot;;DEC2HEX([.I54]));2))" office:value-type="string" office:string-value="$00" calcext:value-type="string">
            <text:p>$00</text:p>
          </table:table-cell>
          <table:table-cell table:formula="of:=COM.MICROSOFT.CONCAT(&quot;$&quot;; RIGHT(COM.MICROSOFT.CONCAT(&quot;0&quot;;DEC2HEX([.J54]));2))" office:value-type="string" office:string-value="$80" calcext:value-type="string">
            <text:p>$8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Purples</text:p>
          </table:table-cell>
          <table:table-cell office:value-type="string" calcext:value-type="string">
            <text:p>RebeccaPurple</text:p>
          </table:table-cell>
          <table:table-cell/>
          <table:table-cell table:formula="of:=COM.MICROSOFT.CONCAT(&quot;$&quot;; RIGHT(COM.MICROSOFT.CONCAT(&quot;0&quot;;DEC2HEX([.H55]));2))" office:value-type="string" office:string-value="$66" calcext:value-type="string">
            <text:p>$66</text:p>
          </table:table-cell>
          <table:table-cell table:formula="of:=COM.MICROSOFT.CONCAT(&quot;$&quot;; RIGHT(COM.MICROSOFT.CONCAT(&quot;0&quot;;DEC2HEX([.I55]));2))" office:value-type="string" office:string-value="$33" calcext:value-type="string">
            <text:p>$33</text:p>
          </table:table-cell>
          <table:table-cell table:formula="of:=COM.MICROSOFT.CONCAT(&quot;$&quot;; RIGHT(COM.MICROSOFT.CONCAT(&quot;0&quot;;DEC2HEX([.J55]));2))" office:value-type="string" office:string-value="$99" calcext:value-type="string">
            <text:p>$99</text:p>
          </table:table-cell>
          <table:table-cell office:value-type="float" office:value="102" calcext:value-type="float">
            <text:p>102</text:p>
          </table:table-cell>
          <table:table-cell office:value-type="float" office:value="51" calcext:value-type="float">
            <text:p>51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Purples</text:p>
          </table:table-cell>
          <table:table-cell office:value-type="string" calcext:value-type="string">
            <text:p>Indigo</text:p>
          </table:table-cell>
          <table:table-cell table:formula="of:=UPPER([.C56])" office:value-type="string" office:string-value="INDIGO" calcext:value-type="string">
            <text:p>INDIGO</text:p>
          </table:table-cell>
          <table:table-cell table:formula="of:=COM.MICROSOFT.CONCAT(&quot;$&quot;; RIGHT(COM.MICROSOFT.CONCAT(&quot;0&quot;;DEC2HEX([.H56]));2))" office:value-type="string" office:string-value="$4B" calcext:value-type="string">
            <text:p>$4B</text:p>
          </table:table-cell>
          <table:table-cell table:formula="of:=COM.MICROSOFT.CONCAT(&quot;$&quot;; RIGHT(COM.MICROSOFT.CONCAT(&quot;0&quot;;DEC2HEX([.I56]));2))" office:value-type="string" office:string-value="$00" calcext:value-type="string">
            <text:p>$00</text:p>
          </table:table-cell>
          <table:table-cell table:formula="of:=COM.MICROSOFT.CONCAT(&quot;$&quot;; RIGHT(COM.MICROSOFT.CONCAT(&quot;0&quot;;DEC2HEX([.J56]));2))" office:value-type="string" office:string-value="$82" calcext:value-type="string">
            <text:p>$82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Purples</text:p>
          </table:table-cell>
          <table:table-cell office:value-type="string" calcext:value-type="string">
            <text:p>MediumSlateBlue</text:p>
          </table:table-cell>
          <table:table-cell/>
          <table:table-cell table:formula="of:=COM.MICROSOFT.CONCAT(&quot;$&quot;; RIGHT(COM.MICROSOFT.CONCAT(&quot;0&quot;;DEC2HEX([.H57]));2))" office:value-type="string" office:string-value="$7B" calcext:value-type="string">
            <text:p>$7B</text:p>
          </table:table-cell>
          <table:table-cell table:formula="of:=COM.MICROSOFT.CONCAT(&quot;$&quot;; RIGHT(COM.MICROSOFT.CONCAT(&quot;0&quot;;DEC2HEX([.I57]));2))" office:value-type="string" office:string-value="$68" calcext:value-type="string">
            <text:p>$68</text:p>
          </table:table-cell>
          <table:table-cell table:formula="of:=COM.MICROSOFT.CONCAT(&quot;$&quot;; RIGHT(COM.MICROSOFT.CONCAT(&quot;0&quot;;DEC2HEX([.J57]));2))" office:value-type="string" office:string-value="$EE" calcext:value-type="string">
            <text:p>$EE</text:p>
          </table:table-cell>
          <table:table-cell office:value-type="float" office:value="123" calcext:value-type="float">
            <text:p>123</text:p>
          </table:table-cell>
          <table:table-cell office:value-type="float" office:value="104" calcext:value-type="float">
            <text:p>104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Purples</text:p>
          </table:table-cell>
          <table:table-cell office:value-type="string" calcext:value-type="string">
            <text:p>SlateBlue</text:p>
          </table:table-cell>
          <table:table-cell/>
          <table:table-cell table:formula="of:=COM.MICROSOFT.CONCAT(&quot;$&quot;; RIGHT(COM.MICROSOFT.CONCAT(&quot;0&quot;;DEC2HEX([.H58]));2))" office:value-type="string" office:string-value="$6A" calcext:value-type="string">
            <text:p>$6A</text:p>
          </table:table-cell>
          <table:table-cell table:formula="of:=COM.MICROSOFT.CONCAT(&quot;$&quot;; RIGHT(COM.MICROSOFT.CONCAT(&quot;0&quot;;DEC2HEX([.I58]));2))" office:value-type="string" office:string-value="$5A" calcext:value-type="string">
            <text:p>$5A</text:p>
          </table:table-cell>
          <table:table-cell table:formula="of:=COM.MICROSOFT.CONCAT(&quot;$&quot;; RIGHT(COM.MICROSOFT.CONCAT(&quot;0&quot;;DEC2HEX([.J58]));2))" office:value-type="string" office:string-value="$CD" calcext:value-type="string">
            <text:p>$CD</text:p>
          </table:table-cell>
          <table:table-cell office:value-type="float" office:value="106" calcext:value-type="float">
            <text:p>106</text:p>
          </table:table-cell>
          <table:table-cell office:value-type="float" office:value="90" calcext:value-type="float">
            <text:p>90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Purples</text:p>
          </table:table-cell>
          <table:table-cell office:value-type="string" calcext:value-type="string">
            <text:p>DarkSlateBlue</text:p>
          </table:table-cell>
          <table:table-cell/>
          <table:table-cell table:formula="of:=COM.MICROSOFT.CONCAT(&quot;$&quot;; RIGHT(COM.MICROSOFT.CONCAT(&quot;0&quot;;DEC2HEX([.H59]));2))" office:value-type="string" office:string-value="$48" calcext:value-type="string">
            <text:p>$48</text:p>
          </table:table-cell>
          <table:table-cell table:formula="of:=COM.MICROSOFT.CONCAT(&quot;$&quot;; RIGHT(COM.MICROSOFT.CONCAT(&quot;0&quot;;DEC2HEX([.I59]));2))" office:value-type="string" office:string-value="$3D" calcext:value-type="string">
            <text:p>$3D</text:p>
          </table:table-cell>
          <table:table-cell table:formula="of:=COM.MICROSOFT.CONCAT(&quot;$&quot;; RIGHT(COM.MICROSOFT.CONCAT(&quot;0&quot;;DEC2HEX([.J59]));2))" office:value-type="string" office:string-value="$8B" calcext:value-type="string">
            <text:p>$8B</text:p>
          </table:table-cell>
          <table:table-cell office:value-type="float" office:value="72" calcext:value-type="float">
            <text:p>72</text:p>
          </table:table-cell>
          <table:table-cell office:value-type="float" office:value="61" calcext:value-type="float">
            <text:p>61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Greens</text:p>
          </table:table-cell>
          <table:table-cell table:number-columns-repeated="2"/>
          <table:table-cell table:formula="of:=COM.MICROSOFT.CONCAT(&quot;$&quot;; RIGHT(COM.MICROSOFT.CONCAT(&quot;0&quot;;DEC2HEX([.H60]));2))" office:value-type="string" office:string-value="$00" calcext:value-type="string">
            <text:p>$00</text:p>
          </table:table-cell>
          <table:table-cell table:formula="of:=COM.MICROSOFT.CONCAT(&quot;$&quot;; RIGHT(COM.MICROSOFT.CONCAT(&quot;0&quot;;DEC2HEX([.I60]));2))" office:value-type="string" office:string-value="$00" calcext:value-type="string">
            <text:p>$00</text:p>
          </table:table-cell>
          <table:table-cell table:formula="of:=COM.MICROSOFT.CONCAT(&quot;$&quot;; RIGHT(COM.MICROSOFT.CONCAT(&quot;0&quot;;DEC2HEX([.J60]));2))" office:value-type="string" office:string-value="$00" calcext:value-type="string">
            <text:p>$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Greens</text:p>
          </table:table-cell>
          <table:table-cell office:value-type="string" calcext:value-type="string">
            <text:p>GreenYellow</text:p>
          </table:table-cell>
          <table:table-cell/>
          <table:table-cell table:formula="of:=COM.MICROSOFT.CONCAT(&quot;$&quot;; RIGHT(COM.MICROSOFT.CONCAT(&quot;0&quot;;DEC2HEX([.H61]));2))" office:value-type="string" office:string-value="$AD" calcext:value-type="string">
            <text:p>$AD</text:p>
          </table:table-cell>
          <table:table-cell table:formula="of:=COM.MICROSOFT.CONCAT(&quot;$&quot;; RIGHT(COM.MICROSOFT.CONCAT(&quot;0&quot;;DEC2HEX([.I61]));2))" office:value-type="string" office:string-value="$FF" calcext:value-type="string">
            <text:p>$FF</text:p>
          </table:table-cell>
          <table:table-cell table:formula="of:=COM.MICROSOFT.CONCAT(&quot;$&quot;; RIGHT(COM.MICROSOFT.CONCAT(&quot;0&quot;;DEC2HEX([.J61]));2))" office:value-type="string" office:string-value="$2F" calcext:value-type="string">
            <text:p>$2F</text:p>
          </table:table-cell>
          <table:table-cell office:value-type="float" office:value="173" calcext:value-type="float">
            <text:p>173</text:p>
          </table:table-cell>
          <table:table-cell office:value-type="float" office:value="255" calcext:value-type="float">
            <text:p>25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Greens</text:p>
          </table:table-cell>
          <table:table-cell office:value-type="string" calcext:value-type="string">
            <text:p>Chartreuse</text:p>
          </table:table-cell>
          <table:table-cell table:formula="of:=UPPER([.C62])" office:value-type="string" office:string-value="CHARTREUSE" calcext:value-type="string">
            <text:p>CHARTREUSE</text:p>
          </table:table-cell>
          <table:table-cell table:formula="of:=COM.MICROSOFT.CONCAT(&quot;$&quot;; RIGHT(COM.MICROSOFT.CONCAT(&quot;0&quot;;DEC2HEX([.H62]));2))" office:value-type="string" office:string-value="$7F" calcext:value-type="string">
            <text:p>$7F</text:p>
          </table:table-cell>
          <table:table-cell table:formula="of:=COM.MICROSOFT.CONCAT(&quot;$&quot;; RIGHT(COM.MICROSOFT.CONCAT(&quot;0&quot;;DEC2HEX([.I62]));2))" office:value-type="string" office:string-value="$FF" calcext:value-type="string">
            <text:p>$FF</text:p>
          </table:table-cell>
          <table:table-cell table:formula="of:=COM.MICROSOFT.CONCAT(&quot;$&quot;; RIGHT(COM.MICROSOFT.CONCAT(&quot;0&quot;;DEC2HEX([.J62]));2))" office:value-type="string" office:string-value="$00" calcext:value-type="string">
            <text:p>$00</text:p>
          </table:table-cell>
          <table:table-cell office:value-type="float" office:value="127" calcext:value-type="float">
            <text:p>127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Greens</text:p>
          </table:table-cell>
          <table:table-cell office:value-type="string" calcext:value-type="string">
            <text:p>LawnGreen</text:p>
          </table:table-cell>
          <table:table-cell/>
          <table:table-cell table:formula="of:=COM.MICROSOFT.CONCAT(&quot;$&quot;; RIGHT(COM.MICROSOFT.CONCAT(&quot;0&quot;;DEC2HEX([.H63]));2))" office:value-type="string" office:string-value="$7C" calcext:value-type="string">
            <text:p>$7C</text:p>
          </table:table-cell>
          <table:table-cell table:formula="of:=COM.MICROSOFT.CONCAT(&quot;$&quot;; RIGHT(COM.MICROSOFT.CONCAT(&quot;0&quot;;DEC2HEX([.I63]));2))" office:value-type="string" office:string-value="$FC" calcext:value-type="string">
            <text:p>$FC</text:p>
          </table:table-cell>
          <table:table-cell table:formula="of:=COM.MICROSOFT.CONCAT(&quot;$&quot;; RIGHT(COM.MICROSOFT.CONCAT(&quot;0&quot;;DEC2HEX([.J63]));2))" office:value-type="string" office:string-value="$00" calcext:value-type="string">
            <text:p>$00</text:p>
          </table:table-cell>
          <table:table-cell office:value-type="float" office:value="124" calcext:value-type="float">
            <text:p>124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Greens</text:p>
          </table:table-cell>
          <table:table-cell office:value-type="string" calcext:value-type="string">
            <text:p>Lime</text:p>
          </table:table-cell>
          <table:table-cell table:formula="of:=UPPER([.C64])" office:value-type="string" office:string-value="LIME" calcext:value-type="string">
            <text:p>LIME</text:p>
          </table:table-cell>
          <table:table-cell table:formula="of:=COM.MICROSOFT.CONCAT(&quot;$&quot;; RIGHT(COM.MICROSOFT.CONCAT(&quot;0&quot;;DEC2HEX([.H64]));2))" office:value-type="string" office:string-value="$00" calcext:value-type="string">
            <text:p>$00</text:p>
          </table:table-cell>
          <table:table-cell table:formula="of:=COM.MICROSOFT.CONCAT(&quot;$&quot;; RIGHT(COM.MICROSOFT.CONCAT(&quot;0&quot;;DEC2HEX([.I64]));2))" office:value-type="string" office:string-value="$FF" calcext:value-type="string">
            <text:p>$FF</text:p>
          </table:table-cell>
          <table:table-cell table:formula="of:=COM.MICROSOFT.CONCAT(&quot;$&quot;; RIGHT(COM.MICROSOFT.CONCAT(&quot;0&quot;;DEC2HEX([.J64]));2))" office:value-type="string" office:string-value="$00" calcext:value-type="string">
            <text:p>$0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Greens</text:p>
          </table:table-cell>
          <table:table-cell office:value-type="string" calcext:value-type="string">
            <text:p>LimeGreen</text:p>
          </table:table-cell>
          <table:table-cell/>
          <table:table-cell table:formula="of:=COM.MICROSOFT.CONCAT(&quot;$&quot;; RIGHT(COM.MICROSOFT.CONCAT(&quot;0&quot;;DEC2HEX([.H65]));2))" office:value-type="string" office:string-value="$32" calcext:value-type="string">
            <text:p>$32</text:p>
          </table:table-cell>
          <table:table-cell table:formula="of:=COM.MICROSOFT.CONCAT(&quot;$&quot;; RIGHT(COM.MICROSOFT.CONCAT(&quot;0&quot;;DEC2HEX([.I65]));2))" office:value-type="string" office:string-value="$CD" calcext:value-type="string">
            <text:p>$CD</text:p>
          </table:table-cell>
          <table:table-cell table:formula="of:=COM.MICROSOFT.CONCAT(&quot;$&quot;; RIGHT(COM.MICROSOFT.CONCAT(&quot;0&quot;;DEC2HEX([.J65]));2))" office:value-type="string" office:string-value="$32" calcext:value-type="string">
            <text:p>$32</text:p>
          </table:table-cell>
          <table:table-cell office:value-type="float" office:value="50" calcext:value-type="float">
            <text:p>50</text:p>
          </table:table-cell>
          <table:table-cell office:value-type="float" office:value="205" calcext:value-type="float">
            <text:p>2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Greens</text:p>
          </table:table-cell>
          <table:table-cell office:value-type="string" calcext:value-type="string">
            <text:p>PaleGreen</text:p>
          </table:table-cell>
          <table:table-cell/>
          <table:table-cell table:formula="of:=COM.MICROSOFT.CONCAT(&quot;$&quot;; RIGHT(COM.MICROSOFT.CONCAT(&quot;0&quot;;DEC2HEX([.H66]));2))" office:value-type="string" office:string-value="$98" calcext:value-type="string">
            <text:p>$98</text:p>
          </table:table-cell>
          <table:table-cell table:formula="of:=COM.MICROSOFT.CONCAT(&quot;$&quot;; RIGHT(COM.MICROSOFT.CONCAT(&quot;0&quot;;DEC2HEX([.I66]));2))" office:value-type="string" office:string-value="$FB" calcext:value-type="string">
            <text:p>$FB</text:p>
          </table:table-cell>
          <table:table-cell table:formula="of:=COM.MICROSOFT.CONCAT(&quot;$&quot;; RIGHT(COM.MICROSOFT.CONCAT(&quot;0&quot;;DEC2HEX([.J66]));2))" office:value-type="string" office:string-value="$98" calcext:value-type="string">
            <text:p>$98</text:p>
          </table:table-cell>
          <table:table-cell office:value-type="float" office:value="152" calcext:value-type="float">
            <text:p>152</text:p>
          </table:table-cell>
          <table:table-cell office:value-type="float" office:value="251" calcext:value-type="float">
            <text:p>251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Greens</text:p>
          </table:table-cell>
          <table:table-cell office:value-type="string" calcext:value-type="string">
            <text:p>LightGreen</text:p>
          </table:table-cell>
          <table:table-cell/>
          <table:table-cell table:formula="of:=COM.MICROSOFT.CONCAT(&quot;$&quot;; RIGHT(COM.MICROSOFT.CONCAT(&quot;0&quot;;DEC2HEX([.H67]));2))" office:value-type="string" office:string-value="$90" calcext:value-type="string">
            <text:p>$90</text:p>
          </table:table-cell>
          <table:table-cell table:formula="of:=COM.MICROSOFT.CONCAT(&quot;$&quot;; RIGHT(COM.MICROSOFT.CONCAT(&quot;0&quot;;DEC2HEX([.I67]));2))" office:value-type="string" office:string-value="$EE" calcext:value-type="string">
            <text:p>$EE</text:p>
          </table:table-cell>
          <table:table-cell table:formula="of:=COM.MICROSOFT.CONCAT(&quot;$&quot;; RIGHT(COM.MICROSOFT.CONCAT(&quot;0&quot;;DEC2HEX([.J67]));2))" office:value-type="string" office:string-value="$90" calcext:value-type="string">
            <text:p>$90</text:p>
          </table:table-cell>
          <table:table-cell office:value-type="float" office:value="144" calcext:value-type="float">
            <text:p>144</text:p>
          </table:table-cell>
          <table:table-cell office:value-type="float" office:value="238" calcext:value-type="float">
            <text:p>238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Greens</text:p>
          </table:table-cell>
          <table:table-cell office:value-type="string" calcext:value-type="string">
            <text:p>MediumSpringGreen</text:p>
          </table:table-cell>
          <table:table-cell/>
          <table:table-cell table:formula="of:=COM.MICROSOFT.CONCAT(&quot;$&quot;; RIGHT(COM.MICROSOFT.CONCAT(&quot;0&quot;;DEC2HEX([.H68]));2))" office:value-type="string" office:string-value="$00" calcext:value-type="string">
            <text:p>$00</text:p>
          </table:table-cell>
          <table:table-cell table:formula="of:=COM.MICROSOFT.CONCAT(&quot;$&quot;; RIGHT(COM.MICROSOFT.CONCAT(&quot;0&quot;;DEC2HEX([.I68]));2))" office:value-type="string" office:string-value="$FA" calcext:value-type="string">
            <text:p>$FA</text:p>
          </table:table-cell>
          <table:table-cell table:formula="of:=COM.MICROSOFT.CONCAT(&quot;$&quot;; RIGHT(COM.MICROSOFT.CONCAT(&quot;0&quot;;DEC2HEX([.J68]));2))" office:value-type="string" office:string-value="$9A" calcext:value-type="string">
            <text:p>$9A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Greens</text:p>
          </table:table-cell>
          <table:table-cell office:value-type="string" calcext:value-type="string">
            <text:p>SpringGreen</text:p>
          </table:table-cell>
          <table:table-cell/>
          <table:table-cell table:formula="of:=COM.MICROSOFT.CONCAT(&quot;$&quot;; RIGHT(COM.MICROSOFT.CONCAT(&quot;0&quot;;DEC2HEX([.H69]));2))" office:value-type="string" office:string-value="$00" calcext:value-type="string">
            <text:p>$00</text:p>
          </table:table-cell>
          <table:table-cell table:formula="of:=COM.MICROSOFT.CONCAT(&quot;$&quot;; RIGHT(COM.MICROSOFT.CONCAT(&quot;0&quot;;DEC2HEX([.I69]));2))" office:value-type="string" office:string-value="$FF" calcext:value-type="string">
            <text:p>$FF</text:p>
          </table:table-cell>
          <table:table-cell table:formula="of:=COM.MICROSOFT.CONCAT(&quot;$&quot;; RIGHT(COM.MICROSOFT.CONCAT(&quot;0&quot;;DEC2HEX([.J69]));2))" office:value-type="string" office:string-value="$7F" calcext:value-type="string">
            <text:p>$7F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Greens</text:p>
          </table:table-cell>
          <table:table-cell office:value-type="string" calcext:value-type="string">
            <text:p>MediumSeaGreen</text:p>
          </table:table-cell>
          <table:table-cell/>
          <table:table-cell table:formula="of:=COM.MICROSOFT.CONCAT(&quot;$&quot;; RIGHT(COM.MICROSOFT.CONCAT(&quot;0&quot;;DEC2HEX([.H70]));2))" office:value-type="string" office:string-value="$3C" calcext:value-type="string">
            <text:p>$3C</text:p>
          </table:table-cell>
          <table:table-cell table:formula="of:=COM.MICROSOFT.CONCAT(&quot;$&quot;; RIGHT(COM.MICROSOFT.CONCAT(&quot;0&quot;;DEC2HEX([.I70]));2))" office:value-type="string" office:string-value="$B3" calcext:value-type="string">
            <text:p>$B3</text:p>
          </table:table-cell>
          <table:table-cell table:formula="of:=COM.MICROSOFT.CONCAT(&quot;$&quot;; RIGHT(COM.MICROSOFT.CONCAT(&quot;0&quot;;DEC2HEX([.J70]));2))" office:value-type="string" office:string-value="$71" calcext:value-type="string">
            <text:p>$71</text:p>
          </table:table-cell>
          <table:table-cell office:value-type="float" office:value="60" calcext:value-type="float">
            <text:p>60</text:p>
          </table:table-cell>
          <table:table-cell office:value-type="float" office:value="179" calcext:value-type="float">
            <text:p>179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Greens</text:p>
          </table:table-cell>
          <table:table-cell office:value-type="string" calcext:value-type="string">
            <text:p>SeaGreen</text:p>
          </table:table-cell>
          <table:table-cell/>
          <table:table-cell table:formula="of:=COM.MICROSOFT.CONCAT(&quot;$&quot;; RIGHT(COM.MICROSOFT.CONCAT(&quot;0&quot;;DEC2HEX([.H71]));2))" office:value-type="string" office:string-value="$2E" calcext:value-type="string">
            <text:p>$2E</text:p>
          </table:table-cell>
          <table:table-cell table:formula="of:=COM.MICROSOFT.CONCAT(&quot;$&quot;; RIGHT(COM.MICROSOFT.CONCAT(&quot;0&quot;;DEC2HEX([.I71]));2))" office:value-type="string" office:string-value="$8B" calcext:value-type="string">
            <text:p>$8B</text:p>
          </table:table-cell>
          <table:table-cell table:formula="of:=COM.MICROSOFT.CONCAT(&quot;$&quot;; RIGHT(COM.MICROSOFT.CONCAT(&quot;0&quot;;DEC2HEX([.J71]));2))" office:value-type="string" office:string-value="$57" calcext:value-type="string">
            <text:p>$57</text:p>
          </table:table-cell>
          <table:table-cell office:value-type="float" office:value="46" calcext:value-type="float">
            <text:p>46</text:p>
          </table:table-cell>
          <table:table-cell office:value-type="float" office:value="139" calcext:value-type="float">
            <text:p>13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Greens</text:p>
          </table:table-cell>
          <table:table-cell office:value-type="string" calcext:value-type="string">
            <text:p>ForestGreen</text:p>
          </table:table-cell>
          <table:table-cell/>
          <table:table-cell table:formula="of:=COM.MICROSOFT.CONCAT(&quot;$&quot;; RIGHT(COM.MICROSOFT.CONCAT(&quot;0&quot;;DEC2HEX([.H72]));2))" office:value-type="string" office:string-value="$22" calcext:value-type="string">
            <text:p>$22</text:p>
          </table:table-cell>
          <table:table-cell table:formula="of:=COM.MICROSOFT.CONCAT(&quot;$&quot;; RIGHT(COM.MICROSOFT.CONCAT(&quot;0&quot;;DEC2HEX([.I72]));2))" office:value-type="string" office:string-value="$8B" calcext:value-type="string">
            <text:p>$8B</text:p>
          </table:table-cell>
          <table:table-cell table:formula="of:=COM.MICROSOFT.CONCAT(&quot;$&quot;; RIGHT(COM.MICROSOFT.CONCAT(&quot;0&quot;;DEC2HEX([.J72]));2))" office:value-type="string" office:string-value="$22" calcext:value-type="string">
            <text:p>$22</text:p>
          </table:table-cell>
          <table:table-cell office:value-type="float" office:value="34" calcext:value-type="float">
            <text:p>34</text:p>
          </table:table-cell>
          <table:table-cell office:value-type="float" office:value="139" calcext:value-type="float">
            <text:p>13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Greens</text:p>
          </table:table-cell>
          <table:table-cell office:value-type="string" calcext:value-type="string">
            <text:p>Green</text:p>
          </table:table-cell>
          <table:table-cell table:formula="of:=UPPER([.C73])" office:value-type="string" office:string-value="GREEN" calcext:value-type="string">
            <text:p>GREEN</text:p>
          </table:table-cell>
          <table:table-cell table:formula="of:=COM.MICROSOFT.CONCAT(&quot;$&quot;; RIGHT(COM.MICROSOFT.CONCAT(&quot;0&quot;;DEC2HEX([.H73]));2))" office:value-type="string" office:string-value="$00" calcext:value-type="string">
            <text:p>$00</text:p>
          </table:table-cell>
          <table:table-cell table:formula="of:=COM.MICROSOFT.CONCAT(&quot;$&quot;; RIGHT(COM.MICROSOFT.CONCAT(&quot;0&quot;;DEC2HEX([.I73]));2))" office:value-type="string" office:string-value="$80" calcext:value-type="string">
            <text:p>$80</text:p>
          </table:table-cell>
          <table:table-cell table:formula="of:=COM.MICROSOFT.CONCAT(&quot;$&quot;; RIGHT(COM.MICROSOFT.CONCAT(&quot;0&quot;;DEC2HEX([.J73]));2))" office:value-type="string" office:string-value="$00" calcext:value-type="string">
            <text:p>$00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Greens</text:p>
          </table:table-cell>
          <table:table-cell office:value-type="string" calcext:value-type="string">
            <text:p>DarkGreen</text:p>
          </table:table-cell>
          <table:table-cell/>
          <table:table-cell table:formula="of:=COM.MICROSOFT.CONCAT(&quot;$&quot;; RIGHT(COM.MICROSOFT.CONCAT(&quot;0&quot;;DEC2HEX([.H74]));2))" office:value-type="string" office:string-value="$00" calcext:value-type="string">
            <text:p>$00</text:p>
          </table:table-cell>
          <table:table-cell table:formula="of:=COM.MICROSOFT.CONCAT(&quot;$&quot;; RIGHT(COM.MICROSOFT.CONCAT(&quot;0&quot;;DEC2HEX([.I74]));2))" office:value-type="string" office:string-value="$64" calcext:value-type="string">
            <text:p>$64</text:p>
          </table:table-cell>
          <table:table-cell table:formula="of:=COM.MICROSOFT.CONCAT(&quot;$&quot;; RIGHT(COM.MICROSOFT.CONCAT(&quot;0&quot;;DEC2HEX([.J74]));2))" office:value-type="string" office:string-value="$00" calcext:value-type="string">
            <text:p>$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Greens</text:p>
          </table:table-cell>
          <table:table-cell office:value-type="string" calcext:value-type="string">
            <text:p>YellowGreen</text:p>
          </table:table-cell>
          <table:table-cell/>
          <table:table-cell table:formula="of:=COM.MICROSOFT.CONCAT(&quot;$&quot;; RIGHT(COM.MICROSOFT.CONCAT(&quot;0&quot;;DEC2HEX([.H75]));2))" office:value-type="string" office:string-value="$9A" calcext:value-type="string">
            <text:p>$9A</text:p>
          </table:table-cell>
          <table:table-cell table:formula="of:=COM.MICROSOFT.CONCAT(&quot;$&quot;; RIGHT(COM.MICROSOFT.CONCAT(&quot;0&quot;;DEC2HEX([.I75]));2))" office:value-type="string" office:string-value="$CD" calcext:value-type="string">
            <text:p>$CD</text:p>
          </table:table-cell>
          <table:table-cell table:formula="of:=COM.MICROSOFT.CONCAT(&quot;$&quot;; RIGHT(COM.MICROSOFT.CONCAT(&quot;0&quot;;DEC2HEX([.J75]));2))" office:value-type="string" office:string-value="$32" calcext:value-type="string">
            <text:p>$32</text:p>
          </table:table-cell>
          <table:table-cell office:value-type="float" office:value="154" calcext:value-type="float">
            <text:p>154</text:p>
          </table:table-cell>
          <table:table-cell office:value-type="float" office:value="205" calcext:value-type="float">
            <text:p>2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Greens</text:p>
          </table:table-cell>
          <table:table-cell office:value-type="string" calcext:value-type="string">
            <text:p>OliveDrab</text:p>
          </table:table-cell>
          <table:table-cell/>
          <table:table-cell table:formula="of:=COM.MICROSOFT.CONCAT(&quot;$&quot;; RIGHT(COM.MICROSOFT.CONCAT(&quot;0&quot;;DEC2HEX([.H76]));2))" office:value-type="string" office:string-value="$6B" calcext:value-type="string">
            <text:p>$6B</text:p>
          </table:table-cell>
          <table:table-cell table:formula="of:=COM.MICROSOFT.CONCAT(&quot;$&quot;; RIGHT(COM.MICROSOFT.CONCAT(&quot;0&quot;;DEC2HEX([.I76]));2))" office:value-type="string" office:string-value="$8E" calcext:value-type="string">
            <text:p>$8E</text:p>
          </table:table-cell>
          <table:table-cell table:formula="of:=COM.MICROSOFT.CONCAT(&quot;$&quot;; RIGHT(COM.MICROSOFT.CONCAT(&quot;0&quot;;DEC2HEX([.J76]));2))" office:value-type="string" office:string-value="$23" calcext:value-type="string">
            <text:p>$23</text:p>
          </table:table-cell>
          <table:table-cell office:value-type="float" office:value="107" calcext:value-type="float">
            <text:p>107</text:p>
          </table:table-cell>
          <table:table-cell office:value-type="float" office:value="142" calcext:value-type="float">
            <text:p>14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Greens</text:p>
          </table:table-cell>
          <table:table-cell office:value-type="string" calcext:value-type="string">
            <text:p>Olive</text:p>
          </table:table-cell>
          <table:table-cell table:formula="of:=UPPER([.C77])" office:value-type="string" office:string-value="OLIVE" calcext:value-type="string">
            <text:p>OLIVE</text:p>
          </table:table-cell>
          <table:table-cell table:formula="of:=COM.MICROSOFT.CONCAT(&quot;$&quot;; RIGHT(COM.MICROSOFT.CONCAT(&quot;0&quot;;DEC2HEX([.H77]));2))" office:value-type="string" office:string-value="$80" calcext:value-type="string">
            <text:p>$80</text:p>
          </table:table-cell>
          <table:table-cell table:formula="of:=COM.MICROSOFT.CONCAT(&quot;$&quot;; RIGHT(COM.MICROSOFT.CONCAT(&quot;0&quot;;DEC2HEX([.I77]));2))" office:value-type="string" office:string-value="$80" calcext:value-type="string">
            <text:p>$80</text:p>
          </table:table-cell>
          <table:table-cell table:formula="of:=COM.MICROSOFT.CONCAT(&quot;$&quot;; RIGHT(COM.MICROSOFT.CONCAT(&quot;0&quot;;DEC2HEX([.J77]));2))" office:value-type="string" office:string-value="$00" calcext:value-type="string">
            <text:p>$00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Greens</text:p>
          </table:table-cell>
          <table:table-cell office:value-type="string" calcext:value-type="string">
            <text:p>DarkOliveGreen</text:p>
          </table:table-cell>
          <table:table-cell/>
          <table:table-cell table:formula="of:=COM.MICROSOFT.CONCAT(&quot;$&quot;; RIGHT(COM.MICROSOFT.CONCAT(&quot;0&quot;;DEC2HEX([.H78]));2))" office:value-type="string" office:string-value="$55" calcext:value-type="string">
            <text:p>$55</text:p>
          </table:table-cell>
          <table:table-cell table:formula="of:=COM.MICROSOFT.CONCAT(&quot;$&quot;; RIGHT(COM.MICROSOFT.CONCAT(&quot;0&quot;;DEC2HEX([.I78]));2))" office:value-type="string" office:string-value="$6B" calcext:value-type="string">
            <text:p>$6B</text:p>
          </table:table-cell>
          <table:table-cell table:formula="of:=COM.MICROSOFT.CONCAT(&quot;$&quot;; RIGHT(COM.MICROSOFT.CONCAT(&quot;0&quot;;DEC2HEX([.J78]));2))" office:value-type="string" office:string-value="$2F" calcext:value-type="string">
            <text:p>$2F</text:p>
          </table:table-cell>
          <table:table-cell office:value-type="float" office:value="85" calcext:value-type="float">
            <text:p>85</text:p>
          </table:table-cell>
          <table:table-cell office:value-type="float" office:value="107" calcext:value-type="float">
            <text:p>10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Greens</text:p>
          </table:table-cell>
          <table:table-cell office:value-type="string" calcext:value-type="string">
            <text:p>MediumAquamarine</text:p>
          </table:table-cell>
          <table:table-cell/>
          <table:table-cell table:formula="of:=COM.MICROSOFT.CONCAT(&quot;$&quot;; RIGHT(COM.MICROSOFT.CONCAT(&quot;0&quot;;DEC2HEX([.H79]));2))" office:value-type="string" office:string-value="$66" calcext:value-type="string">
            <text:p>$66</text:p>
          </table:table-cell>
          <table:table-cell table:formula="of:=COM.MICROSOFT.CONCAT(&quot;$&quot;; RIGHT(COM.MICROSOFT.CONCAT(&quot;0&quot;;DEC2HEX([.I79]));2))" office:value-type="string" office:string-value="$CD" calcext:value-type="string">
            <text:p>$CD</text:p>
          </table:table-cell>
          <table:table-cell table:formula="of:=COM.MICROSOFT.CONCAT(&quot;$&quot;; RIGHT(COM.MICROSOFT.CONCAT(&quot;0&quot;;DEC2HEX([.J79]));2))" office:value-type="string" office:string-value="$AA" calcext:value-type="string">
            <text:p>$AA</text:p>
          </table:table-cell>
          <table:table-cell office:value-type="float" office:value="102" calcext:value-type="float">
            <text:p>102</text:p>
          </table:table-cell>
          <table:table-cell office:value-type="float" office:value="205" calcext:value-type="float">
            <text:p>205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Greens</text:p>
          </table:table-cell>
          <table:table-cell office:value-type="string" calcext:value-type="string">
            <text:p>DarkSeaGreen</text:p>
          </table:table-cell>
          <table:table-cell/>
          <table:table-cell table:formula="of:=COM.MICROSOFT.CONCAT(&quot;$&quot;; RIGHT(COM.MICROSOFT.CONCAT(&quot;0&quot;;DEC2HEX([.H80]));2))" office:value-type="string" office:string-value="$8F" calcext:value-type="string">
            <text:p>$8F</text:p>
          </table:table-cell>
          <table:table-cell table:formula="of:=COM.MICROSOFT.CONCAT(&quot;$&quot;; RIGHT(COM.MICROSOFT.CONCAT(&quot;0&quot;;DEC2HEX([.I80]));2))" office:value-type="string" office:string-value="$BC" calcext:value-type="string">
            <text:p>$BC</text:p>
          </table:table-cell>
          <table:table-cell table:formula="of:=COM.MICROSOFT.CONCAT(&quot;$&quot;; RIGHT(COM.MICROSOFT.CONCAT(&quot;0&quot;;DEC2HEX([.J80]));2))" office:value-type="string" office:string-value="$8F" calcext:value-type="string">
            <text:p>$8F</text:p>
          </table:table-cell>
          <table:table-cell office:value-type="float" office:value="143" calcext:value-type="float">
            <text:p>143</text:p>
          </table:table-cell>
          <table:table-cell office:value-type="float" office:value="188" calcext:value-type="float">
            <text:p>188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Greens</text:p>
          </table:table-cell>
          <table:table-cell office:value-type="string" calcext:value-type="string">
            <text:p>LightSeaGreen</text:p>
          </table:table-cell>
          <table:table-cell/>
          <table:table-cell table:formula="of:=COM.MICROSOFT.CONCAT(&quot;$&quot;; RIGHT(COM.MICROSOFT.CONCAT(&quot;0&quot;;DEC2HEX([.H81]));2))" office:value-type="string" office:string-value="$20" calcext:value-type="string">
            <text:p>$20</text:p>
          </table:table-cell>
          <table:table-cell table:formula="of:=COM.MICROSOFT.CONCAT(&quot;$&quot;; RIGHT(COM.MICROSOFT.CONCAT(&quot;0&quot;;DEC2HEX([.I81]));2))" office:value-type="string" office:string-value="$B2" calcext:value-type="string">
            <text:p>$B2</text:p>
          </table:table-cell>
          <table:table-cell table:formula="of:=COM.MICROSOFT.CONCAT(&quot;$&quot;; RIGHT(COM.MICROSOFT.CONCAT(&quot;0&quot;;DEC2HEX([.J81]));2))" office:value-type="string" office:string-value="$AA" calcext:value-type="string">
            <text:p>$AA</text:p>
          </table:table-cell>
          <table:table-cell office:value-type="float" office:value="32" calcext:value-type="float">
            <text:p>32</text:p>
          </table:table-cell>
          <table:table-cell office:value-type="float" office:value="178" calcext:value-type="float">
            <text:p>178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Greens</text:p>
          </table:table-cell>
          <table:table-cell office:value-type="string" calcext:value-type="string">
            <text:p>DarkCyan</text:p>
          </table:table-cell>
          <table:table-cell/>
          <table:table-cell table:formula="of:=COM.MICROSOFT.CONCAT(&quot;$&quot;; RIGHT(COM.MICROSOFT.CONCAT(&quot;0&quot;;DEC2HEX([.H82]));2))" office:value-type="string" office:string-value="$00" calcext:value-type="string">
            <text:p>$00</text:p>
          </table:table-cell>
          <table:table-cell table:formula="of:=COM.MICROSOFT.CONCAT(&quot;$&quot;; RIGHT(COM.MICROSOFT.CONCAT(&quot;0&quot;;DEC2HEX([.I82]));2))" office:value-type="string" office:string-value="$8B" calcext:value-type="string">
            <text:p>$8B</text:p>
          </table:table-cell>
          <table:table-cell table:formula="of:=COM.MICROSOFT.CONCAT(&quot;$&quot;; RIGHT(COM.MICROSOFT.CONCAT(&quot;0&quot;;DEC2HEX([.J82]));2))" office:value-type="string" office:string-value="$8B" calcext:value-type="string">
            <text:p>$8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Greens</text:p>
          </table:table-cell>
          <table:table-cell office:value-type="string" calcext:value-type="string">
            <text:p>Teal</text:p>
          </table:table-cell>
          <table:table-cell table:formula="of:=UPPER([.C83])" office:value-type="string" office:string-value="TEAL" calcext:value-type="string">
            <text:p>TEAL</text:p>
          </table:table-cell>
          <table:table-cell table:formula="of:=COM.MICROSOFT.CONCAT(&quot;$&quot;; RIGHT(COM.MICROSOFT.CONCAT(&quot;0&quot;;DEC2HEX([.H83]));2))" office:value-type="string" office:string-value="$00" calcext:value-type="string">
            <text:p>$00</text:p>
          </table:table-cell>
          <table:table-cell table:formula="of:=COM.MICROSOFT.CONCAT(&quot;$&quot;; RIGHT(COM.MICROSOFT.CONCAT(&quot;0&quot;;DEC2HEX([.I83]));2))" office:value-type="string" office:string-value="$80" calcext:value-type="string">
            <text:p>$80</text:p>
          </table:table-cell>
          <table:table-cell table:formula="of:=COM.MICROSOFT.CONCAT(&quot;$&quot;; RIGHT(COM.MICROSOFT.CONCAT(&quot;0&quot;;DEC2HEX([.J83]));2))" office:value-type="string" office:string-value="$80" calcext:value-type="string">
            <text:p>$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Blues / Cyans</text:p>
          </table:table-cell>
          <table:table-cell table:number-columns-repeated="2"/>
          <table:table-cell table:formula="of:=COM.MICROSOFT.CONCAT(&quot;$&quot;; RIGHT(COM.MICROSOFT.CONCAT(&quot;0&quot;;DEC2HEX([.H84]));2))" office:value-type="string" office:string-value="$00" calcext:value-type="string">
            <text:p>$00</text:p>
          </table:table-cell>
          <table:table-cell table:formula="of:=COM.MICROSOFT.CONCAT(&quot;$&quot;; RIGHT(COM.MICROSOFT.CONCAT(&quot;0&quot;;DEC2HEX([.I84]));2))" office:value-type="string" office:string-value="$00" calcext:value-type="string">
            <text:p>$00</text:p>
          </table:table-cell>
          <table:table-cell table:formula="of:=COM.MICROSOFT.CONCAT(&quot;$&quot;; RIGHT(COM.MICROSOFT.CONCAT(&quot;0&quot;;DEC2HEX([.J84]));2))" office:value-type="string" office:string-value="$00" calcext:value-type="string">
            <text:p>$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Blues / Cyans</text:p>
          </table:table-cell>
          <table:table-cell office:value-type="string" calcext:value-type="string">
            <text:p>Aqua</text:p>
          </table:table-cell>
          <table:table-cell table:formula="of:=UPPER([.C85])" office:value-type="string" office:string-value="AQUA" calcext:value-type="string">
            <text:p>AQUA</text:p>
          </table:table-cell>
          <table:table-cell table:formula="of:=COM.MICROSOFT.CONCAT(&quot;$&quot;; RIGHT(COM.MICROSOFT.CONCAT(&quot;0&quot;;DEC2HEX([.H85]));2))" office:value-type="string" office:string-value="$00" calcext:value-type="string">
            <text:p>$00</text:p>
          </table:table-cell>
          <table:table-cell table:formula="of:=COM.MICROSOFT.CONCAT(&quot;$&quot;; RIGHT(COM.MICROSOFT.CONCAT(&quot;0&quot;;DEC2HEX([.I85]));2))" office:value-type="string" office:string-value="$FF" calcext:value-type="string">
            <text:p>$FF</text:p>
          </table:table-cell>
          <table:table-cell table:formula="of:=COM.MICROSOFT.CONCAT(&quot;$&quot;; RIGHT(COM.MICROSOFT.CONCAT(&quot;0&quot;;DEC2HEX([.J85]));2))" office:value-type="string" office:string-value="$FF" calcext:value-type="string">
            <text:p>$F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Blues / Cyans</text:p>
          </table:table-cell>
          <table:table-cell office:value-type="string" calcext:value-type="string">
            <text:p>Cyan</text:p>
          </table:table-cell>
          <table:table-cell table:formula="of:=UPPER([.C86])" office:value-type="string" office:string-value="CYAN" calcext:value-type="string">
            <text:p>CYAN</text:p>
          </table:table-cell>
          <table:table-cell table:formula="of:=COM.MICROSOFT.CONCAT(&quot;$&quot;; RIGHT(COM.MICROSOFT.CONCAT(&quot;0&quot;;DEC2HEX([.H86]));2))" office:value-type="string" office:string-value="$00" calcext:value-type="string">
            <text:p>$00</text:p>
          </table:table-cell>
          <table:table-cell table:formula="of:=COM.MICROSOFT.CONCAT(&quot;$&quot;; RIGHT(COM.MICROSOFT.CONCAT(&quot;0&quot;;DEC2HEX([.I86]));2))" office:value-type="string" office:string-value="$FF" calcext:value-type="string">
            <text:p>$FF</text:p>
          </table:table-cell>
          <table:table-cell table:formula="of:=COM.MICROSOFT.CONCAT(&quot;$&quot;; RIGHT(COM.MICROSOFT.CONCAT(&quot;0&quot;;DEC2HEX([.J86]));2))" office:value-type="string" office:string-value="$FF" calcext:value-type="string">
            <text:p>$F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Blues / Cyans</text:p>
          </table:table-cell>
          <table:table-cell office:value-type="string" calcext:value-type="string">
            <text:p>LightCyan</text:p>
          </table:table-cell>
          <table:table-cell/>
          <table:table-cell table:formula="of:=COM.MICROSOFT.CONCAT(&quot;$&quot;; RIGHT(COM.MICROSOFT.CONCAT(&quot;0&quot;;DEC2HEX([.H87]));2))" office:value-type="string" office:string-value="$E0" calcext:value-type="string">
            <text:p>$E0</text:p>
          </table:table-cell>
          <table:table-cell table:formula="of:=COM.MICROSOFT.CONCAT(&quot;$&quot;; RIGHT(COM.MICROSOFT.CONCAT(&quot;0&quot;;DEC2HEX([.I87]));2))" office:value-type="string" office:string-value="$FF" calcext:value-type="string">
            <text:p>$FF</text:p>
          </table:table-cell>
          <table:table-cell table:formula="of:=COM.MICROSOFT.CONCAT(&quot;$&quot;; RIGHT(COM.MICROSOFT.CONCAT(&quot;0&quot;;DEC2HEX([.J87]));2))" office:value-type="string" office:string-value="$FF" calcext:value-type="string">
            <text:p>$FF</text:p>
          </table:table-cell>
          <table:table-cell office:value-type="float" office:value="224" calcext:value-type="float">
            <text:p>224</text:p>
          </table:table-cell>
          <table:table-cell table:number-columns-repeated="2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Blues / Cyans</text:p>
          </table:table-cell>
          <table:table-cell office:value-type="string" calcext:value-type="string">
            <text:p>PaleTurquoise</text:p>
          </table:table-cell>
          <table:table-cell/>
          <table:table-cell table:formula="of:=COM.MICROSOFT.CONCAT(&quot;$&quot;; RIGHT(COM.MICROSOFT.CONCAT(&quot;0&quot;;DEC2HEX([.H88]));2))" office:value-type="string" office:string-value="$AF" calcext:value-type="string">
            <text:p>$AF</text:p>
          </table:table-cell>
          <table:table-cell table:formula="of:=COM.MICROSOFT.CONCAT(&quot;$&quot;; RIGHT(COM.MICROSOFT.CONCAT(&quot;0&quot;;DEC2HEX([.I88]));2))" office:value-type="string" office:string-value="$EE" calcext:value-type="string">
            <text:p>$EE</text:p>
          </table:table-cell>
          <table:table-cell table:formula="of:=COM.MICROSOFT.CONCAT(&quot;$&quot;; RIGHT(COM.MICROSOFT.CONCAT(&quot;0&quot;;DEC2HEX([.J88]));2))" office:value-type="string" office:string-value="$EE" calcext:value-type="string">
            <text:p>$EE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Blues / Cyans</text:p>
          </table:table-cell>
          <table:table-cell office:value-type="string" calcext:value-type="string">
            <text:p>Aquamarine</text:p>
          </table:table-cell>
          <table:table-cell table:formula="of:=UPPER([.C89])" office:value-type="string" office:string-value="AQUAMARINE" calcext:value-type="string">
            <text:p>AQUAMARINE</text:p>
          </table:table-cell>
          <table:table-cell table:formula="of:=COM.MICROSOFT.CONCAT(&quot;$&quot;; RIGHT(COM.MICROSOFT.CONCAT(&quot;0&quot;;DEC2HEX([.H89]));2))" office:value-type="string" office:string-value="$7F" calcext:value-type="string">
            <text:p>$7F</text:p>
          </table:table-cell>
          <table:table-cell table:formula="of:=COM.MICROSOFT.CONCAT(&quot;$&quot;; RIGHT(COM.MICROSOFT.CONCAT(&quot;0&quot;;DEC2HEX([.I89]));2))" office:value-type="string" office:string-value="$FF" calcext:value-type="string">
            <text:p>$FF</text:p>
          </table:table-cell>
          <table:table-cell table:formula="of:=COM.MICROSOFT.CONCAT(&quot;$&quot;; RIGHT(COM.MICROSOFT.CONCAT(&quot;0&quot;;DEC2HEX([.J89]));2))" office:value-type="string" office:string-value="$D4" calcext:value-type="string">
            <text:p>$D4</text:p>
          </table:table-cell>
          <table:table-cell office:value-type="float" office:value="127" calcext:value-type="float">
            <text:p>127</text:p>
          </table:table-cell>
          <table:table-cell office:value-type="float" office:value="255" calcext:value-type="float">
            <text:p>255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Blues / Cyans</text:p>
          </table:table-cell>
          <table:table-cell office:value-type="string" calcext:value-type="string">
            <text:p>Turquoise</text:p>
          </table:table-cell>
          <table:table-cell table:formula="of:=UPPER([.C90])" office:value-type="string" office:string-value="TURQUOISE" calcext:value-type="string">
            <text:p>TURQUOISE</text:p>
          </table:table-cell>
          <table:table-cell table:formula="of:=COM.MICROSOFT.CONCAT(&quot;$&quot;; RIGHT(COM.MICROSOFT.CONCAT(&quot;0&quot;;DEC2HEX([.H90]));2))" office:value-type="string" office:string-value="$40" calcext:value-type="string">
            <text:p>$40</text:p>
          </table:table-cell>
          <table:table-cell table:formula="of:=COM.MICROSOFT.CONCAT(&quot;$&quot;; RIGHT(COM.MICROSOFT.CONCAT(&quot;0&quot;;DEC2HEX([.I90]));2))" office:value-type="string" office:string-value="$E0" calcext:value-type="string">
            <text:p>$E0</text:p>
          </table:table-cell>
          <table:table-cell table:formula="of:=COM.MICROSOFT.CONCAT(&quot;$&quot;; RIGHT(COM.MICROSOFT.CONCAT(&quot;0&quot;;DEC2HEX([.J90]));2))" office:value-type="string" office:string-value="$D0" calcext:value-type="string">
            <text:p>$D0</text:p>
          </table:table-cell>
          <table:table-cell office:value-type="float" office:value="64" calcext:value-type="float">
            <text:p>64</text:p>
          </table:table-cell>
          <table:table-cell office:value-type="float" office:value="224" calcext:value-type="float">
            <text:p>224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Blues / Cyans</text:p>
          </table:table-cell>
          <table:table-cell office:value-type="string" calcext:value-type="string">
            <text:p>MediumTurquoise</text:p>
          </table:table-cell>
          <table:table-cell/>
          <table:table-cell table:formula="of:=COM.MICROSOFT.CONCAT(&quot;$&quot;; RIGHT(COM.MICROSOFT.CONCAT(&quot;0&quot;;DEC2HEX([.H91]));2))" office:value-type="string" office:string-value="$48" calcext:value-type="string">
            <text:p>$48</text:p>
          </table:table-cell>
          <table:table-cell table:formula="of:=COM.MICROSOFT.CONCAT(&quot;$&quot;; RIGHT(COM.MICROSOFT.CONCAT(&quot;0&quot;;DEC2HEX([.I91]));2))" office:value-type="string" office:string-value="$D1" calcext:value-type="string">
            <text:p>$D1</text:p>
          </table:table-cell>
          <table:table-cell table:formula="of:=COM.MICROSOFT.CONCAT(&quot;$&quot;; RIGHT(COM.MICROSOFT.CONCAT(&quot;0&quot;;DEC2HEX([.J91]));2))" office:value-type="string" office:string-value="$CC" calcext:value-type="string">
            <text:p>$CC</text:p>
          </table:table-cell>
          <table:table-cell office:value-type="float" office:value="72" calcext:value-type="float">
            <text:p>72</text:p>
          </table:table-cell>
          <table:table-cell office:value-type="float" office:value="209" calcext:value-type="float">
            <text:p>209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Blues / Cyans</text:p>
          </table:table-cell>
          <table:table-cell office:value-type="string" calcext:value-type="string">
            <text:p>DarkTurquoise</text:p>
          </table:table-cell>
          <table:table-cell/>
          <table:table-cell table:formula="of:=COM.MICROSOFT.CONCAT(&quot;$&quot;; RIGHT(COM.MICROSOFT.CONCAT(&quot;0&quot;;DEC2HEX([.H92]));2))" office:value-type="string" office:string-value="$00" calcext:value-type="string">
            <text:p>$00</text:p>
          </table:table-cell>
          <table:table-cell table:formula="of:=COM.MICROSOFT.CONCAT(&quot;$&quot;; RIGHT(COM.MICROSOFT.CONCAT(&quot;0&quot;;DEC2HEX([.I92]));2))" office:value-type="string" office:string-value="$CE" calcext:value-type="string">
            <text:p>$CE</text:p>
          </table:table-cell>
          <table:table-cell table:formula="of:=COM.MICROSOFT.CONCAT(&quot;$&quot;; RIGHT(COM.MICROSOFT.CONCAT(&quot;0&quot;;DEC2HEX([.J92]));2))" office:value-type="string" office:string-value="$D1" calcext:value-type="string">
            <text:p>$D1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Blues / Cyans</text:p>
          </table:table-cell>
          <table:table-cell office:value-type="string" calcext:value-type="string">
            <text:p>CadetBlue</text:p>
          </table:table-cell>
          <table:table-cell/>
          <table:table-cell table:formula="of:=COM.MICROSOFT.CONCAT(&quot;$&quot;; RIGHT(COM.MICROSOFT.CONCAT(&quot;0&quot;;DEC2HEX([.H93]));2))" office:value-type="string" office:string-value="$5F" calcext:value-type="string">
            <text:p>$5F</text:p>
          </table:table-cell>
          <table:table-cell table:formula="of:=COM.MICROSOFT.CONCAT(&quot;$&quot;; RIGHT(COM.MICROSOFT.CONCAT(&quot;0&quot;;DEC2HEX([.I93]));2))" office:value-type="string" office:string-value="$9E" calcext:value-type="string">
            <text:p>$9E</text:p>
          </table:table-cell>
          <table:table-cell table:formula="of:=COM.MICROSOFT.CONCAT(&quot;$&quot;; RIGHT(COM.MICROSOFT.CONCAT(&quot;0&quot;;DEC2HEX([.J93]));2))" office:value-type="string" office:string-value="$A0" calcext:value-type="string">
            <text:p>$A0</text:p>
          </table:table-cell>
          <table:table-cell office:value-type="float" office:value="95" calcext:value-type="float">
            <text:p>95</text:p>
          </table:table-cell>
          <table:table-cell office:value-type="float" office:value="158" calcext:value-type="float">
            <text:p>158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Blues / Cyans</text:p>
          </table:table-cell>
          <table:table-cell office:value-type="string" calcext:value-type="string">
            <text:p>SteelBlue</text:p>
          </table:table-cell>
          <table:table-cell/>
          <table:table-cell table:formula="of:=COM.MICROSOFT.CONCAT(&quot;$&quot;; RIGHT(COM.MICROSOFT.CONCAT(&quot;0&quot;;DEC2HEX([.H94]));2))" office:value-type="string" office:string-value="$46" calcext:value-type="string">
            <text:p>$46</text:p>
          </table:table-cell>
          <table:table-cell table:formula="of:=COM.MICROSOFT.CONCAT(&quot;$&quot;; RIGHT(COM.MICROSOFT.CONCAT(&quot;0&quot;;DEC2HEX([.I94]));2))" office:value-type="string" office:string-value="$82" calcext:value-type="string">
            <text:p>$82</text:p>
          </table:table-cell>
          <table:table-cell table:formula="of:=COM.MICROSOFT.CONCAT(&quot;$&quot;; RIGHT(COM.MICROSOFT.CONCAT(&quot;0&quot;;DEC2HEX([.J94]));2))" office:value-type="string" office:string-value="$B4" calcext:value-type="string">
            <text:p>$B4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Blues / Cyans</text:p>
          </table:table-cell>
          <table:table-cell office:value-type="string" calcext:value-type="string">
            <text:p>LightSteelBlue</text:p>
          </table:table-cell>
          <table:table-cell/>
          <table:table-cell table:formula="of:=COM.MICROSOFT.CONCAT(&quot;$&quot;; RIGHT(COM.MICROSOFT.CONCAT(&quot;0&quot;;DEC2HEX([.H95]));2))" office:value-type="string" office:string-value="$B0" calcext:value-type="string">
            <text:p>$B0</text:p>
          </table:table-cell>
          <table:table-cell table:formula="of:=COM.MICROSOFT.CONCAT(&quot;$&quot;; RIGHT(COM.MICROSOFT.CONCAT(&quot;0&quot;;DEC2HEX([.I95]));2))" office:value-type="string" office:string-value="$C4" calcext:value-type="string">
            <text:p>$C4</text:p>
          </table:table-cell>
          <table:table-cell table:formula="of:=COM.MICROSOFT.CONCAT(&quot;$&quot;; RIGHT(COM.MICROSOFT.CONCAT(&quot;0&quot;;DEC2HEX([.J95]));2))" office:value-type="string" office:string-value="$DE" calcext:value-type="string">
            <text:p>$DE</text:p>
          </table:table-cell>
          <table:table-cell office:value-type="float" office:value="176" calcext:value-type="float">
            <text:p>176</text:p>
          </table:table-cell>
          <table:table-cell office:value-type="float" office:value="196" calcext:value-type="float">
            <text:p>19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Blues / Cyans</text:p>
          </table:table-cell>
          <table:table-cell office:value-type="string" calcext:value-type="string">
            <text:p>PowderBlue</text:p>
          </table:table-cell>
          <table:table-cell/>
          <table:table-cell table:formula="of:=COM.MICROSOFT.CONCAT(&quot;$&quot;; RIGHT(COM.MICROSOFT.CONCAT(&quot;0&quot;;DEC2HEX([.H96]));2))" office:value-type="string" office:string-value="$B0" calcext:value-type="string">
            <text:p>$B0</text:p>
          </table:table-cell>
          <table:table-cell table:formula="of:=COM.MICROSOFT.CONCAT(&quot;$&quot;; RIGHT(COM.MICROSOFT.CONCAT(&quot;0&quot;;DEC2HEX([.I96]));2))" office:value-type="string" office:string-value="$E0" calcext:value-type="string">
            <text:p>$E0</text:p>
          </table:table-cell>
          <table:table-cell table:formula="of:=COM.MICROSOFT.CONCAT(&quot;$&quot;; RIGHT(COM.MICROSOFT.CONCAT(&quot;0&quot;;DEC2HEX([.J96]));2))" office:value-type="string" office:string-value="$E6" calcext:value-type="string">
            <text:p>$E6</text:p>
          </table:table-cell>
          <table:table-cell office:value-type="float" office:value="176" calcext:value-type="float">
            <text:p>176</text:p>
          </table:table-cell>
          <table:table-cell office:value-type="float" office:value="224" calcext:value-type="float">
            <text:p>224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Blues / Cyans</text:p>
          </table:table-cell>
          <table:table-cell office:value-type="string" calcext:value-type="string">
            <text:p>LightBlue</text:p>
          </table:table-cell>
          <table:table-cell/>
          <table:table-cell table:formula="of:=COM.MICROSOFT.CONCAT(&quot;$&quot;; RIGHT(COM.MICROSOFT.CONCAT(&quot;0&quot;;DEC2HEX([.H97]));2))" office:value-type="string" office:string-value="$AD" calcext:value-type="string">
            <text:p>$AD</text:p>
          </table:table-cell>
          <table:table-cell table:formula="of:=COM.MICROSOFT.CONCAT(&quot;$&quot;; RIGHT(COM.MICROSOFT.CONCAT(&quot;0&quot;;DEC2HEX([.I97]));2))" office:value-type="string" office:string-value="$D8" calcext:value-type="string">
            <text:p>$D8</text:p>
          </table:table-cell>
          <table:table-cell table:formula="of:=COM.MICROSOFT.CONCAT(&quot;$&quot;; RIGHT(COM.MICROSOFT.CONCAT(&quot;0&quot;;DEC2HEX([.J97]));2))" office:value-type="string" office:string-value="$E6" calcext:value-type="string">
            <text:p>$E6</text:p>
          </table:table-cell>
          <table:table-cell office:value-type="float" office:value="173" calcext:value-type="float">
            <text:p>173</text:p>
          </table:table-cell>
          <table:table-cell office:value-type="float" office:value="216" calcext:value-type="float">
            <text:p>21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Blues / Cyans</text:p>
          </table:table-cell>
          <table:table-cell office:value-type="string" calcext:value-type="string">
            <text:p>SkyBlue</text:p>
          </table:table-cell>
          <table:table-cell/>
          <table:table-cell table:formula="of:=COM.MICROSOFT.CONCAT(&quot;$&quot;; RIGHT(COM.MICROSOFT.CONCAT(&quot;0&quot;;DEC2HEX([.H98]));2))" office:value-type="string" office:string-value="$87" calcext:value-type="string">
            <text:p>$87</text:p>
          </table:table-cell>
          <table:table-cell table:formula="of:=COM.MICROSOFT.CONCAT(&quot;$&quot;; RIGHT(COM.MICROSOFT.CONCAT(&quot;0&quot;;DEC2HEX([.I98]));2))" office:value-type="string" office:string-value="$CE" calcext:value-type="string">
            <text:p>$CE</text:p>
          </table:table-cell>
          <table:table-cell table:formula="of:=COM.MICROSOFT.CONCAT(&quot;$&quot;; RIGHT(COM.MICROSOFT.CONCAT(&quot;0&quot;;DEC2HEX([.J98]));2))" office:value-type="string" office:string-value="$EB" calcext:value-type="string">
            <text:p>$EB</text:p>
          </table:table-cell>
          <table:table-cell office:value-type="float" office:value="135" calcext:value-type="float">
            <text:p>135</text:p>
          </table:table-cell>
          <table:table-cell office:value-type="float" office:value="206" calcext:value-type="float">
            <text:p>20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Blues / Cyans</text:p>
          </table:table-cell>
          <table:table-cell office:value-type="string" calcext:value-type="string">
            <text:p>LightSkyBlue</text:p>
          </table:table-cell>
          <table:table-cell/>
          <table:table-cell table:formula="of:=COM.MICROSOFT.CONCAT(&quot;$&quot;; RIGHT(COM.MICROSOFT.CONCAT(&quot;0&quot;;DEC2HEX([.H99]));2))" office:value-type="string" office:string-value="$87" calcext:value-type="string">
            <text:p>$87</text:p>
          </table:table-cell>
          <table:table-cell table:formula="of:=COM.MICROSOFT.CONCAT(&quot;$&quot;; RIGHT(COM.MICROSOFT.CONCAT(&quot;0&quot;;DEC2HEX([.I99]));2))" office:value-type="string" office:string-value="$CE" calcext:value-type="string">
            <text:p>$CE</text:p>
          </table:table-cell>
          <table:table-cell table:formula="of:=COM.MICROSOFT.CONCAT(&quot;$&quot;; RIGHT(COM.MICROSOFT.CONCAT(&quot;0&quot;;DEC2HEX([.J99]));2))" office:value-type="string" office:string-value="$FA" calcext:value-type="string">
            <text:p>$FA</text:p>
          </table:table-cell>
          <table:table-cell office:value-type="float" office:value="135" calcext:value-type="float">
            <text:p>135</text:p>
          </table:table-cell>
          <table:table-cell office:value-type="float" office:value="206" calcext:value-type="float">
            <text:p>20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Blues / Cyans</text:p>
          </table:table-cell>
          <table:table-cell office:value-type="string" calcext:value-type="string">
            <text:p>DeepSkyBlue</text:p>
          </table:table-cell>
          <table:table-cell/>
          <table:table-cell table:formula="of:=COM.MICROSOFT.CONCAT(&quot;$&quot;; RIGHT(COM.MICROSOFT.CONCAT(&quot;0&quot;;DEC2HEX([.H100]));2))" office:value-type="string" office:string-value="$00" calcext:value-type="string">
            <text:p>$00</text:p>
          </table:table-cell>
          <table:table-cell table:formula="of:=COM.MICROSOFT.CONCAT(&quot;$&quot;; RIGHT(COM.MICROSOFT.CONCAT(&quot;0&quot;;DEC2HEX([.I100]));2))" office:value-type="string" office:string-value="$BF" calcext:value-type="string">
            <text:p>$BF</text:p>
          </table:table-cell>
          <table:table-cell table:formula="of:=COM.MICROSOFT.CONCAT(&quot;$&quot;; RIGHT(COM.MICROSOFT.CONCAT(&quot;0&quot;;DEC2HEX([.J100]));2))" office:value-type="string" office:string-value="$FF" calcext:value-type="string">
            <text:p>$FF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Blues / Cyans</text:p>
          </table:table-cell>
          <table:table-cell office:value-type="string" calcext:value-type="string">
            <text:p>DodgerBlue</text:p>
          </table:table-cell>
          <table:table-cell/>
          <table:table-cell table:formula="of:=COM.MICROSOFT.CONCAT(&quot;$&quot;; RIGHT(COM.MICROSOFT.CONCAT(&quot;0&quot;;DEC2HEX([.H101]));2))" office:value-type="string" office:string-value="$1E" calcext:value-type="string">
            <text:p>$1E</text:p>
          </table:table-cell>
          <table:table-cell table:formula="of:=COM.MICROSOFT.CONCAT(&quot;$&quot;; RIGHT(COM.MICROSOFT.CONCAT(&quot;0&quot;;DEC2HEX([.I101]));2))" office:value-type="string" office:string-value="$90" calcext:value-type="string">
            <text:p>$90</text:p>
          </table:table-cell>
          <table:table-cell table:formula="of:=COM.MICROSOFT.CONCAT(&quot;$&quot;; RIGHT(COM.MICROSOFT.CONCAT(&quot;0&quot;;DEC2HEX([.J101]));2))" office:value-type="string" office:string-value="$FF" calcext:value-type="string">
            <text:p>$FF</text:p>
          </table:table-cell>
          <table:table-cell office:value-type="float" office:value="30" calcext:value-type="float">
            <text:p>30</text:p>
          </table:table-cell>
          <table:table-cell office:value-type="float" office:value="144" calcext:value-type="float">
            <text:p>144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Blues / Cyans</text:p>
          </table:table-cell>
          <table:table-cell office:value-type="string" calcext:value-type="string">
            <text:p>CornflowerBlue</text:p>
          </table:table-cell>
          <table:table-cell/>
          <table:table-cell table:formula="of:=COM.MICROSOFT.CONCAT(&quot;$&quot;; RIGHT(COM.MICROSOFT.CONCAT(&quot;0&quot;;DEC2HEX([.H102]));2))" office:value-type="string" office:string-value="$64" calcext:value-type="string">
            <text:p>$64</text:p>
          </table:table-cell>
          <table:table-cell table:formula="of:=COM.MICROSOFT.CONCAT(&quot;$&quot;; RIGHT(COM.MICROSOFT.CONCAT(&quot;0&quot;;DEC2HEX([.I102]));2))" office:value-type="string" office:string-value="$95" calcext:value-type="string">
            <text:p>$95</text:p>
          </table:table-cell>
          <table:table-cell table:formula="of:=COM.MICROSOFT.CONCAT(&quot;$&quot;; RIGHT(COM.MICROSOFT.CONCAT(&quot;0&quot;;DEC2HEX([.J102]));2))" office:value-type="string" office:string-value="$ED" calcext:value-type="string">
            <text:p>$ED</text:p>
          </table:table-cell>
          <table:table-cell office:value-type="float" office:value="100" calcext:value-type="float">
            <text:p>100</text:p>
          </table:table-cell>
          <table:table-cell office:value-type="float" office:value="149" calcext:value-type="float">
            <text:p>149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Blues / Cyans</text:p>
          </table:table-cell>
          <table:table-cell office:value-type="string" calcext:value-type="string">
            <text:p>RoyalBlue</text:p>
          </table:table-cell>
          <table:table-cell/>
          <table:table-cell table:formula="of:=COM.MICROSOFT.CONCAT(&quot;$&quot;; RIGHT(COM.MICROSOFT.CONCAT(&quot;0&quot;;DEC2HEX([.H103]));2))" office:value-type="string" office:string-value="$41" calcext:value-type="string">
            <text:p>$41</text:p>
          </table:table-cell>
          <table:table-cell table:formula="of:=COM.MICROSOFT.CONCAT(&quot;$&quot;; RIGHT(COM.MICROSOFT.CONCAT(&quot;0&quot;;DEC2HEX([.I103]));2))" office:value-type="string" office:string-value="$69" calcext:value-type="string">
            <text:p>$69</text:p>
          </table:table-cell>
          <table:table-cell table:formula="of:=COM.MICROSOFT.CONCAT(&quot;$&quot;; RIGHT(COM.MICROSOFT.CONCAT(&quot;0&quot;;DEC2HEX([.J103]));2))" office:value-type="string" office:string-value="$E1" calcext:value-type="string">
            <text:p>$E1</text:p>
          </table:table-cell>
          <table:table-cell office:value-type="float" office:value="65" calcext:value-type="float">
            <text:p>65</text:p>
          </table:table-cell>
          <table:table-cell office:value-type="float" office:value="105" calcext:value-type="float">
            <text:p>105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Blues / Cyans</text:p>
          </table:table-cell>
          <table:table-cell office:value-type="string" calcext:value-type="string">
            <text:p>Blue</text:p>
          </table:table-cell>
          <table:table-cell table:formula="of:=UPPER([.C104])" office:value-type="string" office:string-value="BLUE" calcext:value-type="string">
            <text:p>BLUE</text:p>
          </table:table-cell>
          <table:table-cell table:formula="of:=COM.MICROSOFT.CONCAT(&quot;$&quot;; RIGHT(COM.MICROSOFT.CONCAT(&quot;0&quot;;DEC2HEX([.H104]));2))" office:value-type="string" office:string-value="$00" calcext:value-type="string">
            <text:p>$00</text:p>
          </table:table-cell>
          <table:table-cell table:formula="of:=COM.MICROSOFT.CONCAT(&quot;$&quot;; RIGHT(COM.MICROSOFT.CONCAT(&quot;0&quot;;DEC2HEX([.I104]));2))" office:value-type="string" office:string-value="$00" calcext:value-type="string">
            <text:p>$00</text:p>
          </table:table-cell>
          <table:table-cell table:formula="of:=COM.MICROSOFT.CONCAT(&quot;$&quot;; RIGHT(COM.MICROSOFT.CONCAT(&quot;0&quot;;DEC2HEX([.J104]));2))" office:value-type="string" office:string-value="$FF" calcext:value-type="string">
            <text:p>$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Blues / Cyans</text:p>
          </table:table-cell>
          <table:table-cell office:value-type="string" calcext:value-type="string">
            <text:p>MediumBlue</text:p>
          </table:table-cell>
          <table:table-cell/>
          <table:table-cell table:formula="of:=COM.MICROSOFT.CONCAT(&quot;$&quot;; RIGHT(COM.MICROSOFT.CONCAT(&quot;0&quot;;DEC2HEX([.H105]));2))" office:value-type="string" office:string-value="$00" calcext:value-type="string">
            <text:p>$00</text:p>
          </table:table-cell>
          <table:table-cell table:formula="of:=COM.MICROSOFT.CONCAT(&quot;$&quot;; RIGHT(COM.MICROSOFT.CONCAT(&quot;0&quot;;DEC2HEX([.I105]));2))" office:value-type="string" office:string-value="$00" calcext:value-type="string">
            <text:p>$00</text:p>
          </table:table-cell>
          <table:table-cell table:formula="of:=COM.MICROSOFT.CONCAT(&quot;$&quot;; RIGHT(COM.MICROSOFT.CONCAT(&quot;0&quot;;DEC2HEX([.J105]));2))" office:value-type="string" office:string-value="$CD" calcext:value-type="string">
            <text:p>$C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Blues / Cyans</text:p>
          </table:table-cell>
          <table:table-cell office:value-type="string" calcext:value-type="string">
            <text:p>DarkBlue</text:p>
          </table:table-cell>
          <table:table-cell/>
          <table:table-cell table:formula="of:=COM.MICROSOFT.CONCAT(&quot;$&quot;; RIGHT(COM.MICROSOFT.CONCAT(&quot;0&quot;;DEC2HEX([.H106]));2))" office:value-type="string" office:string-value="$00" calcext:value-type="string">
            <text:p>$00</text:p>
          </table:table-cell>
          <table:table-cell table:formula="of:=COM.MICROSOFT.CONCAT(&quot;$&quot;; RIGHT(COM.MICROSOFT.CONCAT(&quot;0&quot;;DEC2HEX([.I106]));2))" office:value-type="string" office:string-value="$00" calcext:value-type="string">
            <text:p>$00</text:p>
          </table:table-cell>
          <table:table-cell table:formula="of:=COM.MICROSOFT.CONCAT(&quot;$&quot;; RIGHT(COM.MICROSOFT.CONCAT(&quot;0&quot;;DEC2HEX([.J106]));2))" office:value-type="string" office:string-value="$8B" calcext:value-type="string">
            <text:p>$8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Blues / Cyans</text:p>
          </table:table-cell>
          <table:table-cell office:value-type="string" calcext:value-type="string">
            <text:p>Navy</text:p>
          </table:table-cell>
          <table:table-cell table:formula="of:=UPPER([.C107])" office:value-type="string" office:string-value="NAVY" calcext:value-type="string">
            <text:p>NAVY</text:p>
          </table:table-cell>
          <table:table-cell table:formula="of:=COM.MICROSOFT.CONCAT(&quot;$&quot;; RIGHT(COM.MICROSOFT.CONCAT(&quot;0&quot;;DEC2HEX([.H107]));2))" office:value-type="string" office:string-value="$00" calcext:value-type="string">
            <text:p>$00</text:p>
          </table:table-cell>
          <table:table-cell table:formula="of:=COM.MICROSOFT.CONCAT(&quot;$&quot;; RIGHT(COM.MICROSOFT.CONCAT(&quot;0&quot;;DEC2HEX([.I107]));2))" office:value-type="string" office:string-value="$00" calcext:value-type="string">
            <text:p>$00</text:p>
          </table:table-cell>
          <table:table-cell table:formula="of:=COM.MICROSOFT.CONCAT(&quot;$&quot;; RIGHT(COM.MICROSOFT.CONCAT(&quot;0&quot;;DEC2HEX([.J107]));2))" office:value-type="string" office:string-value="$80" calcext:value-type="string">
            <text:p>$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Blues / Cyans</text:p>
          </table:table-cell>
          <table:table-cell office:value-type="string" calcext:value-type="string">
            <text:p>MidnightBlue</text:p>
          </table:table-cell>
          <table:table-cell/>
          <table:table-cell table:formula="of:=COM.MICROSOFT.CONCAT(&quot;$&quot;; RIGHT(COM.MICROSOFT.CONCAT(&quot;0&quot;;DEC2HEX([.H108]));2))" office:value-type="string" office:string-value="$19" calcext:value-type="string">
            <text:p>$19</text:p>
          </table:table-cell>
          <table:table-cell table:formula="of:=COM.MICROSOFT.CONCAT(&quot;$&quot;; RIGHT(COM.MICROSOFT.CONCAT(&quot;0&quot;;DEC2HEX([.I108]));2))" office:value-type="string" office:string-value="$19" calcext:value-type="string">
            <text:p>$19</text:p>
          </table:table-cell>
          <table:table-cell table:formula="of:=COM.MICROSOFT.CONCAT(&quot;$&quot;; RIGHT(COM.MICROSOFT.CONCAT(&quot;0&quot;;DEC2HEX([.J108]));2))" office:value-type="string" office:string-value="$70" calcext:value-type="string">
            <text:p>$7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Browns</text:p>
          </table:table-cell>
          <table:table-cell table:number-columns-repeated="2"/>
          <table:table-cell table:formula="of:=COM.MICROSOFT.CONCAT(&quot;$&quot;; RIGHT(COM.MICROSOFT.CONCAT(&quot;0&quot;;DEC2HEX([.H109]));2))" office:value-type="string" office:string-value="$00" calcext:value-type="string">
            <text:p>$00</text:p>
          </table:table-cell>
          <table:table-cell table:formula="of:=COM.MICROSOFT.CONCAT(&quot;$&quot;; RIGHT(COM.MICROSOFT.CONCAT(&quot;0&quot;;DEC2HEX([.I109]));2))" office:value-type="string" office:string-value="$00" calcext:value-type="string">
            <text:p>$00</text:p>
          </table:table-cell>
          <table:table-cell table:formula="of:=COM.MICROSOFT.CONCAT(&quot;$&quot;; RIGHT(COM.MICROSOFT.CONCAT(&quot;0&quot;;DEC2HEX([.J109]));2))" office:value-type="string" office:string-value="$00" calcext:value-type="string">
            <text:p>$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Browns</text:p>
          </table:table-cell>
          <table:table-cell office:value-type="string" calcext:value-type="string">
            <text:p>Aqua</text:p>
          </table:table-cell>
          <table:table-cell table:formula="of:=UPPER([.C110])" office:value-type="string" office:string-value="AQUA" calcext:value-type="string">
            <text:p>AQUA</text:p>
          </table:table-cell>
          <table:table-cell table:formula="of:=COM.MICROSOFT.CONCAT(&quot;$&quot;; RIGHT(COM.MICROSOFT.CONCAT(&quot;0&quot;;DEC2HEX([.H110]));2))" office:value-type="string" office:string-value="$00" calcext:value-type="string">
            <text:p>$00</text:p>
          </table:table-cell>
          <table:table-cell table:formula="of:=COM.MICROSOFT.CONCAT(&quot;$&quot;; RIGHT(COM.MICROSOFT.CONCAT(&quot;0&quot;;DEC2HEX([.I110]));2))" office:value-type="string" office:string-value="$FF" calcext:value-type="string">
            <text:p>$FF</text:p>
          </table:table-cell>
          <table:table-cell table:formula="of:=COM.MICROSOFT.CONCAT(&quot;$&quot;; RIGHT(COM.MICROSOFT.CONCAT(&quot;0&quot;;DEC2HEX([.J110]));2))" office:value-type="string" office:string-value="$FF" calcext:value-type="string">
            <text:p>$F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Browns</text:p>
          </table:table-cell>
          <table:table-cell office:value-type="string" calcext:value-type="string">
            <text:p>Cyan</text:p>
          </table:table-cell>
          <table:table-cell table:formula="of:=UPPER([.C111])" office:value-type="string" office:string-value="CYAN" calcext:value-type="string">
            <text:p>CYAN</text:p>
          </table:table-cell>
          <table:table-cell table:formula="of:=COM.MICROSOFT.CONCAT(&quot;$&quot;; RIGHT(COM.MICROSOFT.CONCAT(&quot;0&quot;;DEC2HEX([.H111]));2))" office:value-type="string" office:string-value="$00" calcext:value-type="string">
            <text:p>$00</text:p>
          </table:table-cell>
          <table:table-cell table:formula="of:=COM.MICROSOFT.CONCAT(&quot;$&quot;; RIGHT(COM.MICROSOFT.CONCAT(&quot;0&quot;;DEC2HEX([.I111]));2))" office:value-type="string" office:string-value="$FF" calcext:value-type="string">
            <text:p>$FF</text:p>
          </table:table-cell>
          <table:table-cell table:formula="of:=COM.MICROSOFT.CONCAT(&quot;$&quot;; RIGHT(COM.MICROSOFT.CONCAT(&quot;0&quot;;DEC2HEX([.J111]));2))" office:value-type="string" office:string-value="$FF" calcext:value-type="string">
            <text:p>$F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Browns</text:p>
          </table:table-cell>
          <table:table-cell office:value-type="string" calcext:value-type="string">
            <text:p>LightCyan</text:p>
          </table:table-cell>
          <table:table-cell/>
          <table:table-cell table:formula="of:=COM.MICROSOFT.CONCAT(&quot;$&quot;; RIGHT(COM.MICROSOFT.CONCAT(&quot;0&quot;;DEC2HEX([.H112]));2))" office:value-type="string" office:string-value="$E0" calcext:value-type="string">
            <text:p>$E0</text:p>
          </table:table-cell>
          <table:table-cell table:formula="of:=COM.MICROSOFT.CONCAT(&quot;$&quot;; RIGHT(COM.MICROSOFT.CONCAT(&quot;0&quot;;DEC2HEX([.I112]));2))" office:value-type="string" office:string-value="$FF" calcext:value-type="string">
            <text:p>$FF</text:p>
          </table:table-cell>
          <table:table-cell table:formula="of:=COM.MICROSOFT.CONCAT(&quot;$&quot;; RIGHT(COM.MICROSOFT.CONCAT(&quot;0&quot;;DEC2HEX([.J112]));2))" office:value-type="string" office:string-value="$FF" calcext:value-type="string">
            <text:p>$FF</text:p>
          </table:table-cell>
          <table:table-cell office:value-type="float" office:value="224" calcext:value-type="float">
            <text:p>224</text:p>
          </table:table-cell>
          <table:table-cell table:number-columns-repeated="2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Browns</text:p>
          </table:table-cell>
          <table:table-cell office:value-type="string" calcext:value-type="string">
            <text:p>PaleTurquoise</text:p>
          </table:table-cell>
          <table:table-cell/>
          <table:table-cell table:formula="of:=COM.MICROSOFT.CONCAT(&quot;$&quot;; RIGHT(COM.MICROSOFT.CONCAT(&quot;0&quot;;DEC2HEX([.H113]));2))" office:value-type="string" office:string-value="$AF" calcext:value-type="string">
            <text:p>$AF</text:p>
          </table:table-cell>
          <table:table-cell table:formula="of:=COM.MICROSOFT.CONCAT(&quot;$&quot;; RIGHT(COM.MICROSOFT.CONCAT(&quot;0&quot;;DEC2HEX([.I113]));2))" office:value-type="string" office:string-value="$EE" calcext:value-type="string">
            <text:p>$EE</text:p>
          </table:table-cell>
          <table:table-cell table:formula="of:=COM.MICROSOFT.CONCAT(&quot;$&quot;; RIGHT(COM.MICROSOFT.CONCAT(&quot;0&quot;;DEC2HEX([.J113]));2))" office:value-type="string" office:string-value="$EE" calcext:value-type="string">
            <text:p>$EE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Browns</text:p>
          </table:table-cell>
          <table:table-cell office:value-type="string" calcext:value-type="string">
            <text:p>Aquamarine</text:p>
          </table:table-cell>
          <table:table-cell table:formula="of:=UPPER([.C114])" office:value-type="string" office:string-value="AQUAMARINE" calcext:value-type="string">
            <text:p>AQUAMARINE</text:p>
          </table:table-cell>
          <table:table-cell table:formula="of:=COM.MICROSOFT.CONCAT(&quot;$&quot;; RIGHT(COM.MICROSOFT.CONCAT(&quot;0&quot;;DEC2HEX([.H114]));2))" office:value-type="string" office:string-value="$7F" calcext:value-type="string">
            <text:p>$7F</text:p>
          </table:table-cell>
          <table:table-cell table:formula="of:=COM.MICROSOFT.CONCAT(&quot;$&quot;; RIGHT(COM.MICROSOFT.CONCAT(&quot;0&quot;;DEC2HEX([.I114]));2))" office:value-type="string" office:string-value="$FF" calcext:value-type="string">
            <text:p>$FF</text:p>
          </table:table-cell>
          <table:table-cell table:formula="of:=COM.MICROSOFT.CONCAT(&quot;$&quot;; RIGHT(COM.MICROSOFT.CONCAT(&quot;0&quot;;DEC2HEX([.J114]));2))" office:value-type="string" office:string-value="$D4" calcext:value-type="string">
            <text:p>$D4</text:p>
          </table:table-cell>
          <table:table-cell office:value-type="float" office:value="127" calcext:value-type="float">
            <text:p>127</text:p>
          </table:table-cell>
          <table:table-cell office:value-type="float" office:value="255" calcext:value-type="float">
            <text:p>255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Browns</text:p>
          </table:table-cell>
          <table:table-cell office:value-type="string" calcext:value-type="string">
            <text:p>Turquoise</text:p>
          </table:table-cell>
          <table:table-cell table:formula="of:=UPPER([.C115])" office:value-type="string" office:string-value="TURQUOISE" calcext:value-type="string">
            <text:p>TURQUOISE</text:p>
          </table:table-cell>
          <table:table-cell table:formula="of:=COM.MICROSOFT.CONCAT(&quot;$&quot;; RIGHT(COM.MICROSOFT.CONCAT(&quot;0&quot;;DEC2HEX([.H115]));2))" office:value-type="string" office:string-value="$40" calcext:value-type="string">
            <text:p>$40</text:p>
          </table:table-cell>
          <table:table-cell table:formula="of:=COM.MICROSOFT.CONCAT(&quot;$&quot;; RIGHT(COM.MICROSOFT.CONCAT(&quot;0&quot;;DEC2HEX([.I115]));2))" office:value-type="string" office:string-value="$E0" calcext:value-type="string">
            <text:p>$E0</text:p>
          </table:table-cell>
          <table:table-cell table:formula="of:=COM.MICROSOFT.CONCAT(&quot;$&quot;; RIGHT(COM.MICROSOFT.CONCAT(&quot;0&quot;;DEC2HEX([.J115]));2))" office:value-type="string" office:string-value="$D0" calcext:value-type="string">
            <text:p>$D0</text:p>
          </table:table-cell>
          <table:table-cell office:value-type="float" office:value="64" calcext:value-type="float">
            <text:p>64</text:p>
          </table:table-cell>
          <table:table-cell office:value-type="float" office:value="224" calcext:value-type="float">
            <text:p>224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Browns</text:p>
          </table:table-cell>
          <table:table-cell office:value-type="string" calcext:value-type="string">
            <text:p>MediumTurquoise</text:p>
          </table:table-cell>
          <table:table-cell/>
          <table:table-cell table:formula="of:=COM.MICROSOFT.CONCAT(&quot;$&quot;; RIGHT(COM.MICROSOFT.CONCAT(&quot;0&quot;;DEC2HEX([.H116]));2))" office:value-type="string" office:string-value="$48" calcext:value-type="string">
            <text:p>$48</text:p>
          </table:table-cell>
          <table:table-cell table:formula="of:=COM.MICROSOFT.CONCAT(&quot;$&quot;; RIGHT(COM.MICROSOFT.CONCAT(&quot;0&quot;;DEC2HEX([.I116]));2))" office:value-type="string" office:string-value="$D1" calcext:value-type="string">
            <text:p>$D1</text:p>
          </table:table-cell>
          <table:table-cell table:formula="of:=COM.MICROSOFT.CONCAT(&quot;$&quot;; RIGHT(COM.MICROSOFT.CONCAT(&quot;0&quot;;DEC2HEX([.J116]));2))" office:value-type="string" office:string-value="$CC" calcext:value-type="string">
            <text:p>$CC</text:p>
          </table:table-cell>
          <table:table-cell office:value-type="float" office:value="72" calcext:value-type="float">
            <text:p>72</text:p>
          </table:table-cell>
          <table:table-cell office:value-type="float" office:value="209" calcext:value-type="float">
            <text:p>209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Browns</text:p>
          </table:table-cell>
          <table:table-cell office:value-type="string" calcext:value-type="string">
            <text:p>DarkTurquoise</text:p>
          </table:table-cell>
          <table:table-cell/>
          <table:table-cell table:formula="of:=COM.MICROSOFT.CONCAT(&quot;$&quot;; RIGHT(COM.MICROSOFT.CONCAT(&quot;0&quot;;DEC2HEX([.H117]));2))" office:value-type="string" office:string-value="$00" calcext:value-type="string">
            <text:p>$00</text:p>
          </table:table-cell>
          <table:table-cell table:formula="of:=COM.MICROSOFT.CONCAT(&quot;$&quot;; RIGHT(COM.MICROSOFT.CONCAT(&quot;0&quot;;DEC2HEX([.I117]));2))" office:value-type="string" office:string-value="$CE" calcext:value-type="string">
            <text:p>$CE</text:p>
          </table:table-cell>
          <table:table-cell table:formula="of:=COM.MICROSOFT.CONCAT(&quot;$&quot;; RIGHT(COM.MICROSOFT.CONCAT(&quot;0&quot;;DEC2HEX([.J117]));2))" office:value-type="string" office:string-value="$D1" calcext:value-type="string">
            <text:p>$D1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Browns</text:p>
          </table:table-cell>
          <table:table-cell office:value-type="string" calcext:value-type="string">
            <text:p>CadetBlue</text:p>
          </table:table-cell>
          <table:table-cell/>
          <table:table-cell table:formula="of:=COM.MICROSOFT.CONCAT(&quot;$&quot;; RIGHT(COM.MICROSOFT.CONCAT(&quot;0&quot;;DEC2HEX([.H118]));2))" office:value-type="string" office:string-value="$5F" calcext:value-type="string">
            <text:p>$5F</text:p>
          </table:table-cell>
          <table:table-cell table:formula="of:=COM.MICROSOFT.CONCAT(&quot;$&quot;; RIGHT(COM.MICROSOFT.CONCAT(&quot;0&quot;;DEC2HEX([.I118]));2))" office:value-type="string" office:string-value="$9E" calcext:value-type="string">
            <text:p>$9E</text:p>
          </table:table-cell>
          <table:table-cell table:formula="of:=COM.MICROSOFT.CONCAT(&quot;$&quot;; RIGHT(COM.MICROSOFT.CONCAT(&quot;0&quot;;DEC2HEX([.J118]));2))" office:value-type="string" office:string-value="$A0" calcext:value-type="string">
            <text:p>$A0</text:p>
          </table:table-cell>
          <table:table-cell office:value-type="float" office:value="95" calcext:value-type="float">
            <text:p>95</text:p>
          </table:table-cell>
          <table:table-cell office:value-type="float" office:value="158" calcext:value-type="float">
            <text:p>158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Browns</text:p>
          </table:table-cell>
          <table:table-cell office:value-type="string" calcext:value-type="string">
            <text:p>SteelBlue</text:p>
          </table:table-cell>
          <table:table-cell/>
          <table:table-cell table:formula="of:=COM.MICROSOFT.CONCAT(&quot;$&quot;; RIGHT(COM.MICROSOFT.CONCAT(&quot;0&quot;;DEC2HEX([.H119]));2))" office:value-type="string" office:string-value="$46" calcext:value-type="string">
            <text:p>$46</text:p>
          </table:table-cell>
          <table:table-cell table:formula="of:=COM.MICROSOFT.CONCAT(&quot;$&quot;; RIGHT(COM.MICROSOFT.CONCAT(&quot;0&quot;;DEC2HEX([.I119]));2))" office:value-type="string" office:string-value="$82" calcext:value-type="string">
            <text:p>$82</text:p>
          </table:table-cell>
          <table:table-cell table:formula="of:=COM.MICROSOFT.CONCAT(&quot;$&quot;; RIGHT(COM.MICROSOFT.CONCAT(&quot;0&quot;;DEC2HEX([.J119]));2))" office:value-type="string" office:string-value="$B4" calcext:value-type="string">
            <text:p>$B4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Browns</text:p>
          </table:table-cell>
          <table:table-cell office:value-type="string" calcext:value-type="string">
            <text:p>LightSteelBlue</text:p>
          </table:table-cell>
          <table:table-cell/>
          <table:table-cell table:formula="of:=COM.MICROSOFT.CONCAT(&quot;$&quot;; RIGHT(COM.MICROSOFT.CONCAT(&quot;0&quot;;DEC2HEX([.H120]));2))" office:value-type="string" office:string-value="$B0" calcext:value-type="string">
            <text:p>$B0</text:p>
          </table:table-cell>
          <table:table-cell table:formula="of:=COM.MICROSOFT.CONCAT(&quot;$&quot;; RIGHT(COM.MICROSOFT.CONCAT(&quot;0&quot;;DEC2HEX([.I120]));2))" office:value-type="string" office:string-value="$C4" calcext:value-type="string">
            <text:p>$C4</text:p>
          </table:table-cell>
          <table:table-cell table:formula="of:=COM.MICROSOFT.CONCAT(&quot;$&quot;; RIGHT(COM.MICROSOFT.CONCAT(&quot;0&quot;;DEC2HEX([.J120]));2))" office:value-type="string" office:string-value="$DE" calcext:value-type="string">
            <text:p>$DE</text:p>
          </table:table-cell>
          <table:table-cell office:value-type="float" office:value="176" calcext:value-type="float">
            <text:p>176</text:p>
          </table:table-cell>
          <table:table-cell office:value-type="float" office:value="196" calcext:value-type="float">
            <text:p>19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Browns</text:p>
          </table:table-cell>
          <table:table-cell office:value-type="string" calcext:value-type="string">
            <text:p>PowderBlue</text:p>
          </table:table-cell>
          <table:table-cell/>
          <table:table-cell table:formula="of:=COM.MICROSOFT.CONCAT(&quot;$&quot;; RIGHT(COM.MICROSOFT.CONCAT(&quot;0&quot;;DEC2HEX([.H121]));2))" office:value-type="string" office:string-value="$B0" calcext:value-type="string">
            <text:p>$B0</text:p>
          </table:table-cell>
          <table:table-cell table:formula="of:=COM.MICROSOFT.CONCAT(&quot;$&quot;; RIGHT(COM.MICROSOFT.CONCAT(&quot;0&quot;;DEC2HEX([.I121]));2))" office:value-type="string" office:string-value="$E0" calcext:value-type="string">
            <text:p>$E0</text:p>
          </table:table-cell>
          <table:table-cell table:formula="of:=COM.MICROSOFT.CONCAT(&quot;$&quot;; RIGHT(COM.MICROSOFT.CONCAT(&quot;0&quot;;DEC2HEX([.J121]));2))" office:value-type="string" office:string-value="$E6" calcext:value-type="string">
            <text:p>$E6</text:p>
          </table:table-cell>
          <table:table-cell office:value-type="float" office:value="176" calcext:value-type="float">
            <text:p>176</text:p>
          </table:table-cell>
          <table:table-cell office:value-type="float" office:value="224" calcext:value-type="float">
            <text:p>224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Browns</text:p>
          </table:table-cell>
          <table:table-cell office:value-type="string" calcext:value-type="string">
            <text:p>LightBlue</text:p>
          </table:table-cell>
          <table:table-cell/>
          <table:table-cell table:formula="of:=COM.MICROSOFT.CONCAT(&quot;$&quot;; RIGHT(COM.MICROSOFT.CONCAT(&quot;0&quot;;DEC2HEX([.H122]));2))" office:value-type="string" office:string-value="$AD" calcext:value-type="string">
            <text:p>$AD</text:p>
          </table:table-cell>
          <table:table-cell table:formula="of:=COM.MICROSOFT.CONCAT(&quot;$&quot;; RIGHT(COM.MICROSOFT.CONCAT(&quot;0&quot;;DEC2HEX([.I122]));2))" office:value-type="string" office:string-value="$D8" calcext:value-type="string">
            <text:p>$D8</text:p>
          </table:table-cell>
          <table:table-cell table:formula="of:=COM.MICROSOFT.CONCAT(&quot;$&quot;; RIGHT(COM.MICROSOFT.CONCAT(&quot;0&quot;;DEC2HEX([.J122]));2))" office:value-type="string" office:string-value="$E6" calcext:value-type="string">
            <text:p>$E6</text:p>
          </table:table-cell>
          <table:table-cell office:value-type="float" office:value="173" calcext:value-type="float">
            <text:p>173</text:p>
          </table:table-cell>
          <table:table-cell office:value-type="float" office:value="216" calcext:value-type="float">
            <text:p>21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Browns</text:p>
          </table:table-cell>
          <table:table-cell office:value-type="string" calcext:value-type="string">
            <text:p>SkyBlue</text:p>
          </table:table-cell>
          <table:table-cell/>
          <table:table-cell table:formula="of:=COM.MICROSOFT.CONCAT(&quot;$&quot;; RIGHT(COM.MICROSOFT.CONCAT(&quot;0&quot;;DEC2HEX([.H123]));2))" office:value-type="string" office:string-value="$87" calcext:value-type="string">
            <text:p>$87</text:p>
          </table:table-cell>
          <table:table-cell table:formula="of:=COM.MICROSOFT.CONCAT(&quot;$&quot;; RIGHT(COM.MICROSOFT.CONCAT(&quot;0&quot;;DEC2HEX([.I123]));2))" office:value-type="string" office:string-value="$CE" calcext:value-type="string">
            <text:p>$CE</text:p>
          </table:table-cell>
          <table:table-cell table:formula="of:=COM.MICROSOFT.CONCAT(&quot;$&quot;; RIGHT(COM.MICROSOFT.CONCAT(&quot;0&quot;;DEC2HEX([.J123]));2))" office:value-type="string" office:string-value="$EB" calcext:value-type="string">
            <text:p>$EB</text:p>
          </table:table-cell>
          <table:table-cell office:value-type="float" office:value="135" calcext:value-type="float">
            <text:p>135</text:p>
          </table:table-cell>
          <table:table-cell office:value-type="float" office:value="206" calcext:value-type="float">
            <text:p>20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Browns</text:p>
          </table:table-cell>
          <table:table-cell office:value-type="string" calcext:value-type="string">
            <text:p>LightSkyBlue</text:p>
          </table:table-cell>
          <table:table-cell/>
          <table:table-cell table:formula="of:=COM.MICROSOFT.CONCAT(&quot;$&quot;; RIGHT(COM.MICROSOFT.CONCAT(&quot;0&quot;;DEC2HEX([.H124]));2))" office:value-type="string" office:string-value="$87" calcext:value-type="string">
            <text:p>$87</text:p>
          </table:table-cell>
          <table:table-cell table:formula="of:=COM.MICROSOFT.CONCAT(&quot;$&quot;; RIGHT(COM.MICROSOFT.CONCAT(&quot;0&quot;;DEC2HEX([.I124]));2))" office:value-type="string" office:string-value="$CE" calcext:value-type="string">
            <text:p>$CE</text:p>
          </table:table-cell>
          <table:table-cell table:formula="of:=COM.MICROSOFT.CONCAT(&quot;$&quot;; RIGHT(COM.MICROSOFT.CONCAT(&quot;0&quot;;DEC2HEX([.J124]));2))" office:value-type="string" office:string-value="$FA" calcext:value-type="string">
            <text:p>$FA</text:p>
          </table:table-cell>
          <table:table-cell office:value-type="float" office:value="135" calcext:value-type="float">
            <text:p>135</text:p>
          </table:table-cell>
          <table:table-cell office:value-type="float" office:value="206" calcext:value-type="float">
            <text:p>20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Browns</text:p>
          </table:table-cell>
          <table:table-cell office:value-type="string" calcext:value-type="string">
            <text:p>DeepSkyBlue</text:p>
          </table:table-cell>
          <table:table-cell/>
          <table:table-cell table:formula="of:=COM.MICROSOFT.CONCAT(&quot;$&quot;; RIGHT(COM.MICROSOFT.CONCAT(&quot;0&quot;;DEC2HEX([.H125]));2))" office:value-type="string" office:string-value="$00" calcext:value-type="string">
            <text:p>$00</text:p>
          </table:table-cell>
          <table:table-cell table:formula="of:=COM.MICROSOFT.CONCAT(&quot;$&quot;; RIGHT(COM.MICROSOFT.CONCAT(&quot;0&quot;;DEC2HEX([.I125]));2))" office:value-type="string" office:string-value="$BF" calcext:value-type="string">
            <text:p>$BF</text:p>
          </table:table-cell>
          <table:table-cell table:formula="of:=COM.MICROSOFT.CONCAT(&quot;$&quot;; RIGHT(COM.MICROSOFT.CONCAT(&quot;0&quot;;DEC2HEX([.J125]));2))" office:value-type="string" office:string-value="$FF" calcext:value-type="string">
            <text:p>$FF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Browns</text:p>
          </table:table-cell>
          <table:table-cell office:value-type="string" calcext:value-type="string">
            <text:p>DodgerBlue</text:p>
          </table:table-cell>
          <table:table-cell/>
          <table:table-cell table:formula="of:=COM.MICROSOFT.CONCAT(&quot;$&quot;; RIGHT(COM.MICROSOFT.CONCAT(&quot;0&quot;;DEC2HEX([.H126]));2))" office:value-type="string" office:string-value="$1E" calcext:value-type="string">
            <text:p>$1E</text:p>
          </table:table-cell>
          <table:table-cell table:formula="of:=COM.MICROSOFT.CONCAT(&quot;$&quot;; RIGHT(COM.MICROSOFT.CONCAT(&quot;0&quot;;DEC2HEX([.I126]));2))" office:value-type="string" office:string-value="$90" calcext:value-type="string">
            <text:p>$90</text:p>
          </table:table-cell>
          <table:table-cell table:formula="of:=COM.MICROSOFT.CONCAT(&quot;$&quot;; RIGHT(COM.MICROSOFT.CONCAT(&quot;0&quot;;DEC2HEX([.J126]));2))" office:value-type="string" office:string-value="$FF" calcext:value-type="string">
            <text:p>$FF</text:p>
          </table:table-cell>
          <table:table-cell office:value-type="float" office:value="30" calcext:value-type="float">
            <text:p>30</text:p>
          </table:table-cell>
          <table:table-cell office:value-type="float" office:value="144" calcext:value-type="float">
            <text:p>144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Browns</text:p>
          </table:table-cell>
          <table:table-cell office:value-type="string" calcext:value-type="string">
            <text:p>CornflowerBlue</text:p>
          </table:table-cell>
          <table:table-cell/>
          <table:table-cell table:formula="of:=COM.MICROSOFT.CONCAT(&quot;$&quot;; RIGHT(COM.MICROSOFT.CONCAT(&quot;0&quot;;DEC2HEX([.H127]));2))" office:value-type="string" office:string-value="$64" calcext:value-type="string">
            <text:p>$64</text:p>
          </table:table-cell>
          <table:table-cell table:formula="of:=COM.MICROSOFT.CONCAT(&quot;$&quot;; RIGHT(COM.MICROSOFT.CONCAT(&quot;0&quot;;DEC2HEX([.I127]));2))" office:value-type="string" office:string-value="$95" calcext:value-type="string">
            <text:p>$95</text:p>
          </table:table-cell>
          <table:table-cell table:formula="of:=COM.MICROSOFT.CONCAT(&quot;$&quot;; RIGHT(COM.MICROSOFT.CONCAT(&quot;0&quot;;DEC2HEX([.J127]));2))" office:value-type="string" office:string-value="$ED" calcext:value-type="string">
            <text:p>$ED</text:p>
          </table:table-cell>
          <table:table-cell office:value-type="float" office:value="100" calcext:value-type="float">
            <text:p>100</text:p>
          </table:table-cell>
          <table:table-cell office:value-type="float" office:value="149" calcext:value-type="float">
            <text:p>149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Browns</text:p>
          </table:table-cell>
          <table:table-cell office:value-type="string" calcext:value-type="string">
            <text:p>RoyalBlue</text:p>
          </table:table-cell>
          <table:table-cell/>
          <table:table-cell table:formula="of:=COM.MICROSOFT.CONCAT(&quot;$&quot;; RIGHT(COM.MICROSOFT.CONCAT(&quot;0&quot;;DEC2HEX([.H128]));2))" office:value-type="string" office:string-value="$41" calcext:value-type="string">
            <text:p>$41</text:p>
          </table:table-cell>
          <table:table-cell table:formula="of:=COM.MICROSOFT.CONCAT(&quot;$&quot;; RIGHT(COM.MICROSOFT.CONCAT(&quot;0&quot;;DEC2HEX([.I128]));2))" office:value-type="string" office:string-value="$69" calcext:value-type="string">
            <text:p>$69</text:p>
          </table:table-cell>
          <table:table-cell table:formula="of:=COM.MICROSOFT.CONCAT(&quot;$&quot;; RIGHT(COM.MICROSOFT.CONCAT(&quot;0&quot;;DEC2HEX([.J128]));2))" office:value-type="string" office:string-value="$E1" calcext:value-type="string">
            <text:p>$E1</text:p>
          </table:table-cell>
          <table:table-cell office:value-type="float" office:value="65" calcext:value-type="float">
            <text:p>65</text:p>
          </table:table-cell>
          <table:table-cell office:value-type="float" office:value="105" calcext:value-type="float">
            <text:p>105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Browns</text:p>
          </table:table-cell>
          <table:table-cell office:value-type="string" calcext:value-type="string">
            <text:p>Blue</text:p>
          </table:table-cell>
          <table:table-cell table:formula="of:=UPPER([.C129])" office:value-type="string" office:string-value="BLUE" calcext:value-type="string">
            <text:p>BLUE</text:p>
          </table:table-cell>
          <table:table-cell table:formula="of:=COM.MICROSOFT.CONCAT(&quot;$&quot;; RIGHT(COM.MICROSOFT.CONCAT(&quot;0&quot;;DEC2HEX([.H129]));2))" office:value-type="string" office:string-value="$00" calcext:value-type="string">
            <text:p>$00</text:p>
          </table:table-cell>
          <table:table-cell table:formula="of:=COM.MICROSOFT.CONCAT(&quot;$&quot;; RIGHT(COM.MICROSOFT.CONCAT(&quot;0&quot;;DEC2HEX([.I129]));2))" office:value-type="string" office:string-value="$00" calcext:value-type="string">
            <text:p>$00</text:p>
          </table:table-cell>
          <table:table-cell table:formula="of:=COM.MICROSOFT.CONCAT(&quot;$&quot;; RIGHT(COM.MICROSOFT.CONCAT(&quot;0&quot;;DEC2HEX([.J129]));2))" office:value-type="string" office:string-value="$FF" calcext:value-type="string">
            <text:p>$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Browns</text:p>
          </table:table-cell>
          <table:table-cell office:value-type="string" calcext:value-type="string">
            <text:p>MediumBlue</text:p>
          </table:table-cell>
          <table:table-cell/>
          <table:table-cell table:formula="of:=COM.MICROSOFT.CONCAT(&quot;$&quot;; RIGHT(COM.MICROSOFT.CONCAT(&quot;0&quot;;DEC2HEX([.H130]));2))" office:value-type="string" office:string-value="$00" calcext:value-type="string">
            <text:p>$00</text:p>
          </table:table-cell>
          <table:table-cell table:formula="of:=COM.MICROSOFT.CONCAT(&quot;$&quot;; RIGHT(COM.MICROSOFT.CONCAT(&quot;0&quot;;DEC2HEX([.I130]));2))" office:value-type="string" office:string-value="$00" calcext:value-type="string">
            <text:p>$00</text:p>
          </table:table-cell>
          <table:table-cell table:formula="of:=COM.MICROSOFT.CONCAT(&quot;$&quot;; RIGHT(COM.MICROSOFT.CONCAT(&quot;0&quot;;DEC2HEX([.J130]));2))" office:value-type="string" office:string-value="$CD" calcext:value-type="string">
            <text:p>$C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Browns</text:p>
          </table:table-cell>
          <table:table-cell office:value-type="string" calcext:value-type="string">
            <text:p>DarkBlue</text:p>
          </table:table-cell>
          <table:table-cell/>
          <table:table-cell table:formula="of:=COM.MICROSOFT.CONCAT(&quot;$&quot;; RIGHT(COM.MICROSOFT.CONCAT(&quot;0&quot;;DEC2HEX([.H131]));2))" office:value-type="string" office:string-value="$00" calcext:value-type="string">
            <text:p>$00</text:p>
          </table:table-cell>
          <table:table-cell table:formula="of:=COM.MICROSOFT.CONCAT(&quot;$&quot;; RIGHT(COM.MICROSOFT.CONCAT(&quot;0&quot;;DEC2HEX([.I131]));2))" office:value-type="string" office:string-value="$00" calcext:value-type="string">
            <text:p>$00</text:p>
          </table:table-cell>
          <table:table-cell table:formula="of:=COM.MICROSOFT.CONCAT(&quot;$&quot;; RIGHT(COM.MICROSOFT.CONCAT(&quot;0&quot;;DEC2HEX([.J131]));2))" office:value-type="string" office:string-value="$8B" calcext:value-type="string">
            <text:p>$8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Browns</text:p>
          </table:table-cell>
          <table:table-cell office:value-type="string" calcext:value-type="string">
            <text:p>Navy</text:p>
          </table:table-cell>
          <table:table-cell table:formula="of:=UPPER([.C132])" office:value-type="string" office:string-value="NAVY" calcext:value-type="string">
            <text:p>NAVY</text:p>
          </table:table-cell>
          <table:table-cell table:formula="of:=COM.MICROSOFT.CONCAT(&quot;$&quot;; RIGHT(COM.MICROSOFT.CONCAT(&quot;0&quot;;DEC2HEX([.H132]));2))" office:value-type="string" office:string-value="$00" calcext:value-type="string">
            <text:p>$00</text:p>
          </table:table-cell>
          <table:table-cell table:formula="of:=COM.MICROSOFT.CONCAT(&quot;$&quot;; RIGHT(COM.MICROSOFT.CONCAT(&quot;0&quot;;DEC2HEX([.I132]));2))" office:value-type="string" office:string-value="$00" calcext:value-type="string">
            <text:p>$00</text:p>
          </table:table-cell>
          <table:table-cell table:formula="of:=COM.MICROSOFT.CONCAT(&quot;$&quot;; RIGHT(COM.MICROSOFT.CONCAT(&quot;0&quot;;DEC2HEX([.J132]));2))" office:value-type="string" office:string-value="$80" calcext:value-type="string">
            <text:p>$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Browns</text:p>
          </table:table-cell>
          <table:table-cell office:value-type="string" calcext:value-type="string">
            <text:p>MidnightBlue</text:p>
          </table:table-cell>
          <table:table-cell/>
          <table:table-cell table:formula="of:=COM.MICROSOFT.CONCAT(&quot;$&quot;; RIGHT(COM.MICROSOFT.CONCAT(&quot;0&quot;;DEC2HEX([.H133]));2))" office:value-type="string" office:string-value="$19" calcext:value-type="string">
            <text:p>$19</text:p>
          </table:table-cell>
          <table:table-cell table:formula="of:=COM.MICROSOFT.CONCAT(&quot;$&quot;; RIGHT(COM.MICROSOFT.CONCAT(&quot;0&quot;;DEC2HEX([.I133]));2))" office:value-type="string" office:string-value="$19" calcext:value-type="string">
            <text:p>$19</text:p>
          </table:table-cell>
          <table:table-cell table:formula="of:=COM.MICROSOFT.CONCAT(&quot;$&quot;; RIGHT(COM.MICROSOFT.CONCAT(&quot;0&quot;;DEC2HEX([.J133]));2))" office:value-type="string" office:string-value="$70" calcext:value-type="string">
            <text:p>$7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Whites</text:p>
          </table:table-cell>
          <table:table-cell table:number-columns-repeated="2"/>
          <table:table-cell table:formula="of:=COM.MICROSOFT.CONCAT(&quot;$&quot;; RIGHT(COM.MICROSOFT.CONCAT(&quot;0&quot;;DEC2HEX([.H134]));2))" office:value-type="string" office:string-value="$00" calcext:value-type="string">
            <text:p>$00</text:p>
          </table:table-cell>
          <table:table-cell table:formula="of:=COM.MICROSOFT.CONCAT(&quot;$&quot;; RIGHT(COM.MICROSOFT.CONCAT(&quot;0&quot;;DEC2HEX([.I134]));2))" office:value-type="string" office:string-value="$00" calcext:value-type="string">
            <text:p>$00</text:p>
          </table:table-cell>
          <table:table-cell table:formula="of:=COM.MICROSOFT.CONCAT(&quot;$&quot;; RIGHT(COM.MICROSOFT.CONCAT(&quot;0&quot;;DEC2HEX([.J134]));2))" office:value-type="string" office:string-value="$00" calcext:value-type="string">
            <text:p>$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Whites</text:p>
          </table:table-cell>
          <table:table-cell office:value-type="string" calcext:value-type="string">
            <text:p>White</text:p>
          </table:table-cell>
          <table:table-cell table:formula="of:=UPPER([.C135])" office:value-type="string" office:string-value="WHITE" calcext:value-type="string">
            <text:p>WHITE</text:p>
          </table:table-cell>
          <table:table-cell table:formula="of:=COM.MICROSOFT.CONCAT(&quot;$&quot;; RIGHT(COM.MICROSOFT.CONCAT(&quot;0&quot;;DEC2HEX([.H135]));2))" office:value-type="string" office:string-value="$FF" calcext:value-type="string">
            <text:p>$FF</text:p>
          </table:table-cell>
          <table:table-cell table:formula="of:=COM.MICROSOFT.CONCAT(&quot;$&quot;; RIGHT(COM.MICROSOFT.CONCAT(&quot;0&quot;;DEC2HEX([.I135]));2))" office:value-type="string" office:string-value="$FF" calcext:value-type="string">
            <text:p>$FF</text:p>
          </table:table-cell>
          <table:table-cell table:formula="of:=COM.MICROSOFT.CONCAT(&quot;$&quot;; RIGHT(COM.MICROSOFT.CONCAT(&quot;0&quot;;DEC2HEX([.J135]));2))" office:value-type="string" office:string-value="$FF" calcext:value-type="string">
            <text:p>$FF</text:p>
          </table:table-cell>
          <table:table-cell table:number-columns-repeated="3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Whites</text:p>
          </table:table-cell>
          <table:table-cell office:value-type="string" calcext:value-type="string">
            <text:p>Snow</text:p>
          </table:table-cell>
          <table:table-cell table:formula="of:=UPPER([.C136])" office:value-type="string" office:string-value="SNOW" calcext:value-type="string">
            <text:p>SNOW</text:p>
          </table:table-cell>
          <table:table-cell table:formula="of:=COM.MICROSOFT.CONCAT(&quot;$&quot;; RIGHT(COM.MICROSOFT.CONCAT(&quot;0&quot;;DEC2HEX([.H136]));2))" office:value-type="string" office:string-value="$FF" calcext:value-type="string">
            <text:p>$FF</text:p>
          </table:table-cell>
          <table:table-cell table:formula="of:=COM.MICROSOFT.CONCAT(&quot;$&quot;; RIGHT(COM.MICROSOFT.CONCAT(&quot;0&quot;;DEC2HEX([.I136]));2))" office:value-type="string" office:string-value="$FA" calcext:value-type="string">
            <text:p>$FA</text:p>
          </table:table-cell>
          <table:table-cell table:formula="of:=COM.MICROSOFT.CONCAT(&quot;$&quot;; RIGHT(COM.MICROSOFT.CONCAT(&quot;0&quot;;DEC2HEX([.J136]));2))" office:value-type="string" office:string-value="$FA" calcext:value-type="string">
            <text:p>$FA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Whites</text:p>
          </table:table-cell>
          <table:table-cell office:value-type="string" calcext:value-type="string">
            <text:p>Honeydew</text:p>
          </table:table-cell>
          <table:table-cell table:formula="of:=UPPER([.C137])" office:value-type="string" office:string-value="HONEYDEW" calcext:value-type="string">
            <text:p>HONEYDEW</text:p>
          </table:table-cell>
          <table:table-cell table:formula="of:=COM.MICROSOFT.CONCAT(&quot;$&quot;; RIGHT(COM.MICROSOFT.CONCAT(&quot;0&quot;;DEC2HEX([.H137]));2))" office:value-type="string" office:string-value="$F0" calcext:value-type="string">
            <text:p>$F0</text:p>
          </table:table-cell>
          <table:table-cell table:formula="of:=COM.MICROSOFT.CONCAT(&quot;$&quot;; RIGHT(COM.MICROSOFT.CONCAT(&quot;0&quot;;DEC2HEX([.I137]));2))" office:value-type="string" office:string-value="$FF" calcext:value-type="string">
            <text:p>$FF</text:p>
          </table:table-cell>
          <table:table-cell table:formula="of:=COM.MICROSOFT.CONCAT(&quot;$&quot;; RIGHT(COM.MICROSOFT.CONCAT(&quot;0&quot;;DEC2HEX([.J137]));2))" office:value-type="string" office:string-value="$F0" calcext:value-type="string">
            <text:p>$F0</text:p>
          </table:table-cell>
          <table:table-cell office:value-type="float" office:value="240" calcext:value-type="float">
            <text:p>240</text:p>
          </table:table-cell>
          <table:table-cell office:value-type="float" office:value="255" calcext:value-type="float">
            <text:p>255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Whites</text:p>
          </table:table-cell>
          <table:table-cell office:value-type="string" calcext:value-type="string">
            <text:p>MintCream</text:p>
          </table:table-cell>
          <table:table-cell office:value-type="string" calcext:value-type="string">
            <text:p>MINT_CREAM</text:p>
          </table:table-cell>
          <table:table-cell table:formula="of:=COM.MICROSOFT.CONCAT(&quot;$&quot;; RIGHT(COM.MICROSOFT.CONCAT(&quot;0&quot;;DEC2HEX([.H138]));2))" office:value-type="string" office:string-value="$F5" calcext:value-type="string">
            <text:p>$F5</text:p>
          </table:table-cell>
          <table:table-cell table:formula="of:=COM.MICROSOFT.CONCAT(&quot;$&quot;; RIGHT(COM.MICROSOFT.CONCAT(&quot;0&quot;;DEC2HEX([.I138]));2))" office:value-type="string" office:string-value="$FF" calcext:value-type="string">
            <text:p>$FF</text:p>
          </table:table-cell>
          <table:table-cell table:formula="of:=COM.MICROSOFT.CONCAT(&quot;$&quot;; RIGHT(COM.MICROSOFT.CONCAT(&quot;0&quot;;DEC2HEX([.J138]));2))" office:value-type="string" office:string-value="$FA" calcext:value-type="string">
            <text:p>$FA</text:p>
          </table:table-cell>
          <table:table-cell office:value-type="float" office:value="245" calcext:value-type="float">
            <text:p>245</text:p>
          </table:table-cell>
          <table:table-cell office:value-type="float" office:value="255" calcext:value-type="float">
            <text:p>255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Whites</text:p>
          </table:table-cell>
          <table:table-cell office:value-type="string" calcext:value-type="string">
            <text:p>Azure</text:p>
          </table:table-cell>
          <table:table-cell table:formula="of:=UPPER([.C139])" office:value-type="string" office:string-value="AZURE" calcext:value-type="string">
            <text:p>AZURE</text:p>
          </table:table-cell>
          <table:table-cell table:formula="of:=COM.MICROSOFT.CONCAT(&quot;$&quot;; RIGHT(COM.MICROSOFT.CONCAT(&quot;0&quot;;DEC2HEX([.H139]));2))" office:value-type="string" office:string-value="$F0" calcext:value-type="string">
            <text:p>$F0</text:p>
          </table:table-cell>
          <table:table-cell table:formula="of:=COM.MICROSOFT.CONCAT(&quot;$&quot;; RIGHT(COM.MICROSOFT.CONCAT(&quot;0&quot;;DEC2HEX([.I139]));2))" office:value-type="string" office:string-value="$FF" calcext:value-type="string">
            <text:p>$FF</text:p>
          </table:table-cell>
          <table:table-cell table:formula="of:=COM.MICROSOFT.CONCAT(&quot;$&quot;; RIGHT(COM.MICROSOFT.CONCAT(&quot;0&quot;;DEC2HEX([.J139]));2))" office:value-type="string" office:string-value="$FF" calcext:value-type="string">
            <text:p>$FF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Whites</text:p>
          </table:table-cell>
          <table:table-cell office:value-type="string" calcext:value-type="string">
            <text:p>AliceBlue</text:p>
          </table:table-cell>
          <table:table-cell office:value-type="string" calcext:value-type="string">
            <text:p>ALICE_BLUE</text:p>
          </table:table-cell>
          <table:table-cell table:formula="of:=COM.MICROSOFT.CONCAT(&quot;$&quot;; RIGHT(COM.MICROSOFT.CONCAT(&quot;0&quot;;DEC2HEX([.H140]));2))" office:value-type="string" office:string-value="$F0" calcext:value-type="string">
            <text:p>$F0</text:p>
          </table:table-cell>
          <table:table-cell table:formula="of:=COM.MICROSOFT.CONCAT(&quot;$&quot;; RIGHT(COM.MICROSOFT.CONCAT(&quot;0&quot;;DEC2HEX([.I140]));2))" office:value-type="string" office:string-value="$F8" calcext:value-type="string">
            <text:p>$F8</text:p>
          </table:table-cell>
          <table:table-cell table:formula="of:=COM.MICROSOFT.CONCAT(&quot;$&quot;; RIGHT(COM.MICROSOFT.CONCAT(&quot;0&quot;;DEC2HEX([.J140]));2))" office:value-type="string" office:string-value="$FF" calcext:value-type="string">
            <text:p>$FF</text:p>
          </table:table-cell>
          <table:table-cell office:value-type="float" office:value="240" calcext:value-type="float">
            <text:p>240</text:p>
          </table:table-cell>
          <table:table-cell office:value-type="float" office:value="248" calcext:value-type="float">
            <text:p>248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Whites</text:p>
          </table:table-cell>
          <table:table-cell office:value-type="string" calcext:value-type="string">
            <text:p>GhostWhite</text:p>
          </table:table-cell>
          <table:table-cell office:value-type="string" calcext:value-type="string">
            <text:p>GHOST_WHITE</text:p>
          </table:table-cell>
          <table:table-cell table:formula="of:=COM.MICROSOFT.CONCAT(&quot;$&quot;; RIGHT(COM.MICROSOFT.CONCAT(&quot;0&quot;;DEC2HEX([.H141]));2))" office:value-type="string" office:string-value="$F8" calcext:value-type="string">
            <text:p>$F8</text:p>
          </table:table-cell>
          <table:table-cell table:formula="of:=COM.MICROSOFT.CONCAT(&quot;$&quot;; RIGHT(COM.MICROSOFT.CONCAT(&quot;0&quot;;DEC2HEX([.I141]));2))" office:value-type="string" office:string-value="$F8" calcext:value-type="string">
            <text:p>$F8</text:p>
          </table:table-cell>
          <table:table-cell table:formula="of:=COM.MICROSOFT.CONCAT(&quot;$&quot;; RIGHT(COM.MICROSOFT.CONCAT(&quot;0&quot;;DEC2HEX([.J141]));2))" office:value-type="string" office:string-value="$FF" calcext:value-type="string">
            <text:p>$FF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Whites</text:p>
          </table:table-cell>
          <table:table-cell office:value-type="string" calcext:value-type="string">
            <text:p>WhiteSmoke</text:p>
          </table:table-cell>
          <table:table-cell office:value-type="string" calcext:value-type="string">
            <text:p>WHITE_SMOKE</text:p>
          </table:table-cell>
          <table:table-cell table:formula="of:=COM.MICROSOFT.CONCAT(&quot;$&quot;; RIGHT(COM.MICROSOFT.CONCAT(&quot;0&quot;;DEC2HEX([.H142]));2))" office:value-type="string" office:string-value="$F5" calcext:value-type="string">
            <text:p>$F5</text:p>
          </table:table-cell>
          <table:table-cell table:formula="of:=COM.MICROSOFT.CONCAT(&quot;$&quot;; RIGHT(COM.MICROSOFT.CONCAT(&quot;0&quot;;DEC2HEX([.I142]));2))" office:value-type="string" office:string-value="$F5" calcext:value-type="string">
            <text:p>$F5</text:p>
          </table:table-cell>
          <table:table-cell table:formula="of:=COM.MICROSOFT.CONCAT(&quot;$&quot;; RIGHT(COM.MICROSOFT.CONCAT(&quot;0&quot;;DEC2HEX([.J142]));2))" office:value-type="string" office:string-value="$F5" calcext:value-type="string">
            <text:p>$F5</text:p>
          </table:table-cell>
          <table:table-cell table:number-columns-repeated="3"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Whites</text:p>
          </table:table-cell>
          <table:table-cell office:value-type="string" calcext:value-type="string">
            <text:p>Seashell</text:p>
          </table:table-cell>
          <table:table-cell table:formula="of:=UPPER([.C143])" office:value-type="string" office:string-value="SEASHELL" calcext:value-type="string">
            <text:p>SEASHELL</text:p>
          </table:table-cell>
          <table:table-cell table:formula="of:=COM.MICROSOFT.CONCAT(&quot;$&quot;; RIGHT(COM.MICROSOFT.CONCAT(&quot;0&quot;;DEC2HEX([.H143]));2))" office:value-type="string" office:string-value="$FF" calcext:value-type="string">
            <text:p>$FF</text:p>
          </table:table-cell>
          <table:table-cell table:formula="of:=COM.MICROSOFT.CONCAT(&quot;$&quot;; RIGHT(COM.MICROSOFT.CONCAT(&quot;0&quot;;DEC2HEX([.I143]));2))" office:value-type="string" office:string-value="$F5" calcext:value-type="string">
            <text:p>$F5</text:p>
          </table:table-cell>
          <table:table-cell table:formula="of:=COM.MICROSOFT.CONCAT(&quot;$&quot;; RIGHT(COM.MICROSOFT.CONCAT(&quot;0&quot;;DEC2HEX([.J143]));2))" office:value-type="string" office:string-value="$EE" calcext:value-type="string">
            <text:p>$EE</text:p>
          </table:table-cell>
          <table:table-cell office:value-type="float" office:value="255" calcext:value-type="float">
            <text:p>255</text:p>
          </table:table-cell>
          <table:table-cell office:value-type="float" office:value="245" calcext:value-type="float">
            <text:p>245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Whites</text:p>
          </table:table-cell>
          <table:table-cell office:value-type="string" calcext:value-type="string">
            <text:p>Beige</text:p>
          </table:table-cell>
          <table:table-cell table:formula="of:=UPPER([.C144])" office:value-type="string" office:string-value="BEIGE" calcext:value-type="string">
            <text:p>BEIGE</text:p>
          </table:table-cell>
          <table:table-cell table:formula="of:=COM.MICROSOFT.CONCAT(&quot;$&quot;; RIGHT(COM.MICROSOFT.CONCAT(&quot;0&quot;;DEC2HEX([.H144]));2))" office:value-type="string" office:string-value="$F5" calcext:value-type="string">
            <text:p>$F5</text:p>
          </table:table-cell>
          <table:table-cell table:formula="of:=COM.MICROSOFT.CONCAT(&quot;$&quot;; RIGHT(COM.MICROSOFT.CONCAT(&quot;0&quot;;DEC2HEX([.I144]));2))" office:value-type="string" office:string-value="$F5" calcext:value-type="string">
            <text:p>$F5</text:p>
          </table:table-cell>
          <table:table-cell table:formula="of:=COM.MICROSOFT.CONCAT(&quot;$&quot;; RIGHT(COM.MICROSOFT.CONCAT(&quot;0&quot;;DEC2HEX([.J144]));2))" office:value-type="string" office:string-value="$DC" calcext:value-type="string">
            <text:p>$DC</text:p>
          </table:table-cell>
          <table:table-cell table:number-columns-repeated="2" office:value-type="float" office:value="245" calcext:value-type="float">
            <text:p>245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Whites</text:p>
          </table:table-cell>
          <table:table-cell office:value-type="string" calcext:value-type="string">
            <text:p>OldLace</text:p>
          </table:table-cell>
          <table:table-cell office:value-type="string" calcext:value-type="string">
            <text:p>OLD_LACE</text:p>
          </table:table-cell>
          <table:table-cell table:formula="of:=COM.MICROSOFT.CONCAT(&quot;$&quot;; RIGHT(COM.MICROSOFT.CONCAT(&quot;0&quot;;DEC2HEX([.H145]));2))" office:value-type="string" office:string-value="$FD" calcext:value-type="string">
            <text:p>$FD</text:p>
          </table:table-cell>
          <table:table-cell table:formula="of:=COM.MICROSOFT.CONCAT(&quot;$&quot;; RIGHT(COM.MICROSOFT.CONCAT(&quot;0&quot;;DEC2HEX([.I145]));2))" office:value-type="string" office:string-value="$F5" calcext:value-type="string">
            <text:p>$F5</text:p>
          </table:table-cell>
          <table:table-cell table:formula="of:=COM.MICROSOFT.CONCAT(&quot;$&quot;; RIGHT(COM.MICROSOFT.CONCAT(&quot;0&quot;;DEC2HEX([.J145]));2))" office:value-type="string" office:string-value="$E6" calcext:value-type="string">
            <text:p>$E6</text:p>
          </table:table-cell>
          <table:table-cell office:value-type="float" office:value="253" calcext:value-type="float">
            <text:p>253</text:p>
          </table:table-cell>
          <table:table-cell office:value-type="float" office:value="245" calcext:value-type="float">
            <text:p>245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Whites</text:p>
          </table:table-cell>
          <table:table-cell office:value-type="string" calcext:value-type="string">
            <text:p>FloralWhite</text:p>
          </table:table-cell>
          <table:table-cell office:value-type="string" calcext:value-type="string">
            <text:p>FLORAL_WHITE</text:p>
          </table:table-cell>
          <table:table-cell table:formula="of:=COM.MICROSOFT.CONCAT(&quot;$&quot;; RIGHT(COM.MICROSOFT.CONCAT(&quot;0&quot;;DEC2HEX([.H146]));2))" office:value-type="string" office:string-value="$FF" calcext:value-type="string">
            <text:p>$FF</text:p>
          </table:table-cell>
          <table:table-cell table:formula="of:=COM.MICROSOFT.CONCAT(&quot;$&quot;; RIGHT(COM.MICROSOFT.CONCAT(&quot;0&quot;;DEC2HEX([.I146]));2))" office:value-type="string" office:string-value="$FA" calcext:value-type="string">
            <text:p>$FA</text:p>
          </table:table-cell>
          <table:table-cell table:formula="of:=COM.MICROSOFT.CONCAT(&quot;$&quot;; RIGHT(COM.MICROSOFT.CONCAT(&quot;0&quot;;DEC2HEX([.J146]));2))" office:value-type="string" office:string-value="$F0" calcext:value-type="string">
            <text:p>$F0</text:p>
          </table:table-cell>
          <table:table-cell office:value-type="float" office:value="255" calcext:value-type="float">
            <text:p>255</text:p>
          </table:table-cell>
          <table:table-cell office:value-type="float" office:value="250" calcext:value-type="float">
            <text:p>25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Whites</text:p>
          </table:table-cell>
          <table:table-cell office:value-type="string" calcext:value-type="string">
            <text:p>Ivory</text:p>
          </table:table-cell>
          <table:table-cell table:formula="of:=UPPER([.C147])" office:value-type="string" office:string-value="IVORY" calcext:value-type="string">
            <text:p>IVORY</text:p>
          </table:table-cell>
          <table:table-cell table:formula="of:=COM.MICROSOFT.CONCAT(&quot;$&quot;; RIGHT(COM.MICROSOFT.CONCAT(&quot;0&quot;;DEC2HEX([.H147]));2))" office:value-type="string" office:string-value="$FF" calcext:value-type="string">
            <text:p>$FF</text:p>
          </table:table-cell>
          <table:table-cell table:formula="of:=COM.MICROSOFT.CONCAT(&quot;$&quot;; RIGHT(COM.MICROSOFT.CONCAT(&quot;0&quot;;DEC2HEX([.I147]));2))" office:value-type="string" office:string-value="$FF" calcext:value-type="string">
            <text:p>$FF</text:p>
          </table:table-cell>
          <table:table-cell table:formula="of:=COM.MICROSOFT.CONCAT(&quot;$&quot;; RIGHT(COM.MICROSOFT.CONCAT(&quot;0&quot;;DEC2HEX([.J147]));2))" office:value-type="string" office:string-value="$F0" calcext:value-type="string">
            <text:p>$F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Whites</text:p>
          </table:table-cell>
          <table:table-cell office:value-type="string" calcext:value-type="string">
            <text:p>AntiqueWhite</text:p>
          </table:table-cell>
          <table:table-cell office:value-type="string" calcext:value-type="string">
            <text:p>ANTIQUE_WHITE</text:p>
          </table:table-cell>
          <table:table-cell table:formula="of:=COM.MICROSOFT.CONCAT(&quot;$&quot;; RIGHT(COM.MICROSOFT.CONCAT(&quot;0&quot;;DEC2HEX([.H148]));2))" office:value-type="string" office:string-value="$FA" calcext:value-type="string">
            <text:p>$FA</text:p>
          </table:table-cell>
          <table:table-cell table:formula="of:=COM.MICROSOFT.CONCAT(&quot;$&quot;; RIGHT(COM.MICROSOFT.CONCAT(&quot;0&quot;;DEC2HEX([.I148]));2))" office:value-type="string" office:string-value="$EB" calcext:value-type="string">
            <text:p>$EB</text:p>
          </table:table-cell>
          <table:table-cell table:formula="of:=COM.MICROSOFT.CONCAT(&quot;$&quot;; RIGHT(COM.MICROSOFT.CONCAT(&quot;0&quot;;DEC2HEX([.J148]));2))" office:value-type="string" office:string-value="$D7" calcext:value-type="string">
            <text:p>$D7</text:p>
          </table:table-cell>
          <table:table-cell office:value-type="float" office:value="250" calcext:value-type="float">
            <text:p>250</text:p>
          </table:table-cell>
          <table:table-cell office:value-type="float" office:value="235" calcext:value-type="float">
            <text:p>235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Whites</text:p>
          </table:table-cell>
          <table:table-cell office:value-type="string" calcext:value-type="string">
            <text:p>Linen</text:p>
          </table:table-cell>
          <table:table-cell table:formula="of:=UPPER([.C149])" office:value-type="string" office:string-value="LINEN" calcext:value-type="string">
            <text:p>LINEN</text:p>
          </table:table-cell>
          <table:table-cell table:formula="of:=COM.MICROSOFT.CONCAT(&quot;$&quot;; RIGHT(COM.MICROSOFT.CONCAT(&quot;0&quot;;DEC2HEX([.H149]));2))" office:value-type="string" office:string-value="$FA" calcext:value-type="string">
            <text:p>$FA</text:p>
          </table:table-cell>
          <table:table-cell table:formula="of:=COM.MICROSOFT.CONCAT(&quot;$&quot;; RIGHT(COM.MICROSOFT.CONCAT(&quot;0&quot;;DEC2HEX([.I149]));2))" office:value-type="string" office:string-value="$F0" calcext:value-type="string">
            <text:p>$F0</text:p>
          </table:table-cell>
          <table:table-cell table:formula="of:=COM.MICROSOFT.CONCAT(&quot;$&quot;; RIGHT(COM.MICROSOFT.CONCAT(&quot;0&quot;;DEC2HEX([.J149]));2))" office:value-type="string" office:string-value="$E6" calcext:value-type="string">
            <text:p>$E6</text:p>
          </table:table-cell>
          <table:table-cell office:value-type="float" office:value="250" calcext:value-type="float">
            <text:p>250</text:p>
          </table:table-cell>
          <table:table-cell office:value-type="float" office:value="240" calcext:value-type="float">
            <text:p>240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Whites</text:p>
          </table:table-cell>
          <table:table-cell office:value-type="string" calcext:value-type="string">
            <text:p>LavenderBlush</text:p>
          </table:table-cell>
          <table:table-cell office:value-type="string" calcext:value-type="string">
            <text:p>LAVENDER_BLUSH</text:p>
          </table:table-cell>
          <table:table-cell table:formula="of:=COM.MICROSOFT.CONCAT(&quot;$&quot;; RIGHT(COM.MICROSOFT.CONCAT(&quot;0&quot;;DEC2HEX([.H150]));2))" office:value-type="string" office:string-value="$FF" calcext:value-type="string">
            <text:p>$FF</text:p>
          </table:table-cell>
          <table:table-cell table:formula="of:=COM.MICROSOFT.CONCAT(&quot;$&quot;; RIGHT(COM.MICROSOFT.CONCAT(&quot;0&quot;;DEC2HEX([.I150]));2))" office:value-type="string" office:string-value="$F0" calcext:value-type="string">
            <text:p>$F0</text:p>
          </table:table-cell>
          <table:table-cell table:formula="of:=COM.MICROSOFT.CONCAT(&quot;$&quot;; RIGHT(COM.MICROSOFT.CONCAT(&quot;0&quot;;DEC2HEX([.J150]));2))" office:value-type="string" office:string-value="$F5" calcext:value-type="string">
            <text:p>$F5</text:p>
          </table:table-cell>
          <table:table-cell office:value-type="float" office:value="255" calcext:value-type="float">
            <text:p>255</text:p>
          </table:table-cell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Whites</text:p>
          </table:table-cell>
          <table:table-cell office:value-type="string" calcext:value-type="string">
            <text:p>MistyRose</text:p>
          </table:table-cell>
          <table:table-cell office:value-type="string" calcext:value-type="string">
            <text:p>MISTY_ROSE</text:p>
          </table:table-cell>
          <table:table-cell table:formula="of:=COM.MICROSOFT.CONCAT(&quot;$&quot;; RIGHT(COM.MICROSOFT.CONCAT(&quot;0&quot;;DEC2HEX([.H151]));2))" office:value-type="string" office:string-value="$FF" calcext:value-type="string">
            <text:p>$FF</text:p>
          </table:table-cell>
          <table:table-cell table:formula="of:=COM.MICROSOFT.CONCAT(&quot;$&quot;; RIGHT(COM.MICROSOFT.CONCAT(&quot;0&quot;;DEC2HEX([.I151]));2))" office:value-type="string" office:string-value="$E4" calcext:value-type="string">
            <text:p>$E4</text:p>
          </table:table-cell>
          <table:table-cell table:formula="of:=COM.MICROSOFT.CONCAT(&quot;$&quot;; RIGHT(COM.MICROSOFT.CONCAT(&quot;0&quot;;DEC2HEX([.J151]));2))" office:value-type="string" office:string-value="$E1" calcext:value-type="string">
            <text:p>$E1</text:p>
          </table:table-cell>
          <table:table-cell office:value-type="float" office:value="255" calcext:value-type="float">
            <text:p>255</text:p>
          </table:table-cell>
          <table:table-cell office:value-type="float" office:value="228" calcext:value-type="float">
            <text:p>228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Greys</text:p>
          </table:table-cell>
          <table:table-cell table:number-columns-repeated="2"/>
          <table:table-cell table:formula="of:=COM.MICROSOFT.CONCAT(&quot;$&quot;; RIGHT(COM.MICROSOFT.CONCAT(&quot;0&quot;;DEC2HEX([.H152]));2))" office:value-type="string" office:string-value="$00" calcext:value-type="string">
            <text:p>$00</text:p>
          </table:table-cell>
          <table:table-cell table:formula="of:=COM.MICROSOFT.CONCAT(&quot;$&quot;; RIGHT(COM.MICROSOFT.CONCAT(&quot;0&quot;;DEC2HEX([.I152]));2))" office:value-type="string" office:string-value="$00" calcext:value-type="string">
            <text:p>$00</text:p>
          </table:table-cell>
          <table:table-cell table:formula="of:=COM.MICROSOFT.CONCAT(&quot;$&quot;; RIGHT(COM.MICROSOFT.CONCAT(&quot;0&quot;;DEC2HEX([.J152]));2))" office:value-type="string" office:string-value="$00" calcext:value-type="string">
            <text:p>$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Greys</text:p>
          </table:table-cell>
          <table:table-cell office:value-type="string" calcext:value-type="string">
            <text:p>Gainsboro</text:p>
          </table:table-cell>
          <table:table-cell table:formula="of:=UPPER([.C153])" office:value-type="string" office:string-value="GAINSBORO" calcext:value-type="string">
            <text:p>GAINSBORO</text:p>
          </table:table-cell>
          <table:table-cell table:formula="of:=COM.MICROSOFT.CONCAT(&quot;$&quot;; RIGHT(COM.MICROSOFT.CONCAT(&quot;0&quot;;DEC2HEX([.H153]));2))" office:value-type="string" office:string-value="$DC" calcext:value-type="string">
            <text:p>$DC</text:p>
          </table:table-cell>
          <table:table-cell table:formula="of:=COM.MICROSOFT.CONCAT(&quot;$&quot;; RIGHT(COM.MICROSOFT.CONCAT(&quot;0&quot;;DEC2HEX([.I153]));2))" office:value-type="string" office:string-value="$DC" calcext:value-type="string">
            <text:p>$DC</text:p>
          </table:table-cell>
          <table:table-cell table:formula="of:=COM.MICROSOFT.CONCAT(&quot;$&quot;; RIGHT(COM.MICROSOFT.CONCAT(&quot;0&quot;;DEC2HEX([.J153]));2))" office:value-type="string" office:string-value="$DC" calcext:value-type="string">
            <text:p>$DC</text:p>
          </table:table-cell>
          <table:table-cell table:number-columns-repeated="3"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Greys</text:p>
          </table:table-cell>
          <table:table-cell office:value-type="string" calcext:value-type="string">
            <text:p>LightGray</text:p>
          </table:table-cell>
          <table:table-cell office:value-type="string" calcext:value-type="string">
            <text:p>LIGHT_GRAY</text:p>
          </table:table-cell>
          <table:table-cell table:formula="of:=COM.MICROSOFT.CONCAT(&quot;$&quot;; RIGHT(COM.MICROSOFT.CONCAT(&quot;0&quot;;DEC2HEX([.H154]));2))" office:value-type="string" office:string-value="$D3" calcext:value-type="string">
            <text:p>$D3</text:p>
          </table:table-cell>
          <table:table-cell table:formula="of:=COM.MICROSOFT.CONCAT(&quot;$&quot;; RIGHT(COM.MICROSOFT.CONCAT(&quot;0&quot;;DEC2HEX([.I154]));2))" office:value-type="string" office:string-value="$D3" calcext:value-type="string">
            <text:p>$D3</text:p>
          </table:table-cell>
          <table:table-cell table:formula="of:=COM.MICROSOFT.CONCAT(&quot;$&quot;; RIGHT(COM.MICROSOFT.CONCAT(&quot;0&quot;;DEC2HEX([.J154]));2))" office:value-type="string" office:string-value="$D3" calcext:value-type="string">
            <text:p>$D3</text:p>
          </table:table-cell>
          <table:table-cell table:number-columns-repeated="3"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Greys</text:p>
          </table:table-cell>
          <table:table-cell office:value-type="string" calcext:value-type="string">
            <text:p>LightGrey</text:p>
          </table:table-cell>
          <table:table-cell office:value-type="string" calcext:value-type="string">
            <text:p>LIGHT_GREY</text:p>
          </table:table-cell>
          <table:table-cell table:formula="of:=COM.MICROSOFT.CONCAT(&quot;$&quot;; RIGHT(COM.MICROSOFT.CONCAT(&quot;0&quot;;DEC2HEX([.H155]));2))" office:value-type="string" office:string-value="$D3" calcext:value-type="string">
            <text:p>$D3</text:p>
          </table:table-cell>
          <table:table-cell table:formula="of:=COM.MICROSOFT.CONCAT(&quot;$&quot;; RIGHT(COM.MICROSOFT.CONCAT(&quot;0&quot;;DEC2HEX([.I155]));2))" office:value-type="string" office:string-value="$D3" calcext:value-type="string">
            <text:p>$D3</text:p>
          </table:table-cell>
          <table:table-cell table:formula="of:=COM.MICROSOFT.CONCAT(&quot;$&quot;; RIGHT(COM.MICROSOFT.CONCAT(&quot;0&quot;;DEC2HEX([.J155]));2))" office:value-type="string" office:string-value="$D3" calcext:value-type="string">
            <text:p>$D3</text:p>
          </table:table-cell>
          <table:table-cell table:number-columns-repeated="3"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Greys</text:p>
          </table:table-cell>
          <table:table-cell office:value-type="string" calcext:value-type="string">
            <text:p>Silver</text:p>
          </table:table-cell>
          <table:table-cell table:formula="of:=UPPER([.C156])" office:value-type="string" office:string-value="SILVER" calcext:value-type="string">
            <text:p>SILVER</text:p>
          </table:table-cell>
          <table:table-cell table:formula="of:=COM.MICROSOFT.CONCAT(&quot;$&quot;; RIGHT(COM.MICROSOFT.CONCAT(&quot;0&quot;;DEC2HEX([.H156]));2))" office:value-type="string" office:string-value="$C0" calcext:value-type="string">
            <text:p>$C0</text:p>
          </table:table-cell>
          <table:table-cell table:formula="of:=COM.MICROSOFT.CONCAT(&quot;$&quot;; RIGHT(COM.MICROSOFT.CONCAT(&quot;0&quot;;DEC2HEX([.I156]));2))" office:value-type="string" office:string-value="$C0" calcext:value-type="string">
            <text:p>$C0</text:p>
          </table:table-cell>
          <table:table-cell table:formula="of:=COM.MICROSOFT.CONCAT(&quot;$&quot;; RIGHT(COM.MICROSOFT.CONCAT(&quot;0&quot;;DEC2HEX([.J156]));2))" office:value-type="string" office:string-value="$C0" calcext:value-type="string">
            <text:p>$C0</text:p>
          </table:table-cell>
          <table:table-cell table:number-columns-repeated="3"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Greys</text:p>
          </table:table-cell>
          <table:table-cell office:value-type="string" calcext:value-type="string">
            <text:p>DarkGray</text:p>
          </table:table-cell>
          <table:table-cell office:value-type="string" calcext:value-type="string">
            <text:p>DARK_GRAY</text:p>
          </table:table-cell>
          <table:table-cell table:formula="of:=COM.MICROSOFT.CONCAT(&quot;$&quot;; RIGHT(COM.MICROSOFT.CONCAT(&quot;0&quot;;DEC2HEX([.H157]));2))" office:value-type="string" office:string-value="$A9" calcext:value-type="string">
            <text:p>$A9</text:p>
          </table:table-cell>
          <table:table-cell table:formula="of:=COM.MICROSOFT.CONCAT(&quot;$&quot;; RIGHT(COM.MICROSOFT.CONCAT(&quot;0&quot;;DEC2HEX([.I157]));2))" office:value-type="string" office:string-value="$A9" calcext:value-type="string">
            <text:p>$A9</text:p>
          </table:table-cell>
          <table:table-cell table:formula="of:=COM.MICROSOFT.CONCAT(&quot;$&quot;; RIGHT(COM.MICROSOFT.CONCAT(&quot;0&quot;;DEC2HEX([.J157]));2))" office:value-type="string" office:string-value="$A9" calcext:value-type="string">
            <text:p>$A9</text:p>
          </table:table-cell>
          <table:table-cell table:number-columns-repeated="3"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Greys</text:p>
          </table:table-cell>
          <table:table-cell office:value-type="string" calcext:value-type="string">
            <text:p>DarkGrey</text:p>
          </table:table-cell>
          <table:table-cell office:value-type="string" calcext:value-type="string">
            <text:p>DARK_GREY</text:p>
          </table:table-cell>
          <table:table-cell table:formula="of:=COM.MICROSOFT.CONCAT(&quot;$&quot;; RIGHT(COM.MICROSOFT.CONCAT(&quot;0&quot;;DEC2HEX([.H158]));2))" office:value-type="string" office:string-value="$A9" calcext:value-type="string">
            <text:p>$A9</text:p>
          </table:table-cell>
          <table:table-cell table:formula="of:=COM.MICROSOFT.CONCAT(&quot;$&quot;; RIGHT(COM.MICROSOFT.CONCAT(&quot;0&quot;;DEC2HEX([.I158]));2))" office:value-type="string" office:string-value="$A9" calcext:value-type="string">
            <text:p>$A9</text:p>
          </table:table-cell>
          <table:table-cell table:formula="of:=COM.MICROSOFT.CONCAT(&quot;$&quot;; RIGHT(COM.MICROSOFT.CONCAT(&quot;0&quot;;DEC2HEX([.J158]));2))" office:value-type="string" office:string-value="$A9" calcext:value-type="string">
            <text:p>$A9</text:p>
          </table:table-cell>
          <table:table-cell table:number-columns-repeated="3"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Greys</text:p>
          </table:table-cell>
          <table:table-cell office:value-type="string" calcext:value-type="string">
            <text:p>Gray</text:p>
          </table:table-cell>
          <table:table-cell table:formula="of:=UPPER([.C159])" office:value-type="string" office:string-value="GRAY" calcext:value-type="string">
            <text:p>GRAY</text:p>
          </table:table-cell>
          <table:table-cell table:formula="of:=COM.MICROSOFT.CONCAT(&quot;$&quot;; RIGHT(COM.MICROSOFT.CONCAT(&quot;0&quot;;DEC2HEX([.H159]));2))" office:value-type="string" office:string-value="$80" calcext:value-type="string">
            <text:p>$80</text:p>
          </table:table-cell>
          <table:table-cell table:formula="of:=COM.MICROSOFT.CONCAT(&quot;$&quot;; RIGHT(COM.MICROSOFT.CONCAT(&quot;0&quot;;DEC2HEX([.I159]));2))" office:value-type="string" office:string-value="$80" calcext:value-type="string">
            <text:p>$80</text:p>
          </table:table-cell>
          <table:table-cell table:formula="of:=COM.MICROSOFT.CONCAT(&quot;$&quot;; RIGHT(COM.MICROSOFT.CONCAT(&quot;0&quot;;DEC2HEX([.J159]));2))" office:value-type="string" office:string-value="$80" calcext:value-type="string">
            <text:p>$80</text:p>
          </table:table-cell>
          <table:table-cell table:number-columns-repeated="3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Greys</text:p>
          </table:table-cell>
          <table:table-cell office:value-type="string" calcext:value-type="string">
            <text:p>Grey</text:p>
          </table:table-cell>
          <table:table-cell table:formula="of:=UPPER([.C160])" office:value-type="string" office:string-value="GREY" calcext:value-type="string">
            <text:p>GREY</text:p>
          </table:table-cell>
          <table:table-cell table:formula="of:=COM.MICROSOFT.CONCAT(&quot;$&quot;; RIGHT(COM.MICROSOFT.CONCAT(&quot;0&quot;;DEC2HEX([.H160]));2))" office:value-type="string" office:string-value="$80" calcext:value-type="string">
            <text:p>$80</text:p>
          </table:table-cell>
          <table:table-cell table:formula="of:=COM.MICROSOFT.CONCAT(&quot;$&quot;; RIGHT(COM.MICROSOFT.CONCAT(&quot;0&quot;;DEC2HEX([.I160]));2))" office:value-type="string" office:string-value="$80" calcext:value-type="string">
            <text:p>$80</text:p>
          </table:table-cell>
          <table:table-cell table:formula="of:=COM.MICROSOFT.CONCAT(&quot;$&quot;; RIGHT(COM.MICROSOFT.CONCAT(&quot;0&quot;;DEC2HEX([.J160]));2))" office:value-type="string" office:string-value="$80" calcext:value-type="string">
            <text:p>$80</text:p>
          </table:table-cell>
          <table:table-cell table:number-columns-repeated="3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Greys</text:p>
          </table:table-cell>
          <table:table-cell office:value-type="string" calcext:value-type="string">
            <text:p>DimGray</text:p>
          </table:table-cell>
          <table:table-cell office:value-type="string" calcext:value-type="string">
            <text:p>DIM_GRAY</text:p>
          </table:table-cell>
          <table:table-cell table:formula="of:=COM.MICROSOFT.CONCAT(&quot;$&quot;; RIGHT(COM.MICROSOFT.CONCAT(&quot;0&quot;;DEC2HEX([.H161]));2))" office:value-type="string" office:string-value="$69" calcext:value-type="string">
            <text:p>$69</text:p>
          </table:table-cell>
          <table:table-cell table:formula="of:=COM.MICROSOFT.CONCAT(&quot;$&quot;; RIGHT(COM.MICROSOFT.CONCAT(&quot;0&quot;;DEC2HEX([.I161]));2))" office:value-type="string" office:string-value="$69" calcext:value-type="string">
            <text:p>$69</text:p>
          </table:table-cell>
          <table:table-cell table:formula="of:=COM.MICROSOFT.CONCAT(&quot;$&quot;; RIGHT(COM.MICROSOFT.CONCAT(&quot;0&quot;;DEC2HEX([.J161]));2))" office:value-type="string" office:string-value="$69" calcext:value-type="string">
            <text:p>$69</text:p>
          </table:table-cell>
          <table:table-cell table:number-columns-repeated="3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Greys</text:p>
          </table:table-cell>
          <table:table-cell office:value-type="string" calcext:value-type="string">
            <text:p>DimGrey</text:p>
          </table:table-cell>
          <table:table-cell office:value-type="string" calcext:value-type="string">
            <text:p>DIM_GREY</text:p>
          </table:table-cell>
          <table:table-cell table:formula="of:=COM.MICROSOFT.CONCAT(&quot;$&quot;; RIGHT(COM.MICROSOFT.CONCAT(&quot;0&quot;;DEC2HEX([.H162]));2))" office:value-type="string" office:string-value="$69" calcext:value-type="string">
            <text:p>$69</text:p>
          </table:table-cell>
          <table:table-cell table:formula="of:=COM.MICROSOFT.CONCAT(&quot;$&quot;; RIGHT(COM.MICROSOFT.CONCAT(&quot;0&quot;;DEC2HEX([.I162]));2))" office:value-type="string" office:string-value="$69" calcext:value-type="string">
            <text:p>$69</text:p>
          </table:table-cell>
          <table:table-cell table:formula="of:=COM.MICROSOFT.CONCAT(&quot;$&quot;; RIGHT(COM.MICROSOFT.CONCAT(&quot;0&quot;;DEC2HEX([.J162]));2))" office:value-type="string" office:string-value="$69" calcext:value-type="string">
            <text:p>$69</text:p>
          </table:table-cell>
          <table:table-cell table:number-columns-repeated="3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Greys</text:p>
          </table:table-cell>
          <table:table-cell office:value-type="string" calcext:value-type="string">
            <text:p>LightSlateGray</text:p>
          </table:table-cell>
          <table:table-cell office:value-type="string" calcext:value-type="string">
            <text:p>LIGHT_SLATE_GRAY</text:p>
          </table:table-cell>
          <table:table-cell table:formula="of:=COM.MICROSOFT.CONCAT(&quot;$&quot;; RIGHT(COM.MICROSOFT.CONCAT(&quot;0&quot;;DEC2HEX([.H163]));2))" office:value-type="string" office:string-value="$77" calcext:value-type="string">
            <text:p>$77</text:p>
          </table:table-cell>
          <table:table-cell table:formula="of:=COM.MICROSOFT.CONCAT(&quot;$&quot;; RIGHT(COM.MICROSOFT.CONCAT(&quot;0&quot;;DEC2HEX([.I163]));2))" office:value-type="string" office:string-value="$88" calcext:value-type="string">
            <text:p>$88</text:p>
          </table:table-cell>
          <table:table-cell table:formula="of:=COM.MICROSOFT.CONCAT(&quot;$&quot;; RIGHT(COM.MICROSOFT.CONCAT(&quot;0&quot;;DEC2HEX([.J163]));2))" office:value-type="string" office:string-value="$99" calcext:value-type="string">
            <text:p>$99</text:p>
          </table:table-cell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Greys</text:p>
          </table:table-cell>
          <table:table-cell office:value-type="string" calcext:value-type="string">
            <text:p>LightSlateGrey</text:p>
          </table:table-cell>
          <table:table-cell office:value-type="string" calcext:value-type="string">
            <text:p>LIGHT_SLATE_GREY</text:p>
          </table:table-cell>
          <table:table-cell table:formula="of:=COM.MICROSOFT.CONCAT(&quot;$&quot;; RIGHT(COM.MICROSOFT.CONCAT(&quot;0&quot;;DEC2HEX([.H164]));2))" office:value-type="string" office:string-value="$77" calcext:value-type="string">
            <text:p>$77</text:p>
          </table:table-cell>
          <table:table-cell table:formula="of:=COM.MICROSOFT.CONCAT(&quot;$&quot;; RIGHT(COM.MICROSOFT.CONCAT(&quot;0&quot;;DEC2HEX([.I164]));2))" office:value-type="string" office:string-value="$88" calcext:value-type="string">
            <text:p>$88</text:p>
          </table:table-cell>
          <table:table-cell table:formula="of:=COM.MICROSOFT.CONCAT(&quot;$&quot;; RIGHT(COM.MICROSOFT.CONCAT(&quot;0&quot;;DEC2HEX([.J164]));2))" office:value-type="string" office:string-value="$99" calcext:value-type="string">
            <text:p>$99</text:p>
          </table:table-cell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Greys</text:p>
          </table:table-cell>
          <table:table-cell office:value-type="string" calcext:value-type="string">
            <text:p>SlateGray</text:p>
          </table:table-cell>
          <table:table-cell office:value-type="string" calcext:value-type="string">
            <text:p>SLATE_GRAY</text:p>
          </table:table-cell>
          <table:table-cell table:formula="of:=COM.MICROSOFT.CONCAT(&quot;$&quot;; RIGHT(COM.MICROSOFT.CONCAT(&quot;0&quot;;DEC2HEX([.H165]));2))" office:value-type="string" office:string-value="$70" calcext:value-type="string">
            <text:p>$70</text:p>
          </table:table-cell>
          <table:table-cell table:formula="of:=COM.MICROSOFT.CONCAT(&quot;$&quot;; RIGHT(COM.MICROSOFT.CONCAT(&quot;0&quot;;DEC2HEX([.I165]));2))" office:value-type="string" office:string-value="$80" calcext:value-type="string">
            <text:p>$80</text:p>
          </table:table-cell>
          <table:table-cell table:formula="of:=COM.MICROSOFT.CONCAT(&quot;$&quot;; RIGHT(COM.MICROSOFT.CONCAT(&quot;0&quot;;DEC2HEX([.J165]));2))" office:value-type="string" office:string-value="$90" calcext:value-type="string">
            <text:p>$90</text:p>
          </table:table-cell>
          <table:table-cell office:value-type="float" office:value="112" calcext:value-type="float">
            <text:p>112</text:p>
          </table:table-cell>
          <table:table-cell office:value-type="float" office:value="128" calcext:value-type="float">
            <text:p>128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Greys</text:p>
          </table:table-cell>
          <table:table-cell office:value-type="string" calcext:value-type="string">
            <text:p>SlateGrey</text:p>
          </table:table-cell>
          <table:table-cell office:value-type="string" calcext:value-type="string">
            <text:p>SLATE_GREY</text:p>
          </table:table-cell>
          <table:table-cell table:formula="of:=COM.MICROSOFT.CONCAT(&quot;$&quot;; RIGHT(COM.MICROSOFT.CONCAT(&quot;0&quot;;DEC2HEX([.H166]));2))" office:value-type="string" office:string-value="$70" calcext:value-type="string">
            <text:p>$70</text:p>
          </table:table-cell>
          <table:table-cell table:formula="of:=COM.MICROSOFT.CONCAT(&quot;$&quot;; RIGHT(COM.MICROSOFT.CONCAT(&quot;0&quot;;DEC2HEX([.I166]));2))" office:value-type="string" office:string-value="$80" calcext:value-type="string">
            <text:p>$80</text:p>
          </table:table-cell>
          <table:table-cell table:formula="of:=COM.MICROSOFT.CONCAT(&quot;$&quot;; RIGHT(COM.MICROSOFT.CONCAT(&quot;0&quot;;DEC2HEX([.J166]));2))" office:value-type="string" office:string-value="$90" calcext:value-type="string">
            <text:p>$90</text:p>
          </table:table-cell>
          <table:table-cell office:value-type="float" office:value="112" calcext:value-type="float">
            <text:p>112</text:p>
          </table:table-cell>
          <table:table-cell office:value-type="float" office:value="128" calcext:value-type="float">
            <text:p>128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Greys</text:p>
          </table:table-cell>
          <table:table-cell office:value-type="string" calcext:value-type="string">
            <text:p>DarkSlateGray</text:p>
          </table:table-cell>
          <table:table-cell office:value-type="string" calcext:value-type="string">
            <text:p>DARK_SLATE_GRAY</text:p>
          </table:table-cell>
          <table:table-cell table:formula="of:=COM.MICROSOFT.CONCAT(&quot;$&quot;; RIGHT(COM.MICROSOFT.CONCAT(&quot;0&quot;;DEC2HEX([.H167]));2))" office:value-type="string" office:string-value="$2F" calcext:value-type="string">
            <text:p>$2F</text:p>
          </table:table-cell>
          <table:table-cell table:formula="of:=COM.MICROSOFT.CONCAT(&quot;$&quot;; RIGHT(COM.MICROSOFT.CONCAT(&quot;0&quot;;DEC2HEX([.I167]));2))" office:value-type="string" office:string-value="$4F" calcext:value-type="string">
            <text:p>$4F</text:p>
          </table:table-cell>
          <table:table-cell table:formula="of:=COM.MICROSOFT.CONCAT(&quot;$&quot;; RIGHT(COM.MICROSOFT.CONCAT(&quot;0&quot;;DEC2HEX([.J167]));2))" office:value-type="string" office:string-value="$4F" calcext:value-type="string">
            <text:p>$4F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Greys</text:p>
          </table:table-cell>
          <table:table-cell office:value-type="string" calcext:value-type="string">
            <text:p>DarkSlateGrey</text:p>
          </table:table-cell>
          <table:table-cell office:value-type="string" calcext:value-type="string">
            <text:p>DARK_SLATE_GREY</text:p>
          </table:table-cell>
          <table:table-cell table:formula="of:=COM.MICROSOFT.CONCAT(&quot;$&quot;; RIGHT(COM.MICROSOFT.CONCAT(&quot;0&quot;;DEC2HEX([.H168]));2))" office:value-type="string" office:string-value="$2F" calcext:value-type="string">
            <text:p>$2F</text:p>
          </table:table-cell>
          <table:table-cell table:formula="of:=COM.MICROSOFT.CONCAT(&quot;$&quot;; RIGHT(COM.MICROSOFT.CONCAT(&quot;0&quot;;DEC2HEX([.I168]));2))" office:value-type="string" office:string-value="$4F" calcext:value-type="string">
            <text:p>$4F</text:p>
          </table:table-cell>
          <table:table-cell table:formula="of:=COM.MICROSOFT.CONCAT(&quot;$&quot;; RIGHT(COM.MICROSOFT.CONCAT(&quot;0&quot;;DEC2HEX([.J168]));2))" office:value-type="string" office:string-value="$4F" calcext:value-type="string">
            <text:p>$4F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CSS4</text:p>
          </table:table-cell>
          <table:table-cell office:value-type="string" calcext:value-type="string">
            <text:p>Greys</text:p>
          </table:table-cell>
          <table:table-cell office:value-type="string" calcext:value-type="string">
            <text:p>Black</text:p>
          </table:table-cell>
          <table:table-cell table:formula="of:=UPPER([.C169])" office:value-type="string" office:string-value="BLACK" calcext:value-type="string">
            <text:p>BLACK</text:p>
          </table:table-cell>
          <table:table-cell table:formula="of:=COM.MICROSOFT.CONCAT(&quot;$&quot;; RIGHT(COM.MICROSOFT.CONCAT(&quot;0&quot;;DEC2HEX([.H169]));2))" office:value-type="string" office:string-value="$00" calcext:value-type="string">
            <text:p>$00</text:p>
          </table:table-cell>
          <table:table-cell table:formula="of:=COM.MICROSOFT.CONCAT(&quot;$&quot;; RIGHT(COM.MICROSOFT.CONCAT(&quot;0&quot;;DEC2HEX([.I169]));2))" office:value-type="string" office:string-value="$00" calcext:value-type="string">
            <text:p>$00</text:p>
          </table:table-cell>
          <table:table-cell table:formula="of:=COM.MICROSOFT.CONCAT(&quot;$&quot;; RIGHT(COM.MICROSOFT.CONCAT(&quot;0&quot;;DEC2HEX([.J169]));2))" office:value-type="string" office:string-value="$00" calcext:value-type="string">
            <text:p>$00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table table:name="PAL" table:style-name="ta1">
        <table:table-column table:style-name="co2" table:default-cell-style-name="Default"/>
        <table:table-column table:style-name="co1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Atari 2600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PAL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Colour and Luminance</text:p>
          </table:table-cell>
          <table:table-cell table:style-name="Default"/>
          <table:table-cell/>
        </table:table-row>
        <table:table-row table:style-name="ro1">
          <table:table-cell/>
          <table:table-cell table:style-name="Default"/>
          <table:table-cell/>
        </table:table-row>
        <table:table-row table:style-name="ro1">
          <table:table-cell table:formula="of:=COM.MICROSOFT.CONCAT(&quot;; &quot;;[CSS4.B5])" office:value-type="string" office:string-value="; Reds" calcext:value-type="string">
            <text:p>; Reds</text:p>
          </table:table-cell>
          <table:table-cell table:style-name="Default"/>
          <table:table-cell/>
        </table:table-row>
        <table:table-row table:style-name="ro1">
          <table:table-cell table:formula="of:=COM.MICROSOFT.CONCAT(&quot;COL_&quot;;[CSS4.A6];&quot;_&quot;;[CSS4.D6])" office:value-type="string" office:string-value="COL_CSS4_INDIAN_RED" calcext:value-type="string">
            <text:p>COL_CSS4_INDIAN_RED</text:p>
          </table:table-cell>
          <table:table-cell office:value-type="string" calcext:value-type="string">
            <text:p>'=</text:p>
          </table:table-cell>
          <table:table-cell table:formula="of:=css4_rgb_to_colu_pal([CSS4.E6];[CSS4.F6];[CSS4.G6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7];&quot;_&quot;;[CSS4.D7])" office:value-type="string" office:string-value="COL_CSS4_LIGHT_CORAL" calcext:value-type="string">
            <text:p>COL_CSS4_LIGHT_CORAL</text:p>
          </table:table-cell>
          <table:table-cell office:value-type="string" calcext:value-type="string">
            <text:p>'=</text:p>
          </table:table-cell>
          <table:table-cell table:formula="of:=css4_rgb_to_colu_pal([CSS4.E7];[CSS4.F7];[CSS4.G7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8];&quot;_&quot;;[CSS4.D8])" office:value-type="string" office:string-value="COL_CSS4_SALMON" calcext:value-type="string">
            <text:p>COL_CSS4_SALMON</text:p>
          </table:table-cell>
          <table:table-cell office:value-type="string" calcext:value-type="string">
            <text:p>'=</text:p>
          </table:table-cell>
          <table:table-cell table:formula="of:=css4_rgb_to_colu_pal([CSS4.E8];[CSS4.F8];[CSS4.G8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9];&quot;_&quot;;[CSS4.D9])" office:value-type="string" office:string-value="COL_CSS4_DARK_SALMON" calcext:value-type="string">
            <text:p>COL_CSS4_DARK_SALMON</text:p>
          </table:table-cell>
          <table:table-cell office:value-type="string" calcext:value-type="string">
            <text:p>'=</text:p>
          </table:table-cell>
          <table:table-cell table:formula="of:=css4_rgb_to_colu_pal([CSS4.E9];[CSS4.F9];[CSS4.G9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10];&quot;_&quot;;[CSS4.D10])" office:value-type="string" office:string-value="COL_CSS4_LIGHT_SALMON" calcext:value-type="string">
            <text:p>COL_CSS4_LIGHT_SALMON</text:p>
          </table:table-cell>
          <table:table-cell office:value-type="string" calcext:value-type="string">
            <text:p>'=</text:p>
          </table:table-cell>
          <table:table-cell table:formula="of:=css4_rgb_to_colu_pal([CSS4.E10];[CSS4.F10];[CSS4.G10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11];&quot;_&quot;;[CSS4.D11])" office:value-type="string" office:string-value="COL_CSS4_CRIMSON" calcext:value-type="string">
            <text:p>COL_CSS4_CRIMSON</text:p>
          </table:table-cell>
          <table:table-cell office:value-type="string" calcext:value-type="string">
            <text:p>'=</text:p>
          </table:table-cell>
          <table:table-cell table:formula="of:=css4_rgb_to_colu_pal([CSS4.E11];[CSS4.F11];[CSS4.G11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12];&quot;_&quot;;[CSS4.D12])" office:value-type="string" office:string-value="COL_CSS4_RED" calcext:value-type="string">
            <text:p>COL_CSS4_RED</text:p>
          </table:table-cell>
          <table:table-cell office:value-type="string" calcext:value-type="string">
            <text:p>'=</text:p>
          </table:table-cell>
          <table:table-cell table:formula="of:=css4_rgb_to_colu_pal([CSS4.E12];[CSS4.F12];[CSS4.G12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13];&quot;_&quot;;[CSS4.D13])" office:value-type="string" office:string-value="COL_CSS4_FIRE_BRICK" calcext:value-type="string">
            <text:p>COL_CSS4_FIRE_BRICK</text:p>
          </table:table-cell>
          <table:table-cell office:value-type="string" calcext:value-type="string">
            <text:p>'=</text:p>
          </table:table-cell>
          <table:table-cell table:formula="of:=css4_rgb_to_colu_pal([CSS4.E13];[CSS4.F13];[CSS4.G13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14];&quot;_&quot;;[CSS4.D14])" office:value-type="string" office:string-value="COL_CSS4_DARK_RED" calcext:value-type="string">
            <text:p>COL_CSS4_DARK_RED</text:p>
          </table:table-cell>
          <table:table-cell office:value-type="string" calcext:value-type="string">
            <text:p>'=</text:p>
          </table:table-cell>
          <table:table-cell table:formula="of:=css4_rgb_to_colu_pal([CSS4.E14];[CSS4.F14];[CSS4.G14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; &quot;;[CSS4.B15])" office:value-type="string" office:string-value="; Pinks" calcext:value-type="string">
            <text:p>; Pinks</text:p>
          </table:table-cell>
          <table:table-cell table:number-columns-repeated="2"/>
        </table:table-row>
        <table:table-row table:style-name="ro1">
          <table:table-cell table:formula="of:=COM.MICROSOFT.CONCAT(&quot;COL_&quot;;[CSS4.A16];&quot;_&quot;;[CSS4.D16])" office:value-type="string" office:string-value="COL_CSS4_PINK" calcext:value-type="string">
            <text:p>COL_CSS4_PINK</text:p>
          </table:table-cell>
          <table:table-cell office:value-type="string" calcext:value-type="string">
            <text:p>'=</text:p>
          </table:table-cell>
          <table:table-cell table:formula="of:=css4_rgb_to_colu_pal([CSS4.E16];[CSS4.F16];[CSS4.G16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17];&quot;_&quot;;[CSS4.D17])" office:value-type="string" office:string-value="COL_CSS4_LIGHT_PING" calcext:value-type="string">
            <text:p>COL_CSS4_LIGHT_PING</text:p>
          </table:table-cell>
          <table:table-cell office:value-type="string" calcext:value-type="string">
            <text:p>'=</text:p>
          </table:table-cell>
          <table:table-cell table:formula="of:=css4_rgb_to_colu_pal([CSS4.E17];[CSS4.F17];[CSS4.G17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18];&quot;_&quot;;[CSS4.D18])" office:value-type="string" office:string-value="COL_CSS4_HOT_PINK" calcext:value-type="string">
            <text:p>COL_CSS4_HOT_PINK</text:p>
          </table:table-cell>
          <table:table-cell office:value-type="string" calcext:value-type="string">
            <text:p>'=</text:p>
          </table:table-cell>
          <table:table-cell table:formula="of:=css4_rgb_to_colu_pal([CSS4.E18];[CSS4.F18];[CSS4.G18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19];&quot;_&quot;;[CSS4.D19])" office:value-type="string" office:string-value="COL_CSS4_DEEP_PINK" calcext:value-type="string">
            <text:p>COL_CSS4_DEEP_PINK</text:p>
          </table:table-cell>
          <table:table-cell office:value-type="string" calcext:value-type="string">
            <text:p>'=</text:p>
          </table:table-cell>
          <table:table-cell table:formula="of:=css4_rgb_to_colu_pal([CSS4.E19];[CSS4.F19];[CSS4.G19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20];&quot;_&quot;;[CSS4.D20])" office:value-type="string" office:string-value="COL_CSS4_MEDIUM_VIOLET_RED" calcext:value-type="string">
            <text:p>COL_CSS4_MEDIUM_VIOLET_RED</text:p>
          </table:table-cell>
          <table:table-cell office:value-type="string" calcext:value-type="string">
            <text:p>'=</text:p>
          </table:table-cell>
          <table:table-cell table:formula="of:=css4_rgb_to_colu_pal([CSS4.E20];[CSS4.F20];[CSS4.G20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21];&quot;_&quot;;[CSS4.D21])" office:value-type="string" office:string-value="COL_CSS4_PALE_VIOLET RED" calcext:value-type="string">
            <text:p>COL_CSS4_PALE_VIOLET RED</text:p>
          </table:table-cell>
          <table:table-cell office:value-type="string" calcext:value-type="string">
            <text:p>'=</text:p>
          </table:table-cell>
          <table:table-cell table:formula="of:=css4_rgb_to_colu_pal([CSS4.E21];[CSS4.F21];[CSS4.G21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; &quot;;[CSS4.B22])" office:value-type="string" office:string-value="; Oranges" calcext:value-type="string">
            <text:p>; Oranges</text:p>
          </table:table-cell>
          <table:table-cell table:number-columns-repeated="2"/>
        </table:table-row>
        <table:table-row table:style-name="ro1">
          <table:table-cell table:formula="of:=COM.MICROSOFT.CONCAT(&quot;COL_&quot;;[CSS4.A23];&quot;_&quot;;[CSS4.D23])" office:value-type="string" office:string-value="COL_CSS4_CORAL" calcext:value-type="string">
            <text:p>COL_CSS4_CORAL</text:p>
          </table:table-cell>
          <table:table-cell office:value-type="string" calcext:value-type="string">
            <text:p>'=</text:p>
          </table:table-cell>
          <table:table-cell table:formula="of:=css4_rgb_to_colu_pal([CSS4.E23];[CSS4.F23];[CSS4.G23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24];&quot;_&quot;;[CSS4.D24])" office:value-type="string" office:string-value="COL_CSS4_TOMATO" calcext:value-type="string">
            <text:p>COL_CSS4_TOMATO</text:p>
          </table:table-cell>
          <table:table-cell office:value-type="string" calcext:value-type="string">
            <text:p>'=</text:p>
          </table:table-cell>
          <table:table-cell table:formula="of:=css4_rgb_to_colu_pal([CSS4.E24];[CSS4.F24];[CSS4.G24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25];&quot;_&quot;;[CSS4.D25])" office:value-type="string" office:string-value="COL_CSS4_ORANGE_RED" calcext:value-type="string">
            <text:p>COL_CSS4_ORANGE_RED</text:p>
          </table:table-cell>
          <table:table-cell office:value-type="string" calcext:value-type="string">
            <text:p>'=</text:p>
          </table:table-cell>
          <table:table-cell table:formula="of:=css4_rgb_to_colu_pal([CSS4.E25];[CSS4.F25];[CSS4.G25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26];&quot;_&quot;;[CSS4.D26])" office:value-type="string" office:string-value="COL_CSS4_DARK_ORANGE" calcext:value-type="string">
            <text:p>COL_CSS4_DARK_ORANGE</text:p>
          </table:table-cell>
          <table:table-cell office:value-type="string" calcext:value-type="string">
            <text:p>'=</text:p>
          </table:table-cell>
          <table:table-cell table:formula="of:=css4_rgb_to_colu_pal([CSS4.E26];[CSS4.F26];[CSS4.G26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27];&quot;_&quot;;[CSS4.D27])" office:value-type="string" office:string-value="COL_CSS4_ORANGE" calcext:value-type="string">
            <text:p>COL_CSS4_ORANGE</text:p>
          </table:table-cell>
          <table:table-cell office:value-type="string" calcext:value-type="string">
            <text:p>'=</text:p>
          </table:table-cell>
          <table:table-cell table:formula="of:=css4_rgb_to_colu_pal([CSS4.E27];[CSS4.F27];[CSS4.G27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; &quot;;[CSS4.B28])" office:value-type="string" office:string-value="; Yellows" calcext:value-type="string">
            <text:p>; Yellows</text:p>
          </table:table-cell>
          <table:table-cell table:number-columns-repeated="2"/>
        </table:table-row>
        <table:table-row table:style-name="ro1">
          <table:table-cell table:formula="of:=COM.MICROSOFT.CONCAT(&quot;COL_&quot;;[CSS4.A29];&quot;_&quot;;[CSS4.D29])" office:value-type="string" office:string-value="COL_CSS4_GOLD" calcext:value-type="string">
            <text:p>COL_CSS4_GOLD</text:p>
          </table:table-cell>
          <table:table-cell office:value-type="string" calcext:value-type="string">
            <text:p>'=</text:p>
          </table:table-cell>
          <table:table-cell table:formula="of:=css4_rgb_to_colu_pal([CSS4.E29];[CSS4.F29];[CSS4.G29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30];&quot;_&quot;;[CSS4.D30])" office:value-type="string" office:string-value="COL_CSS4_YELLOW" calcext:value-type="string">
            <text:p>COL_CSS4_YELLOW</text:p>
          </table:table-cell>
          <table:table-cell office:value-type="string" calcext:value-type="string">
            <text:p>'=</text:p>
          </table:table-cell>
          <table:table-cell table:formula="of:=css4_rgb_to_colu_pal([CSS4.E30];[CSS4.F30];[CSS4.G30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31];&quot;_&quot;;[CSS4.D31])" office:value-type="string" office:string-value="COL_CSS4_LIGHT_YELLOW" calcext:value-type="string">
            <text:p>COL_CSS4_LIGHT_YELLOW</text:p>
          </table:table-cell>
          <table:table-cell office:value-type="string" calcext:value-type="string">
            <text:p>'=</text:p>
          </table:table-cell>
          <table:table-cell table:formula="of:=css4_rgb_to_colu_pal([CSS4.E31];[CSS4.F31];[CSS4.G31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32];&quot;_&quot;;[CSS4.D32])" office:value-type="string" office:string-value="COL_CSS4_LEMON_CHIFFON" calcext:value-type="string">
            <text:p>COL_CSS4_LEMON_CHIFFON</text:p>
          </table:table-cell>
          <table:table-cell office:value-type="string" calcext:value-type="string">
            <text:p>'=</text:p>
          </table:table-cell>
          <table:table-cell table:formula="of:=css4_rgb_to_colu_pal([CSS4.E32];[CSS4.F32];[CSS4.G32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33];&quot;_&quot;;[CSS4.D33])" office:value-type="string" office:string-value="COL_CSS4_" calcext:value-type="string">
            <text:p>COL_CSS4_</text:p>
          </table:table-cell>
          <table:table-cell office:value-type="string" calcext:value-type="string">
            <text:p>'=</text:p>
          </table:table-cell>
          <table:table-cell table:formula="of:=css4_rgb_to_colu_pal([CSS4.E33];[CSS4.F33];[CSS4.G33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34];&quot;_&quot;;[CSS4.D34])" office:value-type="string" office:string-value="COL_CSS4_PAPAYA_WHIP" calcext:value-type="string">
            <text:p>COL_CSS4_PAPAYA_WHIP</text:p>
          </table:table-cell>
          <table:table-cell office:value-type="string" calcext:value-type="string">
            <text:p>'=</text:p>
          </table:table-cell>
          <table:table-cell table:formula="of:=css4_rgb_to_colu_pal([CSS4.E34];[CSS4.F34];[CSS4.G34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35];&quot;_&quot;;[CSS4.D35])" office:value-type="string" office:string-value="COL_CSS4_MOCCASIN" calcext:value-type="string">
            <text:p>COL_CSS4_MOCCASIN</text:p>
          </table:table-cell>
          <table:table-cell office:value-type="string" calcext:value-type="string">
            <text:p>'=</text:p>
          </table:table-cell>
          <table:table-cell table:formula="of:=css4_rgb_to_colu_pal([CSS4.E35];[CSS4.F35];[CSS4.G35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36];&quot;_&quot;;[CSS4.D36])" office:value-type="string" office:string-value="COL_CSS4_PEACH_PUFF" calcext:value-type="string">
            <text:p>COL_CSS4_PEACH_PUFF</text:p>
          </table:table-cell>
          <table:table-cell office:value-type="string" calcext:value-type="string">
            <text:p>'=</text:p>
          </table:table-cell>
          <table:table-cell table:formula="of:=css4_rgb_to_colu_pal([CSS4.E36];[CSS4.F36];[CSS4.G36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37];&quot;_&quot;;[CSS4.D37])" office:value-type="string" office:string-value="COL_CSS4_PALE_GOLDENROD" calcext:value-type="string">
            <text:p>COL_CSS4_PALE_GOLDENROD</text:p>
          </table:table-cell>
          <table:table-cell office:value-type="string" calcext:value-type="string">
            <text:p>'=</text:p>
          </table:table-cell>
          <table:table-cell table:formula="of:=css4_rgb_to_colu_pal([CSS4.E37];[CSS4.F37];[CSS4.G37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38];&quot;_&quot;;[CSS4.D38])" office:value-type="string" office:string-value="COL_CSS4_KHAKI" calcext:value-type="string">
            <text:p>COL_CSS4_KHAKI</text:p>
          </table:table-cell>
          <table:table-cell office:value-type="string" calcext:value-type="string">
            <text:p>'=</text:p>
          </table:table-cell>
          <table:table-cell table:formula="of:=css4_rgb_to_colu_pal([CSS4.E38];[CSS4.F38];[CSS4.G38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39];&quot;_&quot;;[CSS4.D39])" office:value-type="string" office:string-value="COL_CSS4_DARK_KHAKI" calcext:value-type="string">
            <text:p>COL_CSS4_DARK_KHAKI</text:p>
          </table:table-cell>
          <table:table-cell office:value-type="string" calcext:value-type="string">
            <text:p>'=</text:p>
          </table:table-cell>
          <table:table-cell table:formula="of:=css4_rgb_to_colu_pal([CSS4.E39];[CSS4.F39];[CSS4.G39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; &quot;;[CSS4.B40])" office:value-type="string" office:string-value="; Purples" calcext:value-type="string">
            <text:p>; Purples</text:p>
          </table:table-cell>
          <table:table-cell table:number-columns-repeated="2"/>
        </table:table-row>
        <table:table-row table:style-name="ro1">
          <table:table-cell table:formula="of:=COM.MICROSOFT.CONCAT(&quot;COL_&quot;;[CSS4.A41];&quot;_&quot;;[CSS4.D41])" office:value-type="string" office:string-value="COL_CSS4_LAVENDER" calcext:value-type="string">
            <text:p>COL_CSS4_LAVENDER</text:p>
          </table:table-cell>
          <table:table-cell office:value-type="string" calcext:value-type="string">
            <text:p>'=</text:p>
          </table:table-cell>
          <table:table-cell table:formula="of:=css4_rgb_to_colu_pal([CSS4.E41];[CSS4.F41];[CSS4.G41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42];&quot;_&quot;;[CSS4.D42])" office:value-type="string" office:string-value="COL_CSS4_THISTLE" calcext:value-type="string">
            <text:p>COL_CSS4_THISTLE</text:p>
          </table:table-cell>
          <table:table-cell office:value-type="string" calcext:value-type="string">
            <text:p>'=</text:p>
          </table:table-cell>
          <table:table-cell table:formula="of:=css4_rgb_to_colu_pal([CSS4.E42];[CSS4.F42];[CSS4.G42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43];&quot;_&quot;;[CSS4.D43])" office:value-type="string" office:string-value="COL_CSS4_PLUM" calcext:value-type="string">
            <text:p>COL_CSS4_PLUM</text:p>
          </table:table-cell>
          <table:table-cell office:value-type="string" calcext:value-type="string">
            <text:p>'=</text:p>
          </table:table-cell>
          <table:table-cell table:formula="of:=css4_rgb_to_colu_pal([CSS4.E43];[CSS4.F43];[CSS4.G43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44];&quot;_&quot;;[CSS4.D44])" office:value-type="string" office:string-value="COL_CSS4_VIOLET" calcext:value-type="string">
            <text:p>COL_CSS4_VIOLET</text:p>
          </table:table-cell>
          <table:table-cell office:value-type="string" calcext:value-type="string">
            <text:p>'=</text:p>
          </table:table-cell>
          <table:table-cell table:formula="of:=css4_rgb_to_colu_pal([CSS4.E44];[CSS4.F44];[CSS4.G44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45];&quot;_&quot;;[CSS4.D45])" office:value-type="string" office:string-value="COL_CSS4_ORCHID" calcext:value-type="string">
            <text:p>COL_CSS4_ORCHID</text:p>
          </table:table-cell>
          <table:table-cell office:value-type="string" calcext:value-type="string">
            <text:p>'=</text:p>
          </table:table-cell>
          <table:table-cell table:formula="of:=css4_rgb_to_colu_pal([CSS4.E45];[CSS4.F45];[CSS4.G45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46];&quot;_&quot;;[CSS4.D46])" office:value-type="string" office:string-value="COL_CSS4_FUCHSIA" calcext:value-type="string">
            <text:p>COL_CSS4_FUCHSIA</text:p>
          </table:table-cell>
          <table:table-cell office:value-type="string" calcext:value-type="string">
            <text:p>'=</text:p>
          </table:table-cell>
          <table:table-cell table:formula="of:=css4_rgb_to_colu_pal([CSS4.E46];[CSS4.F46];[CSS4.G46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47];&quot;_&quot;;[CSS4.D47])" office:value-type="string" office:string-value="COL_CSS4_MAGENTA" calcext:value-type="string">
            <text:p>COL_CSS4_MAGENTA</text:p>
          </table:table-cell>
          <table:table-cell office:value-type="string" calcext:value-type="string">
            <text:p>'=</text:p>
          </table:table-cell>
          <table:table-cell table:formula="of:=css4_rgb_to_colu_pal([CSS4.E47];[CSS4.F47];[CSS4.G47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48];&quot;_&quot;;[CSS4.D48])" office:value-type="string" office:string-value="COL_CSS4_MEDIUM_ORCHID" calcext:value-type="string">
            <text:p>COL_CSS4_MEDIUM_ORCHID</text:p>
          </table:table-cell>
          <table:table-cell office:value-type="string" calcext:value-type="string">
            <text:p>'=</text:p>
          </table:table-cell>
          <table:table-cell table:formula="of:=css4_rgb_to_colu_pal([CSS4.E48];[CSS4.F48];[CSS4.G48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49];&quot;_&quot;;[CSS4.D49])" office:value-type="string" office:string-value="COL_CSS4_MEDIUM_PURPLE" calcext:value-type="string">
            <text:p>COL_CSS4_MEDIUM_PURPLE</text:p>
          </table:table-cell>
          <table:table-cell office:value-type="string" calcext:value-type="string">
            <text:p>'=</text:p>
          </table:table-cell>
          <table:table-cell table:formula="of:=css4_rgb_to_colu_pal([CSS4.E49];[CSS4.F49];[CSS4.G49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50];&quot;_&quot;;[CSS4.D50])" office:value-type="string" office:string-value="COL_CSS4_BLUE_VIOLET" calcext:value-type="string">
            <text:p>COL_CSS4_BLUE_VIOLET</text:p>
          </table:table-cell>
          <table:table-cell office:value-type="string" calcext:value-type="string">
            <text:p>'=</text:p>
          </table:table-cell>
          <table:table-cell table:formula="of:=css4_rgb_to_colu_pal([CSS4.E50];[CSS4.F50];[CSS4.G50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51];&quot;_&quot;;[CSS4.D51])" office:value-type="string" office:string-value="COL_CSS4_DARK_VIOLET" calcext:value-type="string">
            <text:p>COL_CSS4_DARK_VIOLET</text:p>
          </table:table-cell>
          <table:table-cell office:value-type="string" calcext:value-type="string">
            <text:p>'=</text:p>
          </table:table-cell>
          <table:table-cell table:formula="of:=css4_rgb_to_colu_pal([CSS4.E51];[CSS4.F51];[CSS4.G51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52];&quot;_&quot;;[CSS4.D52])" office:value-type="string" office:string-value="COL_CSS4_DARK_ORCHID" calcext:value-type="string">
            <text:p>COL_CSS4_DARK_ORCHID</text:p>
          </table:table-cell>
          <table:table-cell office:value-type="string" calcext:value-type="string">
            <text:p>'=</text:p>
          </table:table-cell>
          <table:table-cell table:formula="of:=css4_rgb_to_colu_pal([CSS4.E52];[CSS4.F52];[CSS4.G52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53];&quot;_&quot;;[CSS4.D53])" office:value-type="string" office:string-value="COL_CSS4_DARK_MAGENTA" calcext:value-type="string">
            <text:p>COL_CSS4_DARK_MAGENTA</text:p>
          </table:table-cell>
          <table:table-cell office:value-type="string" calcext:value-type="string">
            <text:p>'=</text:p>
          </table:table-cell>
          <table:table-cell table:formula="of:=css4_rgb_to_colu_pal([CSS4.E53];[CSS4.F53];[CSS4.G53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54];&quot;_&quot;;[CSS4.D54])" office:value-type="string" office:string-value="COL_CSS4_PURPLE" calcext:value-type="string">
            <text:p>COL_CSS4_PURPLE</text:p>
          </table:table-cell>
          <table:table-cell office:value-type="string" calcext:value-type="string">
            <text:p>'=</text:p>
          </table:table-cell>
          <table:table-cell table:formula="of:=css4_rgb_to_colu_pal([CSS4.E54];[CSS4.F54];[CSS4.G54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55];&quot;_&quot;;[CSS4.D55])" office:value-type="string" office:string-value="COL_CSS4_" calcext:value-type="string">
            <text:p>COL_CSS4_</text:p>
          </table:table-cell>
          <table:table-cell office:value-type="string" calcext:value-type="string">
            <text:p>'=</text:p>
          </table:table-cell>
          <table:table-cell table:formula="of:=css4_rgb_to_colu_pal([CSS4.E55];[CSS4.F55];[CSS4.G55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56];&quot;_&quot;;[CSS4.D56])" office:value-type="string" office:string-value="COL_CSS4_INDIGO" calcext:value-type="string">
            <text:p>COL_CSS4_INDIGO</text:p>
          </table:table-cell>
          <table:table-cell office:value-type="string" calcext:value-type="string">
            <text:p>'=</text:p>
          </table:table-cell>
          <table:table-cell table:formula="of:=css4_rgb_to_colu_pal([CSS4.E56];[CSS4.F56];[CSS4.G56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57];&quot;_&quot;;[CSS4.D57])" office:value-type="string" office:string-value="COL_CSS4_" calcext:value-type="string">
            <text:p>COL_CSS4_</text:p>
          </table:table-cell>
          <table:table-cell office:value-type="string" calcext:value-type="string">
            <text:p>'=</text:p>
          </table:table-cell>
          <table:table-cell table:formula="of:=css4_rgb_to_colu_pal([CSS4.E57];[CSS4.F57];[CSS4.G57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58];&quot;_&quot;;[CSS4.D58])" office:value-type="string" office:string-value="COL_CSS4_" calcext:value-type="string">
            <text:p>COL_CSS4_</text:p>
          </table:table-cell>
          <table:table-cell office:value-type="string" calcext:value-type="string">
            <text:p>'=</text:p>
          </table:table-cell>
          <table:table-cell table:formula="of:=css4_rgb_to_colu_pal([CSS4.E58];[CSS4.F58];[CSS4.G58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59];&quot;_&quot;;[CSS4.D59])" office:value-type="string" office:string-value="COL_CSS4_" calcext:value-type="string">
            <text:p>COL_CSS4_</text:p>
          </table:table-cell>
          <table:table-cell office:value-type="string" calcext:value-type="string">
            <text:p>'=</text:p>
          </table:table-cell>
          <table:table-cell table:formula="of:=css4_rgb_to_colu_pal([CSS4.E59];[CSS4.F59];[CSS4.G59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; &quot;;[CSS4.B60])" office:value-type="string" office:string-value="; Greens" calcext:value-type="string">
            <text:p>; Greens</text:p>
          </table:table-cell>
          <table:table-cell table:number-columns-repeated="2"/>
        </table:table-row>
        <table:table-row table:style-name="ro1">
          <table:table-cell table:formula="of:=COM.MICROSOFT.CONCAT(&quot;COL_&quot;;[CSS4.A61];&quot;_&quot;;[CSS4.D61])" office:value-type="string" office:string-value="COL_CSS4_" calcext:value-type="string">
            <text:p>COL_CSS4_</text:p>
          </table:table-cell>
          <table:table-cell office:value-type="string" calcext:value-type="string">
            <text:p>'=</text:p>
          </table:table-cell>
          <table:table-cell table:formula="of:=css4_rgb_to_colu_pal([CSS4.E61];[CSS4.F61];[CSS4.G61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62];&quot;_&quot;;[CSS4.D62])" office:value-type="string" office:string-value="COL_CSS4_CHARTREUSE" calcext:value-type="string">
            <text:p>COL_CSS4_CHARTREUSE</text:p>
          </table:table-cell>
          <table:table-cell office:value-type="string" calcext:value-type="string">
            <text:p>'=</text:p>
          </table:table-cell>
          <table:table-cell table:formula="of:=css4_rgb_to_colu_pal([CSS4.E62];[CSS4.F62];[CSS4.G62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63];&quot;_&quot;;[CSS4.D63])" office:value-type="string" office:string-value="COL_CSS4_" calcext:value-type="string">
            <text:p>COL_CSS4_</text:p>
          </table:table-cell>
          <table:table-cell office:value-type="string" calcext:value-type="string">
            <text:p>'=</text:p>
          </table:table-cell>
          <table:table-cell table:formula="of:=css4_rgb_to_colu_pal([CSS4.E63];[CSS4.F63];[CSS4.G63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64];&quot;_&quot;;[CSS4.D64])" office:value-type="string" office:string-value="COL_CSS4_LIME" calcext:value-type="string">
            <text:p>COL_CSS4_LIME</text:p>
          </table:table-cell>
          <table:table-cell office:value-type="string" calcext:value-type="string">
            <text:p>'=</text:p>
          </table:table-cell>
          <table:table-cell table:formula="of:=css4_rgb_to_colu_pal([CSS4.E64];[CSS4.F64];[CSS4.G64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65];&quot;_&quot;;[CSS4.D65])" office:value-type="string" office:string-value="COL_CSS4_" calcext:value-type="string">
            <text:p>COL_CSS4_</text:p>
          </table:table-cell>
          <table:table-cell office:value-type="string" calcext:value-type="string">
            <text:p>'=</text:p>
          </table:table-cell>
          <table:table-cell table:formula="of:=css4_rgb_to_colu_pal([CSS4.E65];[CSS4.F65];[CSS4.G65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66];&quot;_&quot;;[CSS4.D66])" office:value-type="string" office:string-value="COL_CSS4_" calcext:value-type="string">
            <text:p>COL_CSS4_</text:p>
          </table:table-cell>
          <table:table-cell office:value-type="string" calcext:value-type="string">
            <text:p>'=</text:p>
          </table:table-cell>
          <table:table-cell table:formula="of:=css4_rgb_to_colu_pal([CSS4.E66];[CSS4.F66];[CSS4.G66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67];&quot;_&quot;;[CSS4.D67])" office:value-type="string" office:string-value="COL_CSS4_" calcext:value-type="string">
            <text:p>COL_CSS4_</text:p>
          </table:table-cell>
          <table:table-cell office:value-type="string" calcext:value-type="string">
            <text:p>'=</text:p>
          </table:table-cell>
          <table:table-cell table:formula="of:=css4_rgb_to_colu_pal([CSS4.E67];[CSS4.F67];[CSS4.G67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68];&quot;_&quot;;[CSS4.D68])" office:value-type="string" office:string-value="COL_CSS4_" calcext:value-type="string">
            <text:p>COL_CSS4_</text:p>
          </table:table-cell>
          <table:table-cell office:value-type="string" calcext:value-type="string">
            <text:p>'=</text:p>
          </table:table-cell>
          <table:table-cell table:formula="of:=css4_rgb_to_colu_pal([CSS4.E68];[CSS4.F68];[CSS4.G68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69];&quot;_&quot;;[CSS4.D69])" office:value-type="string" office:string-value="COL_CSS4_" calcext:value-type="string">
            <text:p>COL_CSS4_</text:p>
          </table:table-cell>
          <table:table-cell office:value-type="string" calcext:value-type="string">
            <text:p>'=</text:p>
          </table:table-cell>
          <table:table-cell table:formula="of:=css4_rgb_to_colu_pal([CSS4.E69];[CSS4.F69];[CSS4.G69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70];&quot;_&quot;;[CSS4.D70])" office:value-type="string" office:string-value="COL_CSS4_" calcext:value-type="string">
            <text:p>COL_CSS4_</text:p>
          </table:table-cell>
          <table:table-cell office:value-type="string" calcext:value-type="string">
            <text:p>'=</text:p>
          </table:table-cell>
          <table:table-cell table:formula="of:=css4_rgb_to_colu_pal([CSS4.E70];[CSS4.F70];[CSS4.G70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71];&quot;_&quot;;[CSS4.D71])" office:value-type="string" office:string-value="COL_CSS4_" calcext:value-type="string">
            <text:p>COL_CSS4_</text:p>
          </table:table-cell>
          <table:table-cell office:value-type="string" calcext:value-type="string">
            <text:p>'=</text:p>
          </table:table-cell>
          <table:table-cell table:formula="of:=css4_rgb_to_colu_pal([CSS4.E71];[CSS4.F71];[CSS4.G71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72];&quot;_&quot;;[CSS4.D72])" office:value-type="string" office:string-value="COL_CSS4_" calcext:value-type="string">
            <text:p>COL_CSS4_</text:p>
          </table:table-cell>
          <table:table-cell office:value-type="string" calcext:value-type="string">
            <text:p>'=</text:p>
          </table:table-cell>
          <table:table-cell table:formula="of:=css4_rgb_to_colu_pal([CSS4.E72];[CSS4.F72];[CSS4.G72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73];&quot;_&quot;;[CSS4.D73])" office:value-type="string" office:string-value="COL_CSS4_GREEN" calcext:value-type="string">
            <text:p>COL_CSS4_GREEN</text:p>
          </table:table-cell>
          <table:table-cell office:value-type="string" calcext:value-type="string">
            <text:p>'=</text:p>
          </table:table-cell>
          <table:table-cell table:formula="of:=css4_rgb_to_colu_pal([CSS4.E73];[CSS4.F73];[CSS4.G73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74];&quot;_&quot;;[CSS4.D74])" office:value-type="string" office:string-value="COL_CSS4_" calcext:value-type="string">
            <text:p>COL_CSS4_</text:p>
          </table:table-cell>
          <table:table-cell office:value-type="string" calcext:value-type="string">
            <text:p>'=</text:p>
          </table:table-cell>
          <table:table-cell table:formula="of:=css4_rgb_to_colu_pal([CSS4.E74];[CSS4.F74];[CSS4.G74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75];&quot;_&quot;;[CSS4.D75])" office:value-type="string" office:string-value="COL_CSS4_" calcext:value-type="string">
            <text:p>COL_CSS4_</text:p>
          </table:table-cell>
          <table:table-cell office:value-type="string" calcext:value-type="string">
            <text:p>'=</text:p>
          </table:table-cell>
          <table:table-cell table:formula="of:=css4_rgb_to_colu_pal([CSS4.E75];[CSS4.F75];[CSS4.G75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76];&quot;_&quot;;[CSS4.D76])" office:value-type="string" office:string-value="COL_CSS4_" calcext:value-type="string">
            <text:p>COL_CSS4_</text:p>
          </table:table-cell>
          <table:table-cell office:value-type="string" calcext:value-type="string">
            <text:p>'=</text:p>
          </table:table-cell>
          <table:table-cell table:formula="of:=css4_rgb_to_colu_pal([CSS4.E76];[CSS4.F76];[CSS4.G76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77];&quot;_&quot;;[CSS4.D77])" office:value-type="string" office:string-value="COL_CSS4_OLIVE" calcext:value-type="string">
            <text:p>COL_CSS4_OLIVE</text:p>
          </table:table-cell>
          <table:table-cell office:value-type="string" calcext:value-type="string">
            <text:p>'=</text:p>
          </table:table-cell>
          <table:table-cell table:formula="of:=css4_rgb_to_colu_pal([CSS4.E77];[CSS4.F77];[CSS4.G77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78];&quot;_&quot;;[CSS4.D78])" office:value-type="string" office:string-value="COL_CSS4_" calcext:value-type="string">
            <text:p>COL_CSS4_</text:p>
          </table:table-cell>
          <table:table-cell office:value-type="string" calcext:value-type="string">
            <text:p>'=</text:p>
          </table:table-cell>
          <table:table-cell table:formula="of:=css4_rgb_to_colu_pal([CSS4.E78];[CSS4.F78];[CSS4.G78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79];&quot;_&quot;;[CSS4.D79])" office:value-type="string" office:string-value="COL_CSS4_" calcext:value-type="string">
            <text:p>COL_CSS4_</text:p>
          </table:table-cell>
          <table:table-cell office:value-type="string" calcext:value-type="string">
            <text:p>'=</text:p>
          </table:table-cell>
          <table:table-cell table:formula="of:=css4_rgb_to_colu_pal([CSS4.E79];[CSS4.F79];[CSS4.G79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80];&quot;_&quot;;[CSS4.D80])" office:value-type="string" office:string-value="COL_CSS4_" calcext:value-type="string">
            <text:p>COL_CSS4_</text:p>
          </table:table-cell>
          <table:table-cell office:value-type="string" calcext:value-type="string">
            <text:p>'=</text:p>
          </table:table-cell>
          <table:table-cell table:formula="of:=css4_rgb_to_colu_pal([CSS4.E80];[CSS4.F80];[CSS4.G80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81];&quot;_&quot;;[CSS4.D81])" office:value-type="string" office:string-value="COL_CSS4_" calcext:value-type="string">
            <text:p>COL_CSS4_</text:p>
          </table:table-cell>
          <table:table-cell office:value-type="string" calcext:value-type="string">
            <text:p>'=</text:p>
          </table:table-cell>
          <table:table-cell table:formula="of:=css4_rgb_to_colu_pal([CSS4.E81];[CSS4.F81];[CSS4.G81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82];&quot;_&quot;;[CSS4.D82])" office:value-type="string" office:string-value="COL_CSS4_" calcext:value-type="string">
            <text:p>COL_CSS4_</text:p>
          </table:table-cell>
          <table:table-cell office:value-type="string" calcext:value-type="string">
            <text:p>'=</text:p>
          </table:table-cell>
          <table:table-cell table:formula="of:=css4_rgb_to_colu_pal([CSS4.E82];[CSS4.F82];[CSS4.G82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83];&quot;_&quot;;[CSS4.D83])" office:value-type="string" office:string-value="COL_CSS4_TEAL" calcext:value-type="string">
            <text:p>COL_CSS4_TEAL</text:p>
          </table:table-cell>
          <table:table-cell office:value-type="string" calcext:value-type="string">
            <text:p>'=</text:p>
          </table:table-cell>
          <table:table-cell table:formula="of:=css4_rgb_to_colu_pal([CSS4.E83];[CSS4.F83];[CSS4.G83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; &quot;;[CSS4.B84])" office:value-type="string" office:string-value="; Blues / Cyans" calcext:value-type="string">
            <text:p>; Blues / Cyans</text:p>
          </table:table-cell>
          <table:table-cell table:number-columns-repeated="2"/>
        </table:table-row>
        <table:table-row table:style-name="ro1">
          <table:table-cell table:formula="of:=COM.MICROSOFT.CONCAT(&quot;COL_&quot;;[CSS4.A85];&quot;_&quot;;[CSS4.D85])" office:value-type="string" office:string-value="COL_CSS4_AQUA" calcext:value-type="string">
            <text:p>COL_CSS4_AQUA</text:p>
          </table:table-cell>
          <table:table-cell office:value-type="string" calcext:value-type="string">
            <text:p>'=</text:p>
          </table:table-cell>
          <table:table-cell table:formula="of:=css4_rgb_to_colu_pal([CSS4.E85];[CSS4.F85];[CSS4.G85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86];&quot;_&quot;;[CSS4.D86])" office:value-type="string" office:string-value="COL_CSS4_CYAN" calcext:value-type="string">
            <text:p>COL_CSS4_CYAN</text:p>
          </table:table-cell>
          <table:table-cell office:value-type="string" calcext:value-type="string">
            <text:p>'=</text:p>
          </table:table-cell>
          <table:table-cell table:formula="of:=css4_rgb_to_colu_pal([CSS4.E86];[CSS4.F86];[CSS4.G86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87];&quot;_&quot;;[CSS4.D87])" office:value-type="string" office:string-value="COL_CSS4_" calcext:value-type="string">
            <text:p>COL_CSS4_</text:p>
          </table:table-cell>
          <table:table-cell office:value-type="string" calcext:value-type="string">
            <text:p>'=</text:p>
          </table:table-cell>
          <table:table-cell table:formula="of:=css4_rgb_to_colu_pal([CSS4.E87];[CSS4.F87];[CSS4.G87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88];&quot;_&quot;;[CSS4.D88])" office:value-type="string" office:string-value="COL_CSS4_" calcext:value-type="string">
            <text:p>COL_CSS4_</text:p>
          </table:table-cell>
          <table:table-cell office:value-type="string" calcext:value-type="string">
            <text:p>'=</text:p>
          </table:table-cell>
          <table:table-cell table:formula="of:=css4_rgb_to_colu_pal([CSS4.E88];[CSS4.F88];[CSS4.G88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89];&quot;_&quot;;[CSS4.D89])" office:value-type="string" office:string-value="COL_CSS4_AQUAMARINE" calcext:value-type="string">
            <text:p>COL_CSS4_AQUAMARINE</text:p>
          </table:table-cell>
          <table:table-cell office:value-type="string" calcext:value-type="string">
            <text:p>'=</text:p>
          </table:table-cell>
          <table:table-cell table:formula="of:=css4_rgb_to_colu_pal([CSS4.E89];[CSS4.F89];[CSS4.G89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90];&quot;_&quot;;[CSS4.D90])" office:value-type="string" office:string-value="COL_CSS4_TURQUOISE" calcext:value-type="string">
            <text:p>COL_CSS4_TURQUOISE</text:p>
          </table:table-cell>
          <table:table-cell office:value-type="string" calcext:value-type="string">
            <text:p>'=</text:p>
          </table:table-cell>
          <table:table-cell table:formula="of:=css4_rgb_to_colu_pal([CSS4.E90];[CSS4.F90];[CSS4.G90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91];&quot;_&quot;;[CSS4.D91])" office:value-type="string" office:string-value="COL_CSS4_" calcext:value-type="string">
            <text:p>COL_CSS4_</text:p>
          </table:table-cell>
          <table:table-cell office:value-type="string" calcext:value-type="string">
            <text:p>'=</text:p>
          </table:table-cell>
          <table:table-cell table:formula="of:=css4_rgb_to_colu_pal([CSS4.E91];[CSS4.F91];[CSS4.G91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92];&quot;_&quot;;[CSS4.D92])" office:value-type="string" office:string-value="COL_CSS4_" calcext:value-type="string">
            <text:p>COL_CSS4_</text:p>
          </table:table-cell>
          <table:table-cell office:value-type="string" calcext:value-type="string">
            <text:p>'=</text:p>
          </table:table-cell>
          <table:table-cell table:formula="of:=css4_rgb_to_colu_pal([CSS4.E92];[CSS4.F92];[CSS4.G92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93];&quot;_&quot;;[CSS4.D93])" office:value-type="string" office:string-value="COL_CSS4_" calcext:value-type="string">
            <text:p>COL_CSS4_</text:p>
          </table:table-cell>
          <table:table-cell office:value-type="string" calcext:value-type="string">
            <text:p>'=</text:p>
          </table:table-cell>
          <table:table-cell table:formula="of:=css4_rgb_to_colu_pal([CSS4.E93];[CSS4.F93];[CSS4.G93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94];&quot;_&quot;;[CSS4.D94])" office:value-type="string" office:string-value="COL_CSS4_" calcext:value-type="string">
            <text:p>COL_CSS4_</text:p>
          </table:table-cell>
          <table:table-cell office:value-type="string" calcext:value-type="string">
            <text:p>'=</text:p>
          </table:table-cell>
          <table:table-cell table:formula="of:=css4_rgb_to_colu_pal([CSS4.E94];[CSS4.F94];[CSS4.G94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95];&quot;_&quot;;[CSS4.D95])" office:value-type="string" office:string-value="COL_CSS4_" calcext:value-type="string">
            <text:p>COL_CSS4_</text:p>
          </table:table-cell>
          <table:table-cell office:value-type="string" calcext:value-type="string">
            <text:p>'=</text:p>
          </table:table-cell>
          <table:table-cell table:formula="of:=css4_rgb_to_colu_pal([CSS4.E95];[CSS4.F95];[CSS4.G95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96];&quot;_&quot;;[CSS4.D96])" office:value-type="string" office:string-value="COL_CSS4_" calcext:value-type="string">
            <text:p>COL_CSS4_</text:p>
          </table:table-cell>
          <table:table-cell office:value-type="string" calcext:value-type="string">
            <text:p>'=</text:p>
          </table:table-cell>
          <table:table-cell table:formula="of:=css4_rgb_to_colu_pal([CSS4.E96];[CSS4.F96];[CSS4.G96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97];&quot;_&quot;;[CSS4.D97])" office:value-type="string" office:string-value="COL_CSS4_" calcext:value-type="string">
            <text:p>COL_CSS4_</text:p>
          </table:table-cell>
          <table:table-cell office:value-type="string" calcext:value-type="string">
            <text:p>'=</text:p>
          </table:table-cell>
          <table:table-cell table:formula="of:=css4_rgb_to_colu_pal([CSS4.E97];[CSS4.F97];[CSS4.G97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98];&quot;_&quot;;[CSS4.D98])" office:value-type="string" office:string-value="COL_CSS4_" calcext:value-type="string">
            <text:p>COL_CSS4_</text:p>
          </table:table-cell>
          <table:table-cell office:value-type="string" calcext:value-type="string">
            <text:p>'=</text:p>
          </table:table-cell>
          <table:table-cell table:formula="of:=css4_rgb_to_colu_pal([CSS4.E98];[CSS4.F98];[CSS4.G98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99];&quot;_&quot;;[CSS4.D99])" office:value-type="string" office:string-value="COL_CSS4_" calcext:value-type="string">
            <text:p>COL_CSS4_</text:p>
          </table:table-cell>
          <table:table-cell office:value-type="string" calcext:value-type="string">
            <text:p>'=</text:p>
          </table:table-cell>
          <table:table-cell table:formula="of:=css4_rgb_to_colu_pal([CSS4.E99];[CSS4.F99];[CSS4.G99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100];&quot;_&quot;;[CSS4.D100])" office:value-type="string" office:string-value="COL_CSS4_" calcext:value-type="string">
            <text:p>COL_CSS4_</text:p>
          </table:table-cell>
          <table:table-cell office:value-type="string" calcext:value-type="string">
            <text:p>'=</text:p>
          </table:table-cell>
          <table:table-cell table:formula="of:=css4_rgb_to_colu_pal([CSS4.E100];[CSS4.F100];[CSS4.G100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101];&quot;_&quot;;[CSS4.D101])" office:value-type="string" office:string-value="COL_CSS4_" calcext:value-type="string">
            <text:p>COL_CSS4_</text:p>
          </table:table-cell>
          <table:table-cell office:value-type="string" calcext:value-type="string">
            <text:p>'=</text:p>
          </table:table-cell>
          <table:table-cell table:formula="of:=css4_rgb_to_colu_pal([CSS4.E101];[CSS4.F101];[CSS4.G101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102];&quot;_&quot;;[CSS4.D102])" office:value-type="string" office:string-value="COL_CSS4_" calcext:value-type="string">
            <text:p>COL_CSS4_</text:p>
          </table:table-cell>
          <table:table-cell office:value-type="string" calcext:value-type="string">
            <text:p>'=</text:p>
          </table:table-cell>
          <table:table-cell table:formula="of:=css4_rgb_to_colu_pal([CSS4.E102];[CSS4.F102];[CSS4.G102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103];&quot;_&quot;;[CSS4.D103])" office:value-type="string" office:string-value="COL_CSS4_" calcext:value-type="string">
            <text:p>COL_CSS4_</text:p>
          </table:table-cell>
          <table:table-cell office:value-type="string" calcext:value-type="string">
            <text:p>'=</text:p>
          </table:table-cell>
          <table:table-cell table:formula="of:=css4_rgb_to_colu_pal([CSS4.E103];[CSS4.F103];[CSS4.G103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104];&quot;_&quot;;[CSS4.D104])" office:value-type="string" office:string-value="COL_CSS4_BLUE" calcext:value-type="string">
            <text:p>COL_CSS4_BLUE</text:p>
          </table:table-cell>
          <table:table-cell office:value-type="string" calcext:value-type="string">
            <text:p>'=</text:p>
          </table:table-cell>
          <table:table-cell table:formula="of:=css4_rgb_to_colu_pal([CSS4.E104];[CSS4.F104];[CSS4.G104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105];&quot;_&quot;;[CSS4.D105])" office:value-type="string" office:string-value="COL_CSS4_" calcext:value-type="string">
            <text:p>COL_CSS4_</text:p>
          </table:table-cell>
          <table:table-cell office:value-type="string" calcext:value-type="string">
            <text:p>'=</text:p>
          </table:table-cell>
          <table:table-cell table:formula="of:=css4_rgb_to_colu_pal([CSS4.E105];[CSS4.F105];[CSS4.G105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106];&quot;_&quot;;[CSS4.D106])" office:value-type="string" office:string-value="COL_CSS4_" calcext:value-type="string">
            <text:p>COL_CSS4_</text:p>
          </table:table-cell>
          <table:table-cell office:value-type="string" calcext:value-type="string">
            <text:p>'=</text:p>
          </table:table-cell>
          <table:table-cell table:formula="of:=css4_rgb_to_colu_pal([CSS4.E106];[CSS4.F106];[CSS4.G106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107];&quot;_&quot;;[CSS4.D107])" office:value-type="string" office:string-value="COL_CSS4_NAVY" calcext:value-type="string">
            <text:p>COL_CSS4_NAVY</text:p>
          </table:table-cell>
          <table:table-cell office:value-type="string" calcext:value-type="string">
            <text:p>'=</text:p>
          </table:table-cell>
          <table:table-cell table:formula="of:=css4_rgb_to_colu_pal([CSS4.E107];[CSS4.F107];[CSS4.G107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108];&quot;_&quot;;[CSS4.D108])" office:value-type="string" office:string-value="COL_CSS4_" calcext:value-type="string">
            <text:p>COL_CSS4_</text:p>
          </table:table-cell>
          <table:table-cell office:value-type="string" calcext:value-type="string">
            <text:p>'=</text:p>
          </table:table-cell>
          <table:table-cell table:formula="of:=css4_rgb_to_colu_pal([CSS4.E108];[CSS4.F108];[CSS4.G108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; &quot;;[CSS4.B109])" office:value-type="string" office:string-value="; Browns" calcext:value-type="string">
            <text:p>; Browns</text:p>
          </table:table-cell>
          <table:table-cell table:number-columns-repeated="2"/>
        </table:table-row>
        <table:table-row table:style-name="ro1">
          <table:table-cell table:formula="of:=COM.MICROSOFT.CONCAT(&quot;COL_&quot;;[CSS4.A110];&quot;_&quot;;[CSS4.D110])" office:value-type="string" office:string-value="COL_CSS4_AQUA" calcext:value-type="string">
            <text:p>COL_CSS4_AQUA</text:p>
          </table:table-cell>
          <table:table-cell office:value-type="string" calcext:value-type="string">
            <text:p>'=</text:p>
          </table:table-cell>
          <table:table-cell table:formula="of:=css4_rgb_to_colu_pal([CSS4.E110];[CSS4.F110];[CSS4.G110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111];&quot;_&quot;;[CSS4.D111])" office:value-type="string" office:string-value="COL_CSS4_CYAN" calcext:value-type="string">
            <text:p>COL_CSS4_CYAN</text:p>
          </table:table-cell>
          <table:table-cell office:value-type="string" calcext:value-type="string">
            <text:p>'=</text:p>
          </table:table-cell>
          <table:table-cell table:formula="of:=css4_rgb_to_colu_pal([CSS4.E111];[CSS4.F111];[CSS4.G111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112];&quot;_&quot;;[CSS4.D112])" office:value-type="string" office:string-value="COL_CSS4_" calcext:value-type="string">
            <text:p>COL_CSS4_</text:p>
          </table:table-cell>
          <table:table-cell office:value-type="string" calcext:value-type="string">
            <text:p>'=</text:p>
          </table:table-cell>
          <table:table-cell table:formula="of:=css4_rgb_to_colu_pal([CSS4.E112];[CSS4.F112];[CSS4.G112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113];&quot;_&quot;;[CSS4.D113])" office:value-type="string" office:string-value="COL_CSS4_" calcext:value-type="string">
            <text:p>COL_CSS4_</text:p>
          </table:table-cell>
          <table:table-cell office:value-type="string" calcext:value-type="string">
            <text:p>'=</text:p>
          </table:table-cell>
          <table:table-cell table:formula="of:=css4_rgb_to_colu_pal([CSS4.E113];[CSS4.F113];[CSS4.G113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114];&quot;_&quot;;[CSS4.D114])" office:value-type="string" office:string-value="COL_CSS4_AQUAMARINE" calcext:value-type="string">
            <text:p>COL_CSS4_AQUAMARINE</text:p>
          </table:table-cell>
          <table:table-cell office:value-type="string" calcext:value-type="string">
            <text:p>'=</text:p>
          </table:table-cell>
          <table:table-cell table:formula="of:=css4_rgb_to_colu_pal([CSS4.E114];[CSS4.F114];[CSS4.G114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115];&quot;_&quot;;[CSS4.D115])" office:value-type="string" office:string-value="COL_CSS4_TURQUOISE" calcext:value-type="string">
            <text:p>COL_CSS4_TURQUOISE</text:p>
          </table:table-cell>
          <table:table-cell office:value-type="string" calcext:value-type="string">
            <text:p>'=</text:p>
          </table:table-cell>
          <table:table-cell table:formula="of:=css4_rgb_to_colu_pal([CSS4.E115];[CSS4.F115];[CSS4.G115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116];&quot;_&quot;;[CSS4.D116])" office:value-type="string" office:string-value="COL_CSS4_" calcext:value-type="string">
            <text:p>COL_CSS4_</text:p>
          </table:table-cell>
          <table:table-cell office:value-type="string" calcext:value-type="string">
            <text:p>'=</text:p>
          </table:table-cell>
          <table:table-cell table:formula="of:=css4_rgb_to_colu_pal([CSS4.E116];[CSS4.F116];[CSS4.G116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117];&quot;_&quot;;[CSS4.D117])" office:value-type="string" office:string-value="COL_CSS4_" calcext:value-type="string">
            <text:p>COL_CSS4_</text:p>
          </table:table-cell>
          <table:table-cell office:value-type="string" calcext:value-type="string">
            <text:p>'=</text:p>
          </table:table-cell>
          <table:table-cell table:formula="of:=css4_rgb_to_colu_pal([CSS4.E117];[CSS4.F117];[CSS4.G117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118];&quot;_&quot;;[CSS4.D118])" office:value-type="string" office:string-value="COL_CSS4_" calcext:value-type="string">
            <text:p>COL_CSS4_</text:p>
          </table:table-cell>
          <table:table-cell office:value-type="string" calcext:value-type="string">
            <text:p>'=</text:p>
          </table:table-cell>
          <table:table-cell table:formula="of:=css4_rgb_to_colu_pal([CSS4.E118];[CSS4.F118];[CSS4.G118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119];&quot;_&quot;;[CSS4.D119])" office:value-type="string" office:string-value="COL_CSS4_" calcext:value-type="string">
            <text:p>COL_CSS4_</text:p>
          </table:table-cell>
          <table:table-cell office:value-type="string" calcext:value-type="string">
            <text:p>'=</text:p>
          </table:table-cell>
          <table:table-cell table:formula="of:=css4_rgb_to_colu_pal([CSS4.E119];[CSS4.F119];[CSS4.G119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120];&quot;_&quot;;[CSS4.D120])" office:value-type="string" office:string-value="COL_CSS4_" calcext:value-type="string">
            <text:p>COL_CSS4_</text:p>
          </table:table-cell>
          <table:table-cell office:value-type="string" calcext:value-type="string">
            <text:p>'=</text:p>
          </table:table-cell>
          <table:table-cell table:formula="of:=css4_rgb_to_colu_pal([CSS4.E120];[CSS4.F120];[CSS4.G120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121];&quot;_&quot;;[CSS4.D121])" office:value-type="string" office:string-value="COL_CSS4_" calcext:value-type="string">
            <text:p>COL_CSS4_</text:p>
          </table:table-cell>
          <table:table-cell office:value-type="string" calcext:value-type="string">
            <text:p>'=</text:p>
          </table:table-cell>
          <table:table-cell table:formula="of:=css4_rgb_to_colu_pal([CSS4.E121];[CSS4.F121];[CSS4.G121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122];&quot;_&quot;;[CSS4.D122])" office:value-type="string" office:string-value="COL_CSS4_" calcext:value-type="string">
            <text:p>COL_CSS4_</text:p>
          </table:table-cell>
          <table:table-cell office:value-type="string" calcext:value-type="string">
            <text:p>'=</text:p>
          </table:table-cell>
          <table:table-cell table:formula="of:=css4_rgb_to_colu_pal([CSS4.E122];[CSS4.F122];[CSS4.G122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123];&quot;_&quot;;[CSS4.D123])" office:value-type="string" office:string-value="COL_CSS4_" calcext:value-type="string">
            <text:p>COL_CSS4_</text:p>
          </table:table-cell>
          <table:table-cell office:value-type="string" calcext:value-type="string">
            <text:p>'=</text:p>
          </table:table-cell>
          <table:table-cell table:formula="of:=css4_rgb_to_colu_pal([CSS4.E123];[CSS4.F123];[CSS4.G123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124];&quot;_&quot;;[CSS4.D124])" office:value-type="string" office:string-value="COL_CSS4_" calcext:value-type="string">
            <text:p>COL_CSS4_</text:p>
          </table:table-cell>
          <table:table-cell office:value-type="string" calcext:value-type="string">
            <text:p>'=</text:p>
          </table:table-cell>
          <table:table-cell table:formula="of:=css4_rgb_to_colu_pal([CSS4.E124];[CSS4.F124];[CSS4.G124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125];&quot;_&quot;;[CSS4.D125])" office:value-type="string" office:string-value="COL_CSS4_" calcext:value-type="string">
            <text:p>COL_CSS4_</text:p>
          </table:table-cell>
          <table:table-cell office:value-type="string" calcext:value-type="string">
            <text:p>'=</text:p>
          </table:table-cell>
          <table:table-cell table:formula="of:=css4_rgb_to_colu_pal([CSS4.E125];[CSS4.F125];[CSS4.G125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126];&quot;_&quot;;[CSS4.D126])" office:value-type="string" office:string-value="COL_CSS4_" calcext:value-type="string">
            <text:p>COL_CSS4_</text:p>
          </table:table-cell>
          <table:table-cell office:value-type="string" calcext:value-type="string">
            <text:p>'=</text:p>
          </table:table-cell>
          <table:table-cell table:formula="of:=css4_rgb_to_colu_pal([CSS4.E126];[CSS4.F126];[CSS4.G126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127];&quot;_&quot;;[CSS4.D127])" office:value-type="string" office:string-value="COL_CSS4_" calcext:value-type="string">
            <text:p>COL_CSS4_</text:p>
          </table:table-cell>
          <table:table-cell office:value-type="string" calcext:value-type="string">
            <text:p>'=</text:p>
          </table:table-cell>
          <table:table-cell table:formula="of:=css4_rgb_to_colu_pal([CSS4.E127];[CSS4.F127];[CSS4.G127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128];&quot;_&quot;;[CSS4.D128])" office:value-type="string" office:string-value="COL_CSS4_" calcext:value-type="string">
            <text:p>COL_CSS4_</text:p>
          </table:table-cell>
          <table:table-cell office:value-type="string" calcext:value-type="string">
            <text:p>'=</text:p>
          </table:table-cell>
          <table:table-cell table:formula="of:=css4_rgb_to_colu_pal([CSS4.E128];[CSS4.F128];[CSS4.G128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129];&quot;_&quot;;[CSS4.D129])" office:value-type="string" office:string-value="COL_CSS4_BLUE" calcext:value-type="string">
            <text:p>COL_CSS4_BLUE</text:p>
          </table:table-cell>
          <table:table-cell office:value-type="string" calcext:value-type="string">
            <text:p>'=</text:p>
          </table:table-cell>
          <table:table-cell table:formula="of:=css4_rgb_to_colu_pal([CSS4.E129];[CSS4.F129];[CSS4.G129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130];&quot;_&quot;;[CSS4.D130])" office:value-type="string" office:string-value="COL_CSS4_" calcext:value-type="string">
            <text:p>COL_CSS4_</text:p>
          </table:table-cell>
          <table:table-cell office:value-type="string" calcext:value-type="string">
            <text:p>'=</text:p>
          </table:table-cell>
          <table:table-cell table:formula="of:=css4_rgb_to_colu_pal([CSS4.E130];[CSS4.F130];[CSS4.G130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131];&quot;_&quot;;[CSS4.D131])" office:value-type="string" office:string-value="COL_CSS4_" calcext:value-type="string">
            <text:p>COL_CSS4_</text:p>
          </table:table-cell>
          <table:table-cell office:value-type="string" calcext:value-type="string">
            <text:p>'=</text:p>
          </table:table-cell>
          <table:table-cell table:formula="of:=css4_rgb_to_colu_pal([CSS4.E131];[CSS4.F131];[CSS4.G131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132];&quot;_&quot;;[CSS4.D132])" office:value-type="string" office:string-value="COL_CSS4_NAVY" calcext:value-type="string">
            <text:p>COL_CSS4_NAVY</text:p>
          </table:table-cell>
          <table:table-cell office:value-type="string" calcext:value-type="string">
            <text:p>'=</text:p>
          </table:table-cell>
          <table:table-cell table:formula="of:=css4_rgb_to_colu_pal([CSS4.E132];[CSS4.F132];[CSS4.G132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133];&quot;_&quot;;[CSS4.D133])" office:value-type="string" office:string-value="COL_CSS4_" calcext:value-type="string">
            <text:p>COL_CSS4_</text:p>
          </table:table-cell>
          <table:table-cell office:value-type="string" calcext:value-type="string">
            <text:p>'=</text:p>
          </table:table-cell>
          <table:table-cell table:formula="of:=css4_rgb_to_colu_pal([CSS4.E133];[CSS4.F133];[CSS4.G133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; &quot;;[CSS4.B134])" office:value-type="string" office:string-value="; Whites" calcext:value-type="string">
            <text:p>; Whites</text:p>
          </table:table-cell>
          <table:table-cell table:number-columns-repeated="2"/>
        </table:table-row>
        <table:table-row table:style-name="ro1">
          <table:table-cell table:formula="of:=COM.MICROSOFT.CONCAT(&quot;COL_&quot;;[CSS4.A135];&quot;_&quot;;[CSS4.D135])" office:value-type="string" office:string-value="COL_CSS4_WHITE" calcext:value-type="string">
            <text:p>COL_CSS4_WHITE</text:p>
          </table:table-cell>
          <table:table-cell office:value-type="string" calcext:value-type="string">
            <text:p>'=</text:p>
          </table:table-cell>
          <table:table-cell table:formula="of:=css4_rgb_to_colu_pal([CSS4.E135];[CSS4.F135];[CSS4.G135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136];&quot;_&quot;;[CSS4.D136])" office:value-type="string" office:string-value="COL_CSS4_SNOW" calcext:value-type="string">
            <text:p>COL_CSS4_SNOW</text:p>
          </table:table-cell>
          <table:table-cell office:value-type="string" calcext:value-type="string">
            <text:p>'=</text:p>
          </table:table-cell>
          <table:table-cell table:formula="of:=css4_rgb_to_colu_pal([CSS4.E136];[CSS4.F136];[CSS4.G136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137];&quot;_&quot;;[CSS4.D137])" office:value-type="string" office:string-value="COL_CSS4_HONEYDEW" calcext:value-type="string">
            <text:p>COL_CSS4_HONEYDEW</text:p>
          </table:table-cell>
          <table:table-cell office:value-type="string" calcext:value-type="string">
            <text:p>'=</text:p>
          </table:table-cell>
          <table:table-cell table:formula="of:=css4_rgb_to_colu_pal([CSS4.E137];[CSS4.F137];[CSS4.G137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138];&quot;_&quot;;[CSS4.D138])" office:value-type="string" office:string-value="COL_CSS4_MINT_CREAM" calcext:value-type="string">
            <text:p>COL_CSS4_MINT_CREAM</text:p>
          </table:table-cell>
          <table:table-cell office:value-type="string" calcext:value-type="string">
            <text:p>'=</text:p>
          </table:table-cell>
          <table:table-cell table:formula="of:=css4_rgb_to_colu_pal([CSS4.E138];[CSS4.F138];[CSS4.G138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139];&quot;_&quot;;[CSS4.D139])" office:value-type="string" office:string-value="COL_CSS4_AZURE" calcext:value-type="string">
            <text:p>COL_CSS4_AZURE</text:p>
          </table:table-cell>
          <table:table-cell office:value-type="string" calcext:value-type="string">
            <text:p>'=</text:p>
          </table:table-cell>
          <table:table-cell table:formula="of:=css4_rgb_to_colu_pal([CSS4.E139];[CSS4.F139];[CSS4.G139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140];&quot;_&quot;;[CSS4.D140])" office:value-type="string" office:string-value="COL_CSS4_ALICE_BLUE" calcext:value-type="string">
            <text:p>COL_CSS4_ALICE_BLUE</text:p>
          </table:table-cell>
          <table:table-cell office:value-type="string" calcext:value-type="string">
            <text:p>'=</text:p>
          </table:table-cell>
          <table:table-cell table:formula="of:=css4_rgb_to_colu_pal([CSS4.E140];[CSS4.F140];[CSS4.G140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141];&quot;_&quot;;[CSS4.D141])" office:value-type="string" office:string-value="COL_CSS4_GHOST_WHITE" calcext:value-type="string">
            <text:p>COL_CSS4_GHOST_WHITE</text:p>
          </table:table-cell>
          <table:table-cell office:value-type="string" calcext:value-type="string">
            <text:p>'=</text:p>
          </table:table-cell>
          <table:table-cell table:formula="of:=css4_rgb_to_colu_pal([CSS4.E141];[CSS4.F141];[CSS4.G141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142];&quot;_&quot;;[CSS4.D142])" office:value-type="string" office:string-value="COL_CSS4_WHITE_SMOKE" calcext:value-type="string">
            <text:p>COL_CSS4_WHITE_SMOKE</text:p>
          </table:table-cell>
          <table:table-cell office:value-type="string" calcext:value-type="string">
            <text:p>'=</text:p>
          </table:table-cell>
          <table:table-cell table:formula="of:=css4_rgb_to_colu_pal([CSS4.E142];[CSS4.F142];[CSS4.G142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143];&quot;_&quot;;[CSS4.D143])" office:value-type="string" office:string-value="COL_CSS4_SEASHELL" calcext:value-type="string">
            <text:p>COL_CSS4_SEASHELL</text:p>
          </table:table-cell>
          <table:table-cell office:value-type="string" calcext:value-type="string">
            <text:p>'=</text:p>
          </table:table-cell>
          <table:table-cell table:formula="of:=css4_rgb_to_colu_pal([CSS4.E143];[CSS4.F143];[CSS4.G143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144];&quot;_&quot;;[CSS4.D144])" office:value-type="string" office:string-value="COL_CSS4_BEIGE" calcext:value-type="string">
            <text:p>COL_CSS4_BEIGE</text:p>
          </table:table-cell>
          <table:table-cell office:value-type="string" calcext:value-type="string">
            <text:p>'=</text:p>
          </table:table-cell>
          <table:table-cell table:formula="of:=css4_rgb_to_colu_pal([CSS4.E144];[CSS4.F144];[CSS4.G144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145];&quot;_&quot;;[CSS4.D145])" office:value-type="string" office:string-value="COL_CSS4_OLD_LACE" calcext:value-type="string">
            <text:p>COL_CSS4_OLD_LACE</text:p>
          </table:table-cell>
          <table:table-cell office:value-type="string" calcext:value-type="string">
            <text:p>'=</text:p>
          </table:table-cell>
          <table:table-cell table:formula="of:=css4_rgb_to_colu_pal([CSS4.E145];[CSS4.F145];[CSS4.G145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146];&quot;_&quot;;[CSS4.D146])" office:value-type="string" office:string-value="COL_CSS4_FLORAL_WHITE" calcext:value-type="string">
            <text:p>COL_CSS4_FLORAL_WHITE</text:p>
          </table:table-cell>
          <table:table-cell office:value-type="string" calcext:value-type="string">
            <text:p>'=</text:p>
          </table:table-cell>
          <table:table-cell table:formula="of:=css4_rgb_to_colu_pal([CSS4.E146];[CSS4.F146];[CSS4.G146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147];&quot;_&quot;;[CSS4.D147])" office:value-type="string" office:string-value="COL_CSS4_IVORY" calcext:value-type="string">
            <text:p>COL_CSS4_IVORY</text:p>
          </table:table-cell>
          <table:table-cell office:value-type="string" calcext:value-type="string">
            <text:p>'=</text:p>
          </table:table-cell>
          <table:table-cell table:formula="of:=css4_rgb_to_colu_pal([CSS4.E147];[CSS4.F147];[CSS4.G147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148];&quot;_&quot;;[CSS4.D148])" office:value-type="string" office:string-value="COL_CSS4_ANTIQUE_WHITE" calcext:value-type="string">
            <text:p>COL_CSS4_ANTIQUE_WHITE</text:p>
          </table:table-cell>
          <table:table-cell office:value-type="string" calcext:value-type="string">
            <text:p>'=</text:p>
          </table:table-cell>
          <table:table-cell table:formula="of:=css4_rgb_to_colu_pal([CSS4.E148];[CSS4.F148];[CSS4.G148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149];&quot;_&quot;;[CSS4.D149])" office:value-type="string" office:string-value="COL_CSS4_LINEN" calcext:value-type="string">
            <text:p>COL_CSS4_LINEN</text:p>
          </table:table-cell>
          <table:table-cell office:value-type="string" calcext:value-type="string">
            <text:p>'=</text:p>
          </table:table-cell>
          <table:table-cell table:formula="of:=css4_rgb_to_colu_pal([CSS4.E149];[CSS4.F149];[CSS4.G149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150];&quot;_&quot;;[CSS4.D150])" office:value-type="string" office:string-value="COL_CSS4_LAVENDER_BLUSH" calcext:value-type="string">
            <text:p>COL_CSS4_LAVENDER_BLUSH</text:p>
          </table:table-cell>
          <table:table-cell office:value-type="string" calcext:value-type="string">
            <text:p>'=</text:p>
          </table:table-cell>
          <table:table-cell table:formula="of:=css4_rgb_to_colu_pal([CSS4.E150];[CSS4.F150];[CSS4.G150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151];&quot;_&quot;;[CSS4.D151])" office:value-type="string" office:string-value="COL_CSS4_MISTY_ROSE" calcext:value-type="string">
            <text:p>COL_CSS4_MISTY_ROSE</text:p>
          </table:table-cell>
          <table:table-cell office:value-type="string" calcext:value-type="string">
            <text:p>'=</text:p>
          </table:table-cell>
          <table:table-cell table:formula="of:=css4_rgb_to_colu_pal([CSS4.E151];[CSS4.F151];[CSS4.G151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; &quot;;[CSS4.B152])" office:value-type="string" office:string-value="; Greys" calcext:value-type="string">
            <text:p>; Greys</text:p>
          </table:table-cell>
          <table:table-cell table:number-columns-repeated="2"/>
        </table:table-row>
        <table:table-row table:style-name="ro1">
          <table:table-cell table:formula="of:=COM.MICROSOFT.CONCAT(&quot;COL_&quot;;[CSS4.A153];&quot;_&quot;;[CSS4.D153])" office:value-type="string" office:string-value="COL_CSS4_GAINSBORO" calcext:value-type="string">
            <text:p>COL_CSS4_GAINSBORO</text:p>
          </table:table-cell>
          <table:table-cell office:value-type="string" calcext:value-type="string">
            <text:p>'=</text:p>
          </table:table-cell>
          <table:table-cell table:formula="of:=css4_rgb_to_colu_pal([CSS4.E153];[CSS4.F153];[CSS4.G153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154];&quot;_&quot;;[CSS4.D154])" office:value-type="string" office:string-value="COL_CSS4_LIGHT_GRAY" calcext:value-type="string">
            <text:p>COL_CSS4_LIGHT_GRAY</text:p>
          </table:table-cell>
          <table:table-cell office:value-type="string" calcext:value-type="string">
            <text:p>'=</text:p>
          </table:table-cell>
          <table:table-cell table:formula="of:=css4_rgb_to_colu_pal([CSS4.E154];[CSS4.F154];[CSS4.G154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155];&quot;_&quot;;[CSS4.D155])" office:value-type="string" office:string-value="COL_CSS4_LIGHT_GREY" calcext:value-type="string">
            <text:p>COL_CSS4_LIGHT_GREY</text:p>
          </table:table-cell>
          <table:table-cell office:value-type="string" calcext:value-type="string">
            <text:p>'=</text:p>
          </table:table-cell>
          <table:table-cell table:formula="of:=css4_rgb_to_colu_pal([CSS4.E155];[CSS4.F155];[CSS4.G155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156];&quot;_&quot;;[CSS4.D156])" office:value-type="string" office:string-value="COL_CSS4_SILVER" calcext:value-type="string">
            <text:p>COL_CSS4_SILVER</text:p>
          </table:table-cell>
          <table:table-cell office:value-type="string" calcext:value-type="string">
            <text:p>'=</text:p>
          </table:table-cell>
          <table:table-cell table:formula="of:=css4_rgb_to_colu_pal([CSS4.E156];[CSS4.F156];[CSS4.G156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157];&quot;_&quot;;[CSS4.D157])" office:value-type="string" office:string-value="COL_CSS4_DARK_GRAY" calcext:value-type="string">
            <text:p>COL_CSS4_DARK_GRAY</text:p>
          </table:table-cell>
          <table:table-cell office:value-type="string" calcext:value-type="string">
            <text:p>'=</text:p>
          </table:table-cell>
          <table:table-cell table:formula="of:=css4_rgb_to_colu_pal([CSS4.E157];[CSS4.F157];[CSS4.G157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158];&quot;_&quot;;[CSS4.D158])" office:value-type="string" office:string-value="COL_CSS4_DARK_GREY" calcext:value-type="string">
            <text:p>COL_CSS4_DARK_GREY</text:p>
          </table:table-cell>
          <table:table-cell office:value-type="string" calcext:value-type="string">
            <text:p>'=</text:p>
          </table:table-cell>
          <table:table-cell table:formula="of:=css4_rgb_to_colu_pal([CSS4.E158];[CSS4.F158];[CSS4.G158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159];&quot;_&quot;;[CSS4.D159])" office:value-type="string" office:string-value="COL_CSS4_GRAY" calcext:value-type="string">
            <text:p>COL_CSS4_GRAY</text:p>
          </table:table-cell>
          <table:table-cell office:value-type="string" calcext:value-type="string">
            <text:p>'=</text:p>
          </table:table-cell>
          <table:table-cell table:formula="of:=css4_rgb_to_colu_pal([CSS4.E159];[CSS4.F159];[CSS4.G159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160];&quot;_&quot;;[CSS4.D160])" office:value-type="string" office:string-value="COL_CSS4_GREY" calcext:value-type="string">
            <text:p>COL_CSS4_GREY</text:p>
          </table:table-cell>
          <table:table-cell office:value-type="string" calcext:value-type="string">
            <text:p>'=</text:p>
          </table:table-cell>
          <table:table-cell table:formula="of:=css4_rgb_to_colu_pal([CSS4.E160];[CSS4.F160];[CSS4.G160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161];&quot;_&quot;;[CSS4.D161])" office:value-type="string" office:string-value="COL_CSS4_DIM_GRAY" calcext:value-type="string">
            <text:p>COL_CSS4_DIM_GRAY</text:p>
          </table:table-cell>
          <table:table-cell office:value-type="string" calcext:value-type="string">
            <text:p>'=</text:p>
          </table:table-cell>
          <table:table-cell table:formula="of:=css4_rgb_to_colu_pal([CSS4.E161];[CSS4.F161];[CSS4.G161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162];&quot;_&quot;;[CSS4.D162])" office:value-type="string" office:string-value="COL_CSS4_DIM_GREY" calcext:value-type="string">
            <text:p>COL_CSS4_DIM_GREY</text:p>
          </table:table-cell>
          <table:table-cell office:value-type="string" calcext:value-type="string">
            <text:p>'=</text:p>
          </table:table-cell>
          <table:table-cell table:formula="of:=css4_rgb_to_colu_pal([CSS4.E162];[CSS4.F162];[CSS4.G162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163];&quot;_&quot;;[CSS4.D163])" office:value-type="string" office:string-value="COL_CSS4_LIGHT_SLATE_GRAY" calcext:value-type="string">
            <text:p>COL_CSS4_LIGHT_SLATE_GRAY</text:p>
          </table:table-cell>
          <table:table-cell office:value-type="string" calcext:value-type="string">
            <text:p>'=</text:p>
          </table:table-cell>
          <table:table-cell table:formula="of:=css4_rgb_to_colu_pal([CSS4.E163];[CSS4.F163];[CSS4.G163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164];&quot;_&quot;;[CSS4.D164])" office:value-type="string" office:string-value="COL_CSS4_LIGHT_SLATE_GREY" calcext:value-type="string">
            <text:p>COL_CSS4_LIGHT_SLATE_GREY</text:p>
          </table:table-cell>
          <table:table-cell office:value-type="string" calcext:value-type="string">
            <text:p>'=</text:p>
          </table:table-cell>
          <table:table-cell table:formula="of:=css4_rgb_to_colu_pal([CSS4.E164];[CSS4.F164];[CSS4.G164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165];&quot;_&quot;;[CSS4.D165])" office:value-type="string" office:string-value="COL_CSS4_SLATE_GRAY" calcext:value-type="string">
            <text:p>COL_CSS4_SLATE_GRAY</text:p>
          </table:table-cell>
          <table:table-cell office:value-type="string" calcext:value-type="string">
            <text:p>'=</text:p>
          </table:table-cell>
          <table:table-cell table:formula="of:=css4_rgb_to_colu_pal([CSS4.E165];[CSS4.F165];[CSS4.G165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166];&quot;_&quot;;[CSS4.D166])" office:value-type="string" office:string-value="COL_CSS4_SLATE_GREY" calcext:value-type="string">
            <text:p>COL_CSS4_SLATE_GREY</text:p>
          </table:table-cell>
          <table:table-cell office:value-type="string" calcext:value-type="string">
            <text:p>'=</text:p>
          </table:table-cell>
          <table:table-cell table:formula="of:=css4_rgb_to_colu_pal([CSS4.E166];[CSS4.F166];[CSS4.G166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167];&quot;_&quot;;[CSS4.D167])" office:value-type="string" office:string-value="COL_CSS4_DARK_SLATE_GRAY" calcext:value-type="string">
            <text:p>COL_CSS4_DARK_SLATE_GRAY</text:p>
          </table:table-cell>
          <table:table-cell office:value-type="string" calcext:value-type="string">
            <text:p>'=</text:p>
          </table:table-cell>
          <table:table-cell table:formula="of:=css4_rgb_to_colu_pal([CSS4.E167];[CSS4.F167];[CSS4.G167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168];&quot;_&quot;;[CSS4.D168])" office:value-type="string" office:string-value="COL_CSS4_DARK_SLATE_GREY" calcext:value-type="string">
            <text:p>COL_CSS4_DARK_SLATE_GREY</text:p>
          </table:table-cell>
          <table:table-cell office:value-type="string" calcext:value-type="string">
            <text:p>'=</text:p>
          </table:table-cell>
          <table:table-cell table:formula="of:=css4_rgb_to_colu_pal([CSS4.E168];[CSS4.F168];[CSS4.G168])" office:value-type="string" office:string-value="" calcext:value-type="error">
            <text:p>#NAME?</text:p>
          </table:table-cell>
        </table:table-row>
        <table:table-row table:style-name="ro1">
          <table:table-cell table:formula="of:=COM.MICROSOFT.CONCAT(&quot;COL_&quot;;[CSS4.A169];&quot;_&quot;;[CSS4.D169])" office:value-type="string" office:string-value="COL_CSS4_BLACK" calcext:value-type="string">
            <text:p>COL_CSS4_BLACK</text:p>
          </table:table-cell>
          <table:table-cell office:value-type="string" calcext:value-type="string">
            <text:p>'=</text:p>
          </table:table-cell>
          <table:table-cell table:formula="of:=css4_rgb_to_colu_pal([CSS4.E169];[CSS4.F169];[CSS4.G169])" office:value-type="string" office:string-value="" calcext:value-type="error">
            <text:p>#NAME?</text:p>
          </table:table-cell>
        </table:table-row>
      </table:table>
      <table:table table:name="NTSC" table:style-name="ta1">
        <table:table-column table:style-name="co1" table:default-cell-style-name="Default"/>
        <table:table-row table:style-name="ro1">
          <table:table-cell/>
        </table:table-row>
      </table:table>
      <table:table table:name="SECAM" table:style-name="ta1">
        <table:table-column table:style-name="co1" table:default-cell-style-name="Default"/>
        <table:table-row table:style-name="ro1">
          <table:table-cell/>
        </table:table-row>
      </table:table>
      <table:table table:name="Gen" table:style-name="ta1">
        <table:table-column table:style-name="co2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tari 2600</text:p>
          </table:table-cell>
          <table:table-cell table:style-name="Default"/>
          <table:table-cell table:number-columns-repeated="2"/>
        </table:table-row>
        <table:table-row table:style-name="ro1" table:number-rows-repeated="3">
          <table:table-cell/>
          <table:table-cell table:style-name="Default"/>
          <table:table-cell table:number-columns-repeated="2"/>
        </table:table-row>
        <table:table-row table:style-name="ro1">
          <table:table-cell table:formula="of:=COM.MICROSOFT.CONCAT(&quot;; &quot;;[CSS4.B5])" office:value-type="string" office:string-value="; Reds" calcext:value-type="string">
            <text:p>; Reds</text:p>
          </table:table-cell>
          <table:table-cell table:style-name="Default"/>
          <table:table-cell table:number-columns-repeated="2"/>
        </table:table-row>
        <table:table-row table:style-name="ro1">
          <table:table-cell table:formula="of:=COM.MICROSOFT.CONCAT(&quot;COL_&quot;;[CSS4.A6];&quot;_&quot;;[CSS4.D6])" office:value-type="string" office:string-value="COL_CSS4_INDIAN_RED" calcext:value-type="string">
            <text:p>COL_CSS4_INDIAN_RED</text:p>
          </table:table-cell>
          <table:table-cell office:value-type="string" calcext:value-type="string">
            <text:p>'=</text:p>
          </table:table-cell>
          <table:table-cell table:formula="of:=css4_rgb_to_colu_pal([SECAM.E6];[SECAM.F6];[SECAM.G6])" office:value-type="string" office:string-value="" calcext:value-type="error">
            <text:p>#NAME?</text:p>
          </table:table-cell>
          <table:table-cell table:formula="of:=COM.MICROSOFT.CONCAT(&quot;; &quot;;[CSS4.E6]; &quot;,&quot;;[CSS4.F6];&quot;,&quot;;[CSS4.G6])" office:value-type="string" office:string-value="; $CD,$5C,$5C" calcext:value-type="string">
            <text:p>; $CD,$5C,$5C</text:p>
          </table:table-cell>
        </table:table-row>
        <table:table-row table:style-name="ro1">
          <table:table-cell table:formula="of:=COM.MICROSOFT.CONCAT(&quot;COL_&quot;;[CSS4.A7];&quot;_&quot;;[CSS4.D7])" office:value-type="string" office:string-value="COL_CSS4_LIGHT_CORAL" calcext:value-type="string">
            <text:p>COL_CSS4_LIGHT_CORAL</text:p>
          </table:table-cell>
          <table:table-cell office:value-type="string" calcext:value-type="string">
            <text:p>'=</text:p>
          </table:table-cell>
          <table:table-cell table:formula="of:=css4_rgb_to_colu_pal([SECAM.E7];[SECAM.F7];[SECAM.G7])" office:value-type="string" office:string-value="" calcext:value-type="error">
            <text:p>#NAME?</text:p>
          </table:table-cell>
          <table:table-cell table:formula="of:=COM.MICROSOFT.CONCAT(&quot;; &quot;;[CSS4.E7]; &quot;,&quot;;[CSS4.F7];&quot;,&quot;;[CSS4.G7])" office:value-type="string" office:string-value="; $F0,$80,$80" calcext:value-type="string">
            <text:p>; $F0,$80,$80</text:p>
          </table:table-cell>
        </table:table-row>
        <table:table-row table:style-name="ro1">
          <table:table-cell table:formula="of:=COM.MICROSOFT.CONCAT(&quot;COL_&quot;;[CSS4.A8];&quot;_&quot;;[CSS4.D8])" office:value-type="string" office:string-value="COL_CSS4_SALMON" calcext:value-type="string">
            <text:p>COL_CSS4_SALMON</text:p>
          </table:table-cell>
          <table:table-cell office:value-type="string" calcext:value-type="string">
            <text:p>'=</text:p>
          </table:table-cell>
          <table:table-cell table:formula="of:=css4_rgb_to_colu_pal([SECAM.E8];[SECAM.F8];[SECAM.G8])" office:value-type="string" office:string-value="" calcext:value-type="error">
            <text:p>#NAME?</text:p>
          </table:table-cell>
          <table:table-cell table:formula="of:=COM.MICROSOFT.CONCAT(&quot;; &quot;;[CSS4.E8]; &quot;,&quot;;[CSS4.F8];&quot;,&quot;;[CSS4.G8])" office:value-type="string" office:string-value="; $FA,$80,$72" calcext:value-type="string">
            <text:p>; $FA,$80,$72</text:p>
          </table:table-cell>
        </table:table-row>
        <table:table-row table:style-name="ro1">
          <table:table-cell table:formula="of:=COM.MICROSOFT.CONCAT(&quot;COL_&quot;;[CSS4.A9];&quot;_&quot;;[CSS4.D9])" office:value-type="string" office:string-value="COL_CSS4_DARK_SALMON" calcext:value-type="string">
            <text:p>COL_CSS4_DARK_SALMON</text:p>
          </table:table-cell>
          <table:table-cell office:value-type="string" calcext:value-type="string">
            <text:p>'=</text:p>
          </table:table-cell>
          <table:table-cell table:formula="of:=css4_rgb_to_colu_pal([SECAM.E9];[SECAM.F9];[SECAM.G9])" office:value-type="string" office:string-value="" calcext:value-type="error">
            <text:p>#NAME?</text:p>
          </table:table-cell>
          <table:table-cell table:formula="of:=COM.MICROSOFT.CONCAT(&quot;; &quot;;[CSS4.E9]; &quot;,&quot;;[CSS4.F9];&quot;,&quot;;[CSS4.G9])" office:value-type="string" office:string-value="; $E9,$96,$7A" calcext:value-type="string">
            <text:p>; $E9,$96,$7A</text:p>
          </table:table-cell>
        </table:table-row>
        <table:table-row table:style-name="ro1">
          <table:table-cell table:formula="of:=COM.MICROSOFT.CONCAT(&quot;COL_&quot;;[CSS4.A10];&quot;_&quot;;[CSS4.D10])" office:value-type="string" office:string-value="COL_CSS4_LIGHT_SALMON" calcext:value-type="string">
            <text:p>COL_CSS4_LIGHT_SALMON</text:p>
          </table:table-cell>
          <table:table-cell office:value-type="string" calcext:value-type="string">
            <text:p>'=</text:p>
          </table:table-cell>
          <table:table-cell table:formula="of:=css4_rgb_to_colu_pal([SECAM.E10];[SECAM.F10];[SECAM.G10])" office:value-type="string" office:string-value="" calcext:value-type="error">
            <text:p>#NAME?</text:p>
          </table:table-cell>
          <table:table-cell table:formula="of:=COM.MICROSOFT.CONCAT(&quot;; &quot;;[CSS4.E10]; &quot;,&quot;;[CSS4.F10];&quot;,&quot;;[CSS4.G10])" office:value-type="string" office:string-value="; $FF,$A0,$7A" calcext:value-type="string">
            <text:p>; $FF,$A0,$7A</text:p>
          </table:table-cell>
        </table:table-row>
        <table:table-row table:style-name="ro1">
          <table:table-cell table:formula="of:=COM.MICROSOFT.CONCAT(&quot;COL_&quot;;[CSS4.A11];&quot;_&quot;;[CSS4.D11])" office:value-type="string" office:string-value="COL_CSS4_CRIMSON" calcext:value-type="string">
            <text:p>COL_CSS4_CRIMSON</text:p>
          </table:table-cell>
          <table:table-cell office:value-type="string" calcext:value-type="string">
            <text:p>'=</text:p>
          </table:table-cell>
          <table:table-cell table:formula="of:=css4_rgb_to_colu_pal([SECAM.E11];[SECAM.F11];[SECAM.G11])" office:value-type="string" office:string-value="" calcext:value-type="error">
            <text:p>#NAME?</text:p>
          </table:table-cell>
          <table:table-cell table:formula="of:=COM.MICROSOFT.CONCAT(&quot;; &quot;;[CSS4.E11]; &quot;,&quot;;[CSS4.F11];&quot;,&quot;;[CSS4.G11])" office:value-type="string" office:string-value="; $DC,$14,$3C" calcext:value-type="string">
            <text:p>; $DC,$14,$3C</text:p>
          </table:table-cell>
        </table:table-row>
        <table:table-row table:style-name="ro1">
          <table:table-cell table:formula="of:=COM.MICROSOFT.CONCAT(&quot;COL_&quot;;[CSS4.A12];&quot;_&quot;;[CSS4.D12])" office:value-type="string" office:string-value="COL_CSS4_RED" calcext:value-type="string">
            <text:p>COL_CSS4_RED</text:p>
          </table:table-cell>
          <table:table-cell office:value-type="string" calcext:value-type="string">
            <text:p>'=</text:p>
          </table:table-cell>
          <table:table-cell table:formula="of:=css4_rgb_to_colu_pal([SECAM.E12];[SECAM.F12];[SECAM.G12])" office:value-type="string" office:string-value="" calcext:value-type="error">
            <text:p>#NAME?</text:p>
          </table:table-cell>
          <table:table-cell table:formula="of:=COM.MICROSOFT.CONCAT(&quot;; &quot;;[CSS4.E12]; &quot;,&quot;;[CSS4.F12];&quot;,&quot;;[CSS4.G12])" office:value-type="string" office:string-value="; $FF,$00,$00" calcext:value-type="string">
            <text:p>; $FF,$00,$00</text:p>
          </table:table-cell>
        </table:table-row>
        <table:table-row table:style-name="ro1">
          <table:table-cell table:formula="of:=COM.MICROSOFT.CONCAT(&quot;COL_&quot;;[CSS4.A13];&quot;_&quot;;[CSS4.D13])" office:value-type="string" office:string-value="COL_CSS4_FIRE_BRICK" calcext:value-type="string">
            <text:p>COL_CSS4_FIRE_BRICK</text:p>
          </table:table-cell>
          <table:table-cell office:value-type="string" calcext:value-type="string">
            <text:p>'=</text:p>
          </table:table-cell>
          <table:table-cell table:formula="of:=css4_rgb_to_colu_pal([SECAM.E13];[SECAM.F13];[SECAM.G13])" office:value-type="string" office:string-value="" calcext:value-type="error">
            <text:p>#NAME?</text:p>
          </table:table-cell>
          <table:table-cell table:formula="of:=COM.MICROSOFT.CONCAT(&quot;; &quot;;[CSS4.E13]; &quot;,&quot;;[CSS4.F13];&quot;,&quot;;[CSS4.G13])" office:value-type="string" office:string-value="; $B2,$22,$22" calcext:value-type="string">
            <text:p>; $B2,$22,$22</text:p>
          </table:table-cell>
        </table:table-row>
        <table:table-row table:style-name="ro1">
          <table:table-cell table:formula="of:=COM.MICROSOFT.CONCAT(&quot;COL_&quot;;[CSS4.A14];&quot;_&quot;;[CSS4.D14])" office:value-type="string" office:string-value="COL_CSS4_DARK_RED" calcext:value-type="string">
            <text:p>COL_CSS4_DARK_RED</text:p>
          </table:table-cell>
          <table:table-cell office:value-type="string" calcext:value-type="string">
            <text:p>'=</text:p>
          </table:table-cell>
          <table:table-cell table:formula="of:=css4_rgb_to_colu_pal([SECAM.E14];[SECAM.F14];[SECAM.G14])" office:value-type="string" office:string-value="" calcext:value-type="error">
            <text:p>#NAME?</text:p>
          </table:table-cell>
          <table:table-cell table:formula="of:=COM.MICROSOFT.CONCAT(&quot;; &quot;;[CSS4.E14]; &quot;,&quot;;[CSS4.F14];&quot;,&quot;;[CSS4.G14])" office:value-type="string" office:string-value="; $8B,$00,$00" calcext:value-type="string">
            <text:p>; $8B,$00,$00</text:p>
          </table:table-cell>
        </table:table-row>
        <table:table-row table:style-name="ro1">
          <table:table-cell table:formula="of:=COM.MICROSOFT.CONCAT(&quot;; &quot;;[CSS4.B15])" office:value-type="string" office:string-value="; Pinks" calcext:value-type="string">
            <text:p>; Pinks</text:p>
          </table:table-cell>
          <table:table-cell table:number-columns-repeated="3"/>
        </table:table-row>
        <table:table-row table:style-name="ro1">
          <table:table-cell table:formula="of:=COM.MICROSOFT.CONCAT(&quot;COL_&quot;;[CSS4.A16];&quot;_&quot;;[CSS4.D16])" office:value-type="string" office:string-value="COL_CSS4_PINK" calcext:value-type="string">
            <text:p>COL_CSS4_PINK</text:p>
          </table:table-cell>
          <table:table-cell office:value-type="string" calcext:value-type="string">
            <text:p>'=</text:p>
          </table:table-cell>
          <table:table-cell table:formula="of:=css4_rgb_to_colu_pal([SECAM.E16];[SECAM.F16];[SECAM.G16])" office:value-type="string" office:string-value="" calcext:value-type="error">
            <text:p>#NAME?</text:p>
          </table:table-cell>
          <table:table-cell table:formula="of:=COM.MICROSOFT.CONCAT(&quot;; &quot;;[CSS4.E16]; &quot;,&quot;;[CSS4.F16];&quot;,&quot;;[CSS4.G16])" office:value-type="string" office:string-value="; $FF,$C0,$CB" calcext:value-type="string">
            <text:p>; $FF,$C0,$CB</text:p>
          </table:table-cell>
        </table:table-row>
        <table:table-row table:style-name="ro1">
          <table:table-cell table:formula="of:=COM.MICROSOFT.CONCAT(&quot;COL_&quot;;[CSS4.A17];&quot;_&quot;;[CSS4.D17])" office:value-type="string" office:string-value="COL_CSS4_LIGHT_PING" calcext:value-type="string">
            <text:p>COL_CSS4_LIGHT_PING</text:p>
          </table:table-cell>
          <table:table-cell office:value-type="string" calcext:value-type="string">
            <text:p>'=</text:p>
          </table:table-cell>
          <table:table-cell table:formula="of:=css4_rgb_to_colu_pal([SECAM.E17];[SECAM.F17];[SECAM.G17])" office:value-type="string" office:string-value="" calcext:value-type="error">
            <text:p>#NAME?</text:p>
          </table:table-cell>
          <table:table-cell table:formula="of:=COM.MICROSOFT.CONCAT(&quot;; &quot;;[CSS4.E17]; &quot;,&quot;;[CSS4.F17];&quot;,&quot;;[CSS4.G17])" office:value-type="string" office:string-value="; $FF,$B6,$C1" calcext:value-type="string">
            <text:p>; $FF,$B6,$C1</text:p>
          </table:table-cell>
        </table:table-row>
        <table:table-row table:style-name="ro1">
          <table:table-cell table:formula="of:=COM.MICROSOFT.CONCAT(&quot;COL_&quot;;[CSS4.A18];&quot;_&quot;;[CSS4.D18])" office:value-type="string" office:string-value="COL_CSS4_HOT_PINK" calcext:value-type="string">
            <text:p>COL_CSS4_HOT_PINK</text:p>
          </table:table-cell>
          <table:table-cell office:value-type="string" calcext:value-type="string">
            <text:p>'=</text:p>
          </table:table-cell>
          <table:table-cell table:formula="of:=css4_rgb_to_colu_pal([SECAM.E18];[SECAM.F18];[SECAM.G18])" office:value-type="string" office:string-value="" calcext:value-type="error">
            <text:p>#NAME?</text:p>
          </table:table-cell>
          <table:table-cell table:formula="of:=COM.MICROSOFT.CONCAT(&quot;; &quot;;[CSS4.E18]; &quot;,&quot;;[CSS4.F18];&quot;,&quot;;[CSS4.G18])" office:value-type="string" office:string-value="; $FF,$69,$B4" calcext:value-type="string">
            <text:p>; $FF,$69,$B4</text:p>
          </table:table-cell>
        </table:table-row>
        <table:table-row table:style-name="ro1">
          <table:table-cell table:formula="of:=COM.MICROSOFT.CONCAT(&quot;COL_&quot;;[CSS4.A19];&quot;_&quot;;[CSS4.D19])" office:value-type="string" office:string-value="COL_CSS4_DEEP_PINK" calcext:value-type="string">
            <text:p>COL_CSS4_DEEP_PINK</text:p>
          </table:table-cell>
          <table:table-cell office:value-type="string" calcext:value-type="string">
            <text:p>'=</text:p>
          </table:table-cell>
          <table:table-cell table:formula="of:=css4_rgb_to_colu_pal([SECAM.E19];[SECAM.F19];[SECAM.G19])" office:value-type="string" office:string-value="" calcext:value-type="error">
            <text:p>#NAME?</text:p>
          </table:table-cell>
          <table:table-cell table:formula="of:=COM.MICROSOFT.CONCAT(&quot;; &quot;;[CSS4.E19]; &quot;,&quot;;[CSS4.F19];&quot;,&quot;;[CSS4.G19])" office:value-type="string" office:string-value="; $FF,$14,$93" calcext:value-type="string">
            <text:p>; $FF,$14,$93</text:p>
          </table:table-cell>
        </table:table-row>
        <table:table-row table:style-name="ro1">
          <table:table-cell table:formula="of:=COM.MICROSOFT.CONCAT(&quot;COL_&quot;;[CSS4.A20];&quot;_&quot;;[CSS4.D20])" office:value-type="string" office:string-value="COL_CSS4_MEDIUM_VIOLET_RED" calcext:value-type="string">
            <text:p>COL_CSS4_MEDIUM_VIOLET_RED</text:p>
          </table:table-cell>
          <table:table-cell office:value-type="string" calcext:value-type="string">
            <text:p>'=</text:p>
          </table:table-cell>
          <table:table-cell table:formula="of:=css4_rgb_to_colu_pal([SECAM.E20];[SECAM.F20];[SECAM.G20])" office:value-type="string" office:string-value="" calcext:value-type="error">
            <text:p>#NAME?</text:p>
          </table:table-cell>
          <table:table-cell table:formula="of:=COM.MICROSOFT.CONCAT(&quot;; &quot;;[CSS4.E20]; &quot;,&quot;;[CSS4.F20];&quot;,&quot;;[CSS4.G20])" office:value-type="string" office:string-value="; $C7,$15,$85" calcext:value-type="string">
            <text:p>; $C7,$15,$85</text:p>
          </table:table-cell>
        </table:table-row>
        <table:table-row table:style-name="ro1">
          <table:table-cell table:formula="of:=COM.MICROSOFT.CONCAT(&quot;COL_&quot;;[CSS4.A21];&quot;_&quot;;[CSS4.D21])" office:value-type="string" office:string-value="COL_CSS4_PALE_VIOLET RED" calcext:value-type="string">
            <text:p>COL_CSS4_PALE_VIOLET RED</text:p>
          </table:table-cell>
          <table:table-cell office:value-type="string" calcext:value-type="string">
            <text:p>'=</text:p>
          </table:table-cell>
          <table:table-cell table:formula="of:=css4_rgb_to_colu_pal([SECAM.E21];[SECAM.F21];[SECAM.G21])" office:value-type="string" office:string-value="" calcext:value-type="error">
            <text:p>#NAME?</text:p>
          </table:table-cell>
          <table:table-cell table:formula="of:=COM.MICROSOFT.CONCAT(&quot;; &quot;;[CSS4.E21]; &quot;,&quot;;[CSS4.F21];&quot;,&quot;;[CSS4.G21])" office:value-type="string" office:string-value="; $DB,$70,$93" calcext:value-type="string">
            <text:p>; $DB,$70,$93</text:p>
          </table:table-cell>
        </table:table-row>
        <table:table-row table:style-name="ro1">
          <table:table-cell table:formula="of:=COM.MICROSOFT.CONCAT(&quot;; &quot;;[CSS4.B22])" office:value-type="string" office:string-value="; Oranges" calcext:value-type="string">
            <text:p>; Oranges</text:p>
          </table:table-cell>
          <table:table-cell table:number-columns-repeated="3"/>
        </table:table-row>
        <table:table-row table:style-name="ro1">
          <table:table-cell table:formula="of:=COM.MICROSOFT.CONCAT(&quot;COL_&quot;;[CSS4.A23];&quot;_&quot;;[CSS4.D23])" office:value-type="string" office:string-value="COL_CSS4_CORAL" calcext:value-type="string">
            <text:p>COL_CSS4_CORAL</text:p>
          </table:table-cell>
          <table:table-cell office:value-type="string" calcext:value-type="string">
            <text:p>'=</text:p>
          </table:table-cell>
          <table:table-cell table:formula="of:=css4_rgb_to_colu_pal([SECAM.E23];[SECAM.F23];[SECAM.G23])" office:value-type="string" office:string-value="" calcext:value-type="error">
            <text:p>#NAME?</text:p>
          </table:table-cell>
          <table:table-cell table:formula="of:=COM.MICROSOFT.CONCAT(&quot;; &quot;;[CSS4.E23]; &quot;,&quot;;[CSS4.F23];&quot;,&quot;;[CSS4.G23])" office:value-type="string" office:string-value="; $FF,$7F,$50" calcext:value-type="string">
            <text:p>; $FF,$7F,$50</text:p>
          </table:table-cell>
        </table:table-row>
        <table:table-row table:style-name="ro1">
          <table:table-cell table:formula="of:=COM.MICROSOFT.CONCAT(&quot;COL_&quot;;[CSS4.A24];&quot;_&quot;;[CSS4.D24])" office:value-type="string" office:string-value="COL_CSS4_TOMATO" calcext:value-type="string">
            <text:p>COL_CSS4_TOMATO</text:p>
          </table:table-cell>
          <table:table-cell office:value-type="string" calcext:value-type="string">
            <text:p>'=</text:p>
          </table:table-cell>
          <table:table-cell table:formula="of:=css4_rgb_to_colu_pal([SECAM.E24];[SECAM.F24];[SECAM.G24])" office:value-type="string" office:string-value="" calcext:value-type="error">
            <text:p>#NAME?</text:p>
          </table:table-cell>
          <table:table-cell table:formula="of:=COM.MICROSOFT.CONCAT(&quot;; &quot;;[CSS4.E24]; &quot;,&quot;;[CSS4.F24];&quot;,&quot;;[CSS4.G24])" office:value-type="string" office:string-value="; $FF,$63,$47" calcext:value-type="string">
            <text:p>; $FF,$63,$47</text:p>
          </table:table-cell>
        </table:table-row>
        <table:table-row table:style-name="ro1">
          <table:table-cell table:formula="of:=COM.MICROSOFT.CONCAT(&quot;COL_&quot;;[CSS4.A25];&quot;_&quot;;[CSS4.D25])" office:value-type="string" office:string-value="COL_CSS4_ORANGE_RED" calcext:value-type="string">
            <text:p>COL_CSS4_ORANGE_RED</text:p>
          </table:table-cell>
          <table:table-cell office:value-type="string" calcext:value-type="string">
            <text:p>'=</text:p>
          </table:table-cell>
          <table:table-cell table:formula="of:=css4_rgb_to_colu_pal([SECAM.E25];[SECAM.F25];[SECAM.G25])" office:value-type="string" office:string-value="" calcext:value-type="error">
            <text:p>#NAME?</text:p>
          </table:table-cell>
          <table:table-cell table:formula="of:=COM.MICROSOFT.CONCAT(&quot;; &quot;;[CSS4.E25]; &quot;,&quot;;[CSS4.F25];&quot;,&quot;;[CSS4.G25])" office:value-type="string" office:string-value="; $FF,$45,$00" calcext:value-type="string">
            <text:p>; $FF,$45,$00</text:p>
          </table:table-cell>
        </table:table-row>
        <table:table-row table:style-name="ro1">
          <table:table-cell table:formula="of:=COM.MICROSOFT.CONCAT(&quot;COL_&quot;;[CSS4.A26];&quot;_&quot;;[CSS4.D26])" office:value-type="string" office:string-value="COL_CSS4_DARK_ORANGE" calcext:value-type="string">
            <text:p>COL_CSS4_DARK_ORANGE</text:p>
          </table:table-cell>
          <table:table-cell office:value-type="string" calcext:value-type="string">
            <text:p>'=</text:p>
          </table:table-cell>
          <table:table-cell table:formula="of:=css4_rgb_to_colu_pal([SECAM.E26];[SECAM.F26];[SECAM.G26])" office:value-type="string" office:string-value="" calcext:value-type="error">
            <text:p>#NAME?</text:p>
          </table:table-cell>
          <table:table-cell table:formula="of:=COM.MICROSOFT.CONCAT(&quot;; &quot;;[CSS4.E26]; &quot;,&quot;;[CSS4.F26];&quot;,&quot;;[CSS4.G26])" office:value-type="string" office:string-value="; $FF,$8C,$00" calcext:value-type="string">
            <text:p>; $FF,$8C,$00</text:p>
          </table:table-cell>
        </table:table-row>
        <table:table-row table:style-name="ro1">
          <table:table-cell table:formula="of:=COM.MICROSOFT.CONCAT(&quot;COL_&quot;;[CSS4.A27];&quot;_&quot;;[CSS4.D27])" office:value-type="string" office:string-value="COL_CSS4_ORANGE" calcext:value-type="string">
            <text:p>COL_CSS4_ORANGE</text:p>
          </table:table-cell>
          <table:table-cell office:value-type="string" calcext:value-type="string">
            <text:p>'=</text:p>
          </table:table-cell>
          <table:table-cell table:formula="of:=css4_rgb_to_colu_pal([SECAM.E27];[SECAM.F27];[SECAM.G27])" office:value-type="string" office:string-value="" calcext:value-type="error">
            <text:p>#NAME?</text:p>
          </table:table-cell>
          <table:table-cell table:formula="of:=COM.MICROSOFT.CONCAT(&quot;; &quot;;[CSS4.E27]; &quot;,&quot;;[CSS4.F27];&quot;,&quot;;[CSS4.G27])" office:value-type="string" office:string-value="; $FF,$A5,$00" calcext:value-type="string">
            <text:p>; $FF,$A5,$00</text:p>
          </table:table-cell>
        </table:table-row>
        <table:table-row table:style-name="ro1">
          <table:table-cell table:formula="of:=COM.MICROSOFT.CONCAT(&quot;; &quot;;[CSS4.B28])" office:value-type="string" office:string-value="; Yellows" calcext:value-type="string">
            <text:p>; Yellows</text:p>
          </table:table-cell>
          <table:table-cell table:number-columns-repeated="3"/>
        </table:table-row>
        <table:table-row table:style-name="ro1">
          <table:table-cell table:formula="of:=COM.MICROSOFT.CONCAT(&quot;COL_&quot;;[CSS4.A29];&quot;_&quot;;[CSS4.D29])" office:value-type="string" office:string-value="COL_CSS4_GOLD" calcext:value-type="string">
            <text:p>COL_CSS4_GOLD</text:p>
          </table:table-cell>
          <table:table-cell office:value-type="string" calcext:value-type="string">
            <text:p>'=</text:p>
          </table:table-cell>
          <table:table-cell table:formula="of:=css4_rgb_to_colu_pal([SECAM.E29];[SECAM.F29];[SECAM.G29])" office:value-type="string" office:string-value="" calcext:value-type="error">
            <text:p>#NAME?</text:p>
          </table:table-cell>
          <table:table-cell table:formula="of:=COM.MICROSOFT.CONCAT(&quot;; &quot;;[CSS4.E29]; &quot;,&quot;;[CSS4.F29];&quot;,&quot;;[CSS4.G29])" office:value-type="string" office:string-value="; $FF,$D7,$00" calcext:value-type="string">
            <text:p>; $FF,$D7,$00</text:p>
          </table:table-cell>
        </table:table-row>
        <table:table-row table:style-name="ro1">
          <table:table-cell table:formula="of:=COM.MICROSOFT.CONCAT(&quot;COL_&quot;;[CSS4.A30];&quot;_&quot;;[CSS4.D30])" office:value-type="string" office:string-value="COL_CSS4_YELLOW" calcext:value-type="string">
            <text:p>COL_CSS4_YELLOW</text:p>
          </table:table-cell>
          <table:table-cell office:value-type="string" calcext:value-type="string">
            <text:p>'=</text:p>
          </table:table-cell>
          <table:table-cell table:formula="of:=css4_rgb_to_colu_pal([SECAM.E30];[SECAM.F30];[SECAM.G30])" office:value-type="string" office:string-value="" calcext:value-type="error">
            <text:p>#NAME?</text:p>
          </table:table-cell>
          <table:table-cell table:formula="of:=COM.MICROSOFT.CONCAT(&quot;; &quot;;[CSS4.E30]; &quot;,&quot;;[CSS4.F30];&quot;,&quot;;[CSS4.G30])" office:value-type="string" office:string-value="; $FF,$FF,$00" calcext:value-type="string">
            <text:p>; $FF,$FF,$00</text:p>
          </table:table-cell>
        </table:table-row>
        <table:table-row table:style-name="ro1">
          <table:table-cell table:formula="of:=COM.MICROSOFT.CONCAT(&quot;COL_&quot;;[CSS4.A31];&quot;_&quot;;[CSS4.D31])" office:value-type="string" office:string-value="COL_CSS4_LIGHT_YELLOW" calcext:value-type="string">
            <text:p>COL_CSS4_LIGHT_YELLOW</text:p>
          </table:table-cell>
          <table:table-cell office:value-type="string" calcext:value-type="string">
            <text:p>'=</text:p>
          </table:table-cell>
          <table:table-cell table:formula="of:=css4_rgb_to_colu_pal([SECAM.E31];[SECAM.F31];[SECAM.G31])" office:value-type="string" office:string-value="" calcext:value-type="error">
            <text:p>#NAME?</text:p>
          </table:table-cell>
          <table:table-cell table:formula="of:=COM.MICROSOFT.CONCAT(&quot;; &quot;;[CSS4.E31]; &quot;,&quot;;[CSS4.F31];&quot;,&quot;;[CSS4.G31])" office:value-type="string" office:string-value="; $FF,$FF,$E0" calcext:value-type="string">
            <text:p>; $FF,$FF,$E0</text:p>
          </table:table-cell>
        </table:table-row>
        <table:table-row table:style-name="ro1">
          <table:table-cell table:formula="of:=COM.MICROSOFT.CONCAT(&quot;COL_&quot;;[CSS4.A32];&quot;_&quot;;[CSS4.D32])" office:value-type="string" office:string-value="COL_CSS4_LEMON_CHIFFON" calcext:value-type="string">
            <text:p>COL_CSS4_LEMON_CHIFFON</text:p>
          </table:table-cell>
          <table:table-cell office:value-type="string" calcext:value-type="string">
            <text:p>'=</text:p>
          </table:table-cell>
          <table:table-cell table:formula="of:=css4_rgb_to_colu_pal([SECAM.E32];[SECAM.F32];[SECAM.G32])" office:value-type="string" office:string-value="" calcext:value-type="error">
            <text:p>#NAME?</text:p>
          </table:table-cell>
          <table:table-cell table:formula="of:=COM.MICROSOFT.CONCAT(&quot;; &quot;;[CSS4.E32]; &quot;,&quot;;[CSS4.F32];&quot;,&quot;;[CSS4.G32])" office:value-type="string" office:string-value="; $FF,$FA,$CD" calcext:value-type="string">
            <text:p>; $FF,$FA,$CD</text:p>
          </table:table-cell>
        </table:table-row>
        <table:table-row table:style-name="ro1">
          <table:table-cell table:formula="of:=COM.MICROSOFT.CONCAT(&quot;COL_&quot;;[CSS4.A33];&quot;_&quot;;[CSS4.D33])" office:value-type="string" office:string-value="COL_CSS4_" calcext:value-type="string">
            <text:p>COL_CSS4_</text:p>
          </table:table-cell>
          <table:table-cell office:value-type="string" calcext:value-type="string">
            <text:p>'=</text:p>
          </table:table-cell>
          <table:table-cell table:formula="of:=css4_rgb_to_colu_pal([SECAM.E33];[SECAM.F33];[SECAM.G33])" office:value-type="string" office:string-value="" calcext:value-type="error">
            <text:p>#NAME?</text:p>
          </table:table-cell>
          <table:table-cell table:formula="of:=COM.MICROSOFT.CONCAT(&quot;; &quot;;[CSS4.E33]; &quot;,&quot;;[CSS4.F33];&quot;,&quot;;[CSS4.G33])" office:value-type="string" office:string-value="; $FA,$FA,$D2" calcext:value-type="string">
            <text:p>; $FA,$FA,$D2</text:p>
          </table:table-cell>
        </table:table-row>
        <table:table-row table:style-name="ro1">
          <table:table-cell table:formula="of:=COM.MICROSOFT.CONCAT(&quot;COL_&quot;;[CSS4.A34];&quot;_&quot;;[CSS4.D34])" office:value-type="string" office:string-value="COL_CSS4_PAPAYA_WHIP" calcext:value-type="string">
            <text:p>COL_CSS4_PAPAYA_WHIP</text:p>
          </table:table-cell>
          <table:table-cell office:value-type="string" calcext:value-type="string">
            <text:p>'=</text:p>
          </table:table-cell>
          <table:table-cell table:formula="of:=css4_rgb_to_colu_pal([SECAM.E34];[SECAM.F34];[SECAM.G34])" office:value-type="string" office:string-value="" calcext:value-type="error">
            <text:p>#NAME?</text:p>
          </table:table-cell>
          <table:table-cell table:formula="of:=COM.MICROSOFT.CONCAT(&quot;; &quot;;[CSS4.E34]; &quot;,&quot;;[CSS4.F34];&quot;,&quot;;[CSS4.G34])" office:value-type="string" office:string-value="; $FF,$EF,$D5" calcext:value-type="string">
            <text:p>; $FF,$EF,$D5</text:p>
          </table:table-cell>
        </table:table-row>
        <table:table-row table:style-name="ro1">
          <table:table-cell table:formula="of:=COM.MICROSOFT.CONCAT(&quot;COL_&quot;;[CSS4.A35];&quot;_&quot;;[CSS4.D35])" office:value-type="string" office:string-value="COL_CSS4_MOCCASIN" calcext:value-type="string">
            <text:p>COL_CSS4_MOCCASIN</text:p>
          </table:table-cell>
          <table:table-cell office:value-type="string" calcext:value-type="string">
            <text:p>'=</text:p>
          </table:table-cell>
          <table:table-cell table:formula="of:=css4_rgb_to_colu_pal([SECAM.E35];[SECAM.F35];[SECAM.G35])" office:value-type="string" office:string-value="" calcext:value-type="error">
            <text:p>#NAME?</text:p>
          </table:table-cell>
          <table:table-cell table:formula="of:=COM.MICROSOFT.CONCAT(&quot;; &quot;;[CSS4.E35]; &quot;,&quot;;[CSS4.F35];&quot;,&quot;;[CSS4.G35])" office:value-type="string" office:string-value="; $FF,$E4,$B5" calcext:value-type="string">
            <text:p>; $FF,$E4,$B5</text:p>
          </table:table-cell>
        </table:table-row>
        <table:table-row table:style-name="ro1">
          <table:table-cell table:formula="of:=COM.MICROSOFT.CONCAT(&quot;COL_&quot;;[CSS4.A36];&quot;_&quot;;[CSS4.D36])" office:value-type="string" office:string-value="COL_CSS4_PEACH_PUFF" calcext:value-type="string">
            <text:p>COL_CSS4_PEACH_PUFF</text:p>
          </table:table-cell>
          <table:table-cell office:value-type="string" calcext:value-type="string">
            <text:p>'=</text:p>
          </table:table-cell>
          <table:table-cell table:formula="of:=css4_rgb_to_colu_pal([SECAM.E36];[SECAM.F36];[SECAM.G36])" office:value-type="string" office:string-value="" calcext:value-type="error">
            <text:p>#NAME?</text:p>
          </table:table-cell>
          <table:table-cell table:formula="of:=COM.MICROSOFT.CONCAT(&quot;; &quot;;[CSS4.E36]; &quot;,&quot;;[CSS4.F36];&quot;,&quot;;[CSS4.G36])" office:value-type="string" office:string-value="; $FF,$DA,$B9" calcext:value-type="string">
            <text:p>; $FF,$DA,$B9</text:p>
          </table:table-cell>
        </table:table-row>
        <table:table-row table:style-name="ro1">
          <table:table-cell table:formula="of:=COM.MICROSOFT.CONCAT(&quot;COL_&quot;;[CSS4.A37];&quot;_&quot;;[CSS4.D37])" office:value-type="string" office:string-value="COL_CSS4_PALE_GOLDENROD" calcext:value-type="string">
            <text:p>COL_CSS4_PALE_GOLDENROD</text:p>
          </table:table-cell>
          <table:table-cell office:value-type="string" calcext:value-type="string">
            <text:p>'=</text:p>
          </table:table-cell>
          <table:table-cell table:formula="of:=css4_rgb_to_colu_pal([SECAM.E37];[SECAM.F37];[SECAM.G37])" office:value-type="string" office:string-value="" calcext:value-type="error">
            <text:p>#NAME?</text:p>
          </table:table-cell>
          <table:table-cell table:formula="of:=COM.MICROSOFT.CONCAT(&quot;; &quot;;[CSS4.E37]; &quot;,&quot;;[CSS4.F37];&quot;,&quot;;[CSS4.G37])" office:value-type="string" office:string-value="; $EE,$E8,$AA" calcext:value-type="string">
            <text:p>; $EE,$E8,$AA</text:p>
          </table:table-cell>
        </table:table-row>
        <table:table-row table:style-name="ro1">
          <table:table-cell table:formula="of:=COM.MICROSOFT.CONCAT(&quot;COL_&quot;;[CSS4.A38];&quot;_&quot;;[CSS4.D38])" office:value-type="string" office:string-value="COL_CSS4_KHAKI" calcext:value-type="string">
            <text:p>COL_CSS4_KHAKI</text:p>
          </table:table-cell>
          <table:table-cell office:value-type="string" calcext:value-type="string">
            <text:p>'=</text:p>
          </table:table-cell>
          <table:table-cell table:formula="of:=css4_rgb_to_colu_pal([SECAM.E38];[SECAM.F38];[SECAM.G38])" office:value-type="string" office:string-value="" calcext:value-type="error">
            <text:p>#NAME?</text:p>
          </table:table-cell>
          <table:table-cell table:formula="of:=COM.MICROSOFT.CONCAT(&quot;; &quot;;[CSS4.E38]; &quot;,&quot;;[CSS4.F38];&quot;,&quot;;[CSS4.G38])" office:value-type="string" office:string-value="; $F0,$E6,$8C" calcext:value-type="string">
            <text:p>; $F0,$E6,$8C</text:p>
          </table:table-cell>
        </table:table-row>
        <table:table-row table:style-name="ro1">
          <table:table-cell table:formula="of:=COM.MICROSOFT.CONCAT(&quot;COL_&quot;;[CSS4.A39];&quot;_&quot;;[CSS4.D39])" office:value-type="string" office:string-value="COL_CSS4_DARK_KHAKI" calcext:value-type="string">
            <text:p>COL_CSS4_DARK_KHAKI</text:p>
          </table:table-cell>
          <table:table-cell office:value-type="string" calcext:value-type="string">
            <text:p>'=</text:p>
          </table:table-cell>
          <table:table-cell table:formula="of:=css4_rgb_to_colu_pal([SECAM.E39];[SECAM.F39];[SECAM.G39])" office:value-type="string" office:string-value="" calcext:value-type="error">
            <text:p>#NAME?</text:p>
          </table:table-cell>
          <table:table-cell table:formula="of:=COM.MICROSOFT.CONCAT(&quot;; &quot;;[CSS4.E39]; &quot;,&quot;;[CSS4.F39];&quot;,&quot;;[CSS4.G39])" office:value-type="string" office:string-value="; $BD,$B7,$6B" calcext:value-type="string">
            <text:p>; $BD,$B7,$6B</text:p>
          </table:table-cell>
        </table:table-row>
        <table:table-row table:style-name="ro1">
          <table:table-cell table:formula="of:=COM.MICROSOFT.CONCAT(&quot;; &quot;;[CSS4.B40])" office:value-type="string" office:string-value="; Purples" calcext:value-type="string">
            <text:p>; Purples</text:p>
          </table:table-cell>
          <table:table-cell table:number-columns-repeated="3"/>
        </table:table-row>
        <table:table-row table:style-name="ro1">
          <table:table-cell table:formula="of:=COM.MICROSOFT.CONCAT(&quot;COL_&quot;;[CSS4.A41];&quot;_&quot;;[CSS4.D41])" office:value-type="string" office:string-value="COL_CSS4_LAVENDER" calcext:value-type="string">
            <text:p>COL_CSS4_LAVENDER</text:p>
          </table:table-cell>
          <table:table-cell office:value-type="string" calcext:value-type="string">
            <text:p>'=</text:p>
          </table:table-cell>
          <table:table-cell table:formula="of:=css4_rgb_to_colu_pal([SECAM.E41];[SECAM.F41];[SECAM.G41])" office:value-type="string" office:string-value="" calcext:value-type="error">
            <text:p>#NAME?</text:p>
          </table:table-cell>
          <table:table-cell table:formula="of:=COM.MICROSOFT.CONCAT(&quot;; &quot;;[CSS4.E41]; &quot;,&quot;;[CSS4.F41];&quot;,&quot;;[CSS4.G41])" office:value-type="string" office:string-value="; $E6,$E6,$FA" calcext:value-type="string">
            <text:p>; $E6,$E6,$FA</text:p>
          </table:table-cell>
        </table:table-row>
        <table:table-row table:style-name="ro1">
          <table:table-cell table:formula="of:=COM.MICROSOFT.CONCAT(&quot;COL_&quot;;[CSS4.A42];&quot;_&quot;;[CSS4.D42])" office:value-type="string" office:string-value="COL_CSS4_THISTLE" calcext:value-type="string">
            <text:p>COL_CSS4_THISTLE</text:p>
          </table:table-cell>
          <table:table-cell office:value-type="string" calcext:value-type="string">
            <text:p>'=</text:p>
          </table:table-cell>
          <table:table-cell table:formula="of:=css4_rgb_to_colu_pal([SECAM.E42];[SECAM.F42];[SECAM.G42])" office:value-type="string" office:string-value="" calcext:value-type="error">
            <text:p>#NAME?</text:p>
          </table:table-cell>
          <table:table-cell table:formula="of:=COM.MICROSOFT.CONCAT(&quot;; &quot;;[CSS4.E42]; &quot;,&quot;;[CSS4.F42];&quot;,&quot;;[CSS4.G42])" office:value-type="string" office:string-value="; $D8,$BF,$D8" calcext:value-type="string">
            <text:p>; $D8,$BF,$D8</text:p>
          </table:table-cell>
        </table:table-row>
        <table:table-row table:style-name="ro1">
          <table:table-cell table:formula="of:=COM.MICROSOFT.CONCAT(&quot;COL_&quot;;[CSS4.A43];&quot;_&quot;;[CSS4.D43])" office:value-type="string" office:string-value="COL_CSS4_PLUM" calcext:value-type="string">
            <text:p>COL_CSS4_PLUM</text:p>
          </table:table-cell>
          <table:table-cell office:value-type="string" calcext:value-type="string">
            <text:p>'=</text:p>
          </table:table-cell>
          <table:table-cell table:formula="of:=css4_rgb_to_colu_pal([SECAM.E43];[SECAM.F43];[SECAM.G43])" office:value-type="string" office:string-value="" calcext:value-type="error">
            <text:p>#NAME?</text:p>
          </table:table-cell>
          <table:table-cell table:formula="of:=COM.MICROSOFT.CONCAT(&quot;; &quot;;[CSS4.E43]; &quot;,&quot;;[CSS4.F43];&quot;,&quot;;[CSS4.G43])" office:value-type="string" office:string-value="; $DD,$A0,$DD" calcext:value-type="string">
            <text:p>; $DD,$A0,$DD</text:p>
          </table:table-cell>
        </table:table-row>
        <table:table-row table:style-name="ro1">
          <table:table-cell table:formula="of:=COM.MICROSOFT.CONCAT(&quot;COL_&quot;;[CSS4.A44];&quot;_&quot;;[CSS4.D44])" office:value-type="string" office:string-value="COL_CSS4_VIOLET" calcext:value-type="string">
            <text:p>COL_CSS4_VIOLET</text:p>
          </table:table-cell>
          <table:table-cell office:value-type="string" calcext:value-type="string">
            <text:p>'=</text:p>
          </table:table-cell>
          <table:table-cell table:formula="of:=css4_rgb_to_colu_pal([SECAM.E44];[SECAM.F44];[SECAM.G44])" office:value-type="string" office:string-value="" calcext:value-type="error">
            <text:p>#NAME?</text:p>
          </table:table-cell>
          <table:table-cell table:formula="of:=COM.MICROSOFT.CONCAT(&quot;; &quot;;[CSS4.E44]; &quot;,&quot;;[CSS4.F44];&quot;,&quot;;[CSS4.G44])" office:value-type="string" office:string-value="; $EE,$82,$EE" calcext:value-type="string">
            <text:p>; $EE,$82,$EE</text:p>
          </table:table-cell>
        </table:table-row>
        <table:table-row table:style-name="ro1">
          <table:table-cell table:formula="of:=COM.MICROSOFT.CONCAT(&quot;COL_&quot;;[CSS4.A45];&quot;_&quot;;[CSS4.D45])" office:value-type="string" office:string-value="COL_CSS4_ORCHID" calcext:value-type="string">
            <text:p>COL_CSS4_ORCHID</text:p>
          </table:table-cell>
          <table:table-cell office:value-type="string" calcext:value-type="string">
            <text:p>'=</text:p>
          </table:table-cell>
          <table:table-cell table:formula="of:=css4_rgb_to_colu_pal([SECAM.E45];[SECAM.F45];[SECAM.G45])" office:value-type="string" office:string-value="" calcext:value-type="error">
            <text:p>#NAME?</text:p>
          </table:table-cell>
          <table:table-cell table:formula="of:=COM.MICROSOFT.CONCAT(&quot;; &quot;;[CSS4.E45]; &quot;,&quot;;[CSS4.F45];&quot;,&quot;;[CSS4.G45])" office:value-type="string" office:string-value="; $DA,$70,$D6" calcext:value-type="string">
            <text:p>; $DA,$70,$D6</text:p>
          </table:table-cell>
        </table:table-row>
        <table:table-row table:style-name="ro1">
          <table:table-cell table:formula="of:=COM.MICROSOFT.CONCAT(&quot;COL_&quot;;[CSS4.A46];&quot;_&quot;;[CSS4.D46])" office:value-type="string" office:string-value="COL_CSS4_FUCHSIA" calcext:value-type="string">
            <text:p>COL_CSS4_FUCHSIA</text:p>
          </table:table-cell>
          <table:table-cell office:value-type="string" calcext:value-type="string">
            <text:p>'=</text:p>
          </table:table-cell>
          <table:table-cell table:formula="of:=css4_rgb_to_colu_pal([SECAM.E46];[SECAM.F46];[SECAM.G46])" office:value-type="string" office:string-value="" calcext:value-type="error">
            <text:p>#NAME?</text:p>
          </table:table-cell>
          <table:table-cell table:formula="of:=COM.MICROSOFT.CONCAT(&quot;; &quot;;[CSS4.E46]; &quot;,&quot;;[CSS4.F46];&quot;,&quot;;[CSS4.G46])" office:value-type="string" office:string-value="; $FF,$00,$FF" calcext:value-type="string">
            <text:p>; $FF,$00,$FF</text:p>
          </table:table-cell>
        </table:table-row>
        <table:table-row table:style-name="ro1">
          <table:table-cell table:formula="of:=COM.MICROSOFT.CONCAT(&quot;COL_&quot;;[CSS4.A47];&quot;_&quot;;[CSS4.D47])" office:value-type="string" office:string-value="COL_CSS4_MAGENTA" calcext:value-type="string">
            <text:p>COL_CSS4_MAGENTA</text:p>
          </table:table-cell>
          <table:table-cell office:value-type="string" calcext:value-type="string">
            <text:p>'=</text:p>
          </table:table-cell>
          <table:table-cell table:formula="of:=css4_rgb_to_colu_pal([SECAM.E47];[SECAM.F47];[SECAM.G47])" office:value-type="string" office:string-value="" calcext:value-type="error">
            <text:p>#NAME?</text:p>
          </table:table-cell>
          <table:table-cell table:formula="of:=COM.MICROSOFT.CONCAT(&quot;; &quot;;[CSS4.E47]; &quot;,&quot;;[CSS4.F47];&quot;,&quot;;[CSS4.G47])" office:value-type="string" office:string-value="; $FF,$00,$FF" calcext:value-type="string">
            <text:p>; $FF,$00,$FF</text:p>
          </table:table-cell>
        </table:table-row>
        <table:table-row table:style-name="ro1">
          <table:table-cell table:formula="of:=COM.MICROSOFT.CONCAT(&quot;COL_&quot;;[CSS4.A48];&quot;_&quot;;[CSS4.D48])" office:value-type="string" office:string-value="COL_CSS4_MEDIUM_ORCHID" calcext:value-type="string">
            <text:p>COL_CSS4_MEDIUM_ORCHID</text:p>
          </table:table-cell>
          <table:table-cell office:value-type="string" calcext:value-type="string">
            <text:p>'=</text:p>
          </table:table-cell>
          <table:table-cell table:formula="of:=css4_rgb_to_colu_pal([SECAM.E48];[SECAM.F48];[SECAM.G48])" office:value-type="string" office:string-value="" calcext:value-type="error">
            <text:p>#NAME?</text:p>
          </table:table-cell>
          <table:table-cell table:formula="of:=COM.MICROSOFT.CONCAT(&quot;; &quot;;[CSS4.E48]; &quot;,&quot;;[CSS4.F48];&quot;,&quot;;[CSS4.G48])" office:value-type="string" office:string-value="; $BA,$55,$D3" calcext:value-type="string">
            <text:p>; $BA,$55,$D3</text:p>
          </table:table-cell>
        </table:table-row>
        <table:table-row table:style-name="ro1">
          <table:table-cell table:formula="of:=COM.MICROSOFT.CONCAT(&quot;COL_&quot;;[CSS4.A49];&quot;_&quot;;[CSS4.D49])" office:value-type="string" office:string-value="COL_CSS4_MEDIUM_PURPLE" calcext:value-type="string">
            <text:p>COL_CSS4_MEDIUM_PURPLE</text:p>
          </table:table-cell>
          <table:table-cell office:value-type="string" calcext:value-type="string">
            <text:p>'=</text:p>
          </table:table-cell>
          <table:table-cell table:formula="of:=css4_rgb_to_colu_pal([SECAM.E49];[SECAM.F49];[SECAM.G49])" office:value-type="string" office:string-value="" calcext:value-type="error">
            <text:p>#NAME?</text:p>
          </table:table-cell>
          <table:table-cell table:formula="of:=COM.MICROSOFT.CONCAT(&quot;; &quot;;[CSS4.E49]; &quot;,&quot;;[CSS4.F49];&quot;,&quot;;[CSS4.G49])" office:value-type="string" office:string-value="; $93,$70,$DB" calcext:value-type="string">
            <text:p>; $93,$70,$DB</text:p>
          </table:table-cell>
        </table:table-row>
        <table:table-row table:style-name="ro1">
          <table:table-cell table:formula="of:=COM.MICROSOFT.CONCAT(&quot;COL_&quot;;[CSS4.A50];&quot;_&quot;;[CSS4.D50])" office:value-type="string" office:string-value="COL_CSS4_BLUE_VIOLET" calcext:value-type="string">
            <text:p>COL_CSS4_BLUE_VIOLET</text:p>
          </table:table-cell>
          <table:table-cell office:value-type="string" calcext:value-type="string">
            <text:p>'=</text:p>
          </table:table-cell>
          <table:table-cell table:formula="of:=css4_rgb_to_colu_pal([SECAM.E50];[SECAM.F50];[SECAM.G50])" office:value-type="string" office:string-value="" calcext:value-type="error">
            <text:p>#NAME?</text:p>
          </table:table-cell>
          <table:table-cell table:formula="of:=COM.MICROSOFT.CONCAT(&quot;; &quot;;[CSS4.E50]; &quot;,&quot;;[CSS4.F50];&quot;,&quot;;[CSS4.G50])" office:value-type="string" office:string-value="; $8A,$2B,$E2" calcext:value-type="string">
            <text:p>; $8A,$2B,$E2</text:p>
          </table:table-cell>
        </table:table-row>
        <table:table-row table:style-name="ro1">
          <table:table-cell table:formula="of:=COM.MICROSOFT.CONCAT(&quot;COL_&quot;;[CSS4.A51];&quot;_&quot;;[CSS4.D51])" office:value-type="string" office:string-value="COL_CSS4_DARK_VIOLET" calcext:value-type="string">
            <text:p>COL_CSS4_DARK_VIOLET</text:p>
          </table:table-cell>
          <table:table-cell office:value-type="string" calcext:value-type="string">
            <text:p>'=</text:p>
          </table:table-cell>
          <table:table-cell table:formula="of:=css4_rgb_to_colu_pal([SECAM.E51];[SECAM.F51];[SECAM.G51])" office:value-type="string" office:string-value="" calcext:value-type="error">
            <text:p>#NAME?</text:p>
          </table:table-cell>
          <table:table-cell table:formula="of:=COM.MICROSOFT.CONCAT(&quot;; &quot;;[CSS4.E51]; &quot;,&quot;;[CSS4.F51];&quot;,&quot;;[CSS4.G51])" office:value-type="string" office:string-value="; $94,$00,$D3" calcext:value-type="string">
            <text:p>; $94,$00,$D3</text:p>
          </table:table-cell>
        </table:table-row>
        <table:table-row table:style-name="ro1">
          <table:table-cell table:formula="of:=COM.MICROSOFT.CONCAT(&quot;COL_&quot;;[CSS4.A52];&quot;_&quot;;[CSS4.D52])" office:value-type="string" office:string-value="COL_CSS4_DARK_ORCHID" calcext:value-type="string">
            <text:p>COL_CSS4_DARK_ORCHID</text:p>
          </table:table-cell>
          <table:table-cell office:value-type="string" calcext:value-type="string">
            <text:p>'=</text:p>
          </table:table-cell>
          <table:table-cell table:formula="of:=css4_rgb_to_colu_pal([SECAM.E52];[SECAM.F52];[SECAM.G52])" office:value-type="string" office:string-value="" calcext:value-type="error">
            <text:p>#NAME?</text:p>
          </table:table-cell>
          <table:table-cell table:formula="of:=COM.MICROSOFT.CONCAT(&quot;; &quot;;[CSS4.E52]; &quot;,&quot;;[CSS4.F52];&quot;,&quot;;[CSS4.G52])" office:value-type="string" office:string-value="; $99,$32,$CC" calcext:value-type="string">
            <text:p>; $99,$32,$CC</text:p>
          </table:table-cell>
        </table:table-row>
        <table:table-row table:style-name="ro1">
          <table:table-cell table:formula="of:=COM.MICROSOFT.CONCAT(&quot;COL_&quot;;[CSS4.A53];&quot;_&quot;;[CSS4.D53])" office:value-type="string" office:string-value="COL_CSS4_DARK_MAGENTA" calcext:value-type="string">
            <text:p>COL_CSS4_DARK_MAGENTA</text:p>
          </table:table-cell>
          <table:table-cell office:value-type="string" calcext:value-type="string">
            <text:p>'=</text:p>
          </table:table-cell>
          <table:table-cell table:formula="of:=css4_rgb_to_colu_pal([SECAM.E53];[SECAM.F53];[SECAM.G53])" office:value-type="string" office:string-value="" calcext:value-type="error">
            <text:p>#NAME?</text:p>
          </table:table-cell>
          <table:table-cell table:formula="of:=COM.MICROSOFT.CONCAT(&quot;; &quot;;[CSS4.E53]; &quot;,&quot;;[CSS4.F53];&quot;,&quot;;[CSS4.G53])" office:value-type="string" office:string-value="; $8B,$00,$8B" calcext:value-type="string">
            <text:p>; $8B,$00,$8B</text:p>
          </table:table-cell>
        </table:table-row>
        <table:table-row table:style-name="ro1">
          <table:table-cell table:formula="of:=COM.MICROSOFT.CONCAT(&quot;COL_&quot;;[CSS4.A54];&quot;_&quot;;[CSS4.D54])" office:value-type="string" office:string-value="COL_CSS4_PURPLE" calcext:value-type="string">
            <text:p>COL_CSS4_PURPLE</text:p>
          </table:table-cell>
          <table:table-cell office:value-type="string" calcext:value-type="string">
            <text:p>'=</text:p>
          </table:table-cell>
          <table:table-cell table:formula="of:=css4_rgb_to_colu_pal([SECAM.E54];[SECAM.F54];[SECAM.G54])" office:value-type="string" office:string-value="" calcext:value-type="error">
            <text:p>#NAME?</text:p>
          </table:table-cell>
          <table:table-cell table:formula="of:=COM.MICROSOFT.CONCAT(&quot;; &quot;;[CSS4.E54]; &quot;,&quot;;[CSS4.F54];&quot;,&quot;;[CSS4.G54])" office:value-type="string" office:string-value="; $80,$00,$80" calcext:value-type="string">
            <text:p>; $80,$00,$80</text:p>
          </table:table-cell>
        </table:table-row>
        <table:table-row table:style-name="ro1">
          <table:table-cell table:formula="of:=COM.MICROSOFT.CONCAT(&quot;COL_&quot;;[CSS4.A55];&quot;_&quot;;[CSS4.D55])" office:value-type="string" office:string-value="COL_CSS4_" calcext:value-type="string">
            <text:p>COL_CSS4_</text:p>
          </table:table-cell>
          <table:table-cell office:value-type="string" calcext:value-type="string">
            <text:p>'=</text:p>
          </table:table-cell>
          <table:table-cell table:formula="of:=css4_rgb_to_colu_pal([SECAM.E55];[SECAM.F55];[SECAM.G55])" office:value-type="string" office:string-value="" calcext:value-type="error">
            <text:p>#NAME?</text:p>
          </table:table-cell>
          <table:table-cell table:formula="of:=COM.MICROSOFT.CONCAT(&quot;; &quot;;[CSS4.E55]; &quot;,&quot;;[CSS4.F55];&quot;,&quot;;[CSS4.G55])" office:value-type="string" office:string-value="; $66,$33,$99" calcext:value-type="string">
            <text:p>; $66,$33,$99</text:p>
          </table:table-cell>
        </table:table-row>
        <table:table-row table:style-name="ro1">
          <table:table-cell table:formula="of:=COM.MICROSOFT.CONCAT(&quot;COL_&quot;;[CSS4.A56];&quot;_&quot;;[CSS4.D56])" office:value-type="string" office:string-value="COL_CSS4_INDIGO" calcext:value-type="string">
            <text:p>COL_CSS4_INDIGO</text:p>
          </table:table-cell>
          <table:table-cell office:value-type="string" calcext:value-type="string">
            <text:p>'=</text:p>
          </table:table-cell>
          <table:table-cell table:formula="of:=css4_rgb_to_colu_pal([SECAM.E56];[SECAM.F56];[SECAM.G56])" office:value-type="string" office:string-value="" calcext:value-type="error">
            <text:p>#NAME?</text:p>
          </table:table-cell>
          <table:table-cell table:formula="of:=COM.MICROSOFT.CONCAT(&quot;; &quot;;[CSS4.E56]; &quot;,&quot;;[CSS4.F56];&quot;,&quot;;[CSS4.G56])" office:value-type="string" office:string-value="; $4B,$00,$82" calcext:value-type="string">
            <text:p>; $4B,$00,$82</text:p>
          </table:table-cell>
        </table:table-row>
        <table:table-row table:style-name="ro1">
          <table:table-cell table:formula="of:=COM.MICROSOFT.CONCAT(&quot;COL_&quot;;[CSS4.A57];&quot;_&quot;;[CSS4.D57])" office:value-type="string" office:string-value="COL_CSS4_" calcext:value-type="string">
            <text:p>COL_CSS4_</text:p>
          </table:table-cell>
          <table:table-cell office:value-type="string" calcext:value-type="string">
            <text:p>'=</text:p>
          </table:table-cell>
          <table:table-cell table:formula="of:=css4_rgb_to_colu_pal([SECAM.E57];[SECAM.F57];[SECAM.G57])" office:value-type="string" office:string-value="" calcext:value-type="error">
            <text:p>#NAME?</text:p>
          </table:table-cell>
          <table:table-cell table:formula="of:=COM.MICROSOFT.CONCAT(&quot;; &quot;;[CSS4.E57]; &quot;,&quot;;[CSS4.F57];&quot;,&quot;;[CSS4.G57])" office:value-type="string" office:string-value="; $7B,$68,$EE" calcext:value-type="string">
            <text:p>; $7B,$68,$EE</text:p>
          </table:table-cell>
        </table:table-row>
        <table:table-row table:style-name="ro1">
          <table:table-cell table:formula="of:=COM.MICROSOFT.CONCAT(&quot;COL_&quot;;[CSS4.A58];&quot;_&quot;;[CSS4.D58])" office:value-type="string" office:string-value="COL_CSS4_" calcext:value-type="string">
            <text:p>COL_CSS4_</text:p>
          </table:table-cell>
          <table:table-cell office:value-type="string" calcext:value-type="string">
            <text:p>'=</text:p>
          </table:table-cell>
          <table:table-cell table:formula="of:=css4_rgb_to_colu_pal([SECAM.E58];[SECAM.F58];[SECAM.G58])" office:value-type="string" office:string-value="" calcext:value-type="error">
            <text:p>#NAME?</text:p>
          </table:table-cell>
          <table:table-cell table:formula="of:=COM.MICROSOFT.CONCAT(&quot;; &quot;;[CSS4.E58]; &quot;,&quot;;[CSS4.F58];&quot;,&quot;;[CSS4.G58])" office:value-type="string" office:string-value="; $6A,$5A,$CD" calcext:value-type="string">
            <text:p>; $6A,$5A,$CD</text:p>
          </table:table-cell>
        </table:table-row>
        <table:table-row table:style-name="ro1">
          <table:table-cell table:formula="of:=COM.MICROSOFT.CONCAT(&quot;COL_&quot;;[CSS4.A59];&quot;_&quot;;[CSS4.D59])" office:value-type="string" office:string-value="COL_CSS4_" calcext:value-type="string">
            <text:p>COL_CSS4_</text:p>
          </table:table-cell>
          <table:table-cell office:value-type="string" calcext:value-type="string">
            <text:p>'=</text:p>
          </table:table-cell>
          <table:table-cell table:formula="of:=css4_rgb_to_colu_pal([SECAM.E59];[SECAM.F59];[SECAM.G59])" office:value-type="string" office:string-value="" calcext:value-type="error">
            <text:p>#NAME?</text:p>
          </table:table-cell>
          <table:table-cell table:formula="of:=COM.MICROSOFT.CONCAT(&quot;; &quot;;[CSS4.E59]; &quot;,&quot;;[CSS4.F59];&quot;,&quot;;[CSS4.G59])" office:value-type="string" office:string-value="; $48,$3D,$8B" calcext:value-type="string">
            <text:p>; $48,$3D,$8B</text:p>
          </table:table-cell>
        </table:table-row>
        <table:table-row table:style-name="ro1">
          <table:table-cell table:formula="of:=COM.MICROSOFT.CONCAT(&quot;; &quot;;[CSS4.B60])" office:value-type="string" office:string-value="; Greens" calcext:value-type="string">
            <text:p>; Greens</text:p>
          </table:table-cell>
          <table:table-cell table:number-columns-repeated="3"/>
        </table:table-row>
        <table:table-row table:style-name="ro1">
          <table:table-cell table:formula="of:=COM.MICROSOFT.CONCAT(&quot;COL_&quot;;[CSS4.A61];&quot;_&quot;;[CSS4.D61])" office:value-type="string" office:string-value="COL_CSS4_" calcext:value-type="string">
            <text:p>COL_CSS4_</text:p>
          </table:table-cell>
          <table:table-cell office:value-type="string" calcext:value-type="string">
            <text:p>'=</text:p>
          </table:table-cell>
          <table:table-cell table:formula="of:=css4_rgb_to_colu_pal([SECAM.E61];[SECAM.F61];[SECAM.G61])" office:value-type="string" office:string-value="" calcext:value-type="error">
            <text:p>#NAME?</text:p>
          </table:table-cell>
          <table:table-cell table:formula="of:=COM.MICROSOFT.CONCAT(&quot;; &quot;;[CSS4.E61]; &quot;,&quot;;[CSS4.F61];&quot;,&quot;;[CSS4.G61])" office:value-type="string" office:string-value="; $AD,$FF,$2F" calcext:value-type="string">
            <text:p>; $AD,$FF,$2F</text:p>
          </table:table-cell>
        </table:table-row>
        <table:table-row table:style-name="ro1">
          <table:table-cell table:formula="of:=COM.MICROSOFT.CONCAT(&quot;COL_&quot;;[CSS4.A62];&quot;_&quot;;[CSS4.D62])" office:value-type="string" office:string-value="COL_CSS4_CHARTREUSE" calcext:value-type="string">
            <text:p>COL_CSS4_CHARTREUSE</text:p>
          </table:table-cell>
          <table:table-cell office:value-type="string" calcext:value-type="string">
            <text:p>'=</text:p>
          </table:table-cell>
          <table:table-cell table:formula="of:=css4_rgb_to_colu_pal([SECAM.E62];[SECAM.F62];[SECAM.G62])" office:value-type="string" office:string-value="" calcext:value-type="error">
            <text:p>#NAME?</text:p>
          </table:table-cell>
          <table:table-cell table:formula="of:=COM.MICROSOFT.CONCAT(&quot;; &quot;;[CSS4.E62]; &quot;,&quot;;[CSS4.F62];&quot;,&quot;;[CSS4.G62])" office:value-type="string" office:string-value="; $7F,$FF,$00" calcext:value-type="string">
            <text:p>; $7F,$FF,$00</text:p>
          </table:table-cell>
        </table:table-row>
        <table:table-row table:style-name="ro1">
          <table:table-cell table:formula="of:=COM.MICROSOFT.CONCAT(&quot;COL_&quot;;[CSS4.A63];&quot;_&quot;;[CSS4.D63])" office:value-type="string" office:string-value="COL_CSS4_" calcext:value-type="string">
            <text:p>COL_CSS4_</text:p>
          </table:table-cell>
          <table:table-cell office:value-type="string" calcext:value-type="string">
            <text:p>'=</text:p>
          </table:table-cell>
          <table:table-cell table:formula="of:=css4_rgb_to_colu_pal([SECAM.E63];[SECAM.F63];[SECAM.G63])" office:value-type="string" office:string-value="" calcext:value-type="error">
            <text:p>#NAME?</text:p>
          </table:table-cell>
          <table:table-cell table:formula="of:=COM.MICROSOFT.CONCAT(&quot;; &quot;;[CSS4.E63]; &quot;,&quot;;[CSS4.F63];&quot;,&quot;;[CSS4.G63])" office:value-type="string" office:string-value="; $7C,$FC,$00" calcext:value-type="string">
            <text:p>; $7C,$FC,$00</text:p>
          </table:table-cell>
        </table:table-row>
        <table:table-row table:style-name="ro1">
          <table:table-cell table:formula="of:=COM.MICROSOFT.CONCAT(&quot;COL_&quot;;[CSS4.A64];&quot;_&quot;;[CSS4.D64])" office:value-type="string" office:string-value="COL_CSS4_LIME" calcext:value-type="string">
            <text:p>COL_CSS4_LIME</text:p>
          </table:table-cell>
          <table:table-cell office:value-type="string" calcext:value-type="string">
            <text:p>'=</text:p>
          </table:table-cell>
          <table:table-cell table:formula="of:=css4_rgb_to_colu_pal([SECAM.E64];[SECAM.F64];[SECAM.G64])" office:value-type="string" office:string-value="" calcext:value-type="error">
            <text:p>#NAME?</text:p>
          </table:table-cell>
          <table:table-cell table:formula="of:=COM.MICROSOFT.CONCAT(&quot;; &quot;;[CSS4.E64]; &quot;,&quot;;[CSS4.F64];&quot;,&quot;;[CSS4.G64])" office:value-type="string" office:string-value="; $00,$FF,$00" calcext:value-type="string">
            <text:p>; $00,$FF,$00</text:p>
          </table:table-cell>
        </table:table-row>
        <table:table-row table:style-name="ro1">
          <table:table-cell table:formula="of:=COM.MICROSOFT.CONCAT(&quot;COL_&quot;;[CSS4.A65];&quot;_&quot;;[CSS4.D65])" office:value-type="string" office:string-value="COL_CSS4_" calcext:value-type="string">
            <text:p>COL_CSS4_</text:p>
          </table:table-cell>
          <table:table-cell office:value-type="string" calcext:value-type="string">
            <text:p>'=</text:p>
          </table:table-cell>
          <table:table-cell table:formula="of:=css4_rgb_to_colu_pal([SECAM.E65];[SECAM.F65];[SECAM.G65])" office:value-type="string" office:string-value="" calcext:value-type="error">
            <text:p>#NAME?</text:p>
          </table:table-cell>
          <table:table-cell table:formula="of:=COM.MICROSOFT.CONCAT(&quot;; &quot;;[CSS4.E65]; &quot;,&quot;;[CSS4.F65];&quot;,&quot;;[CSS4.G65])" office:value-type="string" office:string-value="; $32,$CD,$32" calcext:value-type="string">
            <text:p>; $32,$CD,$32</text:p>
          </table:table-cell>
        </table:table-row>
        <table:table-row table:style-name="ro1">
          <table:table-cell table:formula="of:=COM.MICROSOFT.CONCAT(&quot;COL_&quot;;[CSS4.A66];&quot;_&quot;;[CSS4.D66])" office:value-type="string" office:string-value="COL_CSS4_" calcext:value-type="string">
            <text:p>COL_CSS4_</text:p>
          </table:table-cell>
          <table:table-cell office:value-type="string" calcext:value-type="string">
            <text:p>'=</text:p>
          </table:table-cell>
          <table:table-cell table:formula="of:=css4_rgb_to_colu_pal([SECAM.E66];[SECAM.F66];[SECAM.G66])" office:value-type="string" office:string-value="" calcext:value-type="error">
            <text:p>#NAME?</text:p>
          </table:table-cell>
          <table:table-cell table:formula="of:=COM.MICROSOFT.CONCAT(&quot;; &quot;;[CSS4.E66]; &quot;,&quot;;[CSS4.F66];&quot;,&quot;;[CSS4.G66])" office:value-type="string" office:string-value="; $98,$FB,$98" calcext:value-type="string">
            <text:p>; $98,$FB,$98</text:p>
          </table:table-cell>
        </table:table-row>
        <table:table-row table:style-name="ro1">
          <table:table-cell table:formula="of:=COM.MICROSOFT.CONCAT(&quot;COL_&quot;;[CSS4.A67];&quot;_&quot;;[CSS4.D67])" office:value-type="string" office:string-value="COL_CSS4_" calcext:value-type="string">
            <text:p>COL_CSS4_</text:p>
          </table:table-cell>
          <table:table-cell office:value-type="string" calcext:value-type="string">
            <text:p>'=</text:p>
          </table:table-cell>
          <table:table-cell table:formula="of:=css4_rgb_to_colu_pal([SECAM.E67];[SECAM.F67];[SECAM.G67])" office:value-type="string" office:string-value="" calcext:value-type="error">
            <text:p>#NAME?</text:p>
          </table:table-cell>
          <table:table-cell table:formula="of:=COM.MICROSOFT.CONCAT(&quot;; &quot;;[CSS4.E67]; &quot;,&quot;;[CSS4.F67];&quot;,&quot;;[CSS4.G67])" office:value-type="string" office:string-value="; $90,$EE,$90" calcext:value-type="string">
            <text:p>; $90,$EE,$90</text:p>
          </table:table-cell>
        </table:table-row>
        <table:table-row table:style-name="ro1">
          <table:table-cell table:formula="of:=COM.MICROSOFT.CONCAT(&quot;COL_&quot;;[CSS4.A68];&quot;_&quot;;[CSS4.D68])" office:value-type="string" office:string-value="COL_CSS4_" calcext:value-type="string">
            <text:p>COL_CSS4_</text:p>
          </table:table-cell>
          <table:table-cell office:value-type="string" calcext:value-type="string">
            <text:p>'=</text:p>
          </table:table-cell>
          <table:table-cell table:formula="of:=css4_rgb_to_colu_pal([SECAM.E68];[SECAM.F68];[SECAM.G68])" office:value-type="string" office:string-value="" calcext:value-type="error">
            <text:p>#NAME?</text:p>
          </table:table-cell>
          <table:table-cell table:formula="of:=COM.MICROSOFT.CONCAT(&quot;; &quot;;[CSS4.E68]; &quot;,&quot;;[CSS4.F68];&quot;,&quot;;[CSS4.G68])" office:value-type="string" office:string-value="; $00,$FA,$9A" calcext:value-type="string">
            <text:p>; $00,$FA,$9A</text:p>
          </table:table-cell>
        </table:table-row>
        <table:table-row table:style-name="ro1">
          <table:table-cell table:formula="of:=COM.MICROSOFT.CONCAT(&quot;COL_&quot;;[CSS4.A69];&quot;_&quot;;[CSS4.D69])" office:value-type="string" office:string-value="COL_CSS4_" calcext:value-type="string">
            <text:p>COL_CSS4_</text:p>
          </table:table-cell>
          <table:table-cell office:value-type="string" calcext:value-type="string">
            <text:p>'=</text:p>
          </table:table-cell>
          <table:table-cell table:formula="of:=css4_rgb_to_colu_pal([SECAM.E69];[SECAM.F69];[SECAM.G69])" office:value-type="string" office:string-value="" calcext:value-type="error">
            <text:p>#NAME?</text:p>
          </table:table-cell>
          <table:table-cell table:formula="of:=COM.MICROSOFT.CONCAT(&quot;; &quot;;[CSS4.E69]; &quot;,&quot;;[CSS4.F69];&quot;,&quot;;[CSS4.G69])" office:value-type="string" office:string-value="; $00,$FF,$7F" calcext:value-type="string">
            <text:p>; $00,$FF,$7F</text:p>
          </table:table-cell>
        </table:table-row>
        <table:table-row table:style-name="ro1">
          <table:table-cell table:formula="of:=COM.MICROSOFT.CONCAT(&quot;COL_&quot;;[CSS4.A70];&quot;_&quot;;[CSS4.D70])" office:value-type="string" office:string-value="COL_CSS4_" calcext:value-type="string">
            <text:p>COL_CSS4_</text:p>
          </table:table-cell>
          <table:table-cell office:value-type="string" calcext:value-type="string">
            <text:p>'=</text:p>
          </table:table-cell>
          <table:table-cell table:formula="of:=css4_rgb_to_colu_pal([SECAM.E70];[SECAM.F70];[SECAM.G70])" office:value-type="string" office:string-value="" calcext:value-type="error">
            <text:p>#NAME?</text:p>
          </table:table-cell>
          <table:table-cell table:formula="of:=COM.MICROSOFT.CONCAT(&quot;; &quot;;[CSS4.E70]; &quot;,&quot;;[CSS4.F70];&quot;,&quot;;[CSS4.G70])" office:value-type="string" office:string-value="; $3C,$B3,$71" calcext:value-type="string">
            <text:p>; $3C,$B3,$71</text:p>
          </table:table-cell>
        </table:table-row>
        <table:table-row table:style-name="ro1">
          <table:table-cell table:formula="of:=COM.MICROSOFT.CONCAT(&quot;COL_&quot;;[CSS4.A71];&quot;_&quot;;[CSS4.D71])" office:value-type="string" office:string-value="COL_CSS4_" calcext:value-type="string">
            <text:p>COL_CSS4_</text:p>
          </table:table-cell>
          <table:table-cell office:value-type="string" calcext:value-type="string">
            <text:p>'=</text:p>
          </table:table-cell>
          <table:table-cell table:formula="of:=css4_rgb_to_colu_pal([SECAM.E71];[SECAM.F71];[SECAM.G71])" office:value-type="string" office:string-value="" calcext:value-type="error">
            <text:p>#NAME?</text:p>
          </table:table-cell>
          <table:table-cell table:formula="of:=COM.MICROSOFT.CONCAT(&quot;; &quot;;[CSS4.E71]; &quot;,&quot;;[CSS4.F71];&quot;,&quot;;[CSS4.G71])" office:value-type="string" office:string-value="; $2E,$8B,$57" calcext:value-type="string">
            <text:p>; $2E,$8B,$57</text:p>
          </table:table-cell>
        </table:table-row>
        <table:table-row table:style-name="ro1">
          <table:table-cell table:formula="of:=COM.MICROSOFT.CONCAT(&quot;COL_&quot;;[CSS4.A72];&quot;_&quot;;[CSS4.D72])" office:value-type="string" office:string-value="COL_CSS4_" calcext:value-type="string">
            <text:p>COL_CSS4_</text:p>
          </table:table-cell>
          <table:table-cell office:value-type="string" calcext:value-type="string">
            <text:p>'=</text:p>
          </table:table-cell>
          <table:table-cell table:formula="of:=css4_rgb_to_colu_pal([SECAM.E72];[SECAM.F72];[SECAM.G72])" office:value-type="string" office:string-value="" calcext:value-type="error">
            <text:p>#NAME?</text:p>
          </table:table-cell>
          <table:table-cell table:formula="of:=COM.MICROSOFT.CONCAT(&quot;; &quot;;[CSS4.E72]; &quot;,&quot;;[CSS4.F72];&quot;,&quot;;[CSS4.G72])" office:value-type="string" office:string-value="; $22,$8B,$22" calcext:value-type="string">
            <text:p>; $22,$8B,$22</text:p>
          </table:table-cell>
        </table:table-row>
        <table:table-row table:style-name="ro1">
          <table:table-cell table:formula="of:=COM.MICROSOFT.CONCAT(&quot;COL_&quot;;[CSS4.A73];&quot;_&quot;;[CSS4.D73])" office:value-type="string" office:string-value="COL_CSS4_GREEN" calcext:value-type="string">
            <text:p>COL_CSS4_GREEN</text:p>
          </table:table-cell>
          <table:table-cell office:value-type="string" calcext:value-type="string">
            <text:p>'=</text:p>
          </table:table-cell>
          <table:table-cell table:formula="of:=css4_rgb_to_colu_pal([SECAM.E73];[SECAM.F73];[SECAM.G73])" office:value-type="string" office:string-value="" calcext:value-type="error">
            <text:p>#NAME?</text:p>
          </table:table-cell>
          <table:table-cell table:formula="of:=COM.MICROSOFT.CONCAT(&quot;; &quot;;[CSS4.E73]; &quot;,&quot;;[CSS4.F73];&quot;,&quot;;[CSS4.G73])" office:value-type="string" office:string-value="; $00,$80,$00" calcext:value-type="string">
            <text:p>; $00,$80,$00</text:p>
          </table:table-cell>
        </table:table-row>
        <table:table-row table:style-name="ro1">
          <table:table-cell table:formula="of:=COM.MICROSOFT.CONCAT(&quot;COL_&quot;;[CSS4.A74];&quot;_&quot;;[CSS4.D74])" office:value-type="string" office:string-value="COL_CSS4_" calcext:value-type="string">
            <text:p>COL_CSS4_</text:p>
          </table:table-cell>
          <table:table-cell office:value-type="string" calcext:value-type="string">
            <text:p>'=</text:p>
          </table:table-cell>
          <table:table-cell table:formula="of:=css4_rgb_to_colu_pal([SECAM.E74];[SECAM.F74];[SECAM.G74])" office:value-type="string" office:string-value="" calcext:value-type="error">
            <text:p>#NAME?</text:p>
          </table:table-cell>
          <table:table-cell table:formula="of:=COM.MICROSOFT.CONCAT(&quot;; &quot;;[CSS4.E74]; &quot;,&quot;;[CSS4.F74];&quot;,&quot;;[CSS4.G74])" office:value-type="string" office:string-value="; $00,$64,$00" calcext:value-type="string">
            <text:p>; $00,$64,$00</text:p>
          </table:table-cell>
        </table:table-row>
        <table:table-row table:style-name="ro1">
          <table:table-cell table:formula="of:=COM.MICROSOFT.CONCAT(&quot;COL_&quot;;[CSS4.A75];&quot;_&quot;;[CSS4.D75])" office:value-type="string" office:string-value="COL_CSS4_" calcext:value-type="string">
            <text:p>COL_CSS4_</text:p>
          </table:table-cell>
          <table:table-cell office:value-type="string" calcext:value-type="string">
            <text:p>'=</text:p>
          </table:table-cell>
          <table:table-cell table:formula="of:=css4_rgb_to_colu_pal([SECAM.E75];[SECAM.F75];[SECAM.G75])" office:value-type="string" office:string-value="" calcext:value-type="error">
            <text:p>#NAME?</text:p>
          </table:table-cell>
          <table:table-cell table:formula="of:=COM.MICROSOFT.CONCAT(&quot;; &quot;;[CSS4.E75]; &quot;,&quot;;[CSS4.F75];&quot;,&quot;;[CSS4.G75])" office:value-type="string" office:string-value="; $9A,$CD,$32" calcext:value-type="string">
            <text:p>; $9A,$CD,$32</text:p>
          </table:table-cell>
        </table:table-row>
        <table:table-row table:style-name="ro1">
          <table:table-cell table:formula="of:=COM.MICROSOFT.CONCAT(&quot;COL_&quot;;[CSS4.A76];&quot;_&quot;;[CSS4.D76])" office:value-type="string" office:string-value="COL_CSS4_" calcext:value-type="string">
            <text:p>COL_CSS4_</text:p>
          </table:table-cell>
          <table:table-cell office:value-type="string" calcext:value-type="string">
            <text:p>'=</text:p>
          </table:table-cell>
          <table:table-cell table:formula="of:=css4_rgb_to_colu_pal([SECAM.E76];[SECAM.F76];[SECAM.G76])" office:value-type="string" office:string-value="" calcext:value-type="error">
            <text:p>#NAME?</text:p>
          </table:table-cell>
          <table:table-cell table:formula="of:=COM.MICROSOFT.CONCAT(&quot;; &quot;;[CSS4.E76]; &quot;,&quot;;[CSS4.F76];&quot;,&quot;;[CSS4.G76])" office:value-type="string" office:string-value="; $6B,$8E,$23" calcext:value-type="string">
            <text:p>; $6B,$8E,$23</text:p>
          </table:table-cell>
        </table:table-row>
        <table:table-row table:style-name="ro1">
          <table:table-cell table:formula="of:=COM.MICROSOFT.CONCAT(&quot;COL_&quot;;[CSS4.A77];&quot;_&quot;;[CSS4.D77])" office:value-type="string" office:string-value="COL_CSS4_OLIVE" calcext:value-type="string">
            <text:p>COL_CSS4_OLIVE</text:p>
          </table:table-cell>
          <table:table-cell office:value-type="string" calcext:value-type="string">
            <text:p>'=</text:p>
          </table:table-cell>
          <table:table-cell table:formula="of:=css4_rgb_to_colu_pal([SECAM.E77];[SECAM.F77];[SECAM.G77])" office:value-type="string" office:string-value="" calcext:value-type="error">
            <text:p>#NAME?</text:p>
          </table:table-cell>
          <table:table-cell table:formula="of:=COM.MICROSOFT.CONCAT(&quot;; &quot;;[CSS4.E77]; &quot;,&quot;;[CSS4.F77];&quot;,&quot;;[CSS4.G77])" office:value-type="string" office:string-value="; $80,$80,$00" calcext:value-type="string">
            <text:p>; $80,$80,$00</text:p>
          </table:table-cell>
        </table:table-row>
        <table:table-row table:style-name="ro1">
          <table:table-cell table:formula="of:=COM.MICROSOFT.CONCAT(&quot;COL_&quot;;[CSS4.A78];&quot;_&quot;;[CSS4.D78])" office:value-type="string" office:string-value="COL_CSS4_" calcext:value-type="string">
            <text:p>COL_CSS4_</text:p>
          </table:table-cell>
          <table:table-cell office:value-type="string" calcext:value-type="string">
            <text:p>'=</text:p>
          </table:table-cell>
          <table:table-cell table:formula="of:=css4_rgb_to_colu_pal([SECAM.E78];[SECAM.F78];[SECAM.G78])" office:value-type="string" office:string-value="" calcext:value-type="error">
            <text:p>#NAME?</text:p>
          </table:table-cell>
          <table:table-cell table:formula="of:=COM.MICROSOFT.CONCAT(&quot;; &quot;;[CSS4.E78]; &quot;,&quot;;[CSS4.F78];&quot;,&quot;;[CSS4.G78])" office:value-type="string" office:string-value="; $55,$6B,$2F" calcext:value-type="string">
            <text:p>; $55,$6B,$2F</text:p>
          </table:table-cell>
        </table:table-row>
        <table:table-row table:style-name="ro1">
          <table:table-cell table:formula="of:=COM.MICROSOFT.CONCAT(&quot;COL_&quot;;[CSS4.A79];&quot;_&quot;;[CSS4.D79])" office:value-type="string" office:string-value="COL_CSS4_" calcext:value-type="string">
            <text:p>COL_CSS4_</text:p>
          </table:table-cell>
          <table:table-cell office:value-type="string" calcext:value-type="string">
            <text:p>'=</text:p>
          </table:table-cell>
          <table:table-cell table:formula="of:=css4_rgb_to_colu_pal([SECAM.E79];[SECAM.F79];[SECAM.G79])" office:value-type="string" office:string-value="" calcext:value-type="error">
            <text:p>#NAME?</text:p>
          </table:table-cell>
          <table:table-cell table:formula="of:=COM.MICROSOFT.CONCAT(&quot;; &quot;;[CSS4.E79]; &quot;,&quot;;[CSS4.F79];&quot;,&quot;;[CSS4.G79])" office:value-type="string" office:string-value="; $66,$CD,$AA" calcext:value-type="string">
            <text:p>; $66,$CD,$AA</text:p>
          </table:table-cell>
        </table:table-row>
        <table:table-row table:style-name="ro1">
          <table:table-cell table:formula="of:=COM.MICROSOFT.CONCAT(&quot;COL_&quot;;[CSS4.A80];&quot;_&quot;;[CSS4.D80])" office:value-type="string" office:string-value="COL_CSS4_" calcext:value-type="string">
            <text:p>COL_CSS4_</text:p>
          </table:table-cell>
          <table:table-cell office:value-type="string" calcext:value-type="string">
            <text:p>'=</text:p>
          </table:table-cell>
          <table:table-cell table:formula="of:=css4_rgb_to_colu_pal([SECAM.E80];[SECAM.F80];[SECAM.G80])" office:value-type="string" office:string-value="" calcext:value-type="error">
            <text:p>#NAME?</text:p>
          </table:table-cell>
          <table:table-cell table:formula="of:=COM.MICROSOFT.CONCAT(&quot;; &quot;;[CSS4.E80]; &quot;,&quot;;[CSS4.F80];&quot;,&quot;;[CSS4.G80])" office:value-type="string" office:string-value="; $8F,$BC,$8F" calcext:value-type="string">
            <text:p>; $8F,$BC,$8F</text:p>
          </table:table-cell>
        </table:table-row>
        <table:table-row table:style-name="ro1">
          <table:table-cell table:formula="of:=COM.MICROSOFT.CONCAT(&quot;COL_&quot;;[CSS4.A81];&quot;_&quot;;[CSS4.D81])" office:value-type="string" office:string-value="COL_CSS4_" calcext:value-type="string">
            <text:p>COL_CSS4_</text:p>
          </table:table-cell>
          <table:table-cell office:value-type="string" calcext:value-type="string">
            <text:p>'=</text:p>
          </table:table-cell>
          <table:table-cell table:formula="of:=css4_rgb_to_colu_pal([SECAM.E81];[SECAM.F81];[SECAM.G81])" office:value-type="string" office:string-value="" calcext:value-type="error">
            <text:p>#NAME?</text:p>
          </table:table-cell>
          <table:table-cell table:formula="of:=COM.MICROSOFT.CONCAT(&quot;; &quot;;[CSS4.E81]; &quot;,&quot;;[CSS4.F81];&quot;,&quot;;[CSS4.G81])" office:value-type="string" office:string-value="; $20,$B2,$AA" calcext:value-type="string">
            <text:p>; $20,$B2,$AA</text:p>
          </table:table-cell>
        </table:table-row>
        <table:table-row table:style-name="ro1">
          <table:table-cell table:formula="of:=COM.MICROSOFT.CONCAT(&quot;COL_&quot;;[CSS4.A82];&quot;_&quot;;[CSS4.D82])" office:value-type="string" office:string-value="COL_CSS4_" calcext:value-type="string">
            <text:p>COL_CSS4_</text:p>
          </table:table-cell>
          <table:table-cell office:value-type="string" calcext:value-type="string">
            <text:p>'=</text:p>
          </table:table-cell>
          <table:table-cell table:formula="of:=css4_rgb_to_colu_pal([SECAM.E82];[SECAM.F82];[SECAM.G82])" office:value-type="string" office:string-value="" calcext:value-type="error">
            <text:p>#NAME?</text:p>
          </table:table-cell>
          <table:table-cell table:formula="of:=COM.MICROSOFT.CONCAT(&quot;; &quot;;[CSS4.E82]; &quot;,&quot;;[CSS4.F82];&quot;,&quot;;[CSS4.G82])" office:value-type="string" office:string-value="; $00,$8B,$8B" calcext:value-type="string">
            <text:p>; $00,$8B,$8B</text:p>
          </table:table-cell>
        </table:table-row>
        <table:table-row table:style-name="ro1">
          <table:table-cell table:formula="of:=COM.MICROSOFT.CONCAT(&quot;COL_&quot;;[CSS4.A83];&quot;_&quot;;[CSS4.D83])" office:value-type="string" office:string-value="COL_CSS4_TEAL" calcext:value-type="string">
            <text:p>COL_CSS4_TEAL</text:p>
          </table:table-cell>
          <table:table-cell office:value-type="string" calcext:value-type="string">
            <text:p>'=</text:p>
          </table:table-cell>
          <table:table-cell table:formula="of:=css4_rgb_to_colu_pal([SECAM.E83];[SECAM.F83];[SECAM.G83])" office:value-type="string" office:string-value="" calcext:value-type="error">
            <text:p>#NAME?</text:p>
          </table:table-cell>
          <table:table-cell table:formula="of:=COM.MICROSOFT.CONCAT(&quot;; &quot;;[CSS4.E83]; &quot;,&quot;;[CSS4.F83];&quot;,&quot;;[CSS4.G83])" office:value-type="string" office:string-value="; $00,$80,$80" calcext:value-type="string">
            <text:p>; $00,$80,$80</text:p>
          </table:table-cell>
        </table:table-row>
        <table:table-row table:style-name="ro1">
          <table:table-cell table:formula="of:=COM.MICROSOFT.CONCAT(&quot;; &quot;;[CSS4.B84])" office:value-type="string" office:string-value="; Blues / Cyans" calcext:value-type="string">
            <text:p>; Blues / Cyans</text:p>
          </table:table-cell>
          <table:table-cell table:number-columns-repeated="3"/>
        </table:table-row>
        <table:table-row table:style-name="ro1">
          <table:table-cell table:formula="of:=COM.MICROSOFT.CONCAT(&quot;COL_&quot;;[CSS4.A85];&quot;_&quot;;[CSS4.D85])" office:value-type="string" office:string-value="COL_CSS4_AQUA" calcext:value-type="string">
            <text:p>COL_CSS4_AQUA</text:p>
          </table:table-cell>
          <table:table-cell office:value-type="string" calcext:value-type="string">
            <text:p>'=</text:p>
          </table:table-cell>
          <table:table-cell table:formula="of:=css4_rgb_to_colu_pal([SECAM.E85];[SECAM.F85];[SECAM.G85])" office:value-type="string" office:string-value="" calcext:value-type="error">
            <text:p>#NAME?</text:p>
          </table:table-cell>
          <table:table-cell table:formula="of:=COM.MICROSOFT.CONCAT(&quot;; &quot;;[CSS4.E85]; &quot;,&quot;;[CSS4.F85];&quot;,&quot;;[CSS4.G85])" office:value-type="string" office:string-value="; $00,$FF,$FF" calcext:value-type="string">
            <text:p>; $00,$FF,$FF</text:p>
          </table:table-cell>
        </table:table-row>
        <table:table-row table:style-name="ro1">
          <table:table-cell table:formula="of:=COM.MICROSOFT.CONCAT(&quot;COL_&quot;;[CSS4.A86];&quot;_&quot;;[CSS4.D86])" office:value-type="string" office:string-value="COL_CSS4_CYAN" calcext:value-type="string">
            <text:p>COL_CSS4_CYAN</text:p>
          </table:table-cell>
          <table:table-cell office:value-type="string" calcext:value-type="string">
            <text:p>'=</text:p>
          </table:table-cell>
          <table:table-cell table:formula="of:=css4_rgb_to_colu_pal([SECAM.E86];[SECAM.F86];[SECAM.G86])" office:value-type="string" office:string-value="" calcext:value-type="error">
            <text:p>#NAME?</text:p>
          </table:table-cell>
          <table:table-cell table:formula="of:=COM.MICROSOFT.CONCAT(&quot;; &quot;;[CSS4.E86]; &quot;,&quot;;[CSS4.F86];&quot;,&quot;;[CSS4.G86])" office:value-type="string" office:string-value="; $00,$FF,$FF" calcext:value-type="string">
            <text:p>; $00,$FF,$FF</text:p>
          </table:table-cell>
        </table:table-row>
        <table:table-row table:style-name="ro1">
          <table:table-cell table:formula="of:=COM.MICROSOFT.CONCAT(&quot;COL_&quot;;[CSS4.A87];&quot;_&quot;;[CSS4.D87])" office:value-type="string" office:string-value="COL_CSS4_" calcext:value-type="string">
            <text:p>COL_CSS4_</text:p>
          </table:table-cell>
          <table:table-cell office:value-type="string" calcext:value-type="string">
            <text:p>'=</text:p>
          </table:table-cell>
          <table:table-cell table:formula="of:=css4_rgb_to_colu_pal([SECAM.E87];[SECAM.F87];[SECAM.G87])" office:value-type="string" office:string-value="" calcext:value-type="error">
            <text:p>#NAME?</text:p>
          </table:table-cell>
          <table:table-cell table:formula="of:=COM.MICROSOFT.CONCAT(&quot;; &quot;;[CSS4.E87]; &quot;,&quot;;[CSS4.F87];&quot;,&quot;;[CSS4.G87])" office:value-type="string" office:string-value="; $E0,$FF,$FF" calcext:value-type="string">
            <text:p>; $E0,$FF,$FF</text:p>
          </table:table-cell>
        </table:table-row>
        <table:table-row table:style-name="ro1">
          <table:table-cell table:formula="of:=COM.MICROSOFT.CONCAT(&quot;COL_&quot;;[CSS4.A88];&quot;_&quot;;[CSS4.D88])" office:value-type="string" office:string-value="COL_CSS4_" calcext:value-type="string">
            <text:p>COL_CSS4_</text:p>
          </table:table-cell>
          <table:table-cell office:value-type="string" calcext:value-type="string">
            <text:p>'=</text:p>
          </table:table-cell>
          <table:table-cell table:formula="of:=css4_rgb_to_colu_pal([SECAM.E88];[SECAM.F88];[SECAM.G88])" office:value-type="string" office:string-value="" calcext:value-type="error">
            <text:p>#NAME?</text:p>
          </table:table-cell>
          <table:table-cell table:formula="of:=COM.MICROSOFT.CONCAT(&quot;; &quot;;[CSS4.E88]; &quot;,&quot;;[CSS4.F88];&quot;,&quot;;[CSS4.G88])" office:value-type="string" office:string-value="; $AF,$EE,$EE" calcext:value-type="string">
            <text:p>; $AF,$EE,$EE</text:p>
          </table:table-cell>
        </table:table-row>
        <table:table-row table:style-name="ro1">
          <table:table-cell table:formula="of:=COM.MICROSOFT.CONCAT(&quot;COL_&quot;;[CSS4.A89];&quot;_&quot;;[CSS4.D89])" office:value-type="string" office:string-value="COL_CSS4_AQUAMARINE" calcext:value-type="string">
            <text:p>COL_CSS4_AQUAMARINE</text:p>
          </table:table-cell>
          <table:table-cell office:value-type="string" calcext:value-type="string">
            <text:p>'=</text:p>
          </table:table-cell>
          <table:table-cell table:formula="of:=css4_rgb_to_colu_pal([SECAM.E89];[SECAM.F89];[SECAM.G89])" office:value-type="string" office:string-value="" calcext:value-type="error">
            <text:p>#NAME?</text:p>
          </table:table-cell>
          <table:table-cell table:formula="of:=COM.MICROSOFT.CONCAT(&quot;; &quot;;[CSS4.E89]; &quot;,&quot;;[CSS4.F89];&quot;,&quot;;[CSS4.G89])" office:value-type="string" office:string-value="; $7F,$FF,$D4" calcext:value-type="string">
            <text:p>; $7F,$FF,$D4</text:p>
          </table:table-cell>
        </table:table-row>
        <table:table-row table:style-name="ro1">
          <table:table-cell table:formula="of:=COM.MICROSOFT.CONCAT(&quot;COL_&quot;;[CSS4.A90];&quot;_&quot;;[CSS4.D90])" office:value-type="string" office:string-value="COL_CSS4_TURQUOISE" calcext:value-type="string">
            <text:p>COL_CSS4_TURQUOISE</text:p>
          </table:table-cell>
          <table:table-cell office:value-type="string" calcext:value-type="string">
            <text:p>'=</text:p>
          </table:table-cell>
          <table:table-cell table:formula="of:=css4_rgb_to_colu_pal([SECAM.E90];[SECAM.F90];[SECAM.G90])" office:value-type="string" office:string-value="" calcext:value-type="error">
            <text:p>#NAME?</text:p>
          </table:table-cell>
          <table:table-cell table:formula="of:=COM.MICROSOFT.CONCAT(&quot;; &quot;;[CSS4.E90]; &quot;,&quot;;[CSS4.F90];&quot;,&quot;;[CSS4.G90])" office:value-type="string" office:string-value="; $40,$E0,$D0" calcext:value-type="string">
            <text:p>; $40,$E0,$D0</text:p>
          </table:table-cell>
        </table:table-row>
        <table:table-row table:style-name="ro1">
          <table:table-cell table:formula="of:=COM.MICROSOFT.CONCAT(&quot;COL_&quot;;[CSS4.A91];&quot;_&quot;;[CSS4.D91])" office:value-type="string" office:string-value="COL_CSS4_" calcext:value-type="string">
            <text:p>COL_CSS4_</text:p>
          </table:table-cell>
          <table:table-cell office:value-type="string" calcext:value-type="string">
            <text:p>'=</text:p>
          </table:table-cell>
          <table:table-cell table:formula="of:=css4_rgb_to_colu_pal([SECAM.E91];[SECAM.F91];[SECAM.G91])" office:value-type="string" office:string-value="" calcext:value-type="error">
            <text:p>#NAME?</text:p>
          </table:table-cell>
          <table:table-cell table:formula="of:=COM.MICROSOFT.CONCAT(&quot;; &quot;;[CSS4.E91]; &quot;,&quot;;[CSS4.F91];&quot;,&quot;;[CSS4.G91])" office:value-type="string" office:string-value="; $48,$D1,$CC" calcext:value-type="string">
            <text:p>; $48,$D1,$CC</text:p>
          </table:table-cell>
        </table:table-row>
        <table:table-row table:style-name="ro1">
          <table:table-cell table:formula="of:=COM.MICROSOFT.CONCAT(&quot;COL_&quot;;[CSS4.A92];&quot;_&quot;;[CSS4.D92])" office:value-type="string" office:string-value="COL_CSS4_" calcext:value-type="string">
            <text:p>COL_CSS4_</text:p>
          </table:table-cell>
          <table:table-cell office:value-type="string" calcext:value-type="string">
            <text:p>'=</text:p>
          </table:table-cell>
          <table:table-cell table:formula="of:=css4_rgb_to_colu_pal([SECAM.E92];[SECAM.F92];[SECAM.G92])" office:value-type="string" office:string-value="" calcext:value-type="error">
            <text:p>#NAME?</text:p>
          </table:table-cell>
          <table:table-cell table:formula="of:=COM.MICROSOFT.CONCAT(&quot;; &quot;;[CSS4.E92]; &quot;,&quot;;[CSS4.F92];&quot;,&quot;;[CSS4.G92])" office:value-type="string" office:string-value="; $00,$CE,$D1" calcext:value-type="string">
            <text:p>; $00,$CE,$D1</text:p>
          </table:table-cell>
        </table:table-row>
        <table:table-row table:style-name="ro1">
          <table:table-cell table:formula="of:=COM.MICROSOFT.CONCAT(&quot;COL_&quot;;[CSS4.A93];&quot;_&quot;;[CSS4.D93])" office:value-type="string" office:string-value="COL_CSS4_" calcext:value-type="string">
            <text:p>COL_CSS4_</text:p>
          </table:table-cell>
          <table:table-cell office:value-type="string" calcext:value-type="string">
            <text:p>'=</text:p>
          </table:table-cell>
          <table:table-cell table:formula="of:=css4_rgb_to_colu_pal([SECAM.E93];[SECAM.F93];[SECAM.G93])" office:value-type="string" office:string-value="" calcext:value-type="error">
            <text:p>#NAME?</text:p>
          </table:table-cell>
          <table:table-cell table:formula="of:=COM.MICROSOFT.CONCAT(&quot;; &quot;;[CSS4.E93]; &quot;,&quot;;[CSS4.F93];&quot;,&quot;;[CSS4.G93])" office:value-type="string" office:string-value="; $5F,$9E,$A0" calcext:value-type="string">
            <text:p>; $5F,$9E,$A0</text:p>
          </table:table-cell>
        </table:table-row>
        <table:table-row table:style-name="ro1">
          <table:table-cell table:formula="of:=COM.MICROSOFT.CONCAT(&quot;COL_&quot;;[CSS4.A94];&quot;_&quot;;[CSS4.D94])" office:value-type="string" office:string-value="COL_CSS4_" calcext:value-type="string">
            <text:p>COL_CSS4_</text:p>
          </table:table-cell>
          <table:table-cell office:value-type="string" calcext:value-type="string">
            <text:p>'=</text:p>
          </table:table-cell>
          <table:table-cell table:formula="of:=css4_rgb_to_colu_pal([SECAM.E94];[SECAM.F94];[SECAM.G94])" office:value-type="string" office:string-value="" calcext:value-type="error">
            <text:p>#NAME?</text:p>
          </table:table-cell>
          <table:table-cell table:formula="of:=COM.MICROSOFT.CONCAT(&quot;; &quot;;[CSS4.E94]; &quot;,&quot;;[CSS4.F94];&quot;,&quot;;[CSS4.G94])" office:value-type="string" office:string-value="; $46,$82,$B4" calcext:value-type="string">
            <text:p>; $46,$82,$B4</text:p>
          </table:table-cell>
        </table:table-row>
        <table:table-row table:style-name="ro1">
          <table:table-cell table:formula="of:=COM.MICROSOFT.CONCAT(&quot;COL_&quot;;[CSS4.A95];&quot;_&quot;;[CSS4.D95])" office:value-type="string" office:string-value="COL_CSS4_" calcext:value-type="string">
            <text:p>COL_CSS4_</text:p>
          </table:table-cell>
          <table:table-cell office:value-type="string" calcext:value-type="string">
            <text:p>'=</text:p>
          </table:table-cell>
          <table:table-cell table:formula="of:=css4_rgb_to_colu_pal([SECAM.E95];[SECAM.F95];[SECAM.G95])" office:value-type="string" office:string-value="" calcext:value-type="error">
            <text:p>#NAME?</text:p>
          </table:table-cell>
          <table:table-cell table:formula="of:=COM.MICROSOFT.CONCAT(&quot;; &quot;;[CSS4.E95]; &quot;,&quot;;[CSS4.F95];&quot;,&quot;;[CSS4.G95])" office:value-type="string" office:string-value="; $B0,$C4,$DE" calcext:value-type="string">
            <text:p>; $B0,$C4,$DE</text:p>
          </table:table-cell>
        </table:table-row>
        <table:table-row table:style-name="ro1">
          <table:table-cell table:formula="of:=COM.MICROSOFT.CONCAT(&quot;COL_&quot;;[CSS4.A96];&quot;_&quot;;[CSS4.D96])" office:value-type="string" office:string-value="COL_CSS4_" calcext:value-type="string">
            <text:p>COL_CSS4_</text:p>
          </table:table-cell>
          <table:table-cell office:value-type="string" calcext:value-type="string">
            <text:p>'=</text:p>
          </table:table-cell>
          <table:table-cell table:formula="of:=css4_rgb_to_colu_pal([SECAM.E96];[SECAM.F96];[SECAM.G96])" office:value-type="string" office:string-value="" calcext:value-type="error">
            <text:p>#NAME?</text:p>
          </table:table-cell>
          <table:table-cell table:formula="of:=COM.MICROSOFT.CONCAT(&quot;; &quot;;[CSS4.E96]; &quot;,&quot;;[CSS4.F96];&quot;,&quot;;[CSS4.G96])" office:value-type="string" office:string-value="; $B0,$E0,$E6" calcext:value-type="string">
            <text:p>; $B0,$E0,$E6</text:p>
          </table:table-cell>
        </table:table-row>
        <table:table-row table:style-name="ro1">
          <table:table-cell table:formula="of:=COM.MICROSOFT.CONCAT(&quot;COL_&quot;;[CSS4.A97];&quot;_&quot;;[CSS4.D97])" office:value-type="string" office:string-value="COL_CSS4_" calcext:value-type="string">
            <text:p>COL_CSS4_</text:p>
          </table:table-cell>
          <table:table-cell office:value-type="string" calcext:value-type="string">
            <text:p>'=</text:p>
          </table:table-cell>
          <table:table-cell table:formula="of:=css4_rgb_to_colu_pal([SECAM.E97];[SECAM.F97];[SECAM.G97])" office:value-type="string" office:string-value="" calcext:value-type="error">
            <text:p>#NAME?</text:p>
          </table:table-cell>
          <table:table-cell table:formula="of:=COM.MICROSOFT.CONCAT(&quot;; &quot;;[CSS4.E97]; &quot;,&quot;;[CSS4.F97];&quot;,&quot;;[CSS4.G97])" office:value-type="string" office:string-value="; $AD,$D8,$E6" calcext:value-type="string">
            <text:p>; $AD,$D8,$E6</text:p>
          </table:table-cell>
        </table:table-row>
        <table:table-row table:style-name="ro1">
          <table:table-cell table:formula="of:=COM.MICROSOFT.CONCAT(&quot;COL_&quot;;[CSS4.A98];&quot;_&quot;;[CSS4.D98])" office:value-type="string" office:string-value="COL_CSS4_" calcext:value-type="string">
            <text:p>COL_CSS4_</text:p>
          </table:table-cell>
          <table:table-cell office:value-type="string" calcext:value-type="string">
            <text:p>'=</text:p>
          </table:table-cell>
          <table:table-cell table:formula="of:=css4_rgb_to_colu_pal([SECAM.E98];[SECAM.F98];[SECAM.G98])" office:value-type="string" office:string-value="" calcext:value-type="error">
            <text:p>#NAME?</text:p>
          </table:table-cell>
          <table:table-cell table:formula="of:=COM.MICROSOFT.CONCAT(&quot;; &quot;;[CSS4.E98]; &quot;,&quot;;[CSS4.F98];&quot;,&quot;;[CSS4.G98])" office:value-type="string" office:string-value="; $87,$CE,$EB" calcext:value-type="string">
            <text:p>; $87,$CE,$EB</text:p>
          </table:table-cell>
        </table:table-row>
        <table:table-row table:style-name="ro1">
          <table:table-cell table:formula="of:=COM.MICROSOFT.CONCAT(&quot;COL_&quot;;[CSS4.A99];&quot;_&quot;;[CSS4.D99])" office:value-type="string" office:string-value="COL_CSS4_" calcext:value-type="string">
            <text:p>COL_CSS4_</text:p>
          </table:table-cell>
          <table:table-cell office:value-type="string" calcext:value-type="string">
            <text:p>'=</text:p>
          </table:table-cell>
          <table:table-cell table:formula="of:=css4_rgb_to_colu_pal([SECAM.E99];[SECAM.F99];[SECAM.G99])" office:value-type="string" office:string-value="" calcext:value-type="error">
            <text:p>#NAME?</text:p>
          </table:table-cell>
          <table:table-cell table:formula="of:=COM.MICROSOFT.CONCAT(&quot;; &quot;;[CSS4.E99]; &quot;,&quot;;[CSS4.F99];&quot;,&quot;;[CSS4.G99])" office:value-type="string" office:string-value="; $87,$CE,$FA" calcext:value-type="string">
            <text:p>; $87,$CE,$FA</text:p>
          </table:table-cell>
        </table:table-row>
        <table:table-row table:style-name="ro1">
          <table:table-cell table:formula="of:=COM.MICROSOFT.CONCAT(&quot;COL_&quot;;[CSS4.A100];&quot;_&quot;;[CSS4.D100])" office:value-type="string" office:string-value="COL_CSS4_" calcext:value-type="string">
            <text:p>COL_CSS4_</text:p>
          </table:table-cell>
          <table:table-cell office:value-type="string" calcext:value-type="string">
            <text:p>'=</text:p>
          </table:table-cell>
          <table:table-cell table:formula="of:=css4_rgb_to_colu_pal([SECAM.E100];[SECAM.F100];[SECAM.G100])" office:value-type="string" office:string-value="" calcext:value-type="error">
            <text:p>#NAME?</text:p>
          </table:table-cell>
          <table:table-cell table:formula="of:=COM.MICROSOFT.CONCAT(&quot;; &quot;;[CSS4.E100]; &quot;,&quot;;[CSS4.F100];&quot;,&quot;;[CSS4.G100])" office:value-type="string" office:string-value="; $00,$BF,$FF" calcext:value-type="string">
            <text:p>; $00,$BF,$FF</text:p>
          </table:table-cell>
        </table:table-row>
        <table:table-row table:style-name="ro1">
          <table:table-cell table:formula="of:=COM.MICROSOFT.CONCAT(&quot;COL_&quot;;[CSS4.A101];&quot;_&quot;;[CSS4.D101])" office:value-type="string" office:string-value="COL_CSS4_" calcext:value-type="string">
            <text:p>COL_CSS4_</text:p>
          </table:table-cell>
          <table:table-cell office:value-type="string" calcext:value-type="string">
            <text:p>'=</text:p>
          </table:table-cell>
          <table:table-cell table:formula="of:=css4_rgb_to_colu_pal([SECAM.E101];[SECAM.F101];[SECAM.G101])" office:value-type="string" office:string-value="" calcext:value-type="error">
            <text:p>#NAME?</text:p>
          </table:table-cell>
          <table:table-cell table:formula="of:=COM.MICROSOFT.CONCAT(&quot;; &quot;;[CSS4.E101]; &quot;,&quot;;[CSS4.F101];&quot;,&quot;;[CSS4.G101])" office:value-type="string" office:string-value="; $1E,$90,$FF" calcext:value-type="string">
            <text:p>; $1E,$90,$FF</text:p>
          </table:table-cell>
        </table:table-row>
        <table:table-row table:style-name="ro1">
          <table:table-cell table:formula="of:=COM.MICROSOFT.CONCAT(&quot;COL_&quot;;[CSS4.A102];&quot;_&quot;;[CSS4.D102])" office:value-type="string" office:string-value="COL_CSS4_" calcext:value-type="string">
            <text:p>COL_CSS4_</text:p>
          </table:table-cell>
          <table:table-cell office:value-type="string" calcext:value-type="string">
            <text:p>'=</text:p>
          </table:table-cell>
          <table:table-cell table:formula="of:=css4_rgb_to_colu_pal([SECAM.E102];[SECAM.F102];[SECAM.G102])" office:value-type="string" office:string-value="" calcext:value-type="error">
            <text:p>#NAME?</text:p>
          </table:table-cell>
          <table:table-cell table:formula="of:=COM.MICROSOFT.CONCAT(&quot;; &quot;;[CSS4.E102]; &quot;,&quot;;[CSS4.F102];&quot;,&quot;;[CSS4.G102])" office:value-type="string" office:string-value="; $64,$95,$ED" calcext:value-type="string">
            <text:p>; $64,$95,$ED</text:p>
          </table:table-cell>
        </table:table-row>
        <table:table-row table:style-name="ro1">
          <table:table-cell table:formula="of:=COM.MICROSOFT.CONCAT(&quot;COL_&quot;;[CSS4.A103];&quot;_&quot;;[CSS4.D103])" office:value-type="string" office:string-value="COL_CSS4_" calcext:value-type="string">
            <text:p>COL_CSS4_</text:p>
          </table:table-cell>
          <table:table-cell office:value-type="string" calcext:value-type="string">
            <text:p>'=</text:p>
          </table:table-cell>
          <table:table-cell table:formula="of:=css4_rgb_to_colu_pal([SECAM.E103];[SECAM.F103];[SECAM.G103])" office:value-type="string" office:string-value="" calcext:value-type="error">
            <text:p>#NAME?</text:p>
          </table:table-cell>
          <table:table-cell table:formula="of:=COM.MICROSOFT.CONCAT(&quot;; &quot;;[CSS4.E103]; &quot;,&quot;;[CSS4.F103];&quot;,&quot;;[CSS4.G103])" office:value-type="string" office:string-value="; $41,$69,$E1" calcext:value-type="string">
            <text:p>; $41,$69,$E1</text:p>
          </table:table-cell>
        </table:table-row>
        <table:table-row table:style-name="ro1">
          <table:table-cell table:formula="of:=COM.MICROSOFT.CONCAT(&quot;COL_&quot;;[CSS4.A104];&quot;_&quot;;[CSS4.D104])" office:value-type="string" office:string-value="COL_CSS4_BLUE" calcext:value-type="string">
            <text:p>COL_CSS4_BLUE</text:p>
          </table:table-cell>
          <table:table-cell office:value-type="string" calcext:value-type="string">
            <text:p>'=</text:p>
          </table:table-cell>
          <table:table-cell table:formula="of:=css4_rgb_to_colu_pal([SECAM.E104];[SECAM.F104];[SECAM.G104])" office:value-type="string" office:string-value="" calcext:value-type="error">
            <text:p>#NAME?</text:p>
          </table:table-cell>
          <table:table-cell table:formula="of:=COM.MICROSOFT.CONCAT(&quot;; &quot;;[CSS4.E104]; &quot;,&quot;;[CSS4.F104];&quot;,&quot;;[CSS4.G104])" office:value-type="string" office:string-value="; $00,$00,$FF" calcext:value-type="string">
            <text:p>; $00,$00,$FF</text:p>
          </table:table-cell>
        </table:table-row>
        <table:table-row table:style-name="ro1">
          <table:table-cell table:formula="of:=COM.MICROSOFT.CONCAT(&quot;COL_&quot;;[CSS4.A105];&quot;_&quot;;[CSS4.D105])" office:value-type="string" office:string-value="COL_CSS4_" calcext:value-type="string">
            <text:p>COL_CSS4_</text:p>
          </table:table-cell>
          <table:table-cell office:value-type="string" calcext:value-type="string">
            <text:p>'=</text:p>
          </table:table-cell>
          <table:table-cell table:formula="of:=css4_rgb_to_colu_pal([SECAM.E105];[SECAM.F105];[SECAM.G105])" office:value-type="string" office:string-value="" calcext:value-type="error">
            <text:p>#NAME?</text:p>
          </table:table-cell>
          <table:table-cell table:formula="of:=COM.MICROSOFT.CONCAT(&quot;; &quot;;[CSS4.E105]; &quot;,&quot;;[CSS4.F105];&quot;,&quot;;[CSS4.G105])" office:value-type="string" office:string-value="; $00,$00,$CD" calcext:value-type="string">
            <text:p>; $00,$00,$CD</text:p>
          </table:table-cell>
        </table:table-row>
        <table:table-row table:style-name="ro1">
          <table:table-cell table:formula="of:=COM.MICROSOFT.CONCAT(&quot;COL_&quot;;[CSS4.A106];&quot;_&quot;;[CSS4.D106])" office:value-type="string" office:string-value="COL_CSS4_" calcext:value-type="string">
            <text:p>COL_CSS4_</text:p>
          </table:table-cell>
          <table:table-cell office:value-type="string" calcext:value-type="string">
            <text:p>'=</text:p>
          </table:table-cell>
          <table:table-cell table:formula="of:=css4_rgb_to_colu_pal([SECAM.E106];[SECAM.F106];[SECAM.G106])" office:value-type="string" office:string-value="" calcext:value-type="error">
            <text:p>#NAME?</text:p>
          </table:table-cell>
          <table:table-cell table:formula="of:=COM.MICROSOFT.CONCAT(&quot;; &quot;;[CSS4.E106]; &quot;,&quot;;[CSS4.F106];&quot;,&quot;;[CSS4.G106])" office:value-type="string" office:string-value="; $00,$00,$8B" calcext:value-type="string">
            <text:p>; $00,$00,$8B</text:p>
          </table:table-cell>
        </table:table-row>
        <table:table-row table:style-name="ro1">
          <table:table-cell table:formula="of:=COM.MICROSOFT.CONCAT(&quot;COL_&quot;;[CSS4.A107];&quot;_&quot;;[CSS4.D107])" office:value-type="string" office:string-value="COL_CSS4_NAVY" calcext:value-type="string">
            <text:p>COL_CSS4_NAVY</text:p>
          </table:table-cell>
          <table:table-cell office:value-type="string" calcext:value-type="string">
            <text:p>'=</text:p>
          </table:table-cell>
          <table:table-cell table:formula="of:=css4_rgb_to_colu_pal([SECAM.E107];[SECAM.F107];[SECAM.G107])" office:value-type="string" office:string-value="" calcext:value-type="error">
            <text:p>#NAME?</text:p>
          </table:table-cell>
          <table:table-cell table:formula="of:=COM.MICROSOFT.CONCAT(&quot;; &quot;;[CSS4.E107]; &quot;,&quot;;[CSS4.F107];&quot;,&quot;;[CSS4.G107])" office:value-type="string" office:string-value="; $00,$00,$80" calcext:value-type="string">
            <text:p>; $00,$00,$80</text:p>
          </table:table-cell>
        </table:table-row>
        <table:table-row table:style-name="ro1">
          <table:table-cell table:formula="of:=COM.MICROSOFT.CONCAT(&quot;COL_&quot;;[CSS4.A108];&quot;_&quot;;[CSS4.D108])" office:value-type="string" office:string-value="COL_CSS4_" calcext:value-type="string">
            <text:p>COL_CSS4_</text:p>
          </table:table-cell>
          <table:table-cell office:value-type="string" calcext:value-type="string">
            <text:p>'=</text:p>
          </table:table-cell>
          <table:table-cell table:formula="of:=css4_rgb_to_colu_pal([SECAM.E108];[SECAM.F108];[SECAM.G108])" office:value-type="string" office:string-value="" calcext:value-type="error">
            <text:p>#NAME?</text:p>
          </table:table-cell>
          <table:table-cell table:formula="of:=COM.MICROSOFT.CONCAT(&quot;; &quot;;[CSS4.E108]; &quot;,&quot;;[CSS4.F108];&quot;,&quot;;[CSS4.G108])" office:value-type="string" office:string-value="; $19,$19,$70" calcext:value-type="string">
            <text:p>; $19,$19,$70</text:p>
          </table:table-cell>
        </table:table-row>
        <table:table-row table:style-name="ro1">
          <table:table-cell table:formula="of:=COM.MICROSOFT.CONCAT(&quot;; &quot;;[CSS4.B109])" office:value-type="string" office:string-value="; Browns" calcext:value-type="string">
            <text:p>; Browns</text:p>
          </table:table-cell>
          <table:table-cell table:number-columns-repeated="3"/>
        </table:table-row>
        <table:table-row table:style-name="ro1">
          <table:table-cell table:formula="of:=COM.MICROSOFT.CONCAT(&quot;COL_&quot;;[CSS4.A110];&quot;_&quot;;[CSS4.D110])" office:value-type="string" office:string-value="COL_CSS4_AQUA" calcext:value-type="string">
            <text:p>COL_CSS4_AQUA</text:p>
          </table:table-cell>
          <table:table-cell office:value-type="string" calcext:value-type="string">
            <text:p>'=</text:p>
          </table:table-cell>
          <table:table-cell table:formula="of:=css4_rgb_to_colu_pal([SECAM.E110];[SECAM.F110];[SECAM.G110])" office:value-type="string" office:string-value="" calcext:value-type="error">
            <text:p>#NAME?</text:p>
          </table:table-cell>
          <table:table-cell table:formula="of:=COM.MICROSOFT.CONCAT(&quot;; &quot;;[CSS4.E110]; &quot;,&quot;;[CSS4.F110];&quot;,&quot;;[CSS4.G110])" office:value-type="string" office:string-value="; $00,$FF,$FF" calcext:value-type="string">
            <text:p>; $00,$FF,$FF</text:p>
          </table:table-cell>
        </table:table-row>
        <table:table-row table:style-name="ro1">
          <table:table-cell table:formula="of:=COM.MICROSOFT.CONCAT(&quot;COL_&quot;;[CSS4.A111];&quot;_&quot;;[CSS4.D111])" office:value-type="string" office:string-value="COL_CSS4_CYAN" calcext:value-type="string">
            <text:p>COL_CSS4_CYAN</text:p>
          </table:table-cell>
          <table:table-cell office:value-type="string" calcext:value-type="string">
            <text:p>'=</text:p>
          </table:table-cell>
          <table:table-cell table:formula="of:=css4_rgb_to_colu_pal([SECAM.E111];[SECAM.F111];[SECAM.G111])" office:value-type="string" office:string-value="" calcext:value-type="error">
            <text:p>#NAME?</text:p>
          </table:table-cell>
          <table:table-cell table:formula="of:=COM.MICROSOFT.CONCAT(&quot;; &quot;;[CSS4.E111]; &quot;,&quot;;[CSS4.F111];&quot;,&quot;;[CSS4.G111])" office:value-type="string" office:string-value="; $00,$FF,$FF" calcext:value-type="string">
            <text:p>; $00,$FF,$FF</text:p>
          </table:table-cell>
        </table:table-row>
        <table:table-row table:style-name="ro1">
          <table:table-cell table:formula="of:=COM.MICROSOFT.CONCAT(&quot;COL_&quot;;[CSS4.A112];&quot;_&quot;;[CSS4.D112])" office:value-type="string" office:string-value="COL_CSS4_" calcext:value-type="string">
            <text:p>COL_CSS4_</text:p>
          </table:table-cell>
          <table:table-cell office:value-type="string" calcext:value-type="string">
            <text:p>'=</text:p>
          </table:table-cell>
          <table:table-cell table:formula="of:=css4_rgb_to_colu_pal([SECAM.E112];[SECAM.F112];[SECAM.G112])" office:value-type="string" office:string-value="" calcext:value-type="error">
            <text:p>#NAME?</text:p>
          </table:table-cell>
          <table:table-cell table:formula="of:=COM.MICROSOFT.CONCAT(&quot;; &quot;;[CSS4.E112]; &quot;,&quot;;[CSS4.F112];&quot;,&quot;;[CSS4.G112])" office:value-type="string" office:string-value="; $E0,$FF,$FF" calcext:value-type="string">
            <text:p>; $E0,$FF,$FF</text:p>
          </table:table-cell>
        </table:table-row>
        <table:table-row table:style-name="ro1">
          <table:table-cell table:formula="of:=COM.MICROSOFT.CONCAT(&quot;COL_&quot;;[CSS4.A113];&quot;_&quot;;[CSS4.D113])" office:value-type="string" office:string-value="COL_CSS4_" calcext:value-type="string">
            <text:p>COL_CSS4_</text:p>
          </table:table-cell>
          <table:table-cell office:value-type="string" calcext:value-type="string">
            <text:p>'=</text:p>
          </table:table-cell>
          <table:table-cell table:formula="of:=css4_rgb_to_colu_pal([SECAM.E113];[SECAM.F113];[SECAM.G113])" office:value-type="string" office:string-value="" calcext:value-type="error">
            <text:p>#NAME?</text:p>
          </table:table-cell>
          <table:table-cell table:formula="of:=COM.MICROSOFT.CONCAT(&quot;; &quot;;[CSS4.E113]; &quot;,&quot;;[CSS4.F113];&quot;,&quot;;[CSS4.G113])" office:value-type="string" office:string-value="; $AF,$EE,$EE" calcext:value-type="string">
            <text:p>; $AF,$EE,$EE</text:p>
          </table:table-cell>
        </table:table-row>
        <table:table-row table:style-name="ro1">
          <table:table-cell table:formula="of:=COM.MICROSOFT.CONCAT(&quot;COL_&quot;;[CSS4.A114];&quot;_&quot;;[CSS4.D114])" office:value-type="string" office:string-value="COL_CSS4_AQUAMARINE" calcext:value-type="string">
            <text:p>COL_CSS4_AQUAMARINE</text:p>
          </table:table-cell>
          <table:table-cell office:value-type="string" calcext:value-type="string">
            <text:p>'=</text:p>
          </table:table-cell>
          <table:table-cell table:formula="of:=css4_rgb_to_colu_pal([SECAM.E114];[SECAM.F114];[SECAM.G114])" office:value-type="string" office:string-value="" calcext:value-type="error">
            <text:p>#NAME?</text:p>
          </table:table-cell>
          <table:table-cell table:formula="of:=COM.MICROSOFT.CONCAT(&quot;; &quot;;[CSS4.E114]; &quot;,&quot;;[CSS4.F114];&quot;,&quot;;[CSS4.G114])" office:value-type="string" office:string-value="; $7F,$FF,$D4" calcext:value-type="string">
            <text:p>; $7F,$FF,$D4</text:p>
          </table:table-cell>
        </table:table-row>
        <table:table-row table:style-name="ro1">
          <table:table-cell table:formula="of:=COM.MICROSOFT.CONCAT(&quot;COL_&quot;;[CSS4.A115];&quot;_&quot;;[CSS4.D115])" office:value-type="string" office:string-value="COL_CSS4_TURQUOISE" calcext:value-type="string">
            <text:p>COL_CSS4_TURQUOISE</text:p>
          </table:table-cell>
          <table:table-cell office:value-type="string" calcext:value-type="string">
            <text:p>'=</text:p>
          </table:table-cell>
          <table:table-cell table:formula="of:=css4_rgb_to_colu_pal([SECAM.E115];[SECAM.F115];[SECAM.G115])" office:value-type="string" office:string-value="" calcext:value-type="error">
            <text:p>#NAME?</text:p>
          </table:table-cell>
          <table:table-cell table:formula="of:=COM.MICROSOFT.CONCAT(&quot;; &quot;;[CSS4.E115]; &quot;,&quot;;[CSS4.F115];&quot;,&quot;;[CSS4.G115])" office:value-type="string" office:string-value="; $40,$E0,$D0" calcext:value-type="string">
            <text:p>; $40,$E0,$D0</text:p>
          </table:table-cell>
        </table:table-row>
        <table:table-row table:style-name="ro1">
          <table:table-cell table:formula="of:=COM.MICROSOFT.CONCAT(&quot;COL_&quot;;[CSS4.A116];&quot;_&quot;;[CSS4.D116])" office:value-type="string" office:string-value="COL_CSS4_" calcext:value-type="string">
            <text:p>COL_CSS4_</text:p>
          </table:table-cell>
          <table:table-cell office:value-type="string" calcext:value-type="string">
            <text:p>'=</text:p>
          </table:table-cell>
          <table:table-cell table:formula="of:=css4_rgb_to_colu_pal([SECAM.E116];[SECAM.F116];[SECAM.G116])" office:value-type="string" office:string-value="" calcext:value-type="error">
            <text:p>#NAME?</text:p>
          </table:table-cell>
          <table:table-cell table:formula="of:=COM.MICROSOFT.CONCAT(&quot;; &quot;;[CSS4.E116]; &quot;,&quot;;[CSS4.F116];&quot;,&quot;;[CSS4.G116])" office:value-type="string" office:string-value="; $48,$D1,$CC" calcext:value-type="string">
            <text:p>; $48,$D1,$CC</text:p>
          </table:table-cell>
        </table:table-row>
        <table:table-row table:style-name="ro1">
          <table:table-cell table:formula="of:=COM.MICROSOFT.CONCAT(&quot;COL_&quot;;[CSS4.A117];&quot;_&quot;;[CSS4.D117])" office:value-type="string" office:string-value="COL_CSS4_" calcext:value-type="string">
            <text:p>COL_CSS4_</text:p>
          </table:table-cell>
          <table:table-cell office:value-type="string" calcext:value-type="string">
            <text:p>'=</text:p>
          </table:table-cell>
          <table:table-cell table:formula="of:=css4_rgb_to_colu_pal([SECAM.E117];[SECAM.F117];[SECAM.G117])" office:value-type="string" office:string-value="" calcext:value-type="error">
            <text:p>#NAME?</text:p>
          </table:table-cell>
          <table:table-cell table:formula="of:=COM.MICROSOFT.CONCAT(&quot;; &quot;;[CSS4.E117]; &quot;,&quot;;[CSS4.F117];&quot;,&quot;;[CSS4.G117])" office:value-type="string" office:string-value="; $00,$CE,$D1" calcext:value-type="string">
            <text:p>; $00,$CE,$D1</text:p>
          </table:table-cell>
        </table:table-row>
        <table:table-row table:style-name="ro1">
          <table:table-cell table:formula="of:=COM.MICROSOFT.CONCAT(&quot;COL_&quot;;[CSS4.A118];&quot;_&quot;;[CSS4.D118])" office:value-type="string" office:string-value="COL_CSS4_" calcext:value-type="string">
            <text:p>COL_CSS4_</text:p>
          </table:table-cell>
          <table:table-cell office:value-type="string" calcext:value-type="string">
            <text:p>'=</text:p>
          </table:table-cell>
          <table:table-cell table:formula="of:=css4_rgb_to_colu_pal([SECAM.E118];[SECAM.F118];[SECAM.G118])" office:value-type="string" office:string-value="" calcext:value-type="error">
            <text:p>#NAME?</text:p>
          </table:table-cell>
          <table:table-cell table:formula="of:=COM.MICROSOFT.CONCAT(&quot;; &quot;;[CSS4.E118]; &quot;,&quot;;[CSS4.F118];&quot;,&quot;;[CSS4.G118])" office:value-type="string" office:string-value="; $5F,$9E,$A0" calcext:value-type="string">
            <text:p>; $5F,$9E,$A0</text:p>
          </table:table-cell>
        </table:table-row>
        <table:table-row table:style-name="ro1">
          <table:table-cell table:formula="of:=COM.MICROSOFT.CONCAT(&quot;COL_&quot;;[CSS4.A119];&quot;_&quot;;[CSS4.D119])" office:value-type="string" office:string-value="COL_CSS4_" calcext:value-type="string">
            <text:p>COL_CSS4_</text:p>
          </table:table-cell>
          <table:table-cell office:value-type="string" calcext:value-type="string">
            <text:p>'=</text:p>
          </table:table-cell>
          <table:table-cell table:formula="of:=css4_rgb_to_colu_pal([SECAM.E119];[SECAM.F119];[SECAM.G119])" office:value-type="string" office:string-value="" calcext:value-type="error">
            <text:p>#NAME?</text:p>
          </table:table-cell>
          <table:table-cell table:formula="of:=COM.MICROSOFT.CONCAT(&quot;; &quot;;[CSS4.E119]; &quot;,&quot;;[CSS4.F119];&quot;,&quot;;[CSS4.G119])" office:value-type="string" office:string-value="; $46,$82,$B4" calcext:value-type="string">
            <text:p>; $46,$82,$B4</text:p>
          </table:table-cell>
        </table:table-row>
        <table:table-row table:style-name="ro1">
          <table:table-cell table:formula="of:=COM.MICROSOFT.CONCAT(&quot;COL_&quot;;[CSS4.A120];&quot;_&quot;;[CSS4.D120])" office:value-type="string" office:string-value="COL_CSS4_" calcext:value-type="string">
            <text:p>COL_CSS4_</text:p>
          </table:table-cell>
          <table:table-cell office:value-type="string" calcext:value-type="string">
            <text:p>'=</text:p>
          </table:table-cell>
          <table:table-cell table:formula="of:=css4_rgb_to_colu_pal([SECAM.E120];[SECAM.F120];[SECAM.G120])" office:value-type="string" office:string-value="" calcext:value-type="error">
            <text:p>#NAME?</text:p>
          </table:table-cell>
          <table:table-cell table:formula="of:=COM.MICROSOFT.CONCAT(&quot;; &quot;;[CSS4.E120]; &quot;,&quot;;[CSS4.F120];&quot;,&quot;;[CSS4.G120])" office:value-type="string" office:string-value="; $B0,$C4,$DE" calcext:value-type="string">
            <text:p>; $B0,$C4,$DE</text:p>
          </table:table-cell>
        </table:table-row>
        <table:table-row table:style-name="ro1">
          <table:table-cell table:formula="of:=COM.MICROSOFT.CONCAT(&quot;COL_&quot;;[CSS4.A121];&quot;_&quot;;[CSS4.D121])" office:value-type="string" office:string-value="COL_CSS4_" calcext:value-type="string">
            <text:p>COL_CSS4_</text:p>
          </table:table-cell>
          <table:table-cell office:value-type="string" calcext:value-type="string">
            <text:p>'=</text:p>
          </table:table-cell>
          <table:table-cell table:formula="of:=css4_rgb_to_colu_pal([SECAM.E121];[SECAM.F121];[SECAM.G121])" office:value-type="string" office:string-value="" calcext:value-type="error">
            <text:p>#NAME?</text:p>
          </table:table-cell>
          <table:table-cell table:formula="of:=COM.MICROSOFT.CONCAT(&quot;; &quot;;[CSS4.E121]; &quot;,&quot;;[CSS4.F121];&quot;,&quot;;[CSS4.G121])" office:value-type="string" office:string-value="; $B0,$E0,$E6" calcext:value-type="string">
            <text:p>; $B0,$E0,$E6</text:p>
          </table:table-cell>
        </table:table-row>
        <table:table-row table:style-name="ro1">
          <table:table-cell table:formula="of:=COM.MICROSOFT.CONCAT(&quot;COL_&quot;;[CSS4.A122];&quot;_&quot;;[CSS4.D122])" office:value-type="string" office:string-value="COL_CSS4_" calcext:value-type="string">
            <text:p>COL_CSS4_</text:p>
          </table:table-cell>
          <table:table-cell office:value-type="string" calcext:value-type="string">
            <text:p>'=</text:p>
          </table:table-cell>
          <table:table-cell table:formula="of:=css4_rgb_to_colu_pal([SECAM.E122];[SECAM.F122];[SECAM.G122])" office:value-type="string" office:string-value="" calcext:value-type="error">
            <text:p>#NAME?</text:p>
          </table:table-cell>
          <table:table-cell table:formula="of:=COM.MICROSOFT.CONCAT(&quot;; &quot;;[CSS4.E122]; &quot;,&quot;;[CSS4.F122];&quot;,&quot;;[CSS4.G122])" office:value-type="string" office:string-value="; $AD,$D8,$E6" calcext:value-type="string">
            <text:p>; $AD,$D8,$E6</text:p>
          </table:table-cell>
        </table:table-row>
        <table:table-row table:style-name="ro1">
          <table:table-cell table:formula="of:=COM.MICROSOFT.CONCAT(&quot;COL_&quot;;[CSS4.A123];&quot;_&quot;;[CSS4.D123])" office:value-type="string" office:string-value="COL_CSS4_" calcext:value-type="string">
            <text:p>COL_CSS4_</text:p>
          </table:table-cell>
          <table:table-cell office:value-type="string" calcext:value-type="string">
            <text:p>'=</text:p>
          </table:table-cell>
          <table:table-cell table:formula="of:=css4_rgb_to_colu_pal([SECAM.E123];[SECAM.F123];[SECAM.G123])" office:value-type="string" office:string-value="" calcext:value-type="error">
            <text:p>#NAME?</text:p>
          </table:table-cell>
          <table:table-cell table:formula="of:=COM.MICROSOFT.CONCAT(&quot;; &quot;;[CSS4.E123]; &quot;,&quot;;[CSS4.F123];&quot;,&quot;;[CSS4.G123])" office:value-type="string" office:string-value="; $87,$CE,$EB" calcext:value-type="string">
            <text:p>; $87,$CE,$EB</text:p>
          </table:table-cell>
        </table:table-row>
        <table:table-row table:style-name="ro1">
          <table:table-cell table:formula="of:=COM.MICROSOFT.CONCAT(&quot;COL_&quot;;[CSS4.A124];&quot;_&quot;;[CSS4.D124])" office:value-type="string" office:string-value="COL_CSS4_" calcext:value-type="string">
            <text:p>COL_CSS4_</text:p>
          </table:table-cell>
          <table:table-cell office:value-type="string" calcext:value-type="string">
            <text:p>'=</text:p>
          </table:table-cell>
          <table:table-cell table:formula="of:=css4_rgb_to_colu_pal([SECAM.E124];[SECAM.F124];[SECAM.G124])" office:value-type="string" office:string-value="" calcext:value-type="error">
            <text:p>#NAME?</text:p>
          </table:table-cell>
          <table:table-cell table:formula="of:=COM.MICROSOFT.CONCAT(&quot;; &quot;;[CSS4.E124]; &quot;,&quot;;[CSS4.F124];&quot;,&quot;;[CSS4.G124])" office:value-type="string" office:string-value="; $87,$CE,$FA" calcext:value-type="string">
            <text:p>; $87,$CE,$FA</text:p>
          </table:table-cell>
        </table:table-row>
        <table:table-row table:style-name="ro1">
          <table:table-cell table:formula="of:=COM.MICROSOFT.CONCAT(&quot;COL_&quot;;[CSS4.A125];&quot;_&quot;;[CSS4.D125])" office:value-type="string" office:string-value="COL_CSS4_" calcext:value-type="string">
            <text:p>COL_CSS4_</text:p>
          </table:table-cell>
          <table:table-cell office:value-type="string" calcext:value-type="string">
            <text:p>'=</text:p>
          </table:table-cell>
          <table:table-cell table:formula="of:=css4_rgb_to_colu_pal([SECAM.E125];[SECAM.F125];[SECAM.G125])" office:value-type="string" office:string-value="" calcext:value-type="error">
            <text:p>#NAME?</text:p>
          </table:table-cell>
          <table:table-cell table:formula="of:=COM.MICROSOFT.CONCAT(&quot;; &quot;;[CSS4.E125]; &quot;,&quot;;[CSS4.F125];&quot;,&quot;;[CSS4.G125])" office:value-type="string" office:string-value="; $00,$BF,$FF" calcext:value-type="string">
            <text:p>; $00,$BF,$FF</text:p>
          </table:table-cell>
        </table:table-row>
        <table:table-row table:style-name="ro1">
          <table:table-cell table:formula="of:=COM.MICROSOFT.CONCAT(&quot;COL_&quot;;[CSS4.A126];&quot;_&quot;;[CSS4.D126])" office:value-type="string" office:string-value="COL_CSS4_" calcext:value-type="string">
            <text:p>COL_CSS4_</text:p>
          </table:table-cell>
          <table:table-cell office:value-type="string" calcext:value-type="string">
            <text:p>'=</text:p>
          </table:table-cell>
          <table:table-cell table:formula="of:=css4_rgb_to_colu_pal([SECAM.E126];[SECAM.F126];[SECAM.G126])" office:value-type="string" office:string-value="" calcext:value-type="error">
            <text:p>#NAME?</text:p>
          </table:table-cell>
          <table:table-cell table:formula="of:=COM.MICROSOFT.CONCAT(&quot;; &quot;;[CSS4.E126]; &quot;,&quot;;[CSS4.F126];&quot;,&quot;;[CSS4.G126])" office:value-type="string" office:string-value="; $1E,$90,$FF" calcext:value-type="string">
            <text:p>; $1E,$90,$FF</text:p>
          </table:table-cell>
        </table:table-row>
        <table:table-row table:style-name="ro1">
          <table:table-cell table:formula="of:=COM.MICROSOFT.CONCAT(&quot;COL_&quot;;[CSS4.A127];&quot;_&quot;;[CSS4.D127])" office:value-type="string" office:string-value="COL_CSS4_" calcext:value-type="string">
            <text:p>COL_CSS4_</text:p>
          </table:table-cell>
          <table:table-cell office:value-type="string" calcext:value-type="string">
            <text:p>'=</text:p>
          </table:table-cell>
          <table:table-cell table:formula="of:=css4_rgb_to_colu_pal([SECAM.E127];[SECAM.F127];[SECAM.G127])" office:value-type="string" office:string-value="" calcext:value-type="error">
            <text:p>#NAME?</text:p>
          </table:table-cell>
          <table:table-cell table:formula="of:=COM.MICROSOFT.CONCAT(&quot;; &quot;;[CSS4.E127]; &quot;,&quot;;[CSS4.F127];&quot;,&quot;;[CSS4.G127])" office:value-type="string" office:string-value="; $64,$95,$ED" calcext:value-type="string">
            <text:p>; $64,$95,$ED</text:p>
          </table:table-cell>
        </table:table-row>
        <table:table-row table:style-name="ro1">
          <table:table-cell table:formula="of:=COM.MICROSOFT.CONCAT(&quot;COL_&quot;;[CSS4.A128];&quot;_&quot;;[CSS4.D128])" office:value-type="string" office:string-value="COL_CSS4_" calcext:value-type="string">
            <text:p>COL_CSS4_</text:p>
          </table:table-cell>
          <table:table-cell office:value-type="string" calcext:value-type="string">
            <text:p>'=</text:p>
          </table:table-cell>
          <table:table-cell table:formula="of:=css4_rgb_to_colu_pal([SECAM.E128];[SECAM.F128];[SECAM.G128])" office:value-type="string" office:string-value="" calcext:value-type="error">
            <text:p>#NAME?</text:p>
          </table:table-cell>
          <table:table-cell table:formula="of:=COM.MICROSOFT.CONCAT(&quot;; &quot;;[CSS4.E128]; &quot;,&quot;;[CSS4.F128];&quot;,&quot;;[CSS4.G128])" office:value-type="string" office:string-value="; $41,$69,$E1" calcext:value-type="string">
            <text:p>; $41,$69,$E1</text:p>
          </table:table-cell>
        </table:table-row>
        <table:table-row table:style-name="ro1">
          <table:table-cell table:formula="of:=COM.MICROSOFT.CONCAT(&quot;COL_&quot;;[CSS4.A129];&quot;_&quot;;[CSS4.D129])" office:value-type="string" office:string-value="COL_CSS4_BLUE" calcext:value-type="string">
            <text:p>COL_CSS4_BLUE</text:p>
          </table:table-cell>
          <table:table-cell office:value-type="string" calcext:value-type="string">
            <text:p>'=</text:p>
          </table:table-cell>
          <table:table-cell table:formula="of:=css4_rgb_to_colu_pal([SECAM.E129];[SECAM.F129];[SECAM.G129])" office:value-type="string" office:string-value="" calcext:value-type="error">
            <text:p>#NAME?</text:p>
          </table:table-cell>
          <table:table-cell table:formula="of:=COM.MICROSOFT.CONCAT(&quot;; &quot;;[CSS4.E129]; &quot;,&quot;;[CSS4.F129];&quot;,&quot;;[CSS4.G129])" office:value-type="string" office:string-value="; $00,$00,$FF" calcext:value-type="string">
            <text:p>; $00,$00,$FF</text:p>
          </table:table-cell>
        </table:table-row>
        <table:table-row table:style-name="ro1">
          <table:table-cell table:formula="of:=COM.MICROSOFT.CONCAT(&quot;COL_&quot;;[CSS4.A130];&quot;_&quot;;[CSS4.D130])" office:value-type="string" office:string-value="COL_CSS4_" calcext:value-type="string">
            <text:p>COL_CSS4_</text:p>
          </table:table-cell>
          <table:table-cell office:value-type="string" calcext:value-type="string">
            <text:p>'=</text:p>
          </table:table-cell>
          <table:table-cell table:formula="of:=css4_rgb_to_colu_pal([SECAM.E130];[SECAM.F130];[SECAM.G130])" office:value-type="string" office:string-value="" calcext:value-type="error">
            <text:p>#NAME?</text:p>
          </table:table-cell>
          <table:table-cell table:formula="of:=COM.MICROSOFT.CONCAT(&quot;; &quot;;[CSS4.E130]; &quot;,&quot;;[CSS4.F130];&quot;,&quot;;[CSS4.G130])" office:value-type="string" office:string-value="; $00,$00,$CD" calcext:value-type="string">
            <text:p>; $00,$00,$CD</text:p>
          </table:table-cell>
        </table:table-row>
        <table:table-row table:style-name="ro1">
          <table:table-cell table:formula="of:=COM.MICROSOFT.CONCAT(&quot;COL_&quot;;[CSS4.A131];&quot;_&quot;;[CSS4.D131])" office:value-type="string" office:string-value="COL_CSS4_" calcext:value-type="string">
            <text:p>COL_CSS4_</text:p>
          </table:table-cell>
          <table:table-cell office:value-type="string" calcext:value-type="string">
            <text:p>'=</text:p>
          </table:table-cell>
          <table:table-cell table:formula="of:=css4_rgb_to_colu_pal([SECAM.E131];[SECAM.F131];[SECAM.G131])" office:value-type="string" office:string-value="" calcext:value-type="error">
            <text:p>#NAME?</text:p>
          </table:table-cell>
          <table:table-cell table:formula="of:=COM.MICROSOFT.CONCAT(&quot;; &quot;;[CSS4.E131]; &quot;,&quot;;[CSS4.F131];&quot;,&quot;;[CSS4.G131])" office:value-type="string" office:string-value="; $00,$00,$8B" calcext:value-type="string">
            <text:p>; $00,$00,$8B</text:p>
          </table:table-cell>
        </table:table-row>
        <table:table-row table:style-name="ro1">
          <table:table-cell table:formula="of:=COM.MICROSOFT.CONCAT(&quot;COL_&quot;;[CSS4.A132];&quot;_&quot;;[CSS4.D132])" office:value-type="string" office:string-value="COL_CSS4_NAVY" calcext:value-type="string">
            <text:p>COL_CSS4_NAVY</text:p>
          </table:table-cell>
          <table:table-cell office:value-type="string" calcext:value-type="string">
            <text:p>'=</text:p>
          </table:table-cell>
          <table:table-cell table:formula="of:=css4_rgb_to_colu_pal([SECAM.E132];[SECAM.F132];[SECAM.G132])" office:value-type="string" office:string-value="" calcext:value-type="error">
            <text:p>#NAME?</text:p>
          </table:table-cell>
          <table:table-cell table:formula="of:=COM.MICROSOFT.CONCAT(&quot;; &quot;;[CSS4.E132]; &quot;,&quot;;[CSS4.F132];&quot;,&quot;;[CSS4.G132])" office:value-type="string" office:string-value="; $00,$00,$80" calcext:value-type="string">
            <text:p>; $00,$00,$80</text:p>
          </table:table-cell>
        </table:table-row>
        <table:table-row table:style-name="ro1">
          <table:table-cell table:formula="of:=COM.MICROSOFT.CONCAT(&quot;COL_&quot;;[CSS4.A133];&quot;_&quot;;[CSS4.D133])" office:value-type="string" office:string-value="COL_CSS4_" calcext:value-type="string">
            <text:p>COL_CSS4_</text:p>
          </table:table-cell>
          <table:table-cell office:value-type="string" calcext:value-type="string">
            <text:p>'=</text:p>
          </table:table-cell>
          <table:table-cell table:formula="of:=css4_rgb_to_colu_pal([SECAM.E133];[SECAM.F133];[SECAM.G133])" office:value-type="string" office:string-value="" calcext:value-type="error">
            <text:p>#NAME?</text:p>
          </table:table-cell>
          <table:table-cell table:formula="of:=COM.MICROSOFT.CONCAT(&quot;; &quot;;[CSS4.E133]; &quot;,&quot;;[CSS4.F133];&quot;,&quot;;[CSS4.G133])" office:value-type="string" office:string-value="; $19,$19,$70" calcext:value-type="string">
            <text:p>; $19,$19,$70</text:p>
          </table:table-cell>
        </table:table-row>
        <table:table-row table:style-name="ro1">
          <table:table-cell table:formula="of:=COM.MICROSOFT.CONCAT(&quot;; &quot;;[CSS4.B134])" office:value-type="string" office:string-value="; Whites" calcext:value-type="string">
            <text:p>; Whites</text:p>
          </table:table-cell>
          <table:table-cell table:number-columns-repeated="3"/>
        </table:table-row>
        <table:table-row table:style-name="ro1">
          <table:table-cell table:formula="of:=COM.MICROSOFT.CONCAT(&quot;COL_&quot;;[CSS4.A135];&quot;_&quot;;[CSS4.D135])" office:value-type="string" office:string-value="COL_CSS4_WHITE" calcext:value-type="string">
            <text:p>COL_CSS4_WHITE</text:p>
          </table:table-cell>
          <table:table-cell office:value-type="string" calcext:value-type="string">
            <text:p>'=</text:p>
          </table:table-cell>
          <table:table-cell table:formula="of:=css4_rgb_to_colu_pal([SECAM.E135];[SECAM.F135];[SECAM.G135])" office:value-type="string" office:string-value="" calcext:value-type="error">
            <text:p>#NAME?</text:p>
          </table:table-cell>
          <table:table-cell table:formula="of:=COM.MICROSOFT.CONCAT(&quot;; &quot;;[CSS4.E135]; &quot;,&quot;;[CSS4.F135];&quot;,&quot;;[CSS4.G135])" office:value-type="string" office:string-value="; $FF,$FF,$FF" calcext:value-type="string">
            <text:p>; $FF,$FF,$FF</text:p>
          </table:table-cell>
        </table:table-row>
        <table:table-row table:style-name="ro1">
          <table:table-cell table:formula="of:=COM.MICROSOFT.CONCAT(&quot;COL_&quot;;[CSS4.A136];&quot;_&quot;;[CSS4.D136])" office:value-type="string" office:string-value="COL_CSS4_SNOW" calcext:value-type="string">
            <text:p>COL_CSS4_SNOW</text:p>
          </table:table-cell>
          <table:table-cell office:value-type="string" calcext:value-type="string">
            <text:p>'=</text:p>
          </table:table-cell>
          <table:table-cell table:formula="of:=css4_rgb_to_colu_pal([SECAM.E136];[SECAM.F136];[SECAM.G136])" office:value-type="string" office:string-value="" calcext:value-type="error">
            <text:p>#NAME?</text:p>
          </table:table-cell>
          <table:table-cell table:formula="of:=COM.MICROSOFT.CONCAT(&quot;; &quot;;[CSS4.E136]; &quot;,&quot;;[CSS4.F136];&quot;,&quot;;[CSS4.G136])" office:value-type="string" office:string-value="; $FF,$FA,$FA" calcext:value-type="string">
            <text:p>; $FF,$FA,$FA</text:p>
          </table:table-cell>
        </table:table-row>
        <table:table-row table:style-name="ro1">
          <table:table-cell table:formula="of:=COM.MICROSOFT.CONCAT(&quot;COL_&quot;;[CSS4.A137];&quot;_&quot;;[CSS4.D137])" office:value-type="string" office:string-value="COL_CSS4_HONEYDEW" calcext:value-type="string">
            <text:p>COL_CSS4_HONEYDEW</text:p>
          </table:table-cell>
          <table:table-cell office:value-type="string" calcext:value-type="string">
            <text:p>'=</text:p>
          </table:table-cell>
          <table:table-cell table:formula="of:=css4_rgb_to_colu_pal([SECAM.E137];[SECAM.F137];[SECAM.G137])" office:value-type="string" office:string-value="" calcext:value-type="error">
            <text:p>#NAME?</text:p>
          </table:table-cell>
          <table:table-cell table:formula="of:=COM.MICROSOFT.CONCAT(&quot;; &quot;;[CSS4.E137]; &quot;,&quot;;[CSS4.F137];&quot;,&quot;;[CSS4.G137])" office:value-type="string" office:string-value="; $F0,$FF,$F0" calcext:value-type="string">
            <text:p>; $F0,$FF,$F0</text:p>
          </table:table-cell>
        </table:table-row>
        <table:table-row table:style-name="ro1">
          <table:table-cell table:formula="of:=COM.MICROSOFT.CONCAT(&quot;COL_&quot;;[CSS4.A138];&quot;_&quot;;[CSS4.D138])" office:value-type="string" office:string-value="COL_CSS4_MINT_CREAM" calcext:value-type="string">
            <text:p>COL_CSS4_MINT_CREAM</text:p>
          </table:table-cell>
          <table:table-cell office:value-type="string" calcext:value-type="string">
            <text:p>'=</text:p>
          </table:table-cell>
          <table:table-cell table:formula="of:=css4_rgb_to_colu_pal([SECAM.E138];[SECAM.F138];[SECAM.G138])" office:value-type="string" office:string-value="" calcext:value-type="error">
            <text:p>#NAME?</text:p>
          </table:table-cell>
          <table:table-cell table:formula="of:=COM.MICROSOFT.CONCAT(&quot;; &quot;;[CSS4.E138]; &quot;,&quot;;[CSS4.F138];&quot;,&quot;;[CSS4.G138])" office:value-type="string" office:string-value="; $F5,$FF,$FA" calcext:value-type="string">
            <text:p>; $F5,$FF,$FA</text:p>
          </table:table-cell>
        </table:table-row>
        <table:table-row table:style-name="ro1">
          <table:table-cell table:formula="of:=COM.MICROSOFT.CONCAT(&quot;COL_&quot;;[CSS4.A139];&quot;_&quot;;[CSS4.D139])" office:value-type="string" office:string-value="COL_CSS4_AZURE" calcext:value-type="string">
            <text:p>COL_CSS4_AZURE</text:p>
          </table:table-cell>
          <table:table-cell office:value-type="string" calcext:value-type="string">
            <text:p>'=</text:p>
          </table:table-cell>
          <table:table-cell table:formula="of:=css4_rgb_to_colu_pal([SECAM.E139];[SECAM.F139];[SECAM.G139])" office:value-type="string" office:string-value="" calcext:value-type="error">
            <text:p>#NAME?</text:p>
          </table:table-cell>
          <table:table-cell table:formula="of:=COM.MICROSOFT.CONCAT(&quot;; &quot;;[CSS4.E139]; &quot;,&quot;;[CSS4.F139];&quot;,&quot;;[CSS4.G139])" office:value-type="string" office:string-value="; $F0,$FF,$FF" calcext:value-type="string">
            <text:p>; $F0,$FF,$FF</text:p>
          </table:table-cell>
        </table:table-row>
        <table:table-row table:style-name="ro1">
          <table:table-cell table:formula="of:=COM.MICROSOFT.CONCAT(&quot;COL_&quot;;[CSS4.A140];&quot;_&quot;;[CSS4.D140])" office:value-type="string" office:string-value="COL_CSS4_ALICE_BLUE" calcext:value-type="string">
            <text:p>COL_CSS4_ALICE_BLUE</text:p>
          </table:table-cell>
          <table:table-cell office:value-type="string" calcext:value-type="string">
            <text:p>'=</text:p>
          </table:table-cell>
          <table:table-cell table:formula="of:=css4_rgb_to_colu_pal([SECAM.E140];[SECAM.F140];[SECAM.G140])" office:value-type="string" office:string-value="" calcext:value-type="error">
            <text:p>#NAME?</text:p>
          </table:table-cell>
          <table:table-cell table:formula="of:=COM.MICROSOFT.CONCAT(&quot;; &quot;;[CSS4.E140]; &quot;,&quot;;[CSS4.F140];&quot;,&quot;;[CSS4.G140])" office:value-type="string" office:string-value="; $F0,$F8,$FF" calcext:value-type="string">
            <text:p>; $F0,$F8,$FF</text:p>
          </table:table-cell>
        </table:table-row>
        <table:table-row table:style-name="ro1">
          <table:table-cell table:formula="of:=COM.MICROSOFT.CONCAT(&quot;COL_&quot;;[CSS4.A141];&quot;_&quot;;[CSS4.D141])" office:value-type="string" office:string-value="COL_CSS4_GHOST_WHITE" calcext:value-type="string">
            <text:p>COL_CSS4_GHOST_WHITE</text:p>
          </table:table-cell>
          <table:table-cell office:value-type="string" calcext:value-type="string">
            <text:p>'=</text:p>
          </table:table-cell>
          <table:table-cell table:formula="of:=css4_rgb_to_colu_pal([SECAM.E141];[SECAM.F141];[SECAM.G141])" office:value-type="string" office:string-value="" calcext:value-type="error">
            <text:p>#NAME?</text:p>
          </table:table-cell>
          <table:table-cell table:formula="of:=COM.MICROSOFT.CONCAT(&quot;; &quot;;[CSS4.E141]; &quot;,&quot;;[CSS4.F141];&quot;,&quot;;[CSS4.G141])" office:value-type="string" office:string-value="; $F8,$F8,$FF" calcext:value-type="string">
            <text:p>; $F8,$F8,$FF</text:p>
          </table:table-cell>
        </table:table-row>
        <table:table-row table:style-name="ro1">
          <table:table-cell table:formula="of:=COM.MICROSOFT.CONCAT(&quot;COL_&quot;;[CSS4.A142];&quot;_&quot;;[CSS4.D142])" office:value-type="string" office:string-value="COL_CSS4_WHITE_SMOKE" calcext:value-type="string">
            <text:p>COL_CSS4_WHITE_SMOKE</text:p>
          </table:table-cell>
          <table:table-cell office:value-type="string" calcext:value-type="string">
            <text:p>'=</text:p>
          </table:table-cell>
          <table:table-cell table:formula="of:=css4_rgb_to_colu_pal([SECAM.E142];[SECAM.F142];[SECAM.G142])" office:value-type="string" office:string-value="" calcext:value-type="error">
            <text:p>#NAME?</text:p>
          </table:table-cell>
          <table:table-cell table:formula="of:=COM.MICROSOFT.CONCAT(&quot;; &quot;;[CSS4.E142]; &quot;,&quot;;[CSS4.F142];&quot;,&quot;;[CSS4.G142])" office:value-type="string" office:string-value="; $F5,$F5,$F5" calcext:value-type="string">
            <text:p>; $F5,$F5,$F5</text:p>
          </table:table-cell>
        </table:table-row>
        <table:table-row table:style-name="ro1">
          <table:table-cell table:formula="of:=COM.MICROSOFT.CONCAT(&quot;COL_&quot;;[CSS4.A143];&quot;_&quot;;[CSS4.D143])" office:value-type="string" office:string-value="COL_CSS4_SEASHELL" calcext:value-type="string">
            <text:p>COL_CSS4_SEASHELL</text:p>
          </table:table-cell>
          <table:table-cell office:value-type="string" calcext:value-type="string">
            <text:p>'=</text:p>
          </table:table-cell>
          <table:table-cell table:formula="of:=css4_rgb_to_colu_pal([SECAM.E143];[SECAM.F143];[SECAM.G143])" office:value-type="string" office:string-value="" calcext:value-type="error">
            <text:p>#NAME?</text:p>
          </table:table-cell>
          <table:table-cell table:formula="of:=COM.MICROSOFT.CONCAT(&quot;; &quot;;[CSS4.E143]; &quot;,&quot;;[CSS4.F143];&quot;,&quot;;[CSS4.G143])" office:value-type="string" office:string-value="; $FF,$F5,$EE" calcext:value-type="string">
            <text:p>; $FF,$F5,$EE</text:p>
          </table:table-cell>
        </table:table-row>
        <table:table-row table:style-name="ro1">
          <table:table-cell table:formula="of:=COM.MICROSOFT.CONCAT(&quot;COL_&quot;;[CSS4.A144];&quot;_&quot;;[CSS4.D144])" office:value-type="string" office:string-value="COL_CSS4_BEIGE" calcext:value-type="string">
            <text:p>COL_CSS4_BEIGE</text:p>
          </table:table-cell>
          <table:table-cell office:value-type="string" calcext:value-type="string">
            <text:p>'=</text:p>
          </table:table-cell>
          <table:table-cell table:formula="of:=css4_rgb_to_colu_pal([SECAM.E144];[SECAM.F144];[SECAM.G144])" office:value-type="string" office:string-value="" calcext:value-type="error">
            <text:p>#NAME?</text:p>
          </table:table-cell>
          <table:table-cell table:formula="of:=COM.MICROSOFT.CONCAT(&quot;; &quot;;[CSS4.E144]; &quot;,&quot;;[CSS4.F144];&quot;,&quot;;[CSS4.G144])" office:value-type="string" office:string-value="; $F5,$F5,$DC" calcext:value-type="string">
            <text:p>; $F5,$F5,$DC</text:p>
          </table:table-cell>
        </table:table-row>
        <table:table-row table:style-name="ro1">
          <table:table-cell table:formula="of:=COM.MICROSOFT.CONCAT(&quot;COL_&quot;;[CSS4.A145];&quot;_&quot;;[CSS4.D145])" office:value-type="string" office:string-value="COL_CSS4_OLD_LACE" calcext:value-type="string">
            <text:p>COL_CSS4_OLD_LACE</text:p>
          </table:table-cell>
          <table:table-cell office:value-type="string" calcext:value-type="string">
            <text:p>'=</text:p>
          </table:table-cell>
          <table:table-cell table:formula="of:=css4_rgb_to_colu_pal([SECAM.E145];[SECAM.F145];[SECAM.G145])" office:value-type="string" office:string-value="" calcext:value-type="error">
            <text:p>#NAME?</text:p>
          </table:table-cell>
          <table:table-cell table:formula="of:=COM.MICROSOFT.CONCAT(&quot;; &quot;;[CSS4.E145]; &quot;,&quot;;[CSS4.F145];&quot;,&quot;;[CSS4.G145])" office:value-type="string" office:string-value="; $FD,$F5,$E6" calcext:value-type="string">
            <text:p>; $FD,$F5,$E6</text:p>
          </table:table-cell>
        </table:table-row>
        <table:table-row table:style-name="ro1">
          <table:table-cell table:formula="of:=COM.MICROSOFT.CONCAT(&quot;COL_&quot;;[CSS4.A146];&quot;_&quot;;[CSS4.D146])" office:value-type="string" office:string-value="COL_CSS4_FLORAL_WHITE" calcext:value-type="string">
            <text:p>COL_CSS4_FLORAL_WHITE</text:p>
          </table:table-cell>
          <table:table-cell office:value-type="string" calcext:value-type="string">
            <text:p>'=</text:p>
          </table:table-cell>
          <table:table-cell table:formula="of:=css4_rgb_to_colu_pal([SECAM.E146];[SECAM.F146];[SECAM.G146])" office:value-type="string" office:string-value="" calcext:value-type="error">
            <text:p>#NAME?</text:p>
          </table:table-cell>
          <table:table-cell table:formula="of:=COM.MICROSOFT.CONCAT(&quot;; &quot;;[CSS4.E146]; &quot;,&quot;;[CSS4.F146];&quot;,&quot;;[CSS4.G146])" office:value-type="string" office:string-value="; $FF,$FA,$F0" calcext:value-type="string">
            <text:p>; $FF,$FA,$F0</text:p>
          </table:table-cell>
        </table:table-row>
        <table:table-row table:style-name="ro1">
          <table:table-cell table:formula="of:=COM.MICROSOFT.CONCAT(&quot;COL_&quot;;[CSS4.A147];&quot;_&quot;;[CSS4.D147])" office:value-type="string" office:string-value="COL_CSS4_IVORY" calcext:value-type="string">
            <text:p>COL_CSS4_IVORY</text:p>
          </table:table-cell>
          <table:table-cell office:value-type="string" calcext:value-type="string">
            <text:p>'=</text:p>
          </table:table-cell>
          <table:table-cell table:formula="of:=css4_rgb_to_colu_pal([SECAM.E147];[SECAM.F147];[SECAM.G147])" office:value-type="string" office:string-value="" calcext:value-type="error">
            <text:p>#NAME?</text:p>
          </table:table-cell>
          <table:table-cell table:formula="of:=COM.MICROSOFT.CONCAT(&quot;; &quot;;[CSS4.E147]; &quot;,&quot;;[CSS4.F147];&quot;,&quot;;[CSS4.G147])" office:value-type="string" office:string-value="; $FF,$FF,$F0" calcext:value-type="string">
            <text:p>; $FF,$FF,$F0</text:p>
          </table:table-cell>
        </table:table-row>
        <table:table-row table:style-name="ro1">
          <table:table-cell table:formula="of:=COM.MICROSOFT.CONCAT(&quot;COL_&quot;;[CSS4.A148];&quot;_&quot;;[CSS4.D148])" office:value-type="string" office:string-value="COL_CSS4_ANTIQUE_WHITE" calcext:value-type="string">
            <text:p>COL_CSS4_ANTIQUE_WHITE</text:p>
          </table:table-cell>
          <table:table-cell office:value-type="string" calcext:value-type="string">
            <text:p>'=</text:p>
          </table:table-cell>
          <table:table-cell table:formula="of:=css4_rgb_to_colu_pal([SECAM.E148];[SECAM.F148];[SECAM.G148])" office:value-type="string" office:string-value="" calcext:value-type="error">
            <text:p>#NAME?</text:p>
          </table:table-cell>
          <table:table-cell table:formula="of:=COM.MICROSOFT.CONCAT(&quot;; &quot;;[CSS4.E148]; &quot;,&quot;;[CSS4.F148];&quot;,&quot;;[CSS4.G148])" office:value-type="string" office:string-value="; $FA,$EB,$D7" calcext:value-type="string">
            <text:p>; $FA,$EB,$D7</text:p>
          </table:table-cell>
        </table:table-row>
        <table:table-row table:style-name="ro1">
          <table:table-cell table:formula="of:=COM.MICROSOFT.CONCAT(&quot;COL_&quot;;[CSS4.A149];&quot;_&quot;;[CSS4.D149])" office:value-type="string" office:string-value="COL_CSS4_LINEN" calcext:value-type="string">
            <text:p>COL_CSS4_LINEN</text:p>
          </table:table-cell>
          <table:table-cell office:value-type="string" calcext:value-type="string">
            <text:p>'=</text:p>
          </table:table-cell>
          <table:table-cell table:formula="of:=css4_rgb_to_colu_pal([SECAM.E149];[SECAM.F149];[SECAM.G149])" office:value-type="string" office:string-value="" calcext:value-type="error">
            <text:p>#NAME?</text:p>
          </table:table-cell>
          <table:table-cell table:formula="of:=COM.MICROSOFT.CONCAT(&quot;; &quot;;[CSS4.E149]; &quot;,&quot;;[CSS4.F149];&quot;,&quot;;[CSS4.G149])" office:value-type="string" office:string-value="; $FA,$F0,$E6" calcext:value-type="string">
            <text:p>; $FA,$F0,$E6</text:p>
          </table:table-cell>
        </table:table-row>
        <table:table-row table:style-name="ro1">
          <table:table-cell table:formula="of:=COM.MICROSOFT.CONCAT(&quot;COL_&quot;;[CSS4.A150];&quot;_&quot;;[CSS4.D150])" office:value-type="string" office:string-value="COL_CSS4_LAVENDER_BLUSH" calcext:value-type="string">
            <text:p>COL_CSS4_LAVENDER_BLUSH</text:p>
          </table:table-cell>
          <table:table-cell office:value-type="string" calcext:value-type="string">
            <text:p>'=</text:p>
          </table:table-cell>
          <table:table-cell table:formula="of:=css4_rgb_to_colu_pal([SECAM.E150];[SECAM.F150];[SECAM.G150])" office:value-type="string" office:string-value="" calcext:value-type="error">
            <text:p>#NAME?</text:p>
          </table:table-cell>
          <table:table-cell table:formula="of:=COM.MICROSOFT.CONCAT(&quot;; &quot;;[CSS4.E150]; &quot;,&quot;;[CSS4.F150];&quot;,&quot;;[CSS4.G150])" office:value-type="string" office:string-value="; $FF,$F0,$F5" calcext:value-type="string">
            <text:p>; $FF,$F0,$F5</text:p>
          </table:table-cell>
        </table:table-row>
        <table:table-row table:style-name="ro1">
          <table:table-cell table:formula="of:=COM.MICROSOFT.CONCAT(&quot;COL_&quot;;[CSS4.A151];&quot;_&quot;;[CSS4.D151])" office:value-type="string" office:string-value="COL_CSS4_MISTY_ROSE" calcext:value-type="string">
            <text:p>COL_CSS4_MISTY_ROSE</text:p>
          </table:table-cell>
          <table:table-cell office:value-type="string" calcext:value-type="string">
            <text:p>'=</text:p>
          </table:table-cell>
          <table:table-cell table:formula="of:=css4_rgb_to_colu_pal([SECAM.E151];[SECAM.F151];[SECAM.G151])" office:value-type="string" office:string-value="" calcext:value-type="error">
            <text:p>#NAME?</text:p>
          </table:table-cell>
          <table:table-cell table:formula="of:=COM.MICROSOFT.CONCAT(&quot;; &quot;;[CSS4.E151]; &quot;,&quot;;[CSS4.F151];&quot;,&quot;;[CSS4.G151])" office:value-type="string" office:string-value="; $FF,$E4,$E1" calcext:value-type="string">
            <text:p>; $FF,$E4,$E1</text:p>
          </table:table-cell>
        </table:table-row>
        <table:table-row table:style-name="ro1">
          <table:table-cell table:formula="of:=COM.MICROSOFT.CONCAT(&quot;; &quot;;[CSS4.B152])" office:value-type="string" office:string-value="; Greys" calcext:value-type="string">
            <text:p>; Greys</text:p>
          </table:table-cell>
          <table:table-cell table:number-columns-repeated="3"/>
        </table:table-row>
        <table:table-row table:style-name="ro1">
          <table:table-cell table:formula="of:=COM.MICROSOFT.CONCAT(&quot;COL_&quot;;[CSS4.A153];&quot;_&quot;;[CSS4.D153])" office:value-type="string" office:string-value="COL_CSS4_GAINSBORO" calcext:value-type="string">
            <text:p>COL_CSS4_GAINSBORO</text:p>
          </table:table-cell>
          <table:table-cell office:value-type="string" calcext:value-type="string">
            <text:p>'=</text:p>
          </table:table-cell>
          <table:table-cell table:formula="of:=css4_rgb_to_colu_pal([SECAM.E153];[SECAM.F153];[SECAM.G153])" office:value-type="string" office:string-value="" calcext:value-type="error">
            <text:p>#NAME?</text:p>
          </table:table-cell>
          <table:table-cell table:formula="of:=COM.MICROSOFT.CONCAT(&quot;; &quot;;[CSS4.E153]; &quot;,&quot;;[CSS4.F153];&quot;,&quot;;[CSS4.G153])" office:value-type="string" office:string-value="; $DC,$DC,$DC" calcext:value-type="string">
            <text:p>; $DC,$DC,$DC</text:p>
          </table:table-cell>
        </table:table-row>
        <table:table-row table:style-name="ro1">
          <table:table-cell table:formula="of:=COM.MICROSOFT.CONCAT(&quot;COL_&quot;;[CSS4.A154];&quot;_&quot;;[CSS4.D154])" office:value-type="string" office:string-value="COL_CSS4_LIGHT_GRAY" calcext:value-type="string">
            <text:p>COL_CSS4_LIGHT_GRAY</text:p>
          </table:table-cell>
          <table:table-cell office:value-type="string" calcext:value-type="string">
            <text:p>'=</text:p>
          </table:table-cell>
          <table:table-cell table:formula="of:=css4_rgb_to_colu_pal([SECAM.E154];[SECAM.F154];[SECAM.G154])" office:value-type="string" office:string-value="" calcext:value-type="error">
            <text:p>#NAME?</text:p>
          </table:table-cell>
          <table:table-cell table:formula="of:=COM.MICROSOFT.CONCAT(&quot;; &quot;;[CSS4.E154]; &quot;,&quot;;[CSS4.F154];&quot;,&quot;;[CSS4.G154])" office:value-type="string" office:string-value="; $D3,$D3,$D3" calcext:value-type="string">
            <text:p>; $D3,$D3,$D3</text:p>
          </table:table-cell>
        </table:table-row>
        <table:table-row table:style-name="ro1">
          <table:table-cell table:formula="of:=COM.MICROSOFT.CONCAT(&quot;COL_&quot;;[CSS4.A155];&quot;_&quot;;[CSS4.D155])" office:value-type="string" office:string-value="COL_CSS4_LIGHT_GREY" calcext:value-type="string">
            <text:p>COL_CSS4_LIGHT_GREY</text:p>
          </table:table-cell>
          <table:table-cell office:value-type="string" calcext:value-type="string">
            <text:p>'=</text:p>
          </table:table-cell>
          <table:table-cell table:formula="of:=css4_rgb_to_colu_pal([SECAM.E155];[SECAM.F155];[SECAM.G155])" office:value-type="string" office:string-value="" calcext:value-type="error">
            <text:p>#NAME?</text:p>
          </table:table-cell>
          <table:table-cell table:formula="of:=COM.MICROSOFT.CONCAT(&quot;; &quot;;[CSS4.E155]; &quot;,&quot;;[CSS4.F155];&quot;,&quot;;[CSS4.G155])" office:value-type="string" office:string-value="; $D3,$D3,$D3" calcext:value-type="string">
            <text:p>; $D3,$D3,$D3</text:p>
          </table:table-cell>
        </table:table-row>
        <table:table-row table:style-name="ro1">
          <table:table-cell table:formula="of:=COM.MICROSOFT.CONCAT(&quot;COL_&quot;;[CSS4.A156];&quot;_&quot;;[CSS4.D156])" office:value-type="string" office:string-value="COL_CSS4_SILVER" calcext:value-type="string">
            <text:p>COL_CSS4_SILVER</text:p>
          </table:table-cell>
          <table:table-cell office:value-type="string" calcext:value-type="string">
            <text:p>'=</text:p>
          </table:table-cell>
          <table:table-cell table:formula="of:=css4_rgb_to_colu_pal([SECAM.E156];[SECAM.F156];[SECAM.G156])" office:value-type="string" office:string-value="" calcext:value-type="error">
            <text:p>#NAME?</text:p>
          </table:table-cell>
          <table:table-cell table:formula="of:=COM.MICROSOFT.CONCAT(&quot;; &quot;;[CSS4.E156]; &quot;,&quot;;[CSS4.F156];&quot;,&quot;;[CSS4.G156])" office:value-type="string" office:string-value="; $C0,$C0,$C0" calcext:value-type="string">
            <text:p>; $C0,$C0,$C0</text:p>
          </table:table-cell>
        </table:table-row>
        <table:table-row table:style-name="ro1">
          <table:table-cell table:formula="of:=COM.MICROSOFT.CONCAT(&quot;COL_&quot;;[CSS4.A157];&quot;_&quot;;[CSS4.D157])" office:value-type="string" office:string-value="COL_CSS4_DARK_GRAY" calcext:value-type="string">
            <text:p>COL_CSS4_DARK_GRAY</text:p>
          </table:table-cell>
          <table:table-cell office:value-type="string" calcext:value-type="string">
            <text:p>'=</text:p>
          </table:table-cell>
          <table:table-cell table:formula="of:=css4_rgb_to_colu_pal([SECAM.E157];[SECAM.F157];[SECAM.G157])" office:value-type="string" office:string-value="" calcext:value-type="error">
            <text:p>#NAME?</text:p>
          </table:table-cell>
          <table:table-cell table:formula="of:=COM.MICROSOFT.CONCAT(&quot;; &quot;;[CSS4.E157]; &quot;,&quot;;[CSS4.F157];&quot;,&quot;;[CSS4.G157])" office:value-type="string" office:string-value="; $A9,$A9,$A9" calcext:value-type="string">
            <text:p>; $A9,$A9,$A9</text:p>
          </table:table-cell>
        </table:table-row>
        <table:table-row table:style-name="ro1">
          <table:table-cell table:formula="of:=COM.MICROSOFT.CONCAT(&quot;COL_&quot;;[CSS4.A158];&quot;_&quot;;[CSS4.D158])" office:value-type="string" office:string-value="COL_CSS4_DARK_GREY" calcext:value-type="string">
            <text:p>COL_CSS4_DARK_GREY</text:p>
          </table:table-cell>
          <table:table-cell office:value-type="string" calcext:value-type="string">
            <text:p>'=</text:p>
          </table:table-cell>
          <table:table-cell table:formula="of:=css4_rgb_to_colu_pal([SECAM.E158];[SECAM.F158];[SECAM.G158])" office:value-type="string" office:string-value="" calcext:value-type="error">
            <text:p>#NAME?</text:p>
          </table:table-cell>
          <table:table-cell table:formula="of:=COM.MICROSOFT.CONCAT(&quot;; &quot;;[CSS4.E158]; &quot;,&quot;;[CSS4.F158];&quot;,&quot;;[CSS4.G158])" office:value-type="string" office:string-value="; $A9,$A9,$A9" calcext:value-type="string">
            <text:p>; $A9,$A9,$A9</text:p>
          </table:table-cell>
        </table:table-row>
        <table:table-row table:style-name="ro1">
          <table:table-cell table:formula="of:=COM.MICROSOFT.CONCAT(&quot;COL_&quot;;[CSS4.A159];&quot;_&quot;;[CSS4.D159])" office:value-type="string" office:string-value="COL_CSS4_GRAY" calcext:value-type="string">
            <text:p>COL_CSS4_GRAY</text:p>
          </table:table-cell>
          <table:table-cell office:value-type="string" calcext:value-type="string">
            <text:p>'=</text:p>
          </table:table-cell>
          <table:table-cell table:formula="of:=css4_rgb_to_colu_pal([SECAM.E159];[SECAM.F159];[SECAM.G159])" office:value-type="string" office:string-value="" calcext:value-type="error">
            <text:p>#NAME?</text:p>
          </table:table-cell>
          <table:table-cell table:formula="of:=COM.MICROSOFT.CONCAT(&quot;; &quot;;[CSS4.E159]; &quot;,&quot;;[CSS4.F159];&quot;,&quot;;[CSS4.G159])" office:value-type="string" office:string-value="; $80,$80,$80" calcext:value-type="string">
            <text:p>; $80,$80,$80</text:p>
          </table:table-cell>
        </table:table-row>
        <table:table-row table:style-name="ro1">
          <table:table-cell table:formula="of:=COM.MICROSOFT.CONCAT(&quot;COL_&quot;;[CSS4.A160];&quot;_&quot;;[CSS4.D160])" office:value-type="string" office:string-value="COL_CSS4_GREY" calcext:value-type="string">
            <text:p>COL_CSS4_GREY</text:p>
          </table:table-cell>
          <table:table-cell office:value-type="string" calcext:value-type="string">
            <text:p>'=</text:p>
          </table:table-cell>
          <table:table-cell table:formula="of:=css4_rgb_to_colu_pal([SECAM.E160];[SECAM.F160];[SECAM.G160])" office:value-type="string" office:string-value="" calcext:value-type="error">
            <text:p>#NAME?</text:p>
          </table:table-cell>
          <table:table-cell table:formula="of:=COM.MICROSOFT.CONCAT(&quot;; &quot;;[CSS4.E160]; &quot;,&quot;;[CSS4.F160];&quot;,&quot;;[CSS4.G160])" office:value-type="string" office:string-value="; $80,$80,$80" calcext:value-type="string">
            <text:p>; $80,$80,$80</text:p>
          </table:table-cell>
        </table:table-row>
        <table:table-row table:style-name="ro1">
          <table:table-cell table:formula="of:=COM.MICROSOFT.CONCAT(&quot;COL_&quot;;[CSS4.A161];&quot;_&quot;;[CSS4.D161])" office:value-type="string" office:string-value="COL_CSS4_DIM_GRAY" calcext:value-type="string">
            <text:p>COL_CSS4_DIM_GRAY</text:p>
          </table:table-cell>
          <table:table-cell office:value-type="string" calcext:value-type="string">
            <text:p>'=</text:p>
          </table:table-cell>
          <table:table-cell table:formula="of:=css4_rgb_to_colu_pal([SECAM.E161];[SECAM.F161];[SECAM.G161])" office:value-type="string" office:string-value="" calcext:value-type="error">
            <text:p>#NAME?</text:p>
          </table:table-cell>
          <table:table-cell table:formula="of:=COM.MICROSOFT.CONCAT(&quot;; &quot;;[CSS4.E161]; &quot;,&quot;;[CSS4.F161];&quot;,&quot;;[CSS4.G161])" office:value-type="string" office:string-value="; $69,$69,$69" calcext:value-type="string">
            <text:p>; $69,$69,$69</text:p>
          </table:table-cell>
        </table:table-row>
        <table:table-row table:style-name="ro1">
          <table:table-cell table:formula="of:=COM.MICROSOFT.CONCAT(&quot;COL_&quot;;[CSS4.A162];&quot;_&quot;;[CSS4.D162])" office:value-type="string" office:string-value="COL_CSS4_DIM_GREY" calcext:value-type="string">
            <text:p>COL_CSS4_DIM_GREY</text:p>
          </table:table-cell>
          <table:table-cell office:value-type="string" calcext:value-type="string">
            <text:p>'=</text:p>
          </table:table-cell>
          <table:table-cell table:formula="of:=css4_rgb_to_colu_pal([SECAM.E162];[SECAM.F162];[SECAM.G162])" office:value-type="string" office:string-value="" calcext:value-type="error">
            <text:p>#NAME?</text:p>
          </table:table-cell>
          <table:table-cell table:formula="of:=COM.MICROSOFT.CONCAT(&quot;; &quot;;[CSS4.E162]; &quot;,&quot;;[CSS4.F162];&quot;,&quot;;[CSS4.G162])" office:value-type="string" office:string-value="; $69,$69,$69" calcext:value-type="string">
            <text:p>; $69,$69,$69</text:p>
          </table:table-cell>
        </table:table-row>
        <table:table-row table:style-name="ro1">
          <table:table-cell table:formula="of:=COM.MICROSOFT.CONCAT(&quot;COL_&quot;;[CSS4.A163];&quot;_&quot;;[CSS4.D163])" office:value-type="string" office:string-value="COL_CSS4_LIGHT_SLATE_GRAY" calcext:value-type="string">
            <text:p>COL_CSS4_LIGHT_SLATE_GRAY</text:p>
          </table:table-cell>
          <table:table-cell office:value-type="string" calcext:value-type="string">
            <text:p>'=</text:p>
          </table:table-cell>
          <table:table-cell table:formula="of:=css4_rgb_to_colu_pal([SECAM.E163];[SECAM.F163];[SECAM.G163])" office:value-type="string" office:string-value="" calcext:value-type="error">
            <text:p>#NAME?</text:p>
          </table:table-cell>
          <table:table-cell table:formula="of:=COM.MICROSOFT.CONCAT(&quot;; &quot;;[CSS4.E163]; &quot;,&quot;;[CSS4.F163];&quot;,&quot;;[CSS4.G163])" office:value-type="string" office:string-value="; $77,$88,$99" calcext:value-type="string">
            <text:p>; $77,$88,$99</text:p>
          </table:table-cell>
        </table:table-row>
        <table:table-row table:style-name="ro1">
          <table:table-cell table:formula="of:=COM.MICROSOFT.CONCAT(&quot;COL_&quot;;[CSS4.A164];&quot;_&quot;;[CSS4.D164])" office:value-type="string" office:string-value="COL_CSS4_LIGHT_SLATE_GREY" calcext:value-type="string">
            <text:p>COL_CSS4_LIGHT_SLATE_GREY</text:p>
          </table:table-cell>
          <table:table-cell office:value-type="string" calcext:value-type="string">
            <text:p>'=</text:p>
          </table:table-cell>
          <table:table-cell table:formula="of:=css4_rgb_to_colu_pal([SECAM.E164];[SECAM.F164];[SECAM.G164])" office:value-type="string" office:string-value="" calcext:value-type="error">
            <text:p>#NAME?</text:p>
          </table:table-cell>
          <table:table-cell table:formula="of:=COM.MICROSOFT.CONCAT(&quot;; &quot;;[CSS4.E164]; &quot;,&quot;;[CSS4.F164];&quot;,&quot;;[CSS4.G164])" office:value-type="string" office:string-value="; $77,$88,$99" calcext:value-type="string">
            <text:p>; $77,$88,$99</text:p>
          </table:table-cell>
        </table:table-row>
        <table:table-row table:style-name="ro1">
          <table:table-cell table:formula="of:=COM.MICROSOFT.CONCAT(&quot;COL_&quot;;[CSS4.A165];&quot;_&quot;;[CSS4.D165])" office:value-type="string" office:string-value="COL_CSS4_SLATE_GRAY" calcext:value-type="string">
            <text:p>COL_CSS4_SLATE_GRAY</text:p>
          </table:table-cell>
          <table:table-cell office:value-type="string" calcext:value-type="string">
            <text:p>'=</text:p>
          </table:table-cell>
          <table:table-cell table:formula="of:=css4_rgb_to_colu_pal([SECAM.E165];[SECAM.F165];[SECAM.G165])" office:value-type="string" office:string-value="" calcext:value-type="error">
            <text:p>#NAME?</text:p>
          </table:table-cell>
          <table:table-cell table:formula="of:=COM.MICROSOFT.CONCAT(&quot;; &quot;;[CSS4.E165]; &quot;,&quot;;[CSS4.F165];&quot;,&quot;;[CSS4.G165])" office:value-type="string" office:string-value="; $70,$80,$90" calcext:value-type="string">
            <text:p>; $70,$80,$90</text:p>
          </table:table-cell>
        </table:table-row>
        <table:table-row table:style-name="ro1">
          <table:table-cell table:formula="of:=COM.MICROSOFT.CONCAT(&quot;COL_&quot;;[CSS4.A166];&quot;_&quot;;[CSS4.D166])" office:value-type="string" office:string-value="COL_CSS4_SLATE_GREY" calcext:value-type="string">
            <text:p>COL_CSS4_SLATE_GREY</text:p>
          </table:table-cell>
          <table:table-cell office:value-type="string" calcext:value-type="string">
            <text:p>'=</text:p>
          </table:table-cell>
          <table:table-cell table:formula="of:=css4_rgb_to_colu_pal([SECAM.E166];[SECAM.F166];[SECAM.G166])" office:value-type="string" office:string-value="" calcext:value-type="error">
            <text:p>#NAME?</text:p>
          </table:table-cell>
          <table:table-cell table:formula="of:=COM.MICROSOFT.CONCAT(&quot;; &quot;;[CSS4.E166]; &quot;,&quot;;[CSS4.F166];&quot;,&quot;;[CSS4.G166])" office:value-type="string" office:string-value="; $70,$80,$90" calcext:value-type="string">
            <text:p>; $70,$80,$90</text:p>
          </table:table-cell>
        </table:table-row>
        <table:table-row table:style-name="ro1">
          <table:table-cell table:formula="of:=COM.MICROSOFT.CONCAT(&quot;COL_&quot;;[CSS4.A167];&quot;_&quot;;[CSS4.D167])" office:value-type="string" office:string-value="COL_CSS4_DARK_SLATE_GRAY" calcext:value-type="string">
            <text:p>COL_CSS4_DARK_SLATE_GRAY</text:p>
          </table:table-cell>
          <table:table-cell office:value-type="string" calcext:value-type="string">
            <text:p>'=</text:p>
          </table:table-cell>
          <table:table-cell table:formula="of:=css4_rgb_to_colu_pal([SECAM.E167];[SECAM.F167];[SECAM.G167])" office:value-type="string" office:string-value="" calcext:value-type="error">
            <text:p>#NAME?</text:p>
          </table:table-cell>
          <table:table-cell table:formula="of:=COM.MICROSOFT.CONCAT(&quot;; &quot;;[CSS4.E167]; &quot;,&quot;;[CSS4.F167];&quot;,&quot;;[CSS4.G167])" office:value-type="string" office:string-value="; $2F,$4F,$4F" calcext:value-type="string">
            <text:p>; $2F,$4F,$4F</text:p>
          </table:table-cell>
        </table:table-row>
        <table:table-row table:style-name="ro1">
          <table:table-cell table:formula="of:=COM.MICROSOFT.CONCAT(&quot;COL_&quot;;[CSS4.A168];&quot;_&quot;;[CSS4.D168])" office:value-type="string" office:string-value="COL_CSS4_DARK_SLATE_GREY" calcext:value-type="string">
            <text:p>COL_CSS4_DARK_SLATE_GREY</text:p>
          </table:table-cell>
          <table:table-cell office:value-type="string" calcext:value-type="string">
            <text:p>'=</text:p>
          </table:table-cell>
          <table:table-cell table:formula="of:=css4_rgb_to_colu_pal([SECAM.E168];[SECAM.F168];[SECAM.G168])" office:value-type="string" office:string-value="" calcext:value-type="error">
            <text:p>#NAME?</text:p>
          </table:table-cell>
          <table:table-cell table:formula="of:=COM.MICROSOFT.CONCAT(&quot;; &quot;;[CSS4.E168]; &quot;,&quot;;[CSS4.F168];&quot;,&quot;;[CSS4.G168])" office:value-type="string" office:string-value="; $2F,$4F,$4F" calcext:value-type="string">
            <text:p>; $2F,$4F,$4F</text:p>
          </table:table-cell>
        </table:table-row>
        <table:table-row table:style-name="ro1">
          <table:table-cell table:formula="of:=COM.MICROSOFT.CONCAT(&quot;COL_&quot;;[CSS4.A169];&quot;_&quot;;[CSS4.D169])" office:value-type="string" office:string-value="COL_CSS4_BLACK" calcext:value-type="string">
            <text:p>COL_CSS4_BLACK</text:p>
          </table:table-cell>
          <table:table-cell office:value-type="string" calcext:value-type="string">
            <text:p>'=</text:p>
          </table:table-cell>
          <table:table-cell table:formula="of:=css4_rgb_to_colu_pal([SECAM.E169];[SECAM.F169];[SECAM.G169])" office:value-type="string" office:string-value="" calcext:value-type="error">
            <text:p>#NAME?</text:p>
          </table:table-cell>
          <table:table-cell table:formula="of:=COM.MICROSOFT.CONCAT(&quot;; &quot;;[CSS4.E169]; &quot;,&quot;;[CSS4.F169];&quot;,&quot;;[CSS4.G169])" office:value-type="string" office:string-value="; $00,$00,$00" calcext:value-type="string">
            <text:p>; $00,$00,$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5T00:06:34.558000000</meta:creation-date>
    <dc:date>2019-01-15T16:44:43.826000000</dc:date>
    <meta:editing-duration>PT13H16M18S</meta:editing-duration>
    <meta:editing-cycles>18</meta:editing-cycles>
    <meta:generator>LibreOffice/6.0.7.3$Windows_x86 LibreOffice_project/dc89aa7a9eabfd848af146d5086077aeed2ae4a5</meta:generator>
    <meta:document-statistic meta:table-count="6" meta:cell-count="2666" meta:object-count="0"/>
  </office:meta>
</office:document-meta>
</file>